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05316666666667cm" style:use-optimal-column-width="true"/>
    </style:style>
    <style:style style:name="co2" style:family="table-column">
      <style:table-column-properties fo:break-before="auto" style:column-width="6.0113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2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2">
            <text:p>PI</text:p>
          </table:table-cell>
          <table:table-cell office:value-type="string" table:style-name="ce1">
            <text:p>błąd bezwzg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70" table:style-name="ce1">
            <text:p>370</text:p>
          </table:table-cell>
          <table:table-cell office:value-type="string" table:style-name="ce2">
            <text:p>4</text:p>
          </table:table-cell>
          <table:table-cell office:value-type="float" office:value="0.85840734641020688" table:formula="of:=  ABS( PI() -[Arkusz2.$C2])" table:style-name="ce1">
            <text:p>0,85840734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30" table:style-name="ce1">
            <text:p>330</text:p>
          </table:table-cell>
          <table:table-cell office:value-type="string" table:style-name="ce2">
            <text:p>4</text:p>
          </table:table-cell>
          <table:table-cell office:value-type="float" office:value="0.85840734641020688" table:formula="of:=  ABS( PI() -[Arkusz2.$C3])" table:style-name="ce1">
            <text:p>0,858407346</text:p>
          </table:table-cell>
          <table:table-cell table:number-columns-repeated="16380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191" table:style-name="ce1">
            <text:p>191</text:p>
          </table:table-cell>
          <table:table-cell office:value-type="string" table:style-name="ce2">
            <text:p>4</text:p>
          </table:table-cell>
          <table:table-cell office:value-type="float" office:value="0.85840734641020688" table:formula="of:=  ABS( PI() -[Arkusz2.$C4])" table:style-name="ce1">
            <text:p>0,858407346</text:p>
          </table:table-cell>
          <table:table-cell/>
          <table:table-cell table:style-name="ce1">
            <draw:frame draw:z-index="1" draw:id="id0" draw:style-name="a0" draw:name="Wykres 3" svg:x="0.4in" svg:y="0.05417in" svg:width="31.55834in" svg:height="6.5708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44" table:style-name="ce1">
            <text:p>344</text:p>
          </table:table-cell>
          <table:table-cell office:value-type="string" table:style-name="ce2">
            <text:p>3</text:p>
          </table:table-cell>
          <table:table-cell office:value-type="float" office:value="0.14159265358979312" table:formula="of:=  ABS( PI() -[Arkusz2.$C5])" table:style-name="ce1">
            <text:p>0,14159265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03" table:style-name="ce1">
            <text:p>303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6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12" table:style-name="ce1">
            <text:p>312</text:p>
          </table:table-cell>
          <table:table-cell office:value-type="float" office:value="3.3333300000000001" table:style-name="ce2">
            <text:p>3,33333</text:p>
          </table:table-cell>
          <table:table-cell office:value-type="float" office:value="0.19173734641020701" table:formula="of:=  ABS( PI() -[Arkusz2.$C7])" table:style-name="ce1">
            <text:p>0,19173734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76" table:style-name="ce1">
            <text:p>176</text:p>
          </table:table-cell>
          <table:table-cell office:value-type="float" office:value="3.4285700000000001" table:style-name="ce2">
            <text:p>3,42857</text:p>
          </table:table-cell>
          <table:table-cell office:value-type="float" office:value="0.286977346410207" table:formula="of:=  ABS( PI() -[Arkusz2.$C8])" table:style-name="ce1">
            <text:p>0,28697734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12" table:style-name="ce1">
            <text:p>212</text:p>
          </table:table-cell>
          <table:table-cell office:value-type="float" office:value="3.5" table:style-name="ce2">
            <text:p>3,5</text:p>
          </table:table-cell>
          <table:table-cell office:value-type="float" office:value="0.35840734641020688" table:formula="of:=  ABS( PI() -[Arkusz2.$C9])" table:style-name="ce1">
            <text:p>0,358407346</text:p>
          </table:table-cell>
          <table:table-cell table:number-columns-repeated="16380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45" table:style-name="ce1">
            <text:p>145</text:p>
          </table:table-cell>
          <table:table-cell office:value-type="float" office:value="3.5555599999999998" table:style-name="ce2">
            <text:p>3,55556</text:p>
          </table:table-cell>
          <table:table-cell office:value-type="float" office:value="0.41396734641020672" table:formula="of:=  ABS( PI() -[Arkusz2.$C10])" table:style-name="ce1">
            <text:p>0,41396734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15" table:style-name="ce1">
            <text:p>315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11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26" table:style-name="ce1">
            <text:p>126</text:p>
          </table:table-cell>
          <table:table-cell office:value-type="float" office:value="3.2727300000000001" table:style-name="ce2">
            <text:p>3,27273</text:p>
          </table:table-cell>
          <table:table-cell office:value-type="float" office:value="0.13113734641020702" table:formula="of:=  ABS( PI() -[Arkusz2.$C12])" table:style-name="ce1">
            <text:p>0,131137346</text:p>
          </table:table-cell>
          <table:table-cell table:number-columns-repeated="16380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76" table:style-name="ce1">
            <text:p>76</text:p>
          </table:table-cell>
          <table:table-cell office:value-type="float" office:value="3.3333300000000001" table:style-name="ce2">
            <text:p>3,33333</text:p>
          </table:table-cell>
          <table:table-cell office:value-type="float" office:value="0.19173734641020701" table:formula="of:=  ABS( PI() -[Arkusz2.$C13])" table:style-name="ce1">
            <text:p>0,19173734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92" table:style-name="ce1">
            <text:p>292</text:p>
          </table:table-cell>
          <table:table-cell office:value-type="float" office:value="3.38462" table:style-name="ce2">
            <text:p>3,38462</text:p>
          </table:table-cell>
          <table:table-cell office:value-type="float" office:value="0.24302734641020685" table:formula="of:=  ABS( PI() -[Arkusz2.$C14])" table:style-name="ce1">
            <text:p>0,243027346</text:p>
          </table:table-cell>
          <table:table-cell table:number-columns-repeated="16380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278" table:style-name="ce1">
            <text:p>278</text:p>
          </table:table-cell>
          <table:table-cell office:value-type="float" office:value="3.4285700000000001" table:style-name="ce2">
            <text:p>3,42857</text:p>
          </table:table-cell>
          <table:table-cell office:value-type="float" office:value="0.286977346410207" table:formula="of:=  ABS( PI() -[Arkusz2.$C15])" table:style-name="ce1">
            <text:p>0,286977346</text:p>
          </table:table-cell>
          <table:table-cell table:number-columns-repeated="16380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21" table:style-name="ce1">
            <text:p>21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16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95" table:style-name="ce1">
            <text:p>395</text:p>
          </table:table-cell>
          <table:table-cell office:value-type="string" table:style-name="ce2">
            <text:p>3</text:p>
          </table:table-cell>
          <table:table-cell office:value-type="float" office:value="0.14159265358979312" table:formula="of:=  ABS( PI() -[Arkusz2.$C17])" table:style-name="ce1">
            <text:p>0,14159265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85" table:style-name="ce1">
            <text:p>285</text:p>
          </table:table-cell>
          <table:table-cell office:value-type="float" office:value="3.0588199999999999" table:style-name="ce2">
            <text:p>3,05882</text:p>
          </table:table-cell>
          <table:table-cell office:value-type="float" office:value="8.2772653589793244E-2" table:formula="of:=  ABS( PI() -[Arkusz2.$C18])" table:style-name="ce1">
            <text:p>0,08277265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83" table:style-name="ce1">
            <text:p>183</text:p>
          </table:table-cell>
          <table:table-cell office:value-type="float" office:value="3.11111" table:style-name="ce2">
            <text:p>3,11111</text:p>
          </table:table-cell>
          <table:table-cell office:value-type="float" office:value="3.0482653589793074E-2" table:formula="of:=  ABS( PI() -[Arkusz2.$C19])" table:style-name="ce1">
            <text:p>0,030482654</text:p>
          </table:table-cell>
          <table:table-cell table:number-columns-repeated="16380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359" table:style-name="ce1">
            <text:p>359</text:p>
          </table:table-cell>
          <table:table-cell office:value-type="float" office:value="3.1578900000000001" table:style-name="ce2">
            <text:p>3,15789</text:p>
          </table:table-cell>
          <table:table-cell office:value-type="float" office:value="1.629734641020697E-2" table:formula="of:=  ABS( PI() -[Arkusz2.$C20])" table:style-name="ce1">
            <text:p>0,016297346</text:p>
          </table:table-cell>
          <table:table-cell table:number-columns-repeated="16380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132" table:style-name="ce1">
            <text:p>132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21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4" table:style-name="ce1">
            <text:p>4</text:p>
          </table:table-cell>
          <table:table-cell office:value-type="float" office:value="3.0476200000000002" table:style-name="ce2">
            <text:p>3,04762</text:p>
          </table:table-cell>
          <table:table-cell office:value-type="float" office:value="9.3972653589792898E-2" table:formula="of:=  ABS( PI() -[Arkusz2.$C22])" table:style-name="ce1">
            <text:p>0,093972654</text:p>
          </table:table-cell>
          <table:table-cell table:number-columns-repeated="16380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345" table:style-name="ce1">
            <text:p>345</text:p>
          </table:table-cell>
          <table:table-cell office:value-type="float" office:value="2.90909" table:style-name="ce2">
            <text:p>2,90909</text:p>
          </table:table-cell>
          <table:table-cell office:value-type="float" office:value="0.23250265358979316" table:formula="of:=  ABS( PI() -[Arkusz2.$C23])" table:style-name="ce1">
            <text:p>0,232502654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330" table:style-name="ce1">
            <text:p>330</text:p>
          </table:table-cell>
          <table:table-cell office:value-type="float" office:value="2.9565199999999998" table:style-name="ce2">
            <text:p>2,95652</text:p>
          </table:table-cell>
          <table:table-cell office:value-type="float" office:value="0.1850726535897933" table:formula="of:=  ABS( PI() -[Arkusz2.$C24])" table:style-name="ce1">
            <text:p>0,18507265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81" table:style-name="ce1">
            <text:p>381</text:p>
          </table:table-cell>
          <table:table-cell office:value-type="float" office:value="2.8333300000000001" table:style-name="ce2">
            <text:p>2,83333</text:p>
          </table:table-cell>
          <table:table-cell office:value-type="float" office:value="0.30826265358979299" table:formula="of:=  ABS( PI() -[Arkusz2.$C25])" table:style-name="ce1">
            <text:p>0,308262654</text:p>
          </table:table-cell>
          <table:table-cell table:number-columns-repeated="16380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257" table:style-name="ce1">
            <text:p>257</text:p>
          </table:table-cell>
          <table:table-cell office:value-type="float" office:value="2.88" table:style-name="ce2">
            <text:p>2,88</text:p>
          </table:table-cell>
          <table:table-cell office:value-type="float" office:value="0.26159265358979322" table:formula="of:=  ABS( PI() -[Arkusz2.$C26])" table:style-name="ce1">
            <text:p>0,261592654</text:p>
          </table:table-cell>
          <table:table-cell table:number-columns-repeated="16380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247" table:style-name="ce1">
            <text:p>247</text:p>
          </table:table-cell>
          <table:table-cell office:value-type="float" office:value="2.9230800000000001" table:style-name="ce2">
            <text:p>2,92308</text:p>
          </table:table-cell>
          <table:table-cell office:value-type="float" office:value="0.21851265358979299" table:formula="of:=  ABS( PI() -[Arkusz2.$C27])" table:style-name="ce1">
            <text:p>0,21851265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56" table:style-name="ce1">
            <text:p>56</text:p>
          </table:table-cell>
          <table:table-cell office:value-type="float" office:value="2.9629599999999998" table:style-name="ce2">
            <text:p>2,96296</text:p>
          </table:table-cell>
          <table:table-cell office:value-type="float" office:value="0.1786326535897933" table:formula="of:=  ABS( PI() -[Arkusz2.$C28])" table:style-name="ce1">
            <text:p>0,178632654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75" table:style-name="ce1">
            <text:p>375</text:p>
          </table:table-cell>
          <table:table-cell office:value-type="string" table:style-name="ce2">
            <text:p>3</text:p>
          </table:table-cell>
          <table:table-cell office:value-type="float" office:value="0.14159265358979312" table:formula="of:=  ABS( PI() -[Arkusz2.$C29])" table:style-name="ce1">
            <text:p>0,14159265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75" table:style-name="ce1">
            <text:p>375</text:p>
          </table:table-cell>
          <table:table-cell office:value-type="float" office:value="2.89655" table:style-name="ce2">
            <text:p>2,89655</text:p>
          </table:table-cell>
          <table:table-cell office:value-type="float" office:value="0.24504265358979316" table:formula="of:=  ABS( PI() -[Arkusz2.$C30])" table:style-name="ce1">
            <text:p>0,245042654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376" table:style-name="ce1">
            <text:p>376</text:p>
          </table:table-cell>
          <table:table-cell office:value-type="float" office:value="2.9333300000000002" table:style-name="ce2">
            <text:p>2,93333</text:p>
          </table:table-cell>
          <table:table-cell office:value-type="float" office:value="0.2082626535897929" table:formula="of:=  ABS( PI() -[Arkusz2.$C31])" table:style-name="ce1">
            <text:p>0,208262654</text:p>
          </table:table-cell>
          <table:table-cell table:number-columns-repeated="16380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191" table:style-name="ce1">
            <text:p>191</text:p>
          </table:table-cell>
          <table:table-cell office:value-type="float" office:value="2.96774" table:style-name="ce2">
            <text:p>2,96774</text:p>
          </table:table-cell>
          <table:table-cell office:value-type="float" office:value="0.17385265358979307" table:formula="of:=  ABS( PI() -[Arkusz2.$C32])" table:style-name="ce1">
            <text:p>0,173852654</text:p>
          </table:table-cell>
          <table:table-cell table:number-columns-repeated="16380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395" table:style-name="ce1">
            <text:p>395</text:p>
          </table:table-cell>
          <table:table-cell office:value-type="float" office:value="2.875" table:style-name="ce2">
            <text:p>2,875</text:p>
          </table:table-cell>
          <table:table-cell office:value-type="float" office:value="0.26659265358979312" table:formula="of:=  ABS( PI() -[Arkusz2.$C33])" table:style-name="ce1">
            <text:p>0,266592654</text:p>
          </table:table-cell>
          <table:table-cell table:number-columns-repeated="16380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00" table:style-name="ce1">
            <text:p>200</text:p>
          </table:table-cell>
          <table:table-cell office:value-type="float" office:value="2.90909" table:style-name="ce2">
            <text:p>2,90909</text:p>
          </table:table-cell>
          <table:table-cell office:value-type="float" office:value="0.23250265358979316" table:formula="of:=  ABS( PI() -[Arkusz2.$C34])" table:style-name="ce1">
            <text:p>0,232502654</text:p>
          </table:table-cell>
          <table:table-cell table:number-columns-repeated="16380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34" table:style-name="ce1">
            <text:p>134</text:p>
          </table:table-cell>
          <table:table-cell office:value-type="float" office:value="2.9411800000000001" table:style-name="ce2">
            <text:p>2,94118</text:p>
          </table:table-cell>
          <table:table-cell office:value-type="float" office:value="0.20041265358979299" table:formula="of:=  ABS( PI() -[Arkusz2.$C35])" table:style-name="ce1">
            <text:p>0,200412654</text:p>
          </table:table-cell>
          <table:table-cell table:number-columns-repeated="16380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250" table:style-name="ce1">
            <text:p>250</text:p>
          </table:table-cell>
          <table:table-cell office:value-type="float" office:value="2.9714299999999998" table:style-name="ce2">
            <text:p>2,97143</text:p>
          </table:table-cell>
          <table:table-cell office:value-type="float" office:value="0.17016265358979332" table:formula="of:=  ABS( PI() -[Arkusz2.$C36])" table:style-name="ce1">
            <text:p>0,170162654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11" table:style-name="ce1">
            <text:p>311</text:p>
          </table:table-cell>
          <table:table-cell office:value-type="string" table:style-name="ce2">
            <text:p>3</text:p>
          </table:table-cell>
          <table:table-cell office:value-type="float" office:value="0.14159265358979312" table:formula="of:=  ABS( PI() -[Arkusz2.$C37])" table:style-name="ce1">
            <text:p>0,141592654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58" table:style-name="ce1">
            <text:p>258</text:p>
          </table:table-cell>
          <table:table-cell office:value-type="float" office:value="3.0270299999999999" table:style-name="ce2">
            <text:p>3,02703</text:p>
          </table:table-cell>
          <table:table-cell office:value-type="float" office:value="0.11456265358979323" table:formula="of:=  ABS( PI() -[Arkusz2.$C38])" table:style-name="ce1">
            <text:p>0,114562654</text:p>
          </table:table-cell>
          <table:table-cell table:number-columns-repeated="1638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25" table:style-name="ce1">
            <text:p>125</text:p>
          </table:table-cell>
          <table:table-cell office:value-type="float" office:value="3.0526300000000002" table:style-name="ce2">
            <text:p>3,05263</text:p>
          </table:table-cell>
          <table:table-cell office:value-type="float" office:value="8.8962653589792939E-2" table:formula="of:=  ABS( PI() -[Arkusz2.$C39])" table:style-name="ce1">
            <text:p>0,088962654</text:p>
          </table:table-cell>
          <table:table-cell table:number-columns-repeated="16380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256" table:style-name="ce1">
            <text:p>256</text:p>
          </table:table-cell>
          <table:table-cell office:value-type="float" office:value="3.0769199999999999" table:style-name="ce2">
            <text:p>3,07692</text:p>
          </table:table-cell>
          <table:table-cell office:value-type="float" office:value="6.4672653589793239E-2" table:formula="of:=  ABS( PI() -[Arkusz2.$C40])" table:style-name="ce1">
            <text:p>0,064672654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67" table:style-name="ce1">
            <text:p>367</text:p>
          </table:table-cell>
          <table:table-cell office:value-type="float" office:value="3.1" table:style-name="ce2">
            <text:p>3,1</text:p>
          </table:table-cell>
          <table:table-cell office:value-type="float" office:value="4.1592653589793027E-2" table:formula="of:=  ABS( PI() -[Arkusz2.$C41])" table:style-name="ce1">
            <text:p>0,041592654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55" table:style-name="ce1">
            <text:p>155</text:p>
          </table:table-cell>
          <table:table-cell office:value-type="float" office:value="3.12195" table:style-name="ce2">
            <text:p>3,12195</text:p>
          </table:table-cell>
          <table:table-cell office:value-type="float" office:value="1.9642653589793113E-2" table:formula="of:=  ABS( PI() -[Arkusz2.$C42])" table:style-name="ce1">
            <text:p>0,01964265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06" table:style-name="ce1">
            <text:p>306</text:p>
          </table:table-cell>
          <table:table-cell office:value-type="float" office:value="3.0476200000000002" table:style-name="ce2">
            <text:p>3,04762</text:p>
          </table:table-cell>
          <table:table-cell office:value-type="float" office:value="9.3972653589792898E-2" table:formula="of:=  ABS( PI() -[Arkusz2.$C43])" table:style-name="ce1">
            <text:p>0,09397265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89" table:style-name="ce1">
            <text:p>389</text:p>
          </table:table-cell>
          <table:table-cell office:value-type="float" office:value="2.9767399999999999" table:style-name="ce2">
            <text:p>2,97674</text:p>
          </table:table-cell>
          <table:table-cell office:value-type="float" office:value="0.16485265358979317" table:formula="of:=  ABS( PI() -[Arkusz2.$C44])" table:style-name="ce1">
            <text:p>0,164852654</text:p>
          </table:table-cell>
          <table:table-cell table:number-columns-repeated="16380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311" table:style-name="ce1">
            <text:p>311</text:p>
          </table:table-cell>
          <table:table-cell office:value-type="string" table:style-name="ce2">
            <text:p>3</text:p>
          </table:table-cell>
          <table:table-cell office:value-type="float" office:value="0.14159265358979312" table:formula="of:=  ABS( PI() -[Arkusz2.$C45])" table:style-name="ce1">
            <text:p>0,141592654</text:p>
          </table:table-cell>
          <table:table-cell table:number-columns-repeated="16380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1" table:style-name="ce1">
            <text:p>1</text:p>
          </table:table-cell>
          <table:table-cell office:value-type="float" office:value="2.9333300000000002" table:style-name="ce2">
            <text:p>2,93333</text:p>
          </table:table-cell>
          <table:table-cell office:value-type="float" office:value="0.2082626535897929" table:formula="of:=  ABS( PI() -[Arkusz2.$C46])" table:style-name="ce1">
            <text:p>0,208262654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85" table:style-name="ce1">
            <text:p>185</text:p>
          </table:table-cell>
          <table:table-cell office:value-type="float" office:value="2.9565199999999998" table:style-name="ce2">
            <text:p>2,95652</text:p>
          </table:table-cell>
          <table:table-cell office:value-type="float" office:value="0.1850726535897933" table:formula="of:=  ABS( PI() -[Arkusz2.$C47])" table:style-name="ce1">
            <text:p>0,18507265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6" table:style-name="ce1">
            <text:p>96</text:p>
          </table:table-cell>
          <table:table-cell office:value-type="float" office:value="2.97872" table:style-name="ce2">
            <text:p>2,97872</text:p>
          </table:table-cell>
          <table:table-cell office:value-type="float" office:value="0.16287265358979308" table:formula="of:=  ABS( PI() -[Arkusz2.$C48])" table:style-name="ce1">
            <text:p>0,16287265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11" table:style-name="ce1">
            <text:p>111</text:p>
          </table:table-cell>
          <table:table-cell office:value-type="float" office:value="2.9166699999999999" table:style-name="ce2">
            <text:p>2,91667</text:p>
          </table:table-cell>
          <table:table-cell office:value-type="float" office:value="0.22492265358979324" table:formula="of:=  ABS( PI() -[Arkusz2.$C49])" table:style-name="ce1">
            <text:p>0,224922654</text:p>
          </table:table-cell>
          <table:table-cell table:number-columns-repeated="1638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63" table:style-name="ce1">
            <text:p>263</text:p>
          </table:table-cell>
          <table:table-cell office:value-type="float" office:value="2.9387799999999999" table:style-name="ce2">
            <text:p>2,93878</text:p>
          </table:table-cell>
          <table:table-cell office:value-type="float" office:value="0.20281265358979317" table:formula="of:=  ABS( PI() -[Arkusz2.$C50])" table:style-name="ce1">
            <text:p>0,20281265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9" table:style-name="ce1">
            <text:p>109</text:p>
          </table:table-cell>
          <table:table-cell office:value-type="float" office:value="2.96" table:style-name="ce2">
            <text:p>2,96</text:p>
          </table:table-cell>
          <table:table-cell office:value-type="float" office:value="0.18159265358979315" table:formula="of:=  ABS( PI() -[Arkusz2.$C51])" table:style-name="ce1">
            <text:p>0,181592654</text:p>
          </table:table-cell>
          <table:table-cell table:number-columns-repeated="16380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152" table:style-name="ce1">
            <text:p>152</text:p>
          </table:table-cell>
          <table:table-cell office:value-type="float" office:value="2.9803899999999999" table:style-name="ce2">
            <text:p>2,98039</text:p>
          </table:table-cell>
          <table:table-cell office:value-type="float" office:value="0.16120265358979324" table:formula="of:=  ABS( PI() -[Arkusz2.$C52])" table:style-name="ce1">
            <text:p>0,161202654</text:p>
          </table:table-cell>
          <table:table-cell table:number-columns-repeated="16380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246" table:style-name="ce1">
            <text:p>246</text:p>
          </table:table-cell>
          <table:table-cell office:value-type="string" table:style-name="ce2">
            <text:p>3</text:p>
          </table:table-cell>
          <table:table-cell office:value-type="float" office:value="0.14159265358979312" table:formula="of:=  ABS( PI() -[Arkusz2.$C53])" table:style-name="ce1">
            <text:p>0,141592654</text:p>
          </table:table-cell>
          <table:table-cell table:number-columns-repeated="1638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3.0188700000000002" table:style-name="ce2">
            <text:p>3,01887</text:p>
          </table:table-cell>
          <table:table-cell office:value-type="float" office:value="0.12272265358979295" table:formula="of:=  ABS( PI() -[Arkusz2.$C54])" table:style-name="ce1">
            <text:p>0,12272265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390" table:style-name="ce1">
            <text:p>390</text:p>
          </table:table-cell>
          <table:table-cell office:value-type="float" office:value="2.9629599999999998" table:style-name="ce2">
            <text:p>2,96296</text:p>
          </table:table-cell>
          <table:table-cell office:value-type="float" office:value="0.1786326535897933" table:formula="of:=  ABS( PI() -[Arkusz2.$C55])" table:style-name="ce1">
            <text:p>0,178632654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45" table:style-name="ce1">
            <text:p>145</text:p>
          </table:table-cell>
          <table:table-cell office:value-type="float" office:value="2.9818199999999999" table:style-name="ce2">
            <text:p>2,98182</text:p>
          </table:table-cell>
          <table:table-cell office:value-type="float" office:value="0.1597726535897932" table:formula="of:=  ABS( PI() -[Arkusz2.$C56])" table:style-name="ce1">
            <text:p>0,15977265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25" table:style-name="ce1">
            <text:p>125</text:p>
          </table:table-cell>
          <table:table-cell office:value-type="string" table:style-name="ce2">
            <text:p>3</text:p>
          </table:table-cell>
          <table:table-cell office:value-type="float" office:value="0.14159265358979312" table:formula="of:=  ABS( PI() -[Arkusz2.$C57])" table:style-name="ce1">
            <text:p>0,141592654</text:p>
          </table:table-cell>
          <table:table-cell table:number-columns-repeated="16380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59" table:style-name="ce1">
            <text:p>159</text:p>
          </table:table-cell>
          <table:table-cell office:value-type="float" office:value="3.0175399999999999" table:style-name="ce2">
            <text:p>3,01754</text:p>
          </table:table-cell>
          <table:table-cell office:value-type="float" office:value="0.12405265358979323" table:formula="of:=  ABS( PI() -[Arkusz2.$C58])" table:style-name="ce1">
            <text:p>0,124052654</text:p>
          </table:table-cell>
          <table:table-cell table:number-columns-repeated="16380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319" table:style-name="ce1">
            <text:p>319</text:p>
          </table:table-cell>
          <table:table-cell office:value-type="float" office:value="3.0344799999999998" table:style-name="ce2">
            <text:p>3,03448</text:p>
          </table:table-cell>
          <table:table-cell office:value-type="float" office:value="0.10711265358979327" table:formula="of:=  ABS( PI() -[Arkusz2.$C59])" table:style-name="ce1">
            <text:p>0,107112654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98" table:style-name="ce1">
            <text:p>298</text:p>
          </table:table-cell>
          <table:table-cell office:value-type="float" office:value="3.0508500000000001" table:style-name="ce2">
            <text:p>3,05085</text:p>
          </table:table-cell>
          <table:table-cell office:value-type="float" office:value="9.0742653589793054E-2" table:formula="of:=  ABS( PI() -[Arkusz2.$C60])" table:style-name="ce1">
            <text:p>0,090742654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38" table:style-name="ce1">
            <text:p>38</text:p>
          </table:table-cell>
          <table:table-cell office:value-type="float" office:value="3.0666699999999998" table:style-name="ce2">
            <text:p>3,06667</text:p>
          </table:table-cell>
          <table:table-cell office:value-type="float" office:value="7.4922653589793331E-2" table:formula="of:=  ABS( PI() -[Arkusz2.$C61])" table:style-name="ce1">
            <text:p>0,074922654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45" table:style-name="ce1">
            <text:p>45</text:p>
          </table:table-cell>
          <table:table-cell office:value-type="float" office:value="3.0819700000000001" table:style-name="ce2">
            <text:p>3,08197</text:p>
          </table:table-cell>
          <table:table-cell office:value-type="float" office:value="5.9622653589793018E-2" table:formula="of:=  ABS( PI() -[Arkusz2.$C62])" table:style-name="ce1">
            <text:p>0,05962265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78" table:style-name="ce1">
            <text:p>278</text:p>
          </table:table-cell>
          <table:table-cell office:value-type="float" office:value="3.0967699999999998" table:style-name="ce2">
            <text:p>3,09677</text:p>
          </table:table-cell>
          <table:table-cell office:value-type="float" office:value="4.4822653589793315E-2" table:formula="of:=  ABS( PI() -[Arkusz2.$C63])" table:style-name="ce1">
            <text:p>0,044822654</text:p>
          </table:table-cell>
          <table:table-cell table:number-columns-repeated="16380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21" table:style-name="ce1">
            <text:p>121</text:p>
          </table:table-cell>
          <table:table-cell office:value-type="float" office:value="3.11111" table:style-name="ce2">
            <text:p>3,11111</text:p>
          </table:table-cell>
          <table:table-cell office:value-type="float" office:value="3.0482653589793074E-2" table:formula="of:=  ABS( PI() -[Arkusz2.$C64])" table:style-name="ce1">
            <text:p>0,030482654</text:p>
          </table:table-cell>
          <table:table-cell table:number-columns-repeated="16380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254" table:style-name="ce1">
            <text:p>254</text:p>
          </table:table-cell>
          <table:table-cell office:value-type="float" office:value="3.125" table:style-name="ce2">
            <text:p>3,125</text:p>
          </table:table-cell>
          <table:table-cell office:value-type="float" office:value="1.6592653589793116E-2" table:formula="of:=  ABS( PI() -[Arkusz2.$C65])" table:style-name="ce1">
            <text:p>0,016592654</text:p>
          </table:table-cell>
          <table:table-cell table:number-columns-repeated="16380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381" table:style-name="ce1">
            <text:p>381</text:p>
          </table:table-cell>
          <table:table-cell office:value-type="float" office:value="3.1384599999999998" table:style-name="ce2">
            <text:p>3,13846</text:p>
          </table:table-cell>
          <table:table-cell office:value-type="float" office:value="3.1326535897933105E-3" table:formula="of:=  ABS( PI() -[Arkusz2.$C66])" table:style-name="ce1">
            <text:p>0,00313265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80" table:style-name="ce1">
            <text:p>280</text:p>
          </table:table-cell>
          <table:table-cell office:value-type="float" office:value="3.1515200000000001" table:style-name="ce2">
            <text:p>3,15152</text:p>
          </table:table-cell>
          <table:table-cell office:value-type="float" office:value="9.9273464102069831E-3" table:formula="of:=  ABS( PI() -[Arkusz2.$C67])" table:style-name="ce1">
            <text:p>0,00992734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67" table:style-name="ce1">
            <text:p>267</text:p>
          </table:table-cell>
          <table:table-cell office:value-type="float" office:value="3.16418" table:style-name="ce2">
            <text:p>3,16418</text:p>
          </table:table-cell>
          <table:table-cell office:value-type="float" office:value="2.2587346410206877E-2" table:formula="of:=  ABS( PI() -[Arkusz2.$C68])" table:style-name="ce1">
            <text:p>0,02258734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88" table:style-name="ce1">
            <text:p>388</text:p>
          </table:table-cell>
          <table:table-cell office:value-type="float" office:value="3.1176499999999998" table:style-name="ce2">
            <text:p>3,11765</text:p>
          </table:table-cell>
          <table:table-cell office:value-type="float" office:value="2.3942653589793306E-2" table:formula="of:=  ABS( PI() -[Arkusz2.$C69])" table:style-name="ce1">
            <text:p>0,02394265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94" table:style-name="ce1">
            <text:p>294</text:p>
          </table:table-cell>
          <table:table-cell office:value-type="float" office:value="3.13043" table:style-name="ce2">
            <text:p>3,13043</text:p>
          </table:table-cell>
          <table:table-cell office:value-type="float" office:value="1.116265358979307E-2" table:formula="of:=  ABS( PI() -[Arkusz2.$C70])" table:style-name="ce1">
            <text:p>0,011162654</text:p>
          </table:table-cell>
          <table:table-cell table:number-columns-repeated="16380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12" table:style-name="ce1">
            <text:p>112</text:p>
          </table:table-cell>
          <table:table-cell office:value-type="float" office:value="3.1428600000000002" table:style-name="ce2">
            <text:p>3,14286</text:p>
          </table:table-cell>
          <table:table-cell office:value-type="float" office:value="1.267346410207093E-3" table:formula="of:=  ABS( PI() -[Arkusz2.$C71])" table:style-name="ce1">
            <text:p>0,001267346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3.0985900000000002" table:style-name="ce2">
            <text:p>3,09859</text:p>
          </table:table-cell>
          <table:table-cell office:value-type="float" office:value="4.3002653589792939E-2" table:formula="of:=  ABS( PI() -[Arkusz2.$C72])" table:style-name="ce1">
            <text:p>0,04300265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3" table:style-name="ce1">
            <text:p>243</text:p>
          </table:table-cell>
          <table:table-cell office:value-type="float" office:value="3.11111" table:style-name="ce2">
            <text:p>3,11111</text:p>
          </table:table-cell>
          <table:table-cell office:value-type="float" office:value="3.0482653589793074E-2" table:formula="of:=  ABS( PI() -[Arkusz2.$C73])" table:style-name="ce1">
            <text:p>0,030482654</text:p>
          </table:table-cell>
          <table:table-cell table:number-columns-repeated="16380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93" table:style-name="ce1">
            <text:p>93</text:p>
          </table:table-cell>
          <table:table-cell office:value-type="float" office:value="3.0684900000000002" table:style-name="ce2">
            <text:p>3,06849</text:p>
          </table:table-cell>
          <table:table-cell office:value-type="float" office:value="7.3102653589792954E-2" table:formula="of:=  ABS( PI() -[Arkusz2.$C74])" table:style-name="ce1">
            <text:p>0,073102654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123" table:style-name="ce1">
            <text:p>123</text:p>
          </table:table-cell>
          <table:table-cell office:value-type="float" office:value="3.08108" table:style-name="ce2">
            <text:p>3,08108</text:p>
          </table:table-cell>
          <table:table-cell office:value-type="float" office:value="6.0512653589793075E-2" table:formula="of:=  ABS( PI() -[Arkusz2.$C75])" table:style-name="ce1">
            <text:p>0,06051265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75" table:style-name="ce1">
            <text:p>175</text:p>
          </table:table-cell>
          <table:table-cell office:value-type="float" office:value="3.0933299999999999" table:style-name="ce2">
            <text:p>3,09333</text:p>
          </table:table-cell>
          <table:table-cell office:value-type="float" office:value="4.8262653589793203E-2" table:formula="of:=  ABS( PI() -[Arkusz2.$C76])" table:style-name="ce1">
            <text:p>0,048262654</text:p>
          </table:table-cell>
          <table:table-cell table:number-columns-repeated="16380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130" table:style-name="ce1">
            <text:p>130</text:p>
          </table:table-cell>
          <table:table-cell office:value-type="float" office:value="3.1052599999999999" table:style-name="ce2">
            <text:p>3,10526</text:p>
          </table:table-cell>
          <table:table-cell office:value-type="float" office:value="3.6332653589793207E-2" table:formula="of:=  ABS( PI() -[Arkusz2.$C77])" table:style-name="ce1">
            <text:p>0,036332654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350" table:style-name="ce1">
            <text:p>350</text:p>
          </table:table-cell>
          <table:table-cell office:value-type="float" office:value="3.1168800000000001" table:style-name="ce2">
            <text:p>3,11688</text:p>
          </table:table-cell>
          <table:table-cell office:value-type="float" office:value="2.4712653589793021E-2" table:formula="of:=  ABS( PI() -[Arkusz2.$C78])" table:style-name="ce1">
            <text:p>0,024712654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8" table:style-name="ce1">
            <text:p>18</text:p>
          </table:table-cell>
          <table:table-cell office:value-type="float" office:value="3.1282100000000002" table:style-name="ce2">
            <text:p>3,12821</text:p>
          </table:table-cell>
          <table:table-cell office:value-type="float" office:value="1.3382653589792959E-2" table:formula="of:=  ABS( PI() -[Arkusz2.$C79])" table:style-name="ce1">
            <text:p>0,013382654</text:p>
          </table:table-cell>
          <table:table-cell table:number-columns-repeated="16380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169" table:style-name="ce1">
            <text:p>169</text:p>
          </table:table-cell>
          <table:table-cell office:value-type="float" office:value="3.13924" table:style-name="ce2">
            <text:p>3,13924</text:p>
          </table:table-cell>
          <table:table-cell office:value-type="float" office:value="2.3526535897930856E-3" table:formula="of:=  ABS( PI() -[Arkusz2.$C80])" table:style-name="ce1">
            <text:p>0,002352654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89" table:style-name="ce1">
            <text:p>89</text:p>
          </table:table-cell>
          <table:table-cell office:value-type="float" office:value="3.15" table:style-name="ce2">
            <text:p>3,15</text:p>
          </table:table-cell>
          <table:table-cell office:value-type="float" office:value="8.4073464102067952E-3" table:formula="of:=  ABS( PI() -[Arkusz2.$C81])" table:style-name="ce1">
            <text:p>0,008407346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88" table:style-name="ce1">
            <text:p>388</text:p>
          </table:table-cell>
          <table:table-cell office:value-type="float" office:value="3.11111" table:style-name="ce2">
            <text:p>3,11111</text:p>
          </table:table-cell>
          <table:table-cell office:value-type="float" office:value="3.0482653589793074E-2" table:formula="of:=  ABS( PI() -[Arkusz2.$C82])" table:style-name="ce1">
            <text:p>0,030482654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231" table:style-name="ce1">
            <text:p>231</text:p>
          </table:table-cell>
          <table:table-cell office:value-type="float" office:value="3.12195" table:style-name="ce2">
            <text:p>3,12195</text:p>
          </table:table-cell>
          <table:table-cell office:value-type="float" office:value="1.9642653589793113E-2" table:formula="of:=  ABS( PI() -[Arkusz2.$C83])" table:style-name="ce1">
            <text:p>0,019642654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354" table:style-name="ce1">
            <text:p>354</text:p>
          </table:table-cell>
          <table:table-cell office:value-type="float" office:value="3.13253" table:style-name="ce2">
            <text:p>3,13253</text:p>
          </table:table-cell>
          <table:table-cell office:value-type="float" office:value="9.0626535897930793E-3" table:formula="of:=  ABS( PI() -[Arkusz2.$C84])" table:style-name="ce1">
            <text:p>0,00906265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60" table:style-name="ce1">
            <text:p>60</text:p>
          </table:table-cell>
          <table:table-cell office:value-type="float" office:value="3.1428600000000002" table:style-name="ce2">
            <text:p>3,14286</text:p>
          </table:table-cell>
          <table:table-cell office:value-type="float" office:value="1.267346410207093E-3" table:formula="of:=  ABS( PI() -[Arkusz2.$C85])" table:style-name="ce1">
            <text:p>0,001267346</text:p>
          </table:table-cell>
          <table:table-cell table:number-columns-repeated="16380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297" table:style-name="ce1">
            <text:p>297</text:p>
          </table:table-cell>
          <table:table-cell office:value-type="float" office:value="3.1529400000000001" table:style-name="ce2">
            <text:p>3,15294</text:p>
          </table:table-cell>
          <table:table-cell office:value-type="float" office:value="1.134734641020696E-2" table:formula="of:=  ABS( PI() -[Arkusz2.$C86])" table:style-name="ce1">
            <text:p>0,01134734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80" table:style-name="ce1">
            <text:p>280</text:p>
          </table:table-cell>
          <table:table-cell office:value-type="float" office:value="3.1627900000000002" table:style-name="ce2">
            <text:p>3,16279</text:p>
          </table:table-cell>
          <table:table-cell office:value-type="float" office:value="2.1197346410207096E-2" table:formula="of:=  ABS( PI() -[Arkusz2.$C87])" table:style-name="ce1">
            <text:p>0,021197346</text:p>
          </table:table-cell>
          <table:table-cell table:number-columns-repeated="1638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78" table:style-name="ce1">
            <text:p>278</text:p>
          </table:table-cell>
          <table:table-cell office:value-type="float" office:value="3.1724100000000002" table:style-name="ce2">
            <text:p>3,17241</text:p>
          </table:table-cell>
          <table:table-cell office:value-type="float" office:value="3.0817346410207058E-2" table:formula="of:=  ABS( PI() -[Arkusz2.$C88])" table:style-name="ce1">
            <text:p>0,030817346</text:p>
          </table:table-cell>
          <table:table-cell table:number-columns-repeated="1638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168" table:style-name="ce1">
            <text:p>168</text:p>
          </table:table-cell>
          <table:table-cell office:value-type="float" office:value="3.1818200000000001" table:style-name="ce2">
            <text:p>3,18182</text:p>
          </table:table-cell>
          <table:table-cell office:value-type="float" office:value="4.0227346410206977E-2" table:formula="of:=  ABS( PI() -[Arkusz2.$C89])" table:style-name="ce1">
            <text:p>0,040227346</text:p>
          </table:table-cell>
          <table:table-cell table:number-columns-repeated="1638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30" table:style-name="ce1">
            <text:p>230</text:p>
          </table:table-cell>
          <table:table-cell office:value-type="float" office:value="3.1910099999999999" table:style-name="ce2">
            <text:p>3,19101</text:p>
          </table:table-cell>
          <table:table-cell office:value-type="float" office:value="4.9417346410206786E-2" table:formula="of:=  ABS( PI() -[Arkusz2.$C90])" table:style-name="ce1">
            <text:p>0,04941734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93" table:style-name="ce1">
            <text:p>393</text:p>
          </table:table-cell>
          <table:table-cell office:value-type="float" office:value="3.1555599999999999" table:style-name="ce2">
            <text:p>3,15556</text:p>
          </table:table-cell>
          <table:table-cell office:value-type="float" office:value="1.3967346410206805E-2" table:formula="of:=  ABS( PI() -[Arkusz2.$C91])" table:style-name="ce1">
            <text:p>0,013967346</text:p>
          </table:table-cell>
          <table:table-cell table:number-columns-repeated="1638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81" table:style-name="ce1">
            <text:p>181</text:p>
          </table:table-cell>
          <table:table-cell office:value-type="float" office:value="3.1648399999999999" table:style-name="ce2">
            <text:p>3,16484</text:p>
          </table:table-cell>
          <table:table-cell office:value-type="float" office:value="2.324734641020676E-2" table:formula="of:=  ABS( PI() -[Arkusz2.$C92])" table:style-name="ce1">
            <text:p>0,023247346</text:p>
          </table:table-cell>
          <table:table-cell table:number-columns-repeated="16380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261" table:style-name="ce1">
            <text:p>261</text:p>
          </table:table-cell>
          <table:table-cell office:value-type="float" office:value="3.1739099999999998" table:style-name="ce2">
            <text:p>3,17391</text:p>
          </table:table-cell>
          <table:table-cell office:value-type="float" office:value="3.2317346410206671E-2" table:formula="of:=  ABS( PI() -[Arkusz2.$C93])" table:style-name="ce1">
            <text:p>0,03231734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23" table:style-name="ce1">
            <text:p>223</text:p>
          </table:table-cell>
          <table:table-cell office:value-type="float" office:value="3.1827999999999999" table:style-name="ce2">
            <text:p>3,1828</text:p>
          </table:table-cell>
          <table:table-cell office:value-type="float" office:value="4.1207346410206735E-2" table:formula="of:=  ABS( PI() -[Arkusz2.$C94])" table:style-name="ce1">
            <text:p>0,04120734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97" table:style-name="ce1">
            <text:p>197</text:p>
          </table:table-cell>
          <table:table-cell office:value-type="float" office:value="3.1914899999999999" table:style-name="ce2">
            <text:p>3,19149</text:p>
          </table:table-cell>
          <table:table-cell office:value-type="float" office:value="4.9897346410206822E-2" table:formula="of:=  ABS( PI() -[Arkusz2.$C95])" table:style-name="ce1">
            <text:p>0,049897346</text:p>
          </table:table-cell>
          <table:table-cell table:number-columns-repeated="16380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330" table:style-name="ce1">
            <text:p>330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96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253" table:style-name="ce1">
            <text:p>253</text:p>
          </table:table-cell>
          <table:table-cell office:value-type="float" office:value="3.2083300000000001" table:style-name="ce2">
            <text:p>3,20833</text:p>
          </table:table-cell>
          <table:table-cell office:value-type="float" office:value="6.673734641020701E-2" table:formula="of:=  ABS( PI() -[Arkusz2.$C97])" table:style-name="ce1">
            <text:p>0,06673734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8" table:style-name="ce1">
            <text:p>28</text:p>
          </table:table-cell>
          <table:table-cell office:value-type="float" office:value="3.1752600000000002" table:style-name="ce2">
            <text:p>3,17526</text:p>
          </table:table-cell>
          <table:table-cell office:value-type="float" office:value="3.3667346410207077E-2" table:formula="of:=  ABS( PI() -[Arkusz2.$C98])" table:style-name="ce1">
            <text:p>0,033667346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65" table:style-name="ce1">
            <text:p>165</text:p>
          </table:table-cell>
          <table:table-cell office:value-type="float" office:value="3.1836700000000002" table:style-name="ce2">
            <text:p>3,18367</text:p>
          </table:table-cell>
          <table:table-cell office:value-type="float" office:value="4.2077346410207106E-2" table:formula="of:=  ABS( PI() -[Arkusz2.$C99])" table:style-name="ce1">
            <text:p>0,042077346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62" table:style-name="ce1">
            <text:p>262</text:p>
          </table:table-cell>
          <table:table-cell office:value-type="float" office:value="3.1919200000000001" table:style-name="ce2">
            <text:p>3,19192</text:p>
          </table:table-cell>
          <table:table-cell office:value-type="float" office:value="5.0327346410206975E-2" table:formula="of:=  ABS( PI() -[Arkusz2.$C100])" table:style-name="ce1">
            <text:p>0,050327346</text:p>
          </table:table-cell>
          <table:table-cell table:number-columns-repeated="16380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311" table:style-name="ce1">
            <text:p>311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101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79" table:style-name="ce1">
            <text:p>179</text:p>
          </table:table-cell>
          <table:table-cell office:value-type="float" office:value="3.2079200000000001" table:style-name="ce2">
            <text:p>3,20792</text:p>
          </table:table-cell>
          <table:table-cell office:value-type="float" office:value="6.6327346410206989E-2" table:formula="of:=  ABS( PI() -[Arkusz2.$C102])" table:style-name="ce1">
            <text:p>0,066327346</text:p>
          </table:table-cell>
          <table:table-cell table:number-columns-repeated="16380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14" table:style-name="ce1">
            <text:p>114</text:p>
          </table:table-cell>
          <table:table-cell office:value-type="float" office:value="3.2156899999999999" table:style-name="ce2">
            <text:p>3,21569</text:p>
          </table:table-cell>
          <table:table-cell office:value-type="float" office:value="7.4097346410206821E-2" table:formula="of:=  ABS( PI() -[Arkusz2.$C103])" table:style-name="ce1">
            <text:p>0,07409734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56" table:style-name="ce1">
            <text:p>256</text:p>
          </table:table-cell>
          <table:table-cell office:value-type="float" office:value="3.2233000000000001" table:style-name="ce2">
            <text:p>3,2233</text:p>
          </table:table-cell>
          <table:table-cell office:value-type="float" office:value="8.1707346410206938E-2" table:formula="of:=  ABS( PI() -[Arkusz2.$C104])" table:style-name="ce1">
            <text:p>0,08170734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63" table:style-name="ce1">
            <text:p>63</text:p>
          </table:table-cell>
          <table:table-cell office:value-type="float" office:value="3.2307700000000001" table:style-name="ce2">
            <text:p>3,23077</text:p>
          </table:table-cell>
          <table:table-cell office:value-type="float" office:value="8.9177346410207026E-2" table:formula="of:=  ABS( PI() -[Arkusz2.$C105])" table:style-name="ce1">
            <text:p>0,089177346</text:p>
          </table:table-cell>
          <table:table-cell table:number-columns-repeated="1638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49" table:style-name="ce1">
            <text:p>249</text:p>
          </table:table-cell>
          <table:table-cell office:value-type="float" office:value="3.2381000000000002" table:style-name="ce2">
            <text:p>3,2381</text:p>
          </table:table-cell>
          <table:table-cell office:value-type="float" office:value="9.6507346410207084E-2" table:formula="of:=  ABS( PI() -[Arkusz2.$C106])" table:style-name="ce1">
            <text:p>0,096507346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44" table:style-name="ce1">
            <text:p>144</text:p>
          </table:table-cell>
          <table:table-cell office:value-type="float" office:value="3.2452800000000002" table:style-name="ce2">
            <text:p>3,24528</text:p>
          </table:table-cell>
          <table:table-cell office:value-type="float" office:value="0.10368734641020705" table:formula="of:=  ABS( PI() -[Arkusz2.$C107])" table:style-name="ce1">
            <text:p>0,103687346</text:p>
          </table:table-cell>
          <table:table-cell table:number-columns-repeated="16380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257" table:style-name="ce1">
            <text:p>257</text:p>
          </table:table-cell>
          <table:table-cell office:value-type="float" office:value="3.2523399999999998" table:style-name="ce2">
            <text:p>3,25234</text:p>
          </table:table-cell>
          <table:table-cell office:value-type="float" office:value="0.11074734641020667" table:formula="of:=  ABS( PI() -[Arkusz2.$C108])" table:style-name="ce1">
            <text:p>0,11074734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1" table:style-name="ce1">
            <text:p>41</text:p>
          </table:table-cell>
          <table:table-cell office:value-type="float" office:value="3.2222200000000001" table:style-name="ce2">
            <text:p>3,22222</text:p>
          </table:table-cell>
          <table:table-cell office:value-type="float" office:value="8.0627346410206968E-2" table:formula="of:=  ABS( PI() -[Arkusz2.$C109])" table:style-name="ce1">
            <text:p>0,080627346</text:p>
          </table:table-cell>
          <table:table-cell table:number-columns-repeated="1638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99" table:style-name="ce1">
            <text:p>299</text:p>
          </table:table-cell>
          <table:table-cell office:value-type="float" office:value="3.2293599999999998" table:style-name="ce2">
            <text:p>3,22936</text:p>
          </table:table-cell>
          <table:table-cell office:value-type="float" office:value="8.776734641020667E-2" table:formula="of:=  ABS( PI() -[Arkusz2.$C110])" table:style-name="ce1">
            <text:p>0,08776734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55" table:style-name="ce1">
            <text:p>355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111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99" table:style-name="ce1">
            <text:p>99</text:p>
          </table:table-cell>
          <table:table-cell office:value-type="float" office:value="3.2072099999999999" table:style-name="ce2">
            <text:p>3,20721</text:p>
          </table:table-cell>
          <table:table-cell office:value-type="float" office:value="6.5617346410206778E-2" table:formula="of:=  ABS( PI() -[Arkusz2.$C112])" table:style-name="ce1">
            <text:p>0,06561734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68" table:style-name="ce1">
            <text:p>68</text:p>
          </table:table-cell>
          <table:table-cell office:value-type="float" office:value="3.2142900000000001" table:style-name="ce2">
            <text:p>3,21429</text:p>
          </table:table-cell>
          <table:table-cell office:value-type="float" office:value="7.2697346410206976E-2" table:formula="of:=  ABS( PI() -[Arkusz2.$C113])" table:style-name="ce1">
            <text:p>0,07269734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3" table:style-name="ce1">
            <text:p>13</text:p>
          </table:table-cell>
          <table:table-cell office:value-type="float" office:value="3.1858399999999998" table:style-name="ce2">
            <text:p>3,18584</text:p>
          </table:table-cell>
          <table:table-cell office:value-type="float" office:value="4.4247346410206667E-2" table:formula="of:=  ABS( PI() -[Arkusz2.$C114])" table:style-name="ce1">
            <text:p>0,04424734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float" office:value="3.1578900000000001" table:style-name="ce2">
            <text:p>3,15789</text:p>
          </table:table-cell>
          <table:table-cell office:value-type="float" office:value="1.629734641020697E-2" table:formula="of:=  ABS( PI() -[Arkusz2.$C115])" table:style-name="ce1">
            <text:p>0,016297346</text:p>
          </table:table-cell>
          <table:table-cell table:number-columns-repeated="16380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177" table:style-name="ce1">
            <text:p>177</text:p>
          </table:table-cell>
          <table:table-cell office:value-type="float" office:value="3.1652200000000001" table:style-name="ce2">
            <text:p>3,16522</text:p>
          </table:table-cell>
          <table:table-cell office:value-type="float" office:value="2.3627346410207029E-2" table:formula="of:=  ABS( PI() -[Arkusz2.$C116])" table:style-name="ce1">
            <text:p>0,02362734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85" table:style-name="ce1">
            <text:p>185</text:p>
          </table:table-cell>
          <table:table-cell office:value-type="float" office:value="3.1724100000000002" table:style-name="ce2">
            <text:p>3,17241</text:p>
          </table:table-cell>
          <table:table-cell office:value-type="float" office:value="3.0817346410207058E-2" table:formula="of:=  ABS( PI() -[Arkusz2.$C117])" table:style-name="ce1">
            <text:p>0,030817346</text:p>
          </table:table-cell>
          <table:table-cell table:number-columns-repeated="16380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60" table:style-name="ce1">
            <text:p>60</text:p>
          </table:table-cell>
          <table:table-cell office:value-type="float" office:value="3.1794899999999999" table:style-name="ce2">
            <text:p>3,17949</text:p>
          </table:table-cell>
          <table:table-cell office:value-type="float" office:value="3.7897346410206811E-2" table:formula="of:=  ABS( PI() -[Arkusz2.$C118])" table:style-name="ce1">
            <text:p>0,03789734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7" table:style-name="ce1">
            <text:p>47</text:p>
          </table:table-cell>
          <table:table-cell office:value-type="float" office:value="3.1864400000000002" table:style-name="ce2">
            <text:p>3,18644</text:p>
          </table:table-cell>
          <table:table-cell office:value-type="float" office:value="4.4847346410207045E-2" table:formula="of:=  ABS( PI() -[Arkusz2.$C119])" table:style-name="ce1">
            <text:p>0,044847346</text:p>
          </table:table-cell>
          <table:table-cell table:number-columns-repeated="16380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396" table:style-name="ce1">
            <text:p>396</text:p>
          </table:table-cell>
          <table:table-cell office:value-type="float" office:value="3.1596600000000001" table:style-name="ce2">
            <text:p>3,15966</text:p>
          </table:table-cell>
          <table:table-cell office:value-type="float" office:value="1.8067346410207019E-2" table:formula="of:=  ABS( PI() -[Arkusz2.$C120])" table:style-name="ce1">
            <text:p>0,018067346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98" table:style-name="ce1">
            <text:p>298</text:p>
          </table:table-cell>
          <table:table-cell office:value-type="float" office:value="3.1666699999999999" table:style-name="ce2">
            <text:p>3,16667</text:p>
          </table:table-cell>
          <table:table-cell office:value-type="float" office:value="2.5077346410206758E-2" table:formula="of:=  ABS( PI() -[Arkusz2.$C121])" table:style-name="ce1">
            <text:p>0,025077346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53" table:style-name="ce1">
            <text:p>153</text:p>
          </table:table-cell>
          <table:table-cell office:value-type="float" office:value="3.1735500000000001" table:style-name="ce2">
            <text:p>3,17355</text:p>
          </table:table-cell>
          <table:table-cell office:value-type="float" office:value="3.1957346410206977E-2" table:formula="of:=  ABS( PI() -[Arkusz2.$C122])" table:style-name="ce1">
            <text:p>0,031957346</text:p>
          </table:table-cell>
          <table:table-cell table:number-columns-repeated="16380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20" table:style-name="ce1">
            <text:p>20</text:p>
          </table:table-cell>
          <table:table-cell office:value-type="float" office:value="3.1475399999999998" table:style-name="ce2">
            <text:p>3,14754</text:p>
          </table:table-cell>
          <table:table-cell office:value-type="float" office:value="5.9473464102066664E-3" table:formula="of:=  ABS( PI() -[Arkusz2.$C123])" table:style-name="ce1">
            <text:p>0,005947346</text:p>
          </table:table-cell>
          <table:table-cell table:number-columns-repeated="16380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360" table:style-name="ce1">
            <text:p>360</text:p>
          </table:table-cell>
          <table:table-cell office:value-type="float" office:value="3.1544699999999999" table:style-name="ce2">
            <text:p>3,15447</text:p>
          </table:table-cell>
          <table:table-cell office:value-type="float" office:value="1.2877346410206769E-2" table:formula="of:=  ABS( PI() -[Arkusz2.$C124])" table:style-name="ce1">
            <text:p>0,012877346</text:p>
          </table:table-cell>
          <table:table-cell table:number-columns-repeated="16380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330" table:style-name="ce1">
            <text:p>330</text:p>
          </table:table-cell>
          <table:table-cell office:value-type="float" office:value="3.1290300000000002" table:style-name="ce2">
            <text:p>3,12903</text:p>
          </table:table-cell>
          <table:table-cell office:value-type="float" office:value="1.2562653589792916E-2" table:formula="of:=  ABS( PI() -[Arkusz2.$C125])" table:style-name="ce1">
            <text:p>0,012562654</text:p>
          </table:table-cell>
          <table:table-cell table:number-columns-repeated="16380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398" table:style-name="ce1">
            <text:p>398</text:p>
          </table:table-cell>
          <table:table-cell office:value-type="float" office:value="3.1040000000000001" table:style-name="ce2">
            <text:p>3,104</text:p>
          </table:table-cell>
          <table:table-cell office:value-type="float" office:value="3.7592653589793024E-2" table:formula="of:=  ABS( PI() -[Arkusz2.$C126])" table:style-name="ce1">
            <text:p>0,03759265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31" table:style-name="ce1">
            <text:p>231</text:p>
          </table:table-cell>
          <table:table-cell office:value-type="float" office:value="3.11111" table:style-name="ce2">
            <text:p>3,11111</text:p>
          </table:table-cell>
          <table:table-cell office:value-type="float" office:value="3.0482653589793074E-2" table:formula="of:=  ABS( PI() -[Arkusz2.$C127])" table:style-name="ce1">
            <text:p>0,030482654</text:p>
          </table:table-cell>
          <table:table-cell table:number-columns-repeated="16380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280" table:style-name="ce1">
            <text:p>280</text:p>
          </table:table-cell>
          <table:table-cell office:value-type="float" office:value="3.1181100000000002" table:style-name="ce2">
            <text:p>3,11811</text:p>
          </table:table-cell>
          <table:table-cell office:value-type="float" office:value="2.3482653589792957E-2" table:formula="of:=  ABS( PI() -[Arkusz2.$C128])" table:style-name="ce1">
            <text:p>0,023482654</text:p>
          </table:table-cell>
          <table:table-cell table:number-columns-repeated="16380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13" table:style-name="ce1">
            <text:p>13</text:p>
          </table:table-cell>
          <table:table-cell office:value-type="float" office:value="3.09375" table:style-name="ce2">
            <text:p>3,09375</text:p>
          </table:table-cell>
          <table:table-cell office:value-type="float" office:value="4.7842653589793116E-2" table:formula="of:=  ABS( PI() -[Arkusz2.$C129])" table:style-name="ce1">
            <text:p>0,047842654</text:p>
          </table:table-cell>
          <table:table-cell table:number-columns-repeated="16380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73" table:style-name="ce1">
            <text:p>73</text:p>
          </table:table-cell>
          <table:table-cell office:value-type="float" office:value="3.1007799999999999" table:style-name="ce2">
            <text:p>3,10078</text:p>
          </table:table-cell>
          <table:table-cell office:value-type="float" office:value="4.0812653589793246E-2" table:formula="of:=  ABS( PI() -[Arkusz2.$C130])" table:style-name="ce1">
            <text:p>0,040812654</text:p>
          </table:table-cell>
          <table:table-cell table:number-columns-repeated="16380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252" table:style-name="ce1">
            <text:p>252</text:p>
          </table:table-cell>
          <table:table-cell office:value-type="float" office:value="3.1076899999999998" table:style-name="ce2">
            <text:p>3,10769</text:p>
          </table:table-cell>
          <table:table-cell office:value-type="float" office:value="3.3902653589793275E-2" table:formula="of:=  ABS( PI() -[Arkusz2.$C131])" table:style-name="ce1">
            <text:p>0,033902654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58" table:style-name="ce1">
            <text:p>258</text:p>
          </table:table-cell>
          <table:table-cell office:value-type="float" office:value="3.1145" table:style-name="ce2">
            <text:p>3,1145</text:p>
          </table:table-cell>
          <table:table-cell office:value-type="float" office:value="2.709265358979307E-2" table:formula="of:=  ABS( PI() -[Arkusz2.$C132])" table:style-name="ce1">
            <text:p>0,02709265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95" table:style-name="ce1">
            <text:p>295</text:p>
          </table:table-cell>
          <table:table-cell office:value-type="float" office:value="3.12121" table:style-name="ce2">
            <text:p>3,12121</text:p>
          </table:table-cell>
          <table:table-cell office:value-type="float" office:value="2.0382653589793076E-2" table:formula="of:=  ABS( PI() -[Arkusz2.$C133])" table:style-name="ce1">
            <text:p>0,02038265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float" office:value="3.1278199999999998" table:style-name="ce2">
            <text:p>3,12782</text:p>
          </table:table-cell>
          <table:table-cell office:value-type="float" office:value="1.3772653589793293E-2" table:formula="of:=  ABS( PI() -[Arkusz2.$C134])" table:style-name="ce1">
            <text:p>0,013772654</text:p>
          </table:table-cell>
          <table:table-cell table:number-columns-repeated="16380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228" table:style-name="ce1">
            <text:p>228</text:p>
          </table:table-cell>
          <table:table-cell office:value-type="float" office:value="3.1343299999999998" table:style-name="ce2">
            <text:p>3,13433</text:p>
          </table:table-cell>
          <table:table-cell office:value-type="float" office:value="7.2626535897932776E-3" table:formula="of:=  ABS( PI() -[Arkusz2.$C135])" table:style-name="ce1">
            <text:p>0,00726265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3" table:style-name="ce1">
            <text:p>333</text:p>
          </table:table-cell>
          <table:table-cell office:value-type="float" office:value="3.11111" table:style-name="ce2">
            <text:p>3,11111</text:p>
          </table:table-cell>
          <table:table-cell office:value-type="float" office:value="3.0482653589793074E-2" table:formula="of:=  ABS( PI() -[Arkusz2.$C136])" table:style-name="ce1">
            <text:p>0,030482654</text:p>
          </table:table-cell>
          <table:table-cell table:number-columns-repeated="16380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32" table:style-name="ce1">
            <text:p>32</text:p>
          </table:table-cell>
          <table:table-cell office:value-type="float" office:value="3.1176499999999998" table:style-name="ce2">
            <text:p>3,11765</text:p>
          </table:table-cell>
          <table:table-cell office:value-type="float" office:value="2.3942653589793306E-2" table:formula="of:=  ABS( PI() -[Arkusz2.$C137])" table:style-name="ce1">
            <text:p>0,023942654</text:p>
          </table:table-cell>
          <table:table-cell table:number-columns-repeated="16380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212" table:style-name="ce1">
            <text:p>212</text:p>
          </table:table-cell>
          <table:table-cell office:value-type="float" office:value="3.1240899999999998" table:style-name="ce2">
            <text:p>3,12409</text:p>
          </table:table-cell>
          <table:table-cell office:value-type="float" office:value="1.7502653589793304E-2" table:formula="of:=  ABS( PI() -[Arkusz2.$C138])" table:style-name="ce1">
            <text:p>0,017502654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386" table:style-name="ce1">
            <text:p>386</text:p>
          </table:table-cell>
          <table:table-cell office:value-type="float" office:value="3.13043" table:style-name="ce2">
            <text:p>3,13043</text:p>
          </table:table-cell>
          <table:table-cell office:value-type="float" office:value="1.116265358979307E-2" table:formula="of:=  ABS( PI() -[Arkusz2.$C139])" table:style-name="ce1">
            <text:p>0,01116265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43" table:style-name="ce1">
            <text:p>343</text:p>
          </table:table-cell>
          <table:table-cell office:value-type="float" office:value="3.1366900000000002" table:style-name="ce2">
            <text:p>3,13669</text:p>
          </table:table-cell>
          <table:table-cell office:value-type="float" office:value="4.9026535897929158E-3" table:formula="of:=  ABS( PI() -[Arkusz2.$C140])" table:style-name="ce1">
            <text:p>0,004902654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325" table:style-name="ce1">
            <text:p>325</text:p>
          </table:table-cell>
          <table:table-cell office:value-type="float" office:value="3.1428600000000002" table:style-name="ce2">
            <text:p>3,14286</text:p>
          </table:table-cell>
          <table:table-cell office:value-type="float" office:value="1.267346410207093E-3" table:formula="of:=  ABS( PI() -[Arkusz2.$C141])" table:style-name="ce1">
            <text:p>0,001267346</text:p>
          </table:table-cell>
          <table:table-cell table:number-columns-repeated="1638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368" table:style-name="ce1">
            <text:p>368</text:p>
          </table:table-cell>
          <table:table-cell office:value-type="float" office:value="3.1489400000000001" table:style-name="ce2">
            <text:p>3,14894</text:p>
          </table:table-cell>
          <table:table-cell office:value-type="float" office:value="7.3473464102069563E-3" table:formula="of:=  ABS( PI() -[Arkusz2.$C142])" table:style-name="ce1">
            <text:p>0,007347346</text:p>
          </table:table-cell>
          <table:table-cell table:number-columns-repeated="16380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324" table:style-name="ce1">
            <text:p>324</text:p>
          </table:table-cell>
          <table:table-cell office:value-type="float" office:value="3.1549299999999998" table:style-name="ce2">
            <text:p>3,15493</text:p>
          </table:table-cell>
          <table:table-cell office:value-type="float" office:value="1.3337346410206674E-2" table:formula="of:=  ABS( PI() -[Arkusz2.$C143])" table:style-name="ce1">
            <text:p>0,01333734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91" table:style-name="ce1">
            <text:p>291</text:p>
          </table:table-cell>
          <table:table-cell office:value-type="float" office:value="3.13287" table:style-name="ce2">
            <text:p>3,13287</text:p>
          </table:table-cell>
          <table:table-cell office:value-type="float" office:value="8.7226535897930724E-3" table:formula="of:=  ABS( PI() -[Arkusz2.$C144])" table:style-name="ce1">
            <text:p>0,008722654</text:p>
          </table:table-cell>
          <table:table-cell table:number-columns-repeated="1638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58" table:style-name="ce1">
            <text:p>158</text:p>
          </table:table-cell>
          <table:table-cell office:value-type="float" office:value="3.13889" table:style-name="ce2">
            <text:p>3,13889</text:p>
          </table:table-cell>
          <table:table-cell office:value-type="float" office:value="2.7026535897931581E-3" table:formula="of:=  ABS( PI() -[Arkusz2.$C145])" table:style-name="ce1">
            <text:p>0,002702654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29" table:style-name="ce1">
            <text:p>229</text:p>
          </table:table-cell>
          <table:table-cell office:value-type="float" office:value="3.1448299999999998" table:style-name="ce2">
            <text:p>3,14483</text:p>
          </table:table-cell>
          <table:table-cell office:value-type="float" office:value="3.2373464102066762E-3" table:formula="of:=  ABS( PI() -[Arkusz2.$C146])" table:style-name="ce1">
            <text:p>0,00323734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78" table:style-name="ce1">
            <text:p>178</text:p>
          </table:table-cell>
          <table:table-cell office:value-type="float" office:value="3.1506799999999999" table:style-name="ce2">
            <text:p>3,15068</text:p>
          </table:table-cell>
          <table:table-cell office:value-type="float" office:value="9.0873464102068091E-3" table:formula="of:=  ABS( PI() -[Arkusz2.$C147])" table:style-name="ce1">
            <text:p>0,009087346</text:p>
          </table:table-cell>
          <table:table-cell table:number-columns-repeated="16380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382" table:style-name="ce1">
            <text:p>382</text:p>
          </table:table-cell>
          <table:table-cell office:value-type="float" office:value="3.1292499999999999" table:style-name="ce2">
            <text:p>3,12925</text:p>
          </table:table-cell>
          <table:table-cell office:value-type="float" office:value="1.2342653589793251E-2" table:formula="of:=  ABS( PI() -[Arkusz2.$C148])" table:style-name="ce1">
            <text:p>0,012342654</text:p>
          </table:table-cell>
          <table:table-cell table:number-columns-repeated="16380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04" table:style-name="ce1">
            <text:p>204</text:p>
          </table:table-cell>
          <table:table-cell office:value-type="float" office:value="3.1351399999999998" table:style-name="ce2">
            <text:p>3,13514</text:p>
          </table:table-cell>
          <table:table-cell office:value-type="float" office:value="6.4526535897933002E-3" table:formula="of:=  ABS( PI() -[Arkusz2.$C149])" table:style-name="ce1">
            <text:p>0,00645265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2" table:style-name="ce1">
            <text:p>42</text:p>
          </table:table-cell>
          <table:table-cell office:value-type="float" office:value="3.1409400000000001" table:style-name="ce2">
            <text:p>3,14094</text:p>
          </table:table-cell>
          <table:table-cell office:value-type="float" office:value="6.5265358979305077E-4" table:formula="of:=  ABS( PI() -[Arkusz2.$C150])" table:style-name="ce1">
            <text:p>0,00065265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81" table:style-name="ce1">
            <text:p>181</text:p>
          </table:table-cell>
          <table:table-cell office:value-type="float" office:value="3.1466699999999999" table:style-name="ce2">
            <text:p>3,14667</text:p>
          </table:table-cell>
          <table:table-cell office:value-type="float" office:value="5.07734641020674E-3" table:formula="of:=  ABS( PI() -[Arkusz2.$C151])" table:style-name="ce1">
            <text:p>0,005077346</text:p>
          </table:table-cell>
          <table:table-cell table:number-columns-repeated="16380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203" table:style-name="ce1">
            <text:p>203</text:p>
          </table:table-cell>
          <table:table-cell office:value-type="float" office:value="3.15232" table:style-name="ce2">
            <text:p>3,15232</text:p>
          </table:table-cell>
          <table:table-cell office:value-type="float" office:value="1.0727346410206895E-2" table:formula="of:=  ABS( PI() -[Arkusz2.$C152])" table:style-name="ce1">
            <text:p>0,010727346</text:p>
          </table:table-cell>
          <table:table-cell table:number-columns-repeated="16380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187" table:style-name="ce1">
            <text:p>187</text:p>
          </table:table-cell>
          <table:table-cell office:value-type="float" office:value="3.1578900000000001" table:style-name="ce2">
            <text:p>3,15789</text:p>
          </table:table-cell>
          <table:table-cell office:value-type="float" office:value="1.629734641020697E-2" table:formula="of:=  ABS( PI() -[Arkusz2.$C153])" table:style-name="ce1">
            <text:p>0,01629734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1" table:style-name="ce1">
            <text:p>21</text:p>
          </table:table-cell>
          <table:table-cell office:value-type="float" office:value="3.1372499999999999" table:style-name="ce2">
            <text:p>3,13725</text:p>
          </table:table-cell>
          <table:table-cell office:value-type="float" office:value="4.3426535897932439E-3" table:formula="of:=  ABS( PI() -[Arkusz2.$C154])" table:style-name="ce1">
            <text:p>0,004342654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41" table:style-name="ce1">
            <text:p>241</text:p>
          </table:table-cell>
          <table:table-cell office:value-type="float" office:value="3.1428600000000002" table:style-name="ce2">
            <text:p>3,14286</text:p>
          </table:table-cell>
          <table:table-cell office:value-type="float" office:value="1.267346410207093E-3" table:formula="of:=  ABS( PI() -[Arkusz2.$C155])" table:style-name="ce1">
            <text:p>0,001267346</text:p>
          </table:table-cell>
          <table:table-cell table:number-columns-repeated="16380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34" table:style-name="ce1">
            <text:p>34</text:p>
          </table:table-cell>
          <table:table-cell office:value-type="float" office:value="3.1225800000000001" table:style-name="ce2">
            <text:p>3,12258</text:p>
          </table:table-cell>
          <table:table-cell office:value-type="float" office:value="1.9012653589792983E-2" table:formula="of:=  ABS( PI() -[Arkusz2.$C156])" table:style-name="ce1">
            <text:p>0,019012654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42" table:style-name="ce1">
            <text:p>342</text:p>
          </table:table-cell>
          <table:table-cell office:value-type="float" office:value="3.1282100000000002" table:style-name="ce2">
            <text:p>3,12821</text:p>
          </table:table-cell>
          <table:table-cell office:value-type="float" office:value="1.3382653589792959E-2" table:formula="of:=  ABS( PI() -[Arkusz2.$C157])" table:style-name="ce1">
            <text:p>0,01338265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53" table:style-name="ce1">
            <text:p>153</text:p>
          </table:table-cell>
          <table:table-cell office:value-type="float" office:value="3.1337600000000001" table:style-name="ce2">
            <text:p>3,13376</text:p>
          </table:table-cell>
          <table:table-cell office:value-type="float" office:value="7.832653589793015E-3" table:formula="of:=  ABS( PI() -[Arkusz2.$C158])" table:style-name="ce1">
            <text:p>0,007832654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48" table:style-name="ce1">
            <text:p>148</text:p>
          </table:table-cell>
          <table:table-cell office:value-type="float" office:value="3.13924" table:style-name="ce2">
            <text:p>3,13924</text:p>
          </table:table-cell>
          <table:table-cell office:value-type="float" office:value="2.3526535897930856E-3" table:formula="of:=  ABS( PI() -[Arkusz2.$C159])" table:style-name="ce1">
            <text:p>0,00235265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3.1446499999999999" table:style-name="ce2">
            <text:p>3,14465</text:p>
          </table:table-cell>
          <table:table-cell office:value-type="float" office:value="3.0573464102068293E-3" table:formula="of:=  ABS( PI() -[Arkusz2.$C160])" table:style-name="ce1">
            <text:p>0,00305734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92" table:style-name="ce1">
            <text:p>192</text:p>
          </table:table-cell>
          <table:table-cell office:value-type="float" office:value="3.15" table:style-name="ce2">
            <text:p>3,15</text:p>
          </table:table-cell>
          <table:table-cell office:value-type="float" office:value="8.4073464102067952E-3" table:formula="of:=  ABS( PI() -[Arkusz2.$C161])" table:style-name="ce1">
            <text:p>0,00840734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91" table:style-name="ce1">
            <text:p>291</text:p>
          </table:table-cell>
          <table:table-cell office:value-type="float" office:value="3.1552799999999999" table:style-name="ce2">
            <text:p>3,15528</text:p>
          </table:table-cell>
          <table:table-cell office:value-type="float" office:value="1.3687346410206747E-2" table:formula="of:=  ABS( PI() -[Arkusz2.$C162])" table:style-name="ce1">
            <text:p>0,013687346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32" table:style-name="ce1">
            <text:p>132</text:p>
          </table:table-cell>
          <table:table-cell office:value-type="float" office:value="3.1604899999999998" table:style-name="ce2">
            <text:p>3,16049</text:p>
          </table:table-cell>
          <table:table-cell office:value-type="float" office:value="1.8897346410206683E-2" table:formula="of:=  ABS( PI() -[Arkusz2.$C163])" table:style-name="ce1">
            <text:p>0,018897346</text:p>
          </table:table-cell>
          <table:table-cell table:number-columns-repeated="16380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173" table:style-name="ce1">
            <text:p>173</text:p>
          </table:table-cell>
          <table:table-cell office:value-type="float" office:value="3.1656399999999998" table:style-name="ce2">
            <text:p>3,16564</text:p>
          </table:table-cell>
          <table:table-cell office:value-type="float" office:value="2.4047346410206671E-2" table:formula="of:=  ABS( PI() -[Arkusz2.$C164])" table:style-name="ce1">
            <text:p>0,02404734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368" table:style-name="ce1">
            <text:p>368</text:p>
          </table:table-cell>
          <table:table-cell office:value-type="float" office:value="3.1707299999999998" table:style-name="ce2">
            <text:p>3,17073</text:p>
          </table:table-cell>
          <table:table-cell office:value-type="float" office:value="2.913734641020671E-2" table:formula="of:=  ABS( PI() -[Arkusz2.$C165])" table:style-name="ce1">
            <text:p>0,02913734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1" table:style-name="ce1">
            <text:p>11</text:p>
          </table:table-cell>
          <table:table-cell office:value-type="float" office:value="3.1515200000000001" table:style-name="ce2">
            <text:p>3,15152</text:p>
          </table:table-cell>
          <table:table-cell office:value-type="float" office:value="9.9273464102069831E-3" table:formula="of:=  ABS( PI() -[Arkusz2.$C166])" table:style-name="ce1">
            <text:p>0,009927346</text:p>
          </table:table-cell>
          <table:table-cell table:number-columns-repeated="16380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241" table:style-name="ce1">
            <text:p>241</text:p>
          </table:table-cell>
          <table:table-cell office:value-type="float" office:value="3.1566299999999998" table:style-name="ce2">
            <text:p>3,15663</text:p>
          </table:table-cell>
          <table:table-cell office:value-type="float" office:value="1.5037346410206709E-2" table:formula="of:=  ABS( PI() -[Arkusz2.$C167])" table:style-name="ce1">
            <text:p>0,015037346</text:p>
          </table:table-cell>
          <table:table-cell table:number-columns-repeated="1638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96" table:style-name="ce1">
            <text:p>296</text:p>
          </table:table-cell>
          <table:table-cell office:value-type="float" office:value="3.16168" table:style-name="ce2">
            <text:p>3,16168</text:p>
          </table:table-cell>
          <table:table-cell office:value-type="float" office:value="2.008734641020693E-2" table:formula="of:=  ABS( PI() -[Arkusz2.$C168])" table:style-name="ce1">
            <text:p>0,020087346</text:p>
          </table:table-cell>
          <table:table-cell table:number-columns-repeated="1638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6" table:style-name="ce1">
            <text:p>116</text:p>
          </table:table-cell>
          <table:table-cell office:value-type="float" office:value="3.1666699999999999" table:style-name="ce2">
            <text:p>3,16667</text:p>
          </table:table-cell>
          <table:table-cell office:value-type="float" office:value="2.5077346410206758E-2" table:formula="of:=  ABS( PI() -[Arkusz2.$C169])" table:style-name="ce1">
            <text:p>0,025077346</text:p>
          </table:table-cell>
          <table:table-cell table:number-columns-repeated="16380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5" table:style-name="ce1">
            <text:p>5</text:p>
          </table:table-cell>
          <table:table-cell office:value-type="float" office:value="3.1716000000000002" table:style-name="ce2">
            <text:p>3,1716</text:p>
          </table:table-cell>
          <table:table-cell office:value-type="float" office:value="3.0007346410207081E-2" table:formula="of:=  ABS( PI() -[Arkusz2.$C170])" table:style-name="ce1">
            <text:p>0,030007346</text:p>
          </table:table-cell>
          <table:table-cell table:number-columns-repeated="16380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126" table:style-name="ce1">
            <text:p>126</text:p>
          </table:table-cell>
          <table:table-cell office:value-type="float" office:value="3.1764700000000001" table:style-name="ce2">
            <text:p>3,17647</text:p>
          </table:table-cell>
          <table:table-cell office:value-type="float" office:value="3.4877346410207011E-2" table:formula="of:=  ABS( PI() -[Arkusz2.$C171])" table:style-name="ce1">
            <text:p>0,034877346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05" table:style-name="ce1">
            <text:p>305</text:p>
          </table:table-cell>
          <table:table-cell office:value-type="float" office:value="3.1812900000000002" table:style-name="ce2">
            <text:p>3,18129</text:p>
          </table:table-cell>
          <table:table-cell office:value-type="float" office:value="3.9697346410207057E-2" table:formula="of:=  ABS( PI() -[Arkusz2.$C172])" table:style-name="ce1">
            <text:p>0,039697346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312" table:style-name="ce1">
            <text:p>312</text:p>
          </table:table-cell>
          <table:table-cell office:value-type="float" office:value="3.1860499999999998" table:style-name="ce2">
            <text:p>3,18605</text:p>
          </table:table-cell>
          <table:table-cell office:value-type="float" office:value="4.4457346410206711E-2" table:formula="of:=  ABS( PI() -[Arkusz2.$C173])" table:style-name="ce1">
            <text:p>0,04445734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9" table:style-name="ce1">
            <text:p>39</text:p>
          </table:table-cell>
          <table:table-cell office:value-type="float" office:value="3.19075" table:style-name="ce2">
            <text:p>3,19075</text:p>
          </table:table-cell>
          <table:table-cell office:value-type="float" office:value="4.9157346410206859E-2" table:formula="of:=  ABS( PI() -[Arkusz2.$C174])" table:style-name="ce1">
            <text:p>0,049157346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78" table:style-name="ce1">
            <text:p>378</text:p>
          </table:table-cell>
          <table:table-cell office:value-type="float" office:value="3.1953999999999998" table:style-name="ce2">
            <text:p>3,1954</text:p>
          </table:table-cell>
          <table:table-cell office:value-type="float" office:value="5.380734641020668E-2" table:formula="of:=  ABS( PI() -[Arkusz2.$C175])" table:style-name="ce1">
            <text:p>0,053807346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319" table:style-name="ce1">
            <text:p>319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176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2" table:style-name="ce1">
            <text:p>362</text:p>
          </table:table-cell>
          <table:table-cell office:value-type="float" office:value="3.1818200000000001" table:style-name="ce2">
            <text:p>3,18182</text:p>
          </table:table-cell>
          <table:table-cell office:value-type="float" office:value="4.0227346410206977E-2" table:formula="of:=  ABS( PI() -[Arkusz2.$C177])" table:style-name="ce1">
            <text:p>0,040227346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12" table:style-name="ce1">
            <text:p>112</text:p>
          </table:table-cell>
          <table:table-cell office:value-type="float" office:value="3.1864400000000002" table:style-name="ce2">
            <text:p>3,18644</text:p>
          </table:table-cell>
          <table:table-cell office:value-type="float" office:value="4.4847346410207045E-2" table:formula="of:=  ABS( PI() -[Arkusz2.$C178])" table:style-name="ce1">
            <text:p>0,04484734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43" table:style-name="ce1">
            <text:p>343</text:p>
          </table:table-cell>
          <table:table-cell office:value-type="float" office:value="3.1910099999999999" table:style-name="ce2">
            <text:p>3,19101</text:p>
          </table:table-cell>
          <table:table-cell office:value-type="float" office:value="4.9417346410206786E-2" table:formula="of:=  ABS( PI() -[Arkusz2.$C179])" table:style-name="ce1">
            <text:p>0,049417346</text:p>
          </table:table-cell>
          <table:table-cell table:number-columns-repeated="16380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44" table:style-name="ce1">
            <text:p>44</text:p>
          </table:table-cell>
          <table:table-cell office:value-type="float" office:value="3.1955300000000002" table:style-name="ce2">
            <text:p>3,19553</text:p>
          </table:table-cell>
          <table:table-cell office:value-type="float" office:value="5.3937346410207088E-2" table:formula="of:=  ABS( PI() -[Arkusz2.$C180])" table:style-name="ce1">
            <text:p>0,053937346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91" table:style-name="ce1">
            <text:p>191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181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76" table:style-name="ce1">
            <text:p>376</text:p>
          </table:table-cell>
          <table:table-cell office:value-type="float" office:value="3.1823199999999998" table:style-name="ce2">
            <text:p>3,18232</text:p>
          </table:table-cell>
          <table:table-cell office:value-type="float" office:value="4.07273464102067E-2" table:formula="of:=  ABS( PI() -[Arkusz2.$C182])" table:style-name="ce1">
            <text:p>0,040727346</text:p>
          </table:table-cell>
          <table:table-cell table:number-columns-repeated="16380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293" table:style-name="ce1">
            <text:p>293</text:p>
          </table:table-cell>
          <table:table-cell office:value-type="float" office:value="3.1868099999999999" table:style-name="ce2">
            <text:p>3,18681</text:p>
          </table:table-cell>
          <table:table-cell office:value-type="float" office:value="4.5217346410206805E-2" table:formula="of:=  ABS( PI() -[Arkusz2.$C183])" table:style-name="ce1">
            <text:p>0,045217346</text:p>
          </table:table-cell>
          <table:table-cell table:number-columns-repeated="16380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170" table:style-name="ce1">
            <text:p>170</text:p>
          </table:table-cell>
          <table:table-cell office:value-type="float" office:value="3.1912600000000002" table:style-name="ce2">
            <text:p>3,19126</text:p>
          </table:table-cell>
          <table:table-cell office:value-type="float" office:value="4.9667346410207092E-2" table:formula="of:=  ABS( PI() -[Arkusz2.$C184])" table:style-name="ce1">
            <text:p>0,04966734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45" table:style-name="ce1">
            <text:p>145</text:p>
          </table:table-cell>
          <table:table-cell office:value-type="float" office:value="3.1956500000000001" table:style-name="ce2">
            <text:p>3,19565</text:p>
          </table:table-cell>
          <table:table-cell office:value-type="float" office:value="5.4057346410206986E-2" table:formula="of:=  ABS( PI() -[Arkusz2.$C185])" table:style-name="ce1">
            <text:p>0,05405734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3.1783800000000002" table:style-name="ce2">
            <text:p>3,17838</text:p>
          </table:table-cell>
          <table:table-cell office:value-type="float" office:value="3.6787346410207089E-2" table:formula="of:=  ABS( PI() -[Arkusz2.$C186])" table:style-name="ce1">
            <text:p>0,03678734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20" table:style-name="ce1">
            <text:p>120</text:p>
          </table:table-cell>
          <table:table-cell office:value-type="float" office:value="3.1827999999999999" table:style-name="ce2">
            <text:p>3,1828</text:p>
          </table:table-cell>
          <table:table-cell office:value-type="float" office:value="4.1207346410206735E-2" table:formula="of:=  ABS( PI() -[Arkusz2.$C187])" table:style-name="ce1">
            <text:p>0,04120734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1" table:style-name="ce1">
            <text:p>61</text:p>
          </table:table-cell>
          <table:table-cell office:value-type="float" office:value="3.1871700000000001" table:style-name="ce2">
            <text:p>3,18717</text:p>
          </table:table-cell>
          <table:table-cell office:value-type="float" office:value="4.5577346410206943E-2" table:formula="of:=  ABS( PI() -[Arkusz2.$C188])" table:style-name="ce1">
            <text:p>0,045577346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57" table:style-name="ce1">
            <text:p>357</text:p>
          </table:table-cell>
          <table:table-cell office:value-type="float" office:value="3.1914899999999999" table:style-name="ce2">
            <text:p>3,19149</text:p>
          </table:table-cell>
          <table:table-cell office:value-type="float" office:value="4.9897346410206822E-2" table:formula="of:=  ABS( PI() -[Arkusz2.$C189])" table:style-name="ce1">
            <text:p>0,049897346</text:p>
          </table:table-cell>
          <table:table-cell table:number-columns-repeated="16380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94" table:style-name="ce1">
            <text:p>94</text:p>
          </table:table-cell>
          <table:table-cell office:value-type="float" office:value="3.19577" table:style-name="ce2">
            <text:p>3,19577</text:p>
          </table:table-cell>
          <table:table-cell office:value-type="float" office:value="5.4177346410206884E-2" table:formula="of:=  ABS( PI() -[Arkusz2.$C190])" table:style-name="ce1">
            <text:p>0,05417734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5" table:style-name="ce1">
            <text:p>195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191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128" table:style-name="ce1">
            <text:p>128</text:p>
          </table:table-cell>
          <table:table-cell office:value-type="float" office:value="3.2041900000000001" table:style-name="ce2">
            <text:p>3,20419</text:p>
          </table:table-cell>
          <table:table-cell office:value-type="float" office:value="6.2597346410206978E-2" table:formula="of:=  ABS( PI() -[Arkusz2.$C192])" table:style-name="ce1">
            <text:p>0,06259734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30" table:style-name="ce1">
            <text:p>130</text:p>
          </table:table-cell>
          <table:table-cell office:value-type="float" office:value="3.2083300000000001" table:style-name="ce2">
            <text:p>3,20833</text:p>
          </table:table-cell>
          <table:table-cell office:value-type="float" office:value="6.673734641020701E-2" table:formula="of:=  ABS( PI() -[Arkusz2.$C193])" table:style-name="ce1">
            <text:p>0,066737346</text:p>
          </table:table-cell>
          <table:table-cell table:number-columns-repeated="16380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339" table:style-name="ce1">
            <text:p>339</text:p>
          </table:table-cell>
          <table:table-cell office:value-type="float" office:value="3.21244" table:style-name="ce2">
            <text:p>3,21244</text:p>
          </table:table-cell>
          <table:table-cell office:value-type="float" office:value="7.0847346410206846E-2" table:formula="of:=  ABS( PI() -[Arkusz2.$C194])" table:style-name="ce1">
            <text:p>0,07084734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23" table:style-name="ce1">
            <text:p>223</text:p>
          </table:table-cell>
          <table:table-cell office:value-type="float" office:value="3.2164899999999998" table:style-name="ce2">
            <text:p>3,21649</text:p>
          </table:table-cell>
          <table:table-cell office:value-type="float" office:value="7.4897346410206733E-2" table:formula="of:=  ABS( PI() -[Arkusz2.$C195])" table:style-name="ce1">
            <text:p>0,07489734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70" table:style-name="ce1">
            <text:p>270</text:p>
          </table:table-cell>
          <table:table-cell office:value-type="float" office:value="3.22051" table:style-name="ce2">
            <text:p>3,22051</text:p>
          </table:table-cell>
          <table:table-cell office:value-type="float" office:value="7.8917346410206868E-2" table:formula="of:=  ABS( PI() -[Arkusz2.$C196])" table:style-name="ce1">
            <text:p>0,07891734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97" table:style-name="ce1">
            <text:p>97</text:p>
          </table:table-cell>
          <table:table-cell office:value-type="float" office:value="3.2244899999999999" table:style-name="ce2">
            <text:p>3,22449</text:p>
          </table:table-cell>
          <table:table-cell office:value-type="float" office:value="8.289734641020674E-2" table:formula="of:=  ABS( PI() -[Arkusz2.$C197])" table:style-name="ce1">
            <text:p>0,082897346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4" table:style-name="ce1">
            <text:p>24</text:p>
          </table:table-cell>
          <table:table-cell office:value-type="float" office:value="3.2284299999999999" table:style-name="ce2">
            <text:p>3,22843</text:p>
          </table:table-cell>
          <table:table-cell office:value-type="float" office:value="8.6837346410206795E-2" table:formula="of:=  ABS( PI() -[Arkusz2.$C198])" table:style-name="ce1">
            <text:p>0,08683734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40" table:style-name="ce1">
            <text:p>340</text:p>
          </table:table-cell>
          <table:table-cell office:value-type="float" office:value="3.2323200000000001" table:style-name="ce2">
            <text:p>3,23232</text:p>
          </table:table-cell>
          <table:table-cell office:value-type="float" office:value="9.0727346410206966E-2" table:formula="of:=  ABS( PI() -[Arkusz2.$C199])" table:style-name="ce1">
            <text:p>0,090727346</text:p>
          </table:table-cell>
          <table:table-cell table:number-columns-repeated="1638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61" table:style-name="ce1">
            <text:p>161</text:p>
          </table:table-cell>
          <table:table-cell office:value-type="float" office:value="3.2361800000000001" table:style-name="ce2">
            <text:p>3,23618</text:p>
          </table:table-cell>
          <table:table-cell office:value-type="float" office:value="9.4587346410206941E-2" table:formula="of:=  ABS( PI() -[Arkusz2.$C200])" table:style-name="ce1">
            <text:p>0,094587346</text:p>
          </table:table-cell>
          <table:table-cell table:number-columns-repeated="16380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233" table:style-name="ce1">
            <text:p>233</text:p>
          </table:table-cell>
          <table:table-cell office:value-type="float" office:value="3.24" table:style-name="ce2">
            <text:p>3,24</text:p>
          </table:table-cell>
          <table:table-cell office:value-type="float" office:value="9.8407346410207097E-2" table:formula="of:=  ABS( PI() -[Arkusz2.$C201])" table:style-name="ce1">
            <text:p>0,09840734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" table:style-name="ce1">
            <text:p>4</text:p>
          </table:table-cell>
          <table:table-cell office:value-type="float" office:value="3.2238799999999999" table:style-name="ce2">
            <text:p>3,22388</text:p>
          </table:table-cell>
          <table:table-cell office:value-type="float" office:value="8.2287346410206741E-2" table:formula="of:=  ABS( PI() -[Arkusz2.$C202])" table:style-name="ce1">
            <text:p>0,082287346</text:p>
          </table:table-cell>
          <table:table-cell table:number-columns-repeated="1638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48" table:style-name="ce1">
            <text:p>148</text:p>
          </table:table-cell>
          <table:table-cell office:value-type="float" office:value="3.2277200000000001" table:style-name="ce2">
            <text:p>3,22772</text:p>
          </table:table-cell>
          <table:table-cell office:value-type="float" office:value="8.6127346410207029E-2" table:formula="of:=  ABS( PI() -[Arkusz2.$C203])" table:style-name="ce1">
            <text:p>0,086127346</text:p>
          </table:table-cell>
          <table:table-cell table:number-columns-repeated="16380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80" table:style-name="ce1">
            <text:p>80</text:p>
          </table:table-cell>
          <table:table-cell office:value-type="float" office:value="3.2315299999999998" table:style-name="ce2">
            <text:p>3,23153</text:p>
          </table:table-cell>
          <table:table-cell office:value-type="float" office:value="8.9937346410206676E-2" table:formula="of:=  ABS( PI() -[Arkusz2.$C204])" table:style-name="ce1">
            <text:p>0,08993734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32" table:style-name="ce1">
            <text:p>232</text:p>
          </table:table-cell>
          <table:table-cell office:value-type="float" office:value="3.23529" table:style-name="ce2">
            <text:p>3,23529</text:p>
          </table:table-cell>
          <table:table-cell office:value-type="float" office:value="9.3697346410206883E-2" table:formula="of:=  ABS( PI() -[Arkusz2.$C205])" table:style-name="ce1">
            <text:p>0,093697346</text:p>
          </table:table-cell>
          <table:table-cell table:number-columns-repeated="16380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309" table:style-name="ce1">
            <text:p>309</text:p>
          </table:table-cell>
          <table:table-cell office:value-type="float" office:value="3.23902" table:style-name="ce2">
            <text:p>3,23902</text:p>
          </table:table-cell>
          <table:table-cell office:value-type="float" office:value="9.7427346410206894E-2" table:formula="of:=  ABS( PI() -[Arkusz2.$C206])" table:style-name="ce1">
            <text:p>0,097427346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28" table:style-name="ce1">
            <text:p>328</text:p>
          </table:table-cell>
          <table:table-cell office:value-type="float" office:value="3.2427199999999998" table:style-name="ce2">
            <text:p>3,24272</text:p>
          </table:table-cell>
          <table:table-cell office:value-type="float" office:value="0.10112734641020671" table:formula="of:=  ABS( PI() -[Arkusz2.$C207])" table:style-name="ce1">
            <text:p>0,10112734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84" table:style-name="ce1">
            <text:p>284</text:p>
          </table:table-cell>
          <table:table-cell office:value-type="float" office:value="3.2463799999999998" table:style-name="ce2">
            <text:p>3,24638</text:p>
          </table:table-cell>
          <table:table-cell office:value-type="float" office:value="0.10478734641020671" table:formula="of:=  ABS( PI() -[Arkusz2.$C208])" table:style-name="ce1">
            <text:p>0,104787346</text:p>
          </table:table-cell>
          <table:table-cell table:number-columns-repeated="16380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44" table:style-name="ce1">
            <text:p>44</text:p>
          </table:table-cell>
          <table:table-cell office:value-type="float" office:value="3.2307700000000001" table:style-name="ce2">
            <text:p>3,23077</text:p>
          </table:table-cell>
          <table:table-cell office:value-type="float" office:value="8.9177346410207026E-2" table:formula="of:=  ABS( PI() -[Arkusz2.$C209])" table:style-name="ce1">
            <text:p>0,089177346</text:p>
          </table:table-cell>
          <table:table-cell table:number-columns-repeated="16380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180" table:style-name="ce1">
            <text:p>180</text:p>
          </table:table-cell>
          <table:table-cell office:value-type="float" office:value="3.2344499999999998" table:style-name="ce2">
            <text:p>3,23445</text:p>
          </table:table-cell>
          <table:table-cell office:value-type="float" office:value="9.2857346410206709E-2" table:formula="of:=  ABS( PI() -[Arkusz2.$C210])" table:style-name="ce1">
            <text:p>0,092857346</text:p>
          </table:table-cell>
          <table:table-cell table:number-columns-repeated="16380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243" table:style-name="ce1">
            <text:p>243</text:p>
          </table:table-cell>
          <table:table-cell office:value-type="float" office:value="3.2381000000000002" table:style-name="ce2">
            <text:p>3,2381</text:p>
          </table:table-cell>
          <table:table-cell office:value-type="float" office:value="9.6507346410207084E-2" table:formula="of:=  ABS( PI() -[Arkusz2.$C211])" table:style-name="ce1">
            <text:p>0,096507346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99" table:style-name="ce1">
            <text:p>299</text:p>
          </table:table-cell>
          <table:table-cell office:value-type="float" office:value="3.2417099999999999" table:style-name="ce2">
            <text:p>3,24171</text:p>
          </table:table-cell>
          <table:table-cell office:value-type="float" office:value="0.10011734641020675" table:formula="of:=  ABS( PI() -[Arkusz2.$C212])" table:style-name="ce1">
            <text:p>0,100117346</text:p>
          </table:table-cell>
          <table:table-cell table:number-columns-repeated="16380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81" table:style-name="ce1">
            <text:p>81</text:p>
          </table:table-cell>
          <table:table-cell office:value-type="float" office:value="3.2452800000000002" table:style-name="ce2">
            <text:p>3,24528</text:p>
          </table:table-cell>
          <table:table-cell office:value-type="float" office:value="0.10368734641020705" table:formula="of:=  ABS( PI() -[Arkusz2.$C213])" table:style-name="ce1">
            <text:p>0,103687346</text:p>
          </table:table-cell>
          <table:table-cell table:number-columns-repeated="16380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234" table:style-name="ce1">
            <text:p>234</text:p>
          </table:table-cell>
          <table:table-cell office:value-type="float" office:value="3.2488299999999999" table:style-name="ce2">
            <text:p>3,24883</text:p>
          </table:table-cell>
          <table:table-cell office:value-type="float" office:value="0.10723734641020677" table:formula="of:=  ABS( PI() -[Arkusz2.$C214])" table:style-name="ce1">
            <text:p>0,10723734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98" table:style-name="ce1">
            <text:p>398</text:p>
          </table:table-cell>
          <table:table-cell office:value-type="float" office:value="3.2336399999999998" table:style-name="ce2">
            <text:p>3,23364</text:p>
          </table:table-cell>
          <table:table-cell office:value-type="float" office:value="9.2047346410206732E-2" table:formula="of:=  ABS( PI() -[Arkusz2.$C215])" table:style-name="ce1">
            <text:p>0,09204734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63" table:style-name="ce1">
            <text:p>363</text:p>
          </table:table-cell>
          <table:table-cell office:value-type="float" office:value="3.2372100000000001" table:style-name="ce2">
            <text:p>3,23721</text:p>
          </table:table-cell>
          <table:table-cell office:value-type="float" office:value="9.5617346410207027E-2" table:formula="of:=  ABS( PI() -[Arkusz2.$C216])" table:style-name="ce1">
            <text:p>0,09561734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62" table:style-name="ce1">
            <text:p>262</text:p>
          </table:table-cell>
          <table:table-cell office:value-type="float" office:value="3.2407400000000002" table:style-name="ce2">
            <text:p>3,24074</text:p>
          </table:table-cell>
          <table:table-cell office:value-type="float" office:value="9.914734641020706E-2" table:formula="of:=  ABS( PI() -[Arkusz2.$C217])" table:style-name="ce1">
            <text:p>0,09914734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85" table:style-name="ce1">
            <text:p>185</text:p>
          </table:table-cell>
          <table:table-cell office:value-type="float" office:value="3.24424" table:style-name="ce2">
            <text:p>3,24424</text:p>
          </table:table-cell>
          <table:table-cell office:value-type="float" office:value="0.1026473464102069" table:formula="of:=  ABS( PI() -[Arkusz2.$C218])" table:style-name="ce1">
            <text:p>0,10264734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06" table:style-name="ce1">
            <text:p>306</text:p>
          </table:table-cell>
          <table:table-cell office:value-type="float" office:value="3.2477100000000001" table:style-name="ce2">
            <text:p>3,24771</text:p>
          </table:table-cell>
          <table:table-cell office:value-type="float" office:value="0.10611734641020698" table:formula="of:=  ABS( PI() -[Arkusz2.$C219])" table:style-name="ce1">
            <text:p>0,106117346</text:p>
          </table:table-cell>
          <table:table-cell table:number-columns-repeated="16380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8" table:style-name="ce1">
            <text:p>8</text:p>
          </table:table-cell>
          <table:table-cell office:value-type="float" office:value="3.2328800000000002" table:style-name="ce2">
            <text:p>3,23288</text:p>
          </table:table-cell>
          <table:table-cell office:value-type="float" office:value="9.1287346410207082E-2" table:formula="of:=  ABS( PI() -[Arkusz2.$C220])" table:style-name="ce1">
            <text:p>0,091287346</text:p>
          </table:table-cell>
          <table:table-cell table:number-columns-repeated="1638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62" table:style-name="ce1">
            <text:p>162</text:p>
          </table:table-cell>
          <table:table-cell office:value-type="float" office:value="3.2363599999999999" table:style-name="ce2">
            <text:p>3,23636</text:p>
          </table:table-cell>
          <table:table-cell office:value-type="float" office:value="9.4767346410206788E-2" table:formula="of:=  ABS( PI() -[Arkusz2.$C221])" table:style-name="ce1">
            <text:p>0,094767346</text:p>
          </table:table-cell>
          <table:table-cell table:number-columns-repeated="16380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87" table:style-name="ce1">
            <text:p>87</text:p>
          </table:table-cell>
          <table:table-cell office:value-type="float" office:value="3.2217199999999999" table:style-name="ce2">
            <text:p>3,22172</text:p>
          </table:table-cell>
          <table:table-cell office:value-type="float" office:value="8.0127346410206801E-2" table:formula="of:=  ABS( PI() -[Arkusz2.$C222])" table:style-name="ce1">
            <text:p>0,080127346</text:p>
          </table:table-cell>
          <table:table-cell table:number-columns-repeated="16380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23" table:style-name="ce1">
            <text:p>23</text:p>
          </table:table-cell>
          <table:table-cell office:value-type="float" office:value="3.2072099999999999" table:style-name="ce2">
            <text:p>3,20721</text:p>
          </table:table-cell>
          <table:table-cell office:value-type="float" office:value="6.5617346410206778E-2" table:formula="of:=  ABS( PI() -[Arkusz2.$C223])" table:style-name="ce1">
            <text:p>0,06561734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36" table:style-name="ce1">
            <text:p>236</text:p>
          </table:table-cell>
          <table:table-cell office:value-type="float" office:value="3.2107600000000001" table:style-name="ce2">
            <text:p>3,21076</text:p>
          </table:table-cell>
          <table:table-cell office:value-type="float" office:value="6.9167346410206942E-2" table:formula="of:=  ABS( PI() -[Arkusz2.$C224])" table:style-name="ce1">
            <text:p>0,069167346</text:p>
          </table:table-cell>
          <table:table-cell table:number-columns-repeated="16380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228" table:style-name="ce1">
            <text:p>228</text:p>
          </table:table-cell>
          <table:table-cell office:value-type="float" office:value="3.2142900000000001" table:style-name="ce2">
            <text:p>3,21429</text:p>
          </table:table-cell>
          <table:table-cell office:value-type="float" office:value="7.2697346410206976E-2" table:formula="of:=  ABS( PI() -[Arkusz2.$C225])" table:style-name="ce1">
            <text:p>0,072697346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28" table:style-name="ce1">
            <text:p>328</text:p>
          </table:table-cell>
          <table:table-cell office:value-type="float" office:value="3.2177799999999999" table:style-name="ce2">
            <text:p>3,21778</text:p>
          </table:table-cell>
          <table:table-cell office:value-type="float" office:value="7.6187346410206747E-2" table:formula="of:=  ABS( PI() -[Arkusz2.$C226])" table:style-name="ce1">
            <text:p>0,076187346</text:p>
          </table:table-cell>
          <table:table-cell table:number-columns-repeated="16380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106" table:style-name="ce1">
            <text:p>106</text:p>
          </table:table-cell>
          <table:table-cell office:value-type="float" office:value="3.2212399999999999" table:style-name="ce2">
            <text:p>3,22124</text:p>
          </table:table-cell>
          <table:table-cell office:value-type="float" office:value="7.9647346410206765E-2" table:formula="of:=  ABS( PI() -[Arkusz2.$C227])" table:style-name="ce1">
            <text:p>0,07964734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60" table:style-name="ce1">
            <text:p>60</text:p>
          </table:table-cell>
          <table:table-cell office:value-type="float" office:value="3.2246700000000001" table:style-name="ce2">
            <text:p>3,22467</text:p>
          </table:table-cell>
          <table:table-cell office:value-type="float" office:value="8.3077346410207031E-2" table:formula="of:=  ABS( PI() -[Arkusz2.$C228])" table:style-name="ce1">
            <text:p>0,083077346</text:p>
          </table:table-cell>
          <table:table-cell table:number-columns-repeated="16380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81" table:style-name="ce1">
            <text:p>81</text:p>
          </table:table-cell>
          <table:table-cell office:value-type="float" office:value="3.2105299999999999" table:style-name="ce2">
            <text:p>3,21053</text:p>
          </table:table-cell>
          <table:table-cell office:value-type="float" office:value="6.8937346410206768E-2" table:formula="of:=  ABS( PI() -[Arkusz2.$C229])" table:style-name="ce1">
            <text:p>0,068937346</text:p>
          </table:table-cell>
          <table:table-cell table:number-columns-repeated="16380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46" table:style-name="ce1">
            <text:p>46</text:p>
          </table:table-cell>
          <table:table-cell office:value-type="float" office:value="3.19651" table:style-name="ce2">
            <text:p>3,19651</text:p>
          </table:table-cell>
          <table:table-cell office:value-type="float" office:value="5.4917346410206846E-2" table:formula="of:=  ABS( PI() -[Arkusz2.$C230])" table:style-name="ce1">
            <text:p>0,05491734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3" table:style-name="ce1">
            <text:p>183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231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7" table:style-name="ce1">
            <text:p>27</text:p>
          </table:table-cell>
          <table:table-cell office:value-type="float" office:value="3.2034600000000002" table:style-name="ce2">
            <text:p>3,20346</text:p>
          </table:table-cell>
          <table:table-cell office:value-type="float" office:value="6.186734641020708E-2" table:formula="of:=  ABS( PI() -[Arkusz2.$C232])" table:style-name="ce1">
            <text:p>0,061867346</text:p>
          </table:table-cell>
          <table:table-cell table:number-columns-repeated="16380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6" table:style-name="ce1">
            <text:p>16</text:p>
          </table:table-cell>
          <table:table-cell office:value-type="float" office:value="3.2069000000000001" table:style-name="ce2">
            <text:p>3,2069</text:p>
          </table:table-cell>
          <table:table-cell office:value-type="float" office:value="6.5307346410206968E-2" table:formula="of:=  ABS( PI() -[Arkusz2.$C233])" table:style-name="ce1">
            <text:p>0,06530734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office:value-type="float" office:value="3.19313" table:style-name="ce2">
            <text:p>3,19313</text:p>
          </table:table-cell>
          <table:table-cell office:value-type="float" office:value="5.1537346410206908E-2" table:formula="of:=  ABS( PI() -[Arkusz2.$C234])" table:style-name="ce1">
            <text:p>0,051537346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30" table:style-name="ce1">
            <text:p>330</text:p>
          </table:table-cell>
          <table:table-cell office:value-type="float" office:value="3.19658" table:style-name="ce2">
            <text:p>3,19658</text:p>
          </table:table-cell>
          <table:table-cell office:value-type="float" office:value="5.4987346410206861E-2" table:formula="of:=  ABS( PI() -[Arkusz2.$C235])" table:style-name="ce1">
            <text:p>0,054987346</text:p>
          </table:table-cell>
          <table:table-cell table:number-columns-repeated="16380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255" table:style-name="ce1">
            <text:p>255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236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114" table:style-name="ce1">
            <text:p>114</text:p>
          </table:table-cell>
          <table:table-cell office:value-type="float" office:value="3.2033900000000002" table:style-name="ce2">
            <text:p>3,20339</text:p>
          </table:table-cell>
          <table:table-cell office:value-type="float" office:value="6.1797346410207066E-2" table:formula="of:=  ABS( PI() -[Arkusz2.$C237])" table:style-name="ce1">
            <text:p>0,06179734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31" table:style-name="ce1">
            <text:p>231</text:p>
          </table:table-cell>
          <table:table-cell office:value-type="float" office:value="3.20675" table:style-name="ce2">
            <text:p>3,20675</text:p>
          </table:table-cell>
          <table:table-cell office:value-type="float" office:value="6.5157346410206873E-2" table:formula="of:=  ABS( PI() -[Arkusz2.$C238])" table:style-name="ce1">
            <text:p>0,065157346</text:p>
          </table:table-cell>
          <table:table-cell table:number-columns-repeated="16380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356" table:style-name="ce1">
            <text:p>356</text:p>
          </table:table-cell>
          <table:table-cell office:value-type="float" office:value="3.21008" table:style-name="ce2">
            <text:p>3,21008</text:p>
          </table:table-cell>
          <table:table-cell office:value-type="float" office:value="6.8487346410206928E-2" table:formula="of:=  ABS( PI() -[Arkusz2.$C239])" table:style-name="ce1">
            <text:p>0,06848734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3.19665" table:style-name="ce2">
            <text:p>3,19665</text:p>
          </table:table-cell>
          <table:table-cell office:value-type="float" office:value="5.5057346410206875E-2" table:formula="of:=  ABS( PI() -[Arkusz2.$C240])" table:style-name="ce1">
            <text:p>0,05505734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2" table:style-name="ce1">
            <text:p>132</text:p>
          </table:table-cell>
          <table:table-cell office:value-type="float" office:value="3.1833300000000002" table:style-name="ce2">
            <text:p>3,18333</text:p>
          </table:table-cell>
          <table:table-cell office:value-type="float" office:value="4.1737346410207099E-2" table:formula="of:=  ABS( PI() -[Arkusz2.$C241])" table:style-name="ce1">
            <text:p>0,04173734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24" table:style-name="ce1">
            <text:p>224</text:p>
          </table:table-cell>
          <table:table-cell office:value-type="float" office:value="3.1867200000000002" table:style-name="ce2">
            <text:p>3,18672</text:p>
          </table:table-cell>
          <table:table-cell office:value-type="float" office:value="4.5127346410207103E-2" table:formula="of:=  ABS( PI() -[Arkusz2.$C242])" table:style-name="ce1">
            <text:p>0,04512734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79" table:style-name="ce1">
            <text:p>79</text:p>
          </table:table-cell>
          <table:table-cell office:value-type="float" office:value="3.19008" table:style-name="ce2">
            <text:p>3,19008</text:p>
          </table:table-cell>
          <table:table-cell office:value-type="float" office:value="4.8487346410206911E-2" table:formula="of:=  ABS( PI() -[Arkusz2.$C243])" table:style-name="ce1">
            <text:p>0,048487346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01" table:style-name="ce1">
            <text:p>201</text:p>
          </table:table-cell>
          <table:table-cell office:value-type="float" office:value="3.1934200000000001" table:style-name="ce2">
            <text:p>3,19342</text:p>
          </table:table-cell>
          <table:table-cell office:value-type="float" office:value="5.1827346410207031E-2" table:formula="of:=  ABS( PI() -[Arkusz2.$C244])" table:style-name="ce1">
            <text:p>0,05182734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48" table:style-name="ce1">
            <text:p>148</text:p>
          </table:table-cell>
          <table:table-cell office:value-type="float" office:value="3.19672" table:style-name="ce2">
            <text:p>3,19672</text:p>
          </table:table-cell>
          <table:table-cell office:value-type="float" office:value="5.512734641020689E-2" table:formula="of:=  ABS( PI() -[Arkusz2.$C245])" table:style-name="ce1">
            <text:p>0,055127346</text:p>
          </table:table-cell>
          <table:table-cell table:number-columns-repeated="16380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112" table:style-name="ce1">
            <text:p>112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246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2" table:style-name="ce1">
            <text:p>52</text:p>
          </table:table-cell>
          <table:table-cell office:value-type="float" office:value="3.2032500000000002" table:style-name="ce2">
            <text:p>3,20325</text:p>
          </table:table-cell>
          <table:table-cell office:value-type="float" office:value="6.1657346410207037E-2" table:formula="of:=  ABS( PI() -[Arkusz2.$C247])" table:style-name="ce1">
            <text:p>0,06165734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37" table:style-name="ce1">
            <text:p>137</text:p>
          </table:table-cell>
          <table:table-cell office:value-type="float" office:value="3.20648" table:style-name="ce2">
            <text:p>3,20648</text:p>
          </table:table-cell>
          <table:table-cell office:value-type="float" office:value="6.4887346410206881E-2" table:formula="of:=  ABS( PI() -[Arkusz2.$C248])" table:style-name="ce1">
            <text:p>0,064887346</text:p>
          </table:table-cell>
          <table:table-cell table:number-columns-repeated="16380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78" table:style-name="ce1">
            <text:p>78</text:p>
          </table:table-cell>
          <table:table-cell office:value-type="float" office:value="3.2096800000000001" table:style-name="ce2">
            <text:p>3,20968</text:p>
          </table:table-cell>
          <table:table-cell office:value-type="float" office:value="6.8087346410206973E-2" table:formula="of:=  ABS( PI() -[Arkusz2.$C249])" table:style-name="ce1">
            <text:p>0,06808734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10" table:style-name="ce1">
            <text:p>310</text:p>
          </table:table-cell>
          <table:table-cell office:value-type="float" office:value="3.21285" table:style-name="ce2">
            <text:p>3,21285</text:p>
          </table:table-cell>
          <table:table-cell office:value-type="float" office:value="7.1257346410206868E-2" table:formula="of:=  ABS( PI() -[Arkusz2.$C250])" table:style-name="ce1">
            <text:p>0,07125734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9" table:style-name="ce1">
            <text:p>59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251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67" table:style-name="ce1">
            <text:p>167</text:p>
          </table:table-cell>
          <table:table-cell office:value-type="float" office:value="3.2031900000000002" table:style-name="ce2">
            <text:p>3,20319</text:p>
          </table:table-cell>
          <table:table-cell office:value-type="float" office:value="6.1597346410207088E-2" table:formula="of:=  ABS( PI() -[Arkusz2.$C252])" table:style-name="ce1">
            <text:p>0,06159734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71" table:style-name="ce1">
            <text:p>371</text:p>
          </table:table-cell>
          <table:table-cell office:value-type="float" office:value="3.19048" table:style-name="ce2">
            <text:p>3,19048</text:p>
          </table:table-cell>
          <table:table-cell office:value-type="float" office:value="4.8887346410206867E-2" table:formula="of:=  ABS( PI() -[Arkusz2.$C253])" table:style-name="ce1">
            <text:p>0,048887346</text:p>
          </table:table-cell>
          <table:table-cell table:number-columns-repeated="16380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307" table:style-name="ce1">
            <text:p>307</text:p>
          </table:table-cell>
          <table:table-cell office:value-type="float" office:value="3.1936800000000001" table:style-name="ce2">
            <text:p>3,19368</text:p>
          </table:table-cell>
          <table:table-cell office:value-type="float" office:value="5.2087346410206958E-2" table:formula="of:=  ABS( PI() -[Arkusz2.$C254])" table:style-name="ce1">
            <text:p>0,052087346</text:p>
          </table:table-cell>
          <table:table-cell table:number-columns-repeated="16380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11" table:style-name="ce1">
            <text:p>111</text:p>
          </table:table-cell>
          <table:table-cell office:value-type="float" office:value="3.19685" table:style-name="ce2">
            <text:p>3,19685</text:p>
          </table:table-cell>
          <table:table-cell office:value-type="float" office:value="5.5257346410206853E-2" table:formula="of:=  ABS( PI() -[Arkusz2.$C255])" table:style-name="ce1">
            <text:p>0,055257346</text:p>
          </table:table-cell>
          <table:table-cell table:number-columns-repeated="16380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4" table:style-name="ce1">
            <text:p>4</text:p>
          </table:table-cell>
          <table:table-cell office:value-type="float" office:value="3.18431" table:style-name="ce2">
            <text:p>3,18431</text:p>
          </table:table-cell>
          <table:table-cell office:value-type="float" office:value="4.2717346410206858E-2" table:formula="of:=  ABS( PI() -[Arkusz2.$C256])" table:style-name="ce1">
            <text:p>0,042717346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61" table:style-name="ce1">
            <text:p>61</text:p>
          </table:table-cell>
          <table:table-cell office:value-type="float" office:value="3.1875" table:style-name="ce2">
            <text:p>3,1875</text:p>
          </table:table-cell>
          <table:table-cell office:value-type="float" office:value="4.5907346410206884E-2" table:formula="of:=  ABS( PI() -[Arkusz2.$C257])" table:style-name="ce1">
            <text:p>0,045907346</text:p>
          </table:table-cell>
          <table:table-cell table:number-columns-repeated="16380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370" table:style-name="ce1">
            <text:p>370</text:p>
          </table:table-cell>
          <table:table-cell office:value-type="float" office:value="3.1906599999999998" table:style-name="ce2">
            <text:p>3,19066</text:p>
          </table:table-cell>
          <table:table-cell office:value-type="float" office:value="4.9067346410206714E-2" table:formula="of:=  ABS( PI() -[Arkusz2.$C258])" table:style-name="ce1">
            <text:p>0,049067346</text:p>
          </table:table-cell>
          <table:table-cell table:number-columns-repeated="16380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340" table:style-name="ce1">
            <text:p>340</text:p>
          </table:table-cell>
          <table:table-cell office:value-type="float" office:value="3.1938" table:style-name="ce2">
            <text:p>3,1938</text:p>
          </table:table-cell>
          <table:table-cell office:value-type="float" office:value="5.2207346410206856E-2" table:formula="of:=  ABS( PI() -[Arkusz2.$C259])" table:style-name="ce1">
            <text:p>0,052207346</text:p>
          </table:table-cell>
          <table:table-cell table:number-columns-repeated="16380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196" table:style-name="ce1">
            <text:p>196</text:p>
          </table:table-cell>
          <table:table-cell office:value-type="float" office:value="3.1969099999999999" table:style-name="ce2">
            <text:p>3,19691</text:p>
          </table:table-cell>
          <table:table-cell office:value-type="float" office:value="5.5317346410206802E-2" table:formula="of:=  ABS( PI() -[Arkusz2.$C260])" table:style-name="ce1">
            <text:p>0,055317346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388" table:style-name="ce1">
            <text:p>388</text:p>
          </table:table-cell>
          <table:table-cell office:value-type="float" office:value="3.1846199999999998" table:style-name="ce2">
            <text:p>3,18462</text:p>
          </table:table-cell>
          <table:table-cell office:value-type="float" office:value="4.3027346410206668E-2" table:formula="of:=  ABS( PI() -[Arkusz2.$C261])" table:style-name="ce1">
            <text:p>0,043027346</text:p>
          </table:table-cell>
          <table:table-cell table:number-columns-repeated="16380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311" table:style-name="ce1">
            <text:p>311</text:p>
          </table:table-cell>
          <table:table-cell office:value-type="float" office:value="3.1877399999999998" table:style-name="ce2">
            <text:p>3,18774</text:p>
          </table:table-cell>
          <table:table-cell office:value-type="float" office:value="4.614734641020668E-2" table:formula="of:=  ABS( PI() -[Arkusz2.$C262])" table:style-name="ce1">
            <text:p>0,046147346</text:p>
          </table:table-cell>
          <table:table-cell table:number-columns-repeated="16380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78" table:style-name="ce1">
            <text:p>78</text:p>
          </table:table-cell>
          <table:table-cell office:value-type="float" office:value="3.1908400000000001" table:style-name="ce2">
            <text:p>3,19084</text:p>
          </table:table-cell>
          <table:table-cell office:value-type="float" office:value="4.9247346410207005E-2" table:formula="of:=  ABS( PI() -[Arkusz2.$C263])" table:style-name="ce1">
            <text:p>0,04924734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17" table:style-name="ce1">
            <text:p>217</text:p>
          </table:table-cell>
          <table:table-cell office:value-type="float" office:value="3.1939199999999999" table:style-name="ce2">
            <text:p>3,19392</text:p>
          </table:table-cell>
          <table:table-cell office:value-type="float" office:value="5.2327346410206754E-2" table:formula="of:=  ABS( PI() -[Arkusz2.$C264])" table:style-name="ce1">
            <text:p>0,05232734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9" table:style-name="ce1">
            <text:p>159</text:p>
          </table:table-cell>
          <table:table-cell office:value-type="float" office:value="3.1969699999999999" table:style-name="ce2">
            <text:p>3,19697</text:p>
          </table:table-cell>
          <table:table-cell office:value-type="float" office:value="5.5377346410206751E-2" table:formula="of:=  ABS( PI() -[Arkusz2.$C265])" table:style-name="ce1">
            <text:p>0,055377346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97" table:style-name="ce1">
            <text:p>297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266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219" table:style-name="ce1">
            <text:p>219</text:p>
          </table:table-cell>
          <table:table-cell office:value-type="float" office:value="3.2030099999999999" table:style-name="ce2">
            <text:p>3,20301</text:p>
          </table:table-cell>
          <table:table-cell office:value-type="float" office:value="6.1417346410206797E-2" table:formula="of:=  ABS( PI() -[Arkusz2.$C267])" table:style-name="ce1">
            <text:p>0,061417346</text:p>
          </table:table-cell>
          <table:table-cell table:number-columns-repeated="16380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366" table:style-name="ce1">
            <text:p>366</text:p>
          </table:table-cell>
          <table:table-cell office:value-type="float" office:value="3.2059899999999999" table:style-name="ce2">
            <text:p>3,20599</text:p>
          </table:table-cell>
          <table:table-cell office:value-type="float" office:value="6.4397346410206779E-2" table:formula="of:=  ABS( PI() -[Arkusz2.$C268])" table:style-name="ce1">
            <text:p>0,064397346</text:p>
          </table:table-cell>
          <table:table-cell table:number-columns-repeated="16380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215" table:style-name="ce1">
            <text:p>215</text:p>
          </table:table-cell>
          <table:table-cell office:value-type="float" office:value="3.2089599999999998" table:style-name="ce2">
            <text:p>3,20896</text:p>
          </table:table-cell>
          <table:table-cell office:value-type="float" office:value="6.7367346410206697E-2" table:formula="of:=  ABS( PI() -[Arkusz2.$C269])" table:style-name="ce1">
            <text:p>0,067367346</text:p>
          </table:table-cell>
          <table:table-cell table:number-columns-repeated="16380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227" table:style-name="ce1">
            <text:p>227</text:p>
          </table:table-cell>
          <table:table-cell office:value-type="float" office:value="3.2119" table:style-name="ce2">
            <text:p>3,2119</text:p>
          </table:table-cell>
          <table:table-cell office:value-type="float" office:value="7.0307346410206861E-2" table:formula="of:=  ABS( PI() -[Arkusz2.$C270])" table:style-name="ce1">
            <text:p>0,07030734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50" table:style-name="ce1">
            <text:p>250</text:p>
          </table:table-cell>
          <table:table-cell office:value-type="float" office:value="3.2148099999999999" table:style-name="ce2">
            <text:p>3,21481</text:p>
          </table:table-cell>
          <table:table-cell office:value-type="float" office:value="7.3217346410206829E-2" table:formula="of:=  ABS( PI() -[Arkusz2.$C271])" table:style-name="ce1">
            <text:p>0,073217346</text:p>
          </table:table-cell>
          <table:table-cell table:number-columns-repeated="1638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62" table:style-name="ce1">
            <text:p>162</text:p>
          </table:table-cell>
          <table:table-cell office:value-type="float" office:value="3.2177099999999998" table:style-name="ce2">
            <text:p>3,21771</text:p>
          </table:table-cell>
          <table:table-cell office:value-type="float" office:value="7.6117346410206732E-2" table:formula="of:=  ABS( PI() -[Arkusz2.$C272])" table:style-name="ce1">
            <text:p>0,076117346</text:p>
          </table:table-cell>
          <table:table-cell table:number-columns-repeated="16380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101" table:style-name="ce1">
            <text:p>101</text:p>
          </table:table-cell>
          <table:table-cell office:value-type="float" office:value="3.2058800000000001" table:style-name="ce2">
            <text:p>3,20588</text:p>
          </table:table-cell>
          <table:table-cell office:value-type="float" office:value="6.4287346410206947E-2" table:formula="of:=  ABS( PI() -[Arkusz2.$C273])" table:style-name="ce1">
            <text:p>0,064287346</text:p>
          </table:table-cell>
          <table:table-cell table:number-columns-repeated="16380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86" table:style-name="ce1">
            <text:p>86</text:p>
          </table:table-cell>
          <table:table-cell office:value-type="float" office:value="3.20879" table:style-name="ce2">
            <text:p>3,20879</text:p>
          </table:table-cell>
          <table:table-cell office:value-type="float" office:value="6.7197346410206915E-2" table:formula="of:=  ABS( PI() -[Arkusz2.$C274])" table:style-name="ce1">
            <text:p>0,067197346</text:p>
          </table:table-cell>
          <table:table-cell table:number-columns-repeated="16380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368" table:style-name="ce1">
            <text:p>368</text:p>
          </table:table-cell>
          <table:table-cell office:value-type="float" office:value="3.1970800000000001" table:style-name="ce2">
            <text:p>3,19708</text:p>
          </table:table-cell>
          <table:table-cell office:value-type="float" office:value="5.5487346410207028E-2" table:formula="of:=  ABS( PI() -[Arkusz2.$C275])" table:style-name="ce1">
            <text:p>0,05548734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9" table:style-name="ce1">
            <text:p>99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276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95" table:style-name="ce1">
            <text:p>195</text:p>
          </table:table-cell>
          <table:table-cell office:value-type="float" office:value="3.2029000000000001" table:style-name="ce2">
            <text:p>3,2029</text:p>
          </table:table-cell>
          <table:table-cell office:value-type="float" office:value="6.1307346410206964E-2" table:formula="of:=  ABS( PI() -[Arkusz2.$C277])" table:style-name="ce1">
            <text:p>0,06130734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8" table:style-name="ce1">
            <text:p>98</text:p>
          </table:table-cell>
          <table:table-cell office:value-type="float" office:value="3.2057799999999999" table:style-name="ce2">
            <text:p>3,20578</text:p>
          </table:table-cell>
          <table:table-cell office:value-type="float" office:value="6.4187346410206736E-2" table:formula="of:=  ABS( PI() -[Arkusz2.$C278])" table:style-name="ce1">
            <text:p>0,06418734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1" table:style-name="ce1">
            <text:p>61</text:p>
          </table:table-cell>
          <table:table-cell office:value-type="float" office:value="3.1942400000000002" table:style-name="ce2">
            <text:p>3,19424</text:p>
          </table:table-cell>
          <table:table-cell office:value-type="float" office:value="5.2647346410207074E-2" table:formula="of:=  ABS( PI() -[Arkusz2.$C279])" table:style-name="ce1">
            <text:p>0,052647346</text:p>
          </table:table-cell>
          <table:table-cell table:number-columns-repeated="16380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217" table:style-name="ce1">
            <text:p>217</text:p>
          </table:table-cell>
          <table:table-cell office:value-type="float" office:value="3.19713" table:style-name="ce2">
            <text:p>3,19713</text:p>
          </table:table-cell>
          <table:table-cell office:value-type="float" office:value="5.5537346410206911E-2" table:formula="of:=  ABS( PI() -[Arkusz2.$C280])" table:style-name="ce1">
            <text:p>0,055537346</text:p>
          </table:table-cell>
          <table:table-cell table:number-columns-repeated="1638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35" table:style-name="ce1">
            <text:p>335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281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289" table:style-name="ce1">
            <text:p>289</text:p>
          </table:table-cell>
          <table:table-cell office:value-type="float" office:value="3.2028500000000002" table:style-name="ce2">
            <text:p>3,20285</text:p>
          </table:table-cell>
          <table:table-cell office:value-type="float" office:value="6.1257346410207081E-2" table:formula="of:=  ABS( PI() -[Arkusz2.$C282])" table:style-name="ce1">
            <text:p>0,061257346</text:p>
          </table:table-cell>
          <table:table-cell table:number-columns-repeated="16380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244" table:style-name="ce1">
            <text:p>244</text:p>
          </table:table-cell>
          <table:table-cell office:value-type="float" office:value="3.20567" table:style-name="ce2">
            <text:p>3,20567</text:p>
          </table:table-cell>
          <table:table-cell office:value-type="float" office:value="6.4077346410206903E-2" table:formula="of:=  ABS( PI() -[Arkusz2.$C283])" table:style-name="ce1">
            <text:p>0,06407734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37" table:style-name="ce1">
            <text:p>337</text:p>
          </table:table-cell>
          <table:table-cell office:value-type="float" office:value="3.2084800000000002" table:style-name="ce2">
            <text:p>3,20848</text:p>
          </table:table-cell>
          <table:table-cell office:value-type="float" office:value="6.6887346410207105E-2" table:formula="of:=  ABS( PI() -[Arkusz2.$C284])" table:style-name="ce1">
            <text:p>0,066887346</text:p>
          </table:table-cell>
          <table:table-cell table:number-columns-repeated="16380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73" table:style-name="ce1">
            <text:p>73</text:p>
          </table:table-cell>
          <table:table-cell office:value-type="float" office:value="3.2112699999999998" table:style-name="ce2">
            <text:p>3,21127</text:p>
          </table:table-cell>
          <table:table-cell office:value-type="float" office:value="6.9677346410206731E-2" table:formula="of:=  ABS( PI() -[Arkusz2.$C285])" table:style-name="ce1">
            <text:p>0,06967734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286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22" table:style-name="ce1">
            <text:p>222</text:p>
          </table:table-cell>
          <table:table-cell office:value-type="float" office:value="3.2027999999999999" table:style-name="ce2">
            <text:p>3,2028</text:p>
          </table:table-cell>
          <table:table-cell office:value-type="float" office:value="6.1207346410206753E-2" table:formula="of:=  ABS( PI() -[Arkusz2.$C287])" table:style-name="ce1">
            <text:p>0,061207346</text:p>
          </table:table-cell>
          <table:table-cell table:number-columns-repeated="16380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38" table:style-name="ce1">
            <text:p>238</text:p>
          </table:table-cell>
          <table:table-cell office:value-type="float" office:value="3.2055699999999998" table:style-name="ce2">
            <text:p>3,20557</text:p>
          </table:table-cell>
          <table:table-cell office:value-type="float" office:value="6.3977346410206692E-2" table:formula="of:=  ABS( PI() -[Arkusz2.$C288])" table:style-name="ce1">
            <text:p>0,06397734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64" table:style-name="ce1">
            <text:p>364</text:p>
          </table:table-cell>
          <table:table-cell office:value-type="float" office:value="3.1944400000000002" table:style-name="ce2">
            <text:p>3,19444</text:p>
          </table:table-cell>
          <table:table-cell office:value-type="float" office:value="5.2847346410207052E-2" table:formula="of:=  ABS( PI() -[Arkusz2.$C289])" table:style-name="ce1">
            <text:p>0,052847346</text:p>
          </table:table-cell>
          <table:table-cell table:number-columns-repeated="16380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377" table:style-name="ce1">
            <text:p>377</text:p>
          </table:table-cell>
          <table:table-cell office:value-type="float" office:value="3.1833900000000002" table:style-name="ce2">
            <text:p>3,18339</text:p>
          </table:table-cell>
          <table:table-cell office:value-type="float" office:value="4.1797346410207048E-2" table:formula="of:=  ABS( PI() -[Arkusz2.$C290])" table:style-name="ce1">
            <text:p>0,041797346</text:p>
          </table:table-cell>
          <table:table-cell table:number-columns-repeated="16380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251" table:style-name="ce1">
            <text:p>251</text:p>
          </table:table-cell>
          <table:table-cell office:value-type="float" office:value="3.18621" table:style-name="ce2">
            <text:p>3,18621</text:p>
          </table:table-cell>
          <table:table-cell office:value-type="float" office:value="4.4617346410206871E-2" table:formula="of:=  ABS( PI() -[Arkusz2.$C291])" table:style-name="ce1">
            <text:p>0,044617346</text:p>
          </table:table-cell>
          <table:table-cell table:number-columns-repeated="16380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77" table:style-name="ce1">
            <text:p>77</text:p>
          </table:table-cell>
          <table:table-cell office:value-type="float" office:value="3.1752600000000002" table:style-name="ce2">
            <text:p>3,17526</text:p>
          </table:table-cell>
          <table:table-cell office:value-type="float" office:value="3.3667346410207077E-2" table:formula="of:=  ABS( PI() -[Arkusz2.$C292])" table:style-name="ce1">
            <text:p>0,03366734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25" table:style-name="ce1">
            <text:p>225</text:p>
          </table:table-cell>
          <table:table-cell office:value-type="float" office:value="3.17808" table:style-name="ce2">
            <text:p>3,17808</text:p>
          </table:table-cell>
          <table:table-cell office:value-type="float" office:value="3.64873464102069E-2" table:formula="of:=  ABS( PI() -[Arkusz2.$C293])" table:style-name="ce1">
            <text:p>0,036487346</text:p>
          </table:table-cell>
          <table:table-cell table:number-columns-repeated="1638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300" table:style-name="ce1">
            <text:p>300</text:p>
          </table:table-cell>
          <table:table-cell office:value-type="float" office:value="3.1808900000000002" table:style-name="ce2">
            <text:p>3,18089</text:p>
          </table:table-cell>
          <table:table-cell office:value-type="float" office:value="3.9297346410207101E-2" table:formula="of:=  ABS( PI() -[Arkusz2.$C294])" table:style-name="ce1">
            <text:p>0,03929734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3.1700699999999999" table:style-name="ce2">
            <text:p>3,17007</text:p>
          </table:table-cell>
          <table:table-cell office:value-type="float" office:value="2.8477346410206827E-2" table:formula="of:=  ABS( PI() -[Arkusz2.$C295])" table:style-name="ce1">
            <text:p>0,02847734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9" table:style-name="ce1">
            <text:p>199</text:p>
          </table:table-cell>
          <table:table-cell office:value-type="float" office:value="3.1728800000000001" table:style-name="ce2">
            <text:p>3,17288</text:p>
          </table:table-cell>
          <table:table-cell office:value-type="float" office:value="3.1287346410207029E-2" table:formula="of:=  ABS( PI() -[Arkusz2.$C296])" table:style-name="ce1">
            <text:p>0,03128734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office:value-type="float" office:value="3.1621600000000001" table:style-name="ce2">
            <text:p>3,16216</text:p>
          </table:table-cell>
          <table:table-cell office:value-type="float" office:value="2.0567346410206966E-2" table:formula="of:=  ABS( PI() -[Arkusz2.$C297])" table:style-name="ce1">
            <text:p>0,020567346</text:p>
          </table:table-cell>
          <table:table-cell table:number-columns-repeated="16380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245" table:style-name="ce1">
            <text:p>245</text:p>
          </table:table-cell>
          <table:table-cell office:value-type="float" office:value="3.1649799999999999" table:style-name="ce2">
            <text:p>3,16498</text:p>
          </table:table-cell>
          <table:table-cell office:value-type="float" office:value="2.3387346410206789E-2" table:formula="of:=  ABS( PI() -[Arkusz2.$C298])" table:style-name="ce1">
            <text:p>0,023387346</text:p>
          </table:table-cell>
          <table:table-cell table:number-columns-repeated="16380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369" table:style-name="ce1">
            <text:p>369</text:p>
          </table:table-cell>
          <table:table-cell office:value-type="float" office:value="3.1543600000000001" table:style-name="ce2">
            <text:p>3,15436</text:p>
          </table:table-cell>
          <table:table-cell office:value-type="float" office:value="1.2767346410206937E-2" table:formula="of:=  ABS( PI() -[Arkusz2.$C299])" table:style-name="ce1">
            <text:p>0,01276734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3" table:style-name="ce1">
            <text:p>73</text:p>
          </table:table-cell>
          <table:table-cell office:value-type="float" office:value="3.1438100000000002" table:style-name="ce2">
            <text:p>3,14381</text:p>
          </table:table-cell>
          <table:table-cell office:value-type="float" office:value="2.2173464102070994E-3" table:formula="of:=  ABS( PI() -[Arkusz2.$C300])" table:style-name="ce1">
            <text:p>0,002217346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78" table:style-name="ce1">
            <text:p>278</text:p>
          </table:table-cell>
          <table:table-cell office:value-type="float" office:value="3.1466699999999999" table:style-name="ce2">
            <text:p>3,14667</text:p>
          </table:table-cell>
          <table:table-cell office:value-type="float" office:value="5.07734641020674E-3" table:formula="of:=  ABS( PI() -[Arkusz2.$C301])" table:style-name="ce1">
            <text:p>0,005077346</text:p>
          </table:table-cell>
          <table:table-cell table:number-columns-repeated="16380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395" table:style-name="ce1">
            <text:p>395</text:p>
          </table:table-cell>
          <table:table-cell office:value-type="float" office:value="3.1362100000000002" table:style-name="ce2">
            <text:p>3,13621</text:p>
          </table:table-cell>
          <table:table-cell office:value-type="float" office:value="5.3826535897929517E-3" table:formula="of:=  ABS( PI() -[Arkusz2.$C302])" table:style-name="ce1">
            <text:p>0,005382654</text:p>
          </table:table-cell>
          <table:table-cell table:number-columns-repeated="16380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172" table:style-name="ce1">
            <text:p>172</text:p>
          </table:table-cell>
          <table:table-cell office:value-type="float" office:value="3.1390699999999998" table:style-name="ce2">
            <text:p>3,13907</text:p>
          </table:table-cell>
          <table:table-cell office:value-type="float" office:value="2.5226535897933111E-3" table:formula="of:=  ABS( PI() -[Arkusz2.$C303])" table:style-name="ce1">
            <text:p>0,002522654</text:p>
          </table:table-cell>
          <table:table-cell table:number-columns-repeated="16380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298" table:style-name="ce1">
            <text:p>298</text:p>
          </table:table-cell>
          <table:table-cell office:value-type="float" office:value="3.1419100000000002" table:style-name="ce2">
            <text:p>3,14191</text:p>
          </table:table-cell>
          <table:table-cell office:value-type="float" office:value="3.1734641020708665E-4" table:formula="of:=  ABS( PI() -[Arkusz2.$C304])" table:style-name="ce1">
            <text:p>0,000317346</text:p>
          </table:table-cell>
          <table:table-cell table:number-columns-repeated="16380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69" table:style-name="ce1">
            <text:p>69</text:p>
          </table:table-cell>
          <table:table-cell office:value-type="float" office:value="3.1447400000000001" table:style-name="ce2">
            <text:p>3,14474</text:p>
          </table:table-cell>
          <table:table-cell office:value-type="float" office:value="3.1473464102069748E-3" table:formula="of:=  ABS( PI() -[Arkusz2.$C305])" table:style-name="ce1">
            <text:p>0,003147346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11" table:style-name="ce1">
            <text:p>211</text:p>
          </table:table-cell>
          <table:table-cell office:value-type="float" office:value="3.1475399999999998" table:style-name="ce2">
            <text:p>3,14754</text:p>
          </table:table-cell>
          <table:table-cell office:value-type="float" office:value="5.9473464102066664E-3" table:formula="of:=  ABS( PI() -[Arkusz2.$C306])" table:style-name="ce1">
            <text:p>0,00594734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66" table:style-name="ce1">
            <text:p>266</text:p>
          </table:table-cell>
          <table:table-cell office:value-type="float" office:value="3.1503299999999999" table:style-name="ce2">
            <text:p>3,15033</text:p>
          </table:table-cell>
          <table:table-cell office:value-type="float" office:value="8.7373464102067366E-3" table:formula="of:=  ABS( PI() -[Arkusz2.$C307])" table:style-name="ce1">
            <text:p>0,008737346</text:p>
          </table:table-cell>
          <table:table-cell table:number-columns-repeated="16380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88" table:style-name="ce1">
            <text:p>88</text:p>
          </table:table-cell>
          <table:table-cell office:value-type="float" office:value="3.1400700000000001" table:style-name="ce2">
            <text:p>3,14007</text:p>
          </table:table-cell>
          <table:table-cell office:value-type="float" office:value="1.5226535897929772E-3" table:formula="of:=  ABS( PI() -[Arkusz2.$C308])" table:style-name="ce1">
            <text:p>0,001522654</text:p>
          </table:table-cell>
          <table:table-cell table:number-columns-repeated="16380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380" table:style-name="ce1">
            <text:p>380</text:p>
          </table:table-cell>
          <table:table-cell office:value-type="float" office:value="3.1428600000000002" table:style-name="ce2">
            <text:p>3,14286</text:p>
          </table:table-cell>
          <table:table-cell office:value-type="float" office:value="1.267346410207093E-3" table:formula="of:=  ABS( PI() -[Arkusz2.$C309])" table:style-name="ce1">
            <text:p>0,001267346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20" table:style-name="ce1">
            <text:p>320</text:p>
          </table:table-cell>
          <table:table-cell office:value-type="float" office:value="3.1456300000000001" table:style-name="ce2">
            <text:p>3,14563</text:p>
          </table:table-cell>
          <table:table-cell office:value-type="float" office:value="4.0373464102070322E-3" table:formula="of:=  ABS( PI() -[Arkusz2.$C310])" table:style-name="ce1">
            <text:p>0,004037346</text:p>
          </table:table-cell>
          <table:table-cell table:number-columns-repeated="1638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84" table:style-name="ce1">
            <text:p>84</text:p>
          </table:table-cell>
          <table:table-cell office:value-type="float" office:value="3.14839" table:style-name="ce2">
            <text:p>3,14839</text:p>
          </table:table-cell>
          <table:table-cell office:value-type="float" office:value="6.7973464102069059E-3" table:formula="of:=  ABS( PI() -[Arkusz2.$C311])" table:style-name="ce1">
            <text:p>0,00679734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" table:style-name="ce1">
            <text:p>3</text:p>
          </table:table-cell>
          <table:table-cell office:value-type="float" office:value="3.1511300000000002" table:style-name="ce2">
            <text:p>3,15113</text:p>
          </table:table-cell>
          <table:table-cell office:value-type="float" office:value="9.5373464102070926E-3" table:formula="of:=  ABS( PI() -[Arkusz2.$C312])" table:style-name="ce1">
            <text:p>0,009537346</text:p>
          </table:table-cell>
          <table:table-cell table:number-columns-repeated="16380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30" table:style-name="ce1">
            <text:p>30</text:p>
          </table:table-cell>
          <table:table-cell office:value-type="float" office:value="3.1410300000000002" table:style-name="ce2">
            <text:p>3,14103</text:p>
          </table:table-cell>
          <table:table-cell office:value-type="float" office:value="5.6265358979290525E-4" table:formula="of:=  ABS( PI() -[Arkusz2.$C313])" table:style-name="ce1">
            <text:p>0,000562654</text:p>
          </table:table-cell>
          <table:table-cell table:number-columns-repeated="16380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374" table:style-name="ce1">
            <text:p>374</text:p>
          </table:table-cell>
          <table:table-cell office:value-type="float" office:value="3.14377" table:style-name="ce2">
            <text:p>3,14377</text:p>
          </table:table-cell>
          <table:table-cell office:value-type="float" office:value="2.1773464102068374E-3" table:formula="of:=  ABS( PI() -[Arkusz2.$C314])" table:style-name="ce1">
            <text:p>0,00217734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92" table:style-name="ce1">
            <text:p>192</text:p>
          </table:table-cell>
          <table:table-cell office:value-type="float" office:value="3.1465000000000001" table:style-name="ce2">
            <text:p>3,1465</text:p>
          </table:table-cell>
          <table:table-cell office:value-type="float" office:value="4.9073464102069586E-3" table:formula="of:=  ABS( PI() -[Arkusz2.$C315])" table:style-name="ce1">
            <text:p>0,004907346</text:p>
          </table:table-cell>
          <table:table-cell table:number-columns-repeated="1638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294" table:style-name="ce1">
            <text:p>294</text:p>
          </table:table-cell>
          <table:table-cell office:value-type="float" office:value="3.1492100000000001" table:style-name="ce2">
            <text:p>3,14921</text:p>
          </table:table-cell>
          <table:table-cell office:value-type="float" office:value="7.6173464102069488E-3" table:formula="of:=  ABS( PI() -[Arkusz2.$C316])" table:style-name="ce1">
            <text:p>0,007617346</text:p>
          </table:table-cell>
          <table:table-cell table:number-columns-repeated="16380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387" table:style-name="ce1">
            <text:p>387</text:p>
          </table:table-cell>
          <table:table-cell office:value-type="float" office:value="3.13924" table:style-name="ce2">
            <text:p>3,13924</text:p>
          </table:table-cell>
          <table:table-cell office:value-type="float" office:value="2.3526535897930856E-3" table:formula="of:=  ABS( PI() -[Arkusz2.$C317])" table:style-name="ce1">
            <text:p>0,002352654</text:p>
          </table:table-cell>
          <table:table-cell table:number-columns-repeated="16380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13" table:style-name="ce1">
            <text:p>113</text:p>
          </table:table-cell>
          <table:table-cell office:value-type="float" office:value="3.1419600000000001" table:style-name="ce2">
            <text:p>3,14196</text:p>
          </table:table-cell>
          <table:table-cell office:value-type="float" office:value="3.6734641020697012E-4" table:formula="of:=  ABS( PI() -[Arkusz2.$C318])" table:style-name="ce1">
            <text:p>0,00036734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3.1320800000000002" table:style-name="ce2">
            <text:p>3,13208</text:p>
          </table:table-cell>
          <table:table-cell office:value-type="float" office:value="9.5126535897929188E-3" table:formula="of:=  ABS( PI() -[Arkusz2.$C319])" table:style-name="ce1">
            <text:p>0,009512654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83" table:style-name="ce1">
            <text:p>383</text:p>
          </table:table-cell>
          <table:table-cell office:value-type="float" office:value="3.1222599999999998" table:style-name="ce2">
            <text:p>3,12226</text:p>
          </table:table-cell>
          <table:table-cell office:value-type="float" office:value="1.9332653589793303E-2" table:formula="of:=  ABS( PI() -[Arkusz2.$C320])" table:style-name="ce1">
            <text:p>0,019332654</text:p>
          </table:table-cell>
          <table:table-cell table:number-columns-repeated="16380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319" table:style-name="ce1">
            <text:p>319</text:p>
          </table:table-cell>
          <table:table-cell office:value-type="float" office:value="3.1124999999999998" table:style-name="ce2">
            <text:p>3,1125</text:p>
          </table:table-cell>
          <table:table-cell office:value-type="float" office:value="2.9092653589793294E-2" table:formula="of:=  ABS( PI() -[Arkusz2.$C321])" table:style-name="ce1">
            <text:p>0,029092654</text:p>
          </table:table-cell>
          <table:table-cell table:number-columns-repeated="16380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48" table:style-name="ce1">
            <text:p>48</text:p>
          </table:table-cell>
          <table:table-cell office:value-type="float" office:value="3.1027999999999998" table:style-name="ce2">
            <text:p>3,1028</text:p>
          </table:table-cell>
          <table:table-cell office:value-type="float" office:value="3.8792653589793336E-2" table:formula="of:=  ABS( PI() -[Arkusz2.$C322])" table:style-name="ce1">
            <text:p>0,038792654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76" table:style-name="ce1">
            <text:p>276</text:p>
          </table:table-cell>
          <table:table-cell office:value-type="float" office:value="3.1055899999999999" table:style-name="ce2">
            <text:p>3,10559</text:p>
          </table:table-cell>
          <table:table-cell office:value-type="float" office:value="3.6002653589793265E-2" table:formula="of:=  ABS( PI() -[Arkusz2.$C323])" table:style-name="ce1">
            <text:p>0,03600265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81" table:style-name="ce1">
            <text:p>281</text:p>
          </table:table-cell>
          <table:table-cell office:value-type="float" office:value="3.1083599999999998" table:style-name="ce2">
            <text:p>3,10836</text:p>
          </table:table-cell>
          <table:table-cell office:value-type="float" office:value="3.3232653589793326E-2" table:formula="of:=  ABS( PI() -[Arkusz2.$C324])" table:style-name="ce1">
            <text:p>0,03323265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73" table:style-name="ce1">
            <text:p>273</text:p>
          </table:table-cell>
          <table:table-cell office:value-type="float" office:value="3.11111" table:style-name="ce2">
            <text:p>3,11111</text:p>
          </table:table-cell>
          <table:table-cell office:value-type="float" office:value="3.0482653589793074E-2" table:formula="of:=  ABS( PI() -[Arkusz2.$C325])" table:style-name="ce1">
            <text:p>0,030482654</text:p>
          </table:table-cell>
          <table:table-cell table:number-columns-repeated="16380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394" table:style-name="ce1">
            <text:p>394</text:p>
          </table:table-cell>
          <table:table-cell office:value-type="float" office:value="3.10154" table:style-name="ce2">
            <text:p>3,10154</text:p>
          </table:table-cell>
          <table:table-cell office:value-type="float" office:value="4.0052653589793152E-2" table:formula="of:=  ABS( PI() -[Arkusz2.$C326])" table:style-name="ce1">
            <text:p>0,040052654</text:p>
          </table:table-cell>
          <table:table-cell table:number-columns-repeated="16380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388" table:style-name="ce1">
            <text:p>388</text:p>
          </table:table-cell>
          <table:table-cell office:value-type="float" office:value="3.0920200000000002" table:style-name="ce2">
            <text:p>3,09202</text:p>
          </table:table-cell>
          <table:table-cell office:value-type="float" office:value="4.9572653589792903E-2" table:formula="of:=  ABS( PI() -[Arkusz2.$C327])" table:style-name="ce1">
            <text:p>0,04957265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.08257" table:style-name="ce2">
            <text:p>3,08257</text:p>
          </table:table-cell>
          <table:table-cell office:value-type="float" office:value="5.9022653589793084E-2" table:formula="of:=  ABS( PI() -[Arkusz2.$C328])" table:style-name="ce1">
            <text:p>0,059022654</text:p>
          </table:table-cell>
          <table:table-cell table:number-columns-repeated="16380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297" table:style-name="ce1">
            <text:p>297</text:p>
          </table:table-cell>
          <table:table-cell office:value-type="float" office:value="3.0853700000000002" table:style-name="ce2">
            <text:p>3,08537</text:p>
          </table:table-cell>
          <table:table-cell office:value-type="float" office:value="5.6222653589792948E-2" table:formula="of:=  ABS( PI() -[Arkusz2.$C329])" table:style-name="ce1">
            <text:p>0,056222654</text:p>
          </table:table-cell>
          <table:table-cell table:number-columns-repeated="16380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216" table:style-name="ce1">
            <text:p>216</text:p>
          </table:table-cell>
          <table:table-cell office:value-type="float" office:value="3.0881500000000002" table:style-name="ce2">
            <text:p>3,08815</text:p>
          </table:table-cell>
          <table:table-cell office:value-type="float" office:value="5.3442653589792943E-2" table:formula="of:=  ABS( PI() -[Arkusz2.$C330])" table:style-name="ce1">
            <text:p>0,053442654</text:p>
          </table:table-cell>
          <table:table-cell table:number-columns-repeated="16380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163" table:style-name="ce1">
            <text:p>163</text:p>
          </table:table-cell>
          <table:table-cell office:value-type="float" office:value="3.09091" table:style-name="ce2">
            <text:p>3,09091</text:p>
          </table:table-cell>
          <table:table-cell office:value-type="float" office:value="5.068265358979307E-2" table:formula="of:=  ABS( PI() -[Arkusz2.$C331])" table:style-name="ce1">
            <text:p>0,05068265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3.0815700000000001" table:style-name="ce2">
            <text:p>3,08157</text:p>
          </table:table-cell>
          <table:table-cell office:value-type="float" office:value="6.0022653589792974E-2" table:formula="of:=  ABS( PI() -[Arkusz2.$C332])" table:style-name="ce1">
            <text:p>0,060022654</text:p>
          </table:table-cell>
          <table:table-cell table:number-columns-repeated="16380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354" table:style-name="ce1">
            <text:p>354</text:p>
          </table:table-cell>
          <table:table-cell office:value-type="float" office:value="3.0843400000000001" table:style-name="ce2">
            <text:p>3,08434</text:p>
          </table:table-cell>
          <table:table-cell office:value-type="float" office:value="5.7252653589793034E-2" table:formula="of:=  ABS( PI() -[Arkusz2.$C333])" table:style-name="ce1">
            <text:p>0,057252654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386" table:style-name="ce1">
            <text:p>386</text:p>
          </table:table-cell>
          <table:table-cell office:value-type="float" office:value="3.0870899999999999" table:style-name="ce2">
            <text:p>3,08709</text:p>
          </table:table-cell>
          <table:table-cell office:value-type="float" office:value="5.4502653589793226E-2" table:formula="of:=  ABS( PI() -[Arkusz2.$C334])" table:style-name="ce1">
            <text:p>0,054502654</text:p>
          </table:table-cell>
          <table:table-cell table:number-columns-repeated="16380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257" table:style-name="ce1">
            <text:p>257</text:p>
          </table:table-cell>
          <table:table-cell office:value-type="float" office:value="3.08982" table:style-name="ce2">
            <text:p>3,08982</text:p>
          </table:table-cell>
          <table:table-cell office:value-type="float" office:value="5.1772653589793105E-2" table:formula="of:=  ABS( PI() -[Arkusz2.$C335])" table:style-name="ce1">
            <text:p>0,051772654</text:p>
          </table:table-cell>
          <table:table-cell table:number-columns-repeated="16380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142" table:style-name="ce1">
            <text:p>142</text:p>
          </table:table-cell>
          <table:table-cell office:value-type="float" office:value="3.0925400000000001" table:style-name="ce2">
            <text:p>3,09254</text:p>
          </table:table-cell>
          <table:table-cell office:value-type="float" office:value="4.9052653589793049E-2" table:formula="of:=  ABS( PI() -[Arkusz2.$C336])" table:style-name="ce1">
            <text:p>0,04905265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47" table:style-name="ce1">
            <text:p>147</text:p>
          </table:table-cell>
          <table:table-cell office:value-type="float" office:value="3.09524" table:style-name="ce2">
            <text:p>3,09524</text:p>
          </table:table-cell>
          <table:table-cell office:value-type="float" office:value="4.6352653589793125E-2" table:formula="of:=  ABS( PI() -[Arkusz2.$C337])" table:style-name="ce1">
            <text:p>0,046352654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40" table:style-name="ce1">
            <text:p>40</text:p>
          </table:table-cell>
          <table:table-cell office:value-type="float" office:value="3.0979199999999998" table:style-name="ce2">
            <text:p>3,09792</text:p>
          </table:table-cell>
          <table:table-cell office:value-type="float" office:value="4.3672653589793331E-2" table:formula="of:=  ABS( PI() -[Arkusz2.$C338])" table:style-name="ce1">
            <text:p>0,04367265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3.0887600000000002" table:style-name="ce2">
            <text:p>3,08876</text:p>
          </table:table-cell>
          <table:table-cell office:value-type="float" office:value="5.2832653589792944E-2" table:formula="of:=  ABS( PI() -[Arkusz2.$C339])" table:style-name="ce1">
            <text:p>0,052832654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64" table:style-name="ce1">
            <text:p>164</text:p>
          </table:table-cell>
          <table:table-cell office:value-type="float" office:value="3.09145" table:style-name="ce2">
            <text:p>3,09145</text:p>
          </table:table-cell>
          <table:table-cell office:value-type="float" office:value="5.0142653589793085E-2" table:formula="of:=  ABS( PI() -[Arkusz2.$C340])" table:style-name="ce1">
            <text:p>0,050142654</text:p>
          </table:table-cell>
          <table:table-cell table:number-columns-repeated="16380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45" table:style-name="ce1">
            <text:p>45</text:p>
          </table:table-cell>
          <table:table-cell office:value-type="float" office:value="3.0941200000000002" table:style-name="ce2">
            <text:p>3,09412</text:p>
          </table:table-cell>
          <table:table-cell office:value-type="float" office:value="4.7472653589792912E-2" table:formula="of:=  ABS( PI() -[Arkusz2.$C341])" table:style-name="ce1">
            <text:p>0,047472654</text:p>
          </table:table-cell>
          <table:table-cell table:number-columns-repeated="16380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84" table:style-name="ce1">
            <text:p>284</text:p>
          </table:table-cell>
          <table:table-cell office:value-type="float" office:value="3.0967699999999998" table:style-name="ce2">
            <text:p>3,09677</text:p>
          </table:table-cell>
          <table:table-cell office:value-type="float" office:value="4.4822653589793315E-2" table:formula="of:=  ABS( PI() -[Arkusz2.$C342])" table:style-name="ce1">
            <text:p>0,044822654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52" table:style-name="ce1">
            <text:p>52</text:p>
          </table:table-cell>
          <table:table-cell office:value-type="float" office:value="3.0994199999999998" table:style-name="ce2">
            <text:p>3,09942</text:p>
          </table:table-cell>
          <table:table-cell office:value-type="float" office:value="4.2172653589793274E-2" table:formula="of:=  ABS( PI() -[Arkusz2.$C343])" table:style-name="ce1">
            <text:p>0,04217265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07" table:style-name="ce1">
            <text:p>307</text:p>
          </table:table-cell>
          <table:table-cell office:value-type="float" office:value="3.1020400000000001" table:style-name="ce2">
            <text:p>3,10204</text:p>
          </table:table-cell>
          <table:table-cell office:value-type="float" office:value="3.9552653589792985E-2" table:formula="of:=  ABS( PI() -[Arkusz2.$C344])" table:style-name="ce1">
            <text:p>0,03955265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76" table:style-name="ce1">
            <text:p>176</text:p>
          </table:table-cell>
          <table:table-cell office:value-type="float" office:value="3.1046499999999999" table:style-name="ce2">
            <text:p>3,10465</text:p>
          </table:table-cell>
          <table:table-cell office:value-type="float" office:value="3.6942653589793206E-2" table:formula="of:=  ABS( PI() -[Arkusz2.$C345])" table:style-name="ce1">
            <text:p>0,03694265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27" table:style-name="ce1">
            <text:p>327</text:p>
          </table:table-cell>
          <table:table-cell office:value-type="float" office:value="3.1072500000000001" table:style-name="ce2">
            <text:p>3,10725</text:p>
          </table:table-cell>
          <table:table-cell office:value-type="float" office:value="3.4342653589793048E-2" table:formula="of:=  ABS( PI() -[Arkusz2.$C346])" table:style-name="ce1">
            <text:p>0,034342654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70" table:style-name="ce1">
            <text:p>170</text:p>
          </table:table-cell>
          <table:table-cell office:value-type="float" office:value="3.1098300000000001" table:style-name="ce2">
            <text:p>3,10983</text:p>
          </table:table-cell>
          <table:table-cell office:value-type="float" office:value="3.1762653589793022E-2" table:formula="of:=  ABS( PI() -[Arkusz2.$C347])" table:style-name="ce1">
            <text:p>0,031762654</text:p>
          </table:table-cell>
          <table:table-cell table:number-columns-repeated="16380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171" table:style-name="ce1">
            <text:p>171</text:p>
          </table:table-cell>
          <table:table-cell office:value-type="float" office:value="3.11239" table:style-name="ce2">
            <text:p>3,11239</text:p>
          </table:table-cell>
          <table:table-cell office:value-type="float" office:value="2.9202653589793126E-2" table:formula="of:=  ABS( PI() -[Arkusz2.$C348])" table:style-name="ce1">
            <text:p>0,02920265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58" table:style-name="ce1">
            <text:p>258</text:p>
          </table:table-cell>
          <table:table-cell office:value-type="float" office:value="3.1149399999999998" table:style-name="ce2">
            <text:p>3,11494</text:p>
          </table:table-cell>
          <table:table-cell office:value-type="float" office:value="2.6652653589793296E-2" table:formula="of:=  ABS( PI() -[Arkusz2.$C349])" table:style-name="ce1">
            <text:p>0,026652654</text:p>
          </table:table-cell>
          <table:table-cell table:number-columns-repeated="16380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193" table:style-name="ce1">
            <text:p>193</text:p>
          </table:table-cell>
          <table:table-cell office:value-type="float" office:value="3.11748" table:style-name="ce2">
            <text:p>3,11748</text:p>
          </table:table-cell>
          <table:table-cell office:value-type="float" office:value="2.4112653589793087E-2" table:formula="of:=  ABS( PI() -[Arkusz2.$C350])" table:style-name="ce1">
            <text:p>0,024112654</text:p>
          </table:table-cell>
          <table:table-cell table:number-columns-repeated="16380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105" table:style-name="ce1">
            <text:p>105</text:p>
          </table:table-cell>
          <table:table-cell office:value-type="float" office:value="3.12" table:style-name="ce2">
            <text:p>3,12</text:p>
          </table:table-cell>
          <table:table-cell office:value-type="float" office:value="2.1592653589793009E-2" table:formula="of:=  ABS( PI() -[Arkusz2.$C351])" table:style-name="ce1">
            <text:p>0,021592654</text:p>
          </table:table-cell>
          <table:table-cell table:number-columns-repeated="16380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218" table:style-name="ce1">
            <text:p>218</text:p>
          </table:table-cell>
          <table:table-cell office:value-type="float" office:value="3.1225100000000001" table:style-name="ce2">
            <text:p>3,12251</text:p>
          </table:table-cell>
          <table:table-cell office:value-type="float" office:value="1.9082653589792997E-2" table:formula="of:=  ABS( PI() -[Arkusz2.$C352])" table:style-name="ce1">
            <text:p>0,019082654</text:p>
          </table:table-cell>
          <table:table-cell table:number-columns-repeated="16380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321" table:style-name="ce1">
            <text:p>321</text:p>
          </table:table-cell>
          <table:table-cell office:value-type="float" office:value="3.125" table:style-name="ce2">
            <text:p>3,125</text:p>
          </table:table-cell>
          <table:table-cell office:value-type="float" office:value="1.6592653589793116E-2" table:formula="of:=  ABS( PI() -[Arkusz2.$C353])" table:style-name="ce1">
            <text:p>0,016592654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57" table:style-name="ce1">
            <text:p>257</text:p>
          </table:table-cell>
          <table:table-cell office:value-type="float" office:value="3.1274799999999998" table:style-name="ce2">
            <text:p>3,12748</text:p>
          </table:table-cell>
          <table:table-cell office:value-type="float" office:value="1.41126535897933E-2" table:formula="of:=  ABS( PI() -[Arkusz2.$C354])" table:style-name="ce1">
            <text:p>0,014112654</text:p>
          </table:table-cell>
          <table:table-cell table:number-columns-repeated="16380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194" table:style-name="ce1">
            <text:p>194</text:p>
          </table:table-cell>
          <table:table-cell office:value-type="float" office:value="3.1299399999999999" table:style-name="ce2">
            <text:p>3,12994</text:p>
          </table:table-cell>
          <table:table-cell office:value-type="float" office:value="1.1652653589793172E-2" table:formula="of:=  ABS( PI() -[Arkusz2.$C355])" table:style-name="ce1">
            <text:p>0,011652654</text:p>
          </table:table-cell>
          <table:table-cell table:number-columns-repeated="16380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367" table:style-name="ce1">
            <text:p>367</text:p>
          </table:table-cell>
          <table:table-cell office:value-type="float" office:value="3.12113" table:style-name="ce2">
            <text:p>3,12113</text:p>
          </table:table-cell>
          <table:table-cell office:value-type="float" office:value="2.0462653589793156E-2" table:formula="of:=  ABS( PI() -[Arkusz2.$C356])" table:style-name="ce1">
            <text:p>0,020462654</text:p>
          </table:table-cell>
          <table:table-cell table:number-columns-repeated="16380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319" table:style-name="ce1">
            <text:p>319</text:p>
          </table:table-cell>
          <table:table-cell office:value-type="float" office:value="3.1236000000000002" table:style-name="ce2">
            <text:p>3,1236</text:p>
          </table:table-cell>
          <table:table-cell office:value-type="float" office:value="1.7992653589792962E-2" table:formula="of:=  ABS( PI() -[Arkusz2.$C357])" table:style-name="ce1">
            <text:p>0,01799265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01" table:style-name="ce1">
            <text:p>301</text:p>
          </table:table-cell>
          <table:table-cell office:value-type="float" office:value="3.1260500000000002" table:style-name="ce2">
            <text:p>3,12605</text:p>
          </table:table-cell>
          <table:table-cell office:value-type="float" office:value="1.5542653589792899E-2" table:formula="of:=  ABS( PI() -[Arkusz2.$C358])" table:style-name="ce1">
            <text:p>0,01554265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47" table:style-name="ce1">
            <text:p>47</text:p>
          </table:table-cell>
          <table:table-cell office:value-type="float" office:value="3.1284900000000002" table:style-name="ce2">
            <text:p>3,12849</text:p>
          </table:table-cell>
          <table:table-cell office:value-type="float" office:value="1.3102653589792901E-2" table:formula="of:=  ABS( PI() -[Arkusz2.$C359])" table:style-name="ce1">
            <text:p>0,013102654</text:p>
          </table:table-cell>
          <table:table-cell table:number-columns-repeated="16380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377" table:style-name="ce1">
            <text:p>377</text:p>
          </table:table-cell>
          <table:table-cell office:value-type="float" office:value="3.11978" table:style-name="ce2">
            <text:p>3,11978</text:p>
          </table:table-cell>
          <table:table-cell office:value-type="float" office:value="2.1812653589793118E-2" table:formula="of:=  ABS( PI() -[Arkusz2.$C360])" table:style-name="ce1">
            <text:p>0,021812654</text:p>
          </table:table-cell>
          <table:table-cell table:number-columns-repeated="16380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109" table:style-name="ce1">
            <text:p>109</text:p>
          </table:table-cell>
          <table:table-cell office:value-type="float" office:value="3.12222" table:style-name="ce2">
            <text:p>3,12222</text:p>
          </table:table-cell>
          <table:table-cell office:value-type="float" office:value="1.9372653589793121E-2" table:formula="of:=  ABS( PI() -[Arkusz2.$C361])" table:style-name="ce1">
            <text:p>0,019372654</text:p>
          </table:table-cell>
          <table:table-cell table:number-columns-repeated="16380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107" table:style-name="ce1">
            <text:p>107</text:p>
          </table:table-cell>
          <table:table-cell office:value-type="float" office:value="3.1246499999999999" table:style-name="ce2">
            <text:p>3,12465</text:p>
          </table:table-cell>
          <table:table-cell office:value-type="float" office:value="1.6942653589793188E-2" table:formula="of:=  ABS( PI() -[Arkusz2.$C362])" table:style-name="ce1">
            <text:p>0,016942654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313" table:style-name="ce1">
            <text:p>313</text:p>
          </table:table-cell>
          <table:table-cell office:value-type="float" office:value="3.1270699999999998" table:style-name="ce2">
            <text:p>3,12707</text:p>
          </table:table-cell>
          <table:table-cell office:value-type="float" office:value="1.4522653589793322E-2" table:formula="of:=  ABS( PI() -[Arkusz2.$C363])" table:style-name="ce1">
            <text:p>0,014522654</text:p>
          </table:table-cell>
          <table:table-cell table:number-columns-repeated="16380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78" table:style-name="ce1">
            <text:p>78</text:p>
          </table:table-cell>
          <table:table-cell office:value-type="float" office:value="3.12948" table:style-name="ce2">
            <text:p>3,12948</text:p>
          </table:table-cell>
          <table:table-cell office:value-type="float" office:value="1.2112653589793076E-2" table:formula="of:=  ABS( PI() -[Arkusz2.$C364])" table:style-name="ce1">
            <text:p>0,012112654</text:p>
          </table:table-cell>
          <table:table-cell table:number-columns-repeated="16380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366" table:style-name="ce1">
            <text:p>366</text:p>
          </table:table-cell>
          <table:table-cell office:value-type="float" office:value="3.1318700000000002" table:style-name="ce2">
            <text:p>3,13187</text:p>
          </table:table-cell>
          <table:table-cell office:value-type="float" office:value="9.7226535897929622E-3" table:formula="of:=  ABS( PI() -[Arkusz2.$C365])" table:style-name="ce1">
            <text:p>0,009722654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97" table:style-name="ce1">
            <text:p>197</text:p>
          </table:table-cell>
          <table:table-cell office:value-type="float" office:value="3.1342500000000002" table:style-name="ce2">
            <text:p>3,13425</text:p>
          </table:table-cell>
          <table:table-cell office:value-type="float" office:value="7.3426535897929135E-3" table:formula="of:=  ABS( PI() -[Arkusz2.$C366])" table:style-name="ce1">
            <text:p>0,007342654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87" table:style-name="ce1">
            <text:p>287</text:p>
          </table:table-cell>
          <table:table-cell office:value-type="float" office:value="3.1366100000000001" table:style-name="ce2">
            <text:p>3,13661</text:p>
          </table:table-cell>
          <table:table-cell office:value-type="float" office:value="4.9826535897929958E-3" table:formula="of:=  ABS( PI() -[Arkusz2.$C367])" table:style-name="ce1">
            <text:p>0,004982654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76" table:style-name="ce1">
            <text:p>176</text:p>
          </table:table-cell>
          <table:table-cell office:value-type="float" office:value="3.13896" table:style-name="ce2">
            <text:p>3,13896</text:p>
          </table:table-cell>
          <table:table-cell office:value-type="float" office:value="2.6326535897931436E-3" table:formula="of:=  ABS( PI() -[Arkusz2.$C368])" table:style-name="ce1">
            <text:p>0,002632654</text:p>
          </table:table-cell>
          <table:table-cell table:number-columns-repeated="16380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210" table:style-name="ce1">
            <text:p>210</text:p>
          </table:table-cell>
          <table:table-cell office:value-type="float" office:value="3.1413000000000002" table:style-name="ce2">
            <text:p>3,1413</text:p>
          </table:table-cell>
          <table:table-cell office:value-type="float" office:value="2.9265358979291278E-4" table:formula="of:=  ABS( PI() -[Arkusz2.$C369])" table:style-name="ce1">
            <text:p>0,000292654</text:p>
          </table:table-cell>
          <table:table-cell table:number-columns-repeated="16380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307" table:style-name="ce1">
            <text:p>307</text:p>
          </table:table-cell>
          <table:table-cell office:value-type="float" office:value="3.1436299999999999" table:style-name="ce2">
            <text:p>3,14363</text:p>
          </table:table-cell>
          <table:table-cell office:value-type="float" office:value="2.0373464102068084E-3" table:formula="of:=  ABS( PI() -[Arkusz2.$C370])" table:style-name="ce1">
            <text:p>0,00203734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345" table:style-name="ce1">
            <text:p>345</text:p>
          </table:table-cell>
          <table:table-cell office:value-type="float" office:value="3.14595" table:style-name="ce2">
            <text:p>3,14595</text:p>
          </table:table-cell>
          <table:table-cell office:value-type="float" office:value="4.3573464102069082E-3" table:formula="of:=  ABS( PI() -[Arkusz2.$C371])" table:style-name="ce1">
            <text:p>0,004357346</text:p>
          </table:table-cell>
          <table:table-cell table:number-columns-repeated="16380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400" table:style-name="ce1">
            <text:p>400</text:p>
          </table:table-cell>
          <table:table-cell office:value-type="float" office:value="3.13747" table:style-name="ce2">
            <text:p>3,13747</text:p>
          </table:table-cell>
          <table:table-cell office:value-type="float" office:value="4.1226535897931349E-3" table:formula="of:=  ABS( PI() -[Arkusz2.$C372])" table:style-name="ce1">
            <text:p>0,004122654</text:p>
          </table:table-cell>
          <table:table-cell table:number-columns-repeated="16380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01" table:style-name="ce1">
            <text:p>201</text:p>
          </table:table-cell>
          <table:table-cell office:value-type="float" office:value="3.13978" table:style-name="ce2">
            <text:p>3,13978</text:p>
          </table:table-cell>
          <table:table-cell office:value-type="float" office:value="1.8126535897931007E-3" table:formula="of:=  ABS( PI() -[Arkusz2.$C373])" table:style-name="ce1">
            <text:p>0,001812654</text:p>
          </table:table-cell>
          <table:table-cell table:number-columns-repeated="16380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135" table:style-name="ce1">
            <text:p>135</text:p>
          </table:table-cell>
          <table:table-cell office:value-type="float" office:value="3.14209" table:style-name="ce2">
            <text:p>3,14209</text:p>
          </table:table-cell>
          <table:table-cell office:value-type="float" office:value="4.973464102069336E-4" table:formula="of:=  ABS( PI() -[Arkusz2.$C374])" table:style-name="ce1">
            <text:p>0,000497346</text:p>
          </table:table-cell>
          <table:table-cell table:number-columns-repeated="16380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74" table:style-name="ce1">
            <text:p>74</text:p>
          </table:table-cell>
          <table:table-cell office:value-type="float" office:value="3.14439" table:style-name="ce2">
            <text:p>3,14439</text:p>
          </table:table-cell>
          <table:table-cell office:value-type="float" office:value="2.7973464102069023E-3" table:formula="of:=  ABS( PI() -[Arkusz2.$C375])" table:style-name="ce1">
            <text:p>0,002797346</text:p>
          </table:table-cell>
          <table:table-cell table:number-columns-repeated="16380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62" table:style-name="ce1">
            <text:p>262</text:p>
          </table:table-cell>
          <table:table-cell office:value-type="float" office:value="3.1466699999999999" table:style-name="ce2">
            <text:p>3,14667</text:p>
          </table:table-cell>
          <table:table-cell office:value-type="float" office:value="5.07734641020674E-3" table:formula="of:=  ABS( PI() -[Arkusz2.$C376])" table:style-name="ce1">
            <text:p>0,005077346</text:p>
          </table:table-cell>
          <table:table-cell table:number-columns-repeated="16380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399" table:style-name="ce1">
            <text:p>399</text:p>
          </table:table-cell>
          <table:table-cell office:value-type="float" office:value="3.1383000000000001" table:style-name="ce2">
            <text:p>3,1383</text:p>
          </table:table-cell>
          <table:table-cell office:value-type="float" office:value="3.2926535897930265E-3" table:formula="of:=  ABS( PI() -[Arkusz2.$C377])" table:style-name="ce1">
            <text:p>0,003292654</text:p>
          </table:table-cell>
          <table:table-cell table:number-columns-repeated="16380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86" table:style-name="ce1">
            <text:p>86</text:p>
          </table:table-cell>
          <table:table-cell office:value-type="float" office:value="3.1405799999999999" table:style-name="ce2">
            <text:p>3,14058</text:p>
          </table:table-cell>
          <table:table-cell office:value-type="float" office:value="1.0126535897931888E-3" table:formula="of:=  ABS( PI() -[Arkusz2.$C378])" table:style-name="ce1">
            <text:p>0,001012654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54" table:style-name="ce1">
            <text:p>154</text:p>
          </table:table-cell>
          <table:table-cell office:value-type="float" office:value="3.1428600000000002" table:style-name="ce2">
            <text:p>3,14286</text:p>
          </table:table-cell>
          <table:table-cell office:value-type="float" office:value="1.267346410207093E-3" table:formula="of:=  ABS( PI() -[Arkusz2.$C379])" table:style-name="ce1">
            <text:p>0,001267346</text:p>
          </table:table-cell>
          <table:table-cell table:number-columns-repeated="16380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260" table:style-name="ce1">
            <text:p>260</text:p>
          </table:table-cell>
          <table:table-cell office:value-type="float" office:value="3.1451199999999999" table:style-name="ce2">
            <text:p>3,14512</text:p>
          </table:table-cell>
          <table:table-cell office:value-type="float" office:value="3.5273464102067997E-3" table:formula="of:=  ABS( PI() -[Arkusz2.$C380])" table:style-name="ce1">
            <text:p>0,003527346</text:p>
          </table:table-cell>
          <table:table-cell table:number-columns-repeated="16380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90" table:style-name="ce1">
            <text:p>90</text:p>
          </table:table-cell>
          <table:table-cell office:value-type="float" office:value="3.14737" table:style-name="ce2">
            <text:p>3,14737</text:p>
          </table:table-cell>
          <table:table-cell office:value-type="float" office:value="5.777346410206885E-3" table:formula="of:=  ABS( PI() -[Arkusz2.$C381])" table:style-name="ce1">
            <text:p>0,005777346</text:p>
          </table:table-cell>
          <table:table-cell table:number-columns-repeated="16380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158" table:style-name="ce1">
            <text:p>158</text:p>
          </table:table-cell>
          <table:table-cell office:value-type="float" office:value="3.14961" table:style-name="ce2">
            <text:p>3,14961</text:p>
          </table:table-cell>
          <table:table-cell office:value-type="float" office:value="8.0173464102069047E-3" table:formula="of:=  ABS( PI() -[Arkusz2.$C382])" table:style-name="ce1">
            <text:p>0,00801734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60" table:style-name="ce1">
            <text:p>260</text:p>
          </table:table-cell>
          <table:table-cell office:value-type="float" office:value="3.1518299999999999" table:style-name="ce2">
            <text:p>3,15183</text:p>
          </table:table-cell>
          <table:table-cell office:value-type="float" office:value="1.0237346410206793E-2" table:formula="of:=  ABS( PI() -[Arkusz2.$C383])" table:style-name="ce1">
            <text:p>0,01023734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43" table:style-name="ce1">
            <text:p>143</text:p>
          </table:table-cell>
          <table:table-cell office:value-type="float" office:value="3.1540499999999998" table:style-name="ce2">
            <text:p>3,15405</text:p>
          </table:table-cell>
          <table:table-cell office:value-type="float" office:value="1.2457346410206682E-2" table:formula="of:=  ABS( PI() -[Arkusz2.$C384])" table:style-name="ce1">
            <text:p>0,012457346</text:p>
          </table:table-cell>
          <table:table-cell table:number-columns-repeated="16380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358" table:style-name="ce1">
            <text:p>358</text:p>
          </table:table-cell>
          <table:table-cell office:value-type="float" office:value="3.1458300000000001" table:style-name="ce2">
            <text:p>3,14583</text:p>
          </table:table-cell>
          <table:table-cell office:value-type="float" office:value="4.2373464102070102E-3" table:formula="of:=  ABS( PI() -[Arkusz2.$C385])" table:style-name="ce1">
            <text:p>0,004237346</text:p>
          </table:table-cell>
          <table:table-cell table:number-columns-repeated="16380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365" table:style-name="ce1">
            <text:p>365</text:p>
          </table:table-cell>
          <table:table-cell office:value-type="float" office:value="3.14805" table:style-name="ce2">
            <text:p>3,14805</text:p>
          </table:table-cell>
          <table:table-cell office:value-type="float" office:value="6.4573464102068989E-3" table:formula="of:=  ABS( PI() -[Arkusz2.$C386])" table:style-name="ce1">
            <text:p>0,006457346</text:p>
          </table:table-cell>
          <table:table-cell table:number-columns-repeated="16380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188" table:style-name="ce1">
            <text:p>188</text:p>
          </table:table-cell>
          <table:table-cell office:value-type="float" office:value="3.1502599999999998" table:style-name="ce2">
            <text:p>3,15026</text:p>
          </table:table-cell>
          <table:table-cell office:value-type="float" office:value="8.6673464102067221E-3" table:formula="of:=  ABS( PI() -[Arkusz2.$C387])" table:style-name="ce1">
            <text:p>0,008667346</text:p>
          </table:table-cell>
          <table:table-cell table:number-columns-repeated="16380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387" table:style-name="ce1">
            <text:p>387</text:p>
          </table:table-cell>
          <table:table-cell office:value-type="float" office:value="3.15245" table:style-name="ce2">
            <text:p>3,15245</text:p>
          </table:table-cell>
          <table:table-cell office:value-type="float" office:value="1.0857346410206858E-2" table:formula="of:=  ABS( PI() -[Arkusz2.$C388])" table:style-name="ce1">
            <text:p>0,010857346</text:p>
          </table:table-cell>
          <table:table-cell table:number-columns-repeated="16380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1" table:style-name="ce1">
            <text:p>1</text:p>
          </table:table-cell>
          <table:table-cell office:value-type="float" office:value="3.1443300000000001" table:style-name="ce2">
            <text:p>3,14433</text:p>
          </table:table-cell>
          <table:table-cell office:value-type="float" office:value="2.7373464102069534E-3" table:formula="of:=  ABS( PI() -[Arkusz2.$C389])" table:style-name="ce1">
            <text:p>0,002737346</text:p>
          </table:table-cell>
          <table:table-cell table:number-columns-repeated="1638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330" table:style-name="ce1">
            <text:p>330</text:p>
          </table:table-cell>
          <table:table-cell office:value-type="float" office:value="3.1465299999999998" table:style-name="ce2">
            <text:p>3,14653</text:p>
          </table:table-cell>
          <table:table-cell office:value-type="float" office:value="4.9373464102067111E-3" table:formula="of:=  ABS( PI() -[Arkusz2.$C390])" table:style-name="ce1">
            <text:p>0,004937346</text:p>
          </table:table-cell>
          <table:table-cell table:number-columns-repeated="16380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367" table:style-name="ce1">
            <text:p>367</text:p>
          </table:table-cell>
          <table:table-cell office:value-type="float" office:value="3.1384599999999998" table:style-name="ce2">
            <text:p>3,13846</text:p>
          </table:table-cell>
          <table:table-cell office:value-type="float" office:value="3.1326535897933105E-3" table:formula="of:=  ABS( PI() -[Arkusz2.$C391])" table:style-name="ce1">
            <text:p>0,003132654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00" table:style-name="ce1">
            <text:p>200</text:p>
          </table:table-cell>
          <table:table-cell office:value-type="float" office:value="3.14066" table:style-name="ce2">
            <text:p>3,14066</text:p>
          </table:table-cell>
          <table:table-cell office:value-type="float" office:value="9.3265358979310875E-4" table:formula="of:=  ABS( PI() -[Arkusz2.$C392])" table:style-name="ce1">
            <text:p>0,000932654</text:p>
          </table:table-cell>
          <table:table-cell table:number-columns-repeated="16380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311" table:style-name="ce1">
            <text:p>311</text:p>
          </table:table-cell>
          <table:table-cell office:value-type="float" office:value="3.1428600000000002" table:style-name="ce2">
            <text:p>3,14286</text:p>
          </table:table-cell>
          <table:table-cell office:value-type="float" office:value="1.267346410207093E-3" table:formula="of:=  ABS( PI() -[Arkusz2.$C393])" table:style-name="ce1">
            <text:p>0,00126734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2" table:style-name="ce1">
            <text:p>102</text:p>
          </table:table-cell>
          <table:table-cell office:value-type="float" office:value="3.1450399999999998" table:style-name="ce2">
            <text:p>3,14504</text:p>
          </table:table-cell>
          <table:table-cell office:value-type="float" office:value="3.4473464102067197E-3" table:formula="of:=  ABS( PI() -[Arkusz2.$C394])" table:style-name="ce1">
            <text:p>0,003447346</text:p>
          </table:table-cell>
          <table:table-cell table:number-columns-repeated="16380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113" table:style-name="ce1">
            <text:p>113</text:p>
          </table:table-cell>
          <table:table-cell office:value-type="float" office:value="3.1472099999999998" table:style-name="ce2">
            <text:p>3,14721</text:p>
          </table:table-cell>
          <table:table-cell office:value-type="float" office:value="5.617346410206725E-3" table:formula="of:=  ABS( PI() -[Arkusz2.$C395])" table:style-name="ce1">
            <text:p>0,005617346</text:p>
          </table:table-cell>
          <table:table-cell table:number-columns-repeated="16380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185" table:style-name="ce1">
            <text:p>185</text:p>
          </table:table-cell>
          <table:table-cell office:value-type="float" office:value="3.1493699999999998" table:style-name="ce2">
            <text:p>3,14937</text:p>
          </table:table-cell>
          <table:table-cell office:value-type="float" office:value="7.7773464102066647E-3" table:formula="of:=  ABS( PI() -[Arkusz2.$C396])" table:style-name="ce1">
            <text:p>0,00777734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40" table:style-name="ce1">
            <text:p>340</text:p>
          </table:table-cell>
          <table:table-cell office:value-type="float" office:value="3.1515200000000001" table:style-name="ce2">
            <text:p>3,15152</text:p>
          </table:table-cell>
          <table:table-cell office:value-type="float" office:value="9.9273464102069831E-3" table:formula="of:=  ABS( PI() -[Arkusz2.$C397])" table:style-name="ce1">
            <text:p>0,00992734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94" table:style-name="ce1">
            <text:p>394</text:p>
          </table:table-cell>
          <table:table-cell office:value-type="float" office:value="3.14358" table:style-name="ce2">
            <text:p>3,14358</text:p>
          </table:table-cell>
          <table:table-cell office:value-type="float" office:value="1.9873464102069249E-3" table:formula="of:=  ABS( PI() -[Arkusz2.$C398])" table:style-name="ce1">
            <text:p>0,00198734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63" table:style-name="ce1">
            <text:p>263</text:p>
          </table:table-cell>
          <table:table-cell office:value-type="float" office:value="3.1457299999999999" table:style-name="ce2">
            <text:p>3,14573</text:p>
          </table:table-cell>
          <table:table-cell office:value-type="float" office:value="4.1373464102067992E-3" table:formula="of:=  ABS( PI() -[Arkusz2.$C399])" table:style-name="ce1">
            <text:p>0,004137346</text:p>
          </table:table-cell>
          <table:table-cell table:number-columns-repeated="16380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370" table:style-name="ce1">
            <text:p>370</text:p>
          </table:table-cell>
          <table:table-cell office:value-type="float" office:value="3.1378400000000002" table:style-name="ce2">
            <text:p>3,13784</text:p>
          </table:table-cell>
          <table:table-cell office:value-type="float" office:value="3.7526535897929314E-3" table:formula="of:=  ABS( PI() -[Arkusz2.$C400])" table:style-name="ce1">
            <text:p>0,00375265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5" table:style-name="ce1">
            <text:p>105</text:p>
          </table:table-cell>
          <table:table-cell office:value-type="float" office:value="3.13" table:style-name="ce2">
            <text:p>3,13</text:p>
          </table:table-cell>
          <table:table-cell office:value-type="float" office:value="1.1592653589793223E-2" table:formula="of:=  ABS( PI() -[Arkusz2.$C401])" table:style-name="ce1">
            <text:p>0,011592654</text:p>
          </table:table-cell>
          <table:table-cell table:number-columns-repeated="16380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40" table:style-name="ce1">
            <text:p>140</text:p>
          </table:table-cell>
          <table:table-cell office:value-type="float" office:value="3.1321699999999999" table:style-name="ce2">
            <text:p>3,13217</text:p>
          </table:table-cell>
          <table:table-cell office:value-type="float" office:value="9.4226535897932173E-3" table:formula="of:=  ABS( PI() -[Arkusz2.$C402])" table:style-name="ce1">
            <text:p>0,009422654</text:p>
          </table:table-cell>
          <table:table-cell table:number-columns-repeated="1638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235" table:style-name="ce1">
            <text:p>235</text:p>
          </table:table-cell>
          <table:table-cell office:value-type="float" office:value="3.1243799999999999" table:style-name="ce2">
            <text:p>3,12438</text:p>
          </table:table-cell>
          <table:table-cell office:value-type="float" office:value="1.7212653589793181E-2" table:formula="of:=  ABS( PI() -[Arkusz2.$C403])" table:style-name="ce1">
            <text:p>0,01721265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60" table:style-name="ce1">
            <text:p>260</text:p>
          </table:table-cell>
          <table:table-cell office:value-type="float" office:value="3.1265499999999999" table:style-name="ce2">
            <text:p>3,12655</text:p>
          </table:table-cell>
          <table:table-cell office:value-type="float" office:value="1.5042653589793176E-2" table:formula="of:=  ABS( PI() -[Arkusz2.$C404])" table:style-name="ce1">
            <text:p>0,015042654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50" table:style-name="ce1">
            <text:p>250</text:p>
          </table:table-cell>
          <table:table-cell office:value-type="float" office:value="3.1287099999999999" table:style-name="ce2">
            <text:p>3,12871</text:p>
          </table:table-cell>
          <table:table-cell office:value-type="float" office:value="1.2882653589793236E-2" table:formula="of:=  ABS( PI() -[Arkusz2.$C405])" table:style-name="ce1">
            <text:p>0,012882654</text:p>
          </table:table-cell>
          <table:table-cell table:number-columns-repeated="16380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279" table:style-name="ce1">
            <text:p>279</text:p>
          </table:table-cell>
          <table:table-cell office:value-type="float" office:value="3.1308600000000002" table:style-name="ce2">
            <text:p>3,13086</text:p>
          </table:table-cell>
          <table:table-cell office:value-type="float" office:value="1.0732653589792918E-2" table:formula="of:=  ABS( PI() -[Arkusz2.$C406])" table:style-name="ce1">
            <text:p>0,010732654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46" table:style-name="ce1">
            <text:p>246</text:p>
          </table:table-cell>
          <table:table-cell office:value-type="float" office:value="3.133" table:style-name="ce2">
            <text:p>3,133</text:p>
          </table:table-cell>
          <table:table-cell office:value-type="float" office:value="8.5926535897931089E-3" table:formula="of:=  ABS( PI() -[Arkusz2.$C407])" table:style-name="ce1">
            <text:p>0,008592654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79" table:style-name="ce1">
            <text:p>279</text:p>
          </table:table-cell>
          <table:table-cell office:value-type="float" office:value="3.1351399999999998" table:style-name="ce2">
            <text:p>3,13514</text:p>
          </table:table-cell>
          <table:table-cell office:value-type="float" office:value="6.4526535897933002E-3" table:formula="of:=  ABS( PI() -[Arkusz2.$C408])" table:style-name="ce1">
            <text:p>0,00645265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00" table:style-name="ce1">
            <text:p>200</text:p>
          </table:table-cell>
          <table:table-cell office:value-type="float" office:value="3.1372499999999999" table:style-name="ce2">
            <text:p>3,13725</text:p>
          </table:table-cell>
          <table:table-cell office:value-type="float" office:value="4.3426535897932439E-3" table:formula="of:=  ABS( PI() -[Arkusz2.$C409])" table:style-name="ce1">
            <text:p>0,004342654</text:p>
          </table:table-cell>
          <table:table-cell table:number-columns-repeated="16380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392" table:style-name="ce1">
            <text:p>392</text:p>
          </table:table-cell>
          <table:table-cell office:value-type="float" office:value="3.1393599999999999" table:style-name="ce2">
            <text:p>3,13936</text:p>
          </table:table-cell>
          <table:table-cell office:value-type="float" office:value="2.2326535897931876E-3" table:formula="of:=  ABS( PI() -[Arkusz2.$C410])" table:style-name="ce1">
            <text:p>0,002232654</text:p>
          </table:table-cell>
          <table:table-cell table:number-columns-repeated="1638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50" table:style-name="ce1">
            <text:p>150</text:p>
          </table:table-cell>
          <table:table-cell office:value-type="float" office:value="3.1414599999999999" table:style-name="ce2">
            <text:p>3,14146</text:p>
          </table:table-cell>
          <table:table-cell office:value-type="float" office:value="1.3265358979319686E-4" table:formula="of:=  ABS( PI() -[Arkusz2.$C411])" table:style-name="ce1">
            <text:p>0,000132654</text:p>
          </table:table-cell>
          <table:table-cell table:number-columns-repeated="1638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364" table:style-name="ce1">
            <text:p>364</text:p>
          </table:table-cell>
          <table:table-cell office:value-type="float" office:value="3.1435499999999998" table:style-name="ce2">
            <text:p>3,14355</text:p>
          </table:table-cell>
          <table:table-cell office:value-type="float" office:value="1.9573464102067284E-3" table:formula="of:=  ABS( PI() -[Arkusz2.$C412])" table:style-name="ce1">
            <text:p>0,001957346</text:p>
          </table:table-cell>
          <table:table-cell table:number-columns-repeated="16380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16" table:style-name="ce1">
            <text:p>16</text:p>
          </table:table-cell>
          <table:table-cell office:value-type="float" office:value="3.13592" table:style-name="ce2">
            <text:p>3,13592</text:p>
          </table:table-cell>
          <table:table-cell office:value-type="float" office:value="5.6726535897930752E-3" table:formula="of:=  ABS( PI() -[Arkusz2.$C413])" table:style-name="ce1">
            <text:p>0,005672654</text:p>
          </table:table-cell>
          <table:table-cell table:number-columns-repeated="16380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200" table:style-name="ce1">
            <text:p>200</text:p>
          </table:table-cell>
          <table:table-cell office:value-type="float" office:value="3.13801" table:style-name="ce2">
            <text:p>3,13801</text:p>
          </table:table-cell>
          <table:table-cell office:value-type="float" office:value="3.58265358979315E-3" table:formula="of:=  ABS( PI() -[Arkusz2.$C414])" table:style-name="ce1">
            <text:p>0,00358265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17" table:style-name="ce1">
            <text:p>217</text:p>
          </table:table-cell>
          <table:table-cell office:value-type="float" office:value="3.1400999999999999" table:style-name="ce2">
            <text:p>3,1401</text:p>
          </table:table-cell>
          <table:table-cell office:value-type="float" office:value="1.4926535897932247E-3" table:formula="of:=  ABS( PI() -[Arkusz2.$C415])" table:style-name="ce1">
            <text:p>0,001492654</text:p>
          </table:table-cell>
          <table:table-cell table:number-columns-repeated="16380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15" table:style-name="ce1">
            <text:p>15</text:p>
          </table:table-cell>
          <table:table-cell office:value-type="float" office:value="3.1421700000000001" table:style-name="ce2">
            <text:p>3,14217</text:p>
          </table:table-cell>
          <table:table-cell office:value-type="float" office:value="5.7734641020701361E-4" table:formula="of:=  ABS( PI() -[Arkusz2.$C416])" table:style-name="ce1">
            <text:p>0,000577346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35" table:style-name="ce1">
            <text:p>35</text:p>
          </table:table-cell>
          <table:table-cell office:value-type="float" office:value="3.1442299999999999" table:style-name="ce2">
            <text:p>3,14423</text:p>
          </table:table-cell>
          <table:table-cell office:value-type="float" office:value="2.6373464102067423E-3" table:formula="of:=  ABS( PI() -[Arkusz2.$C417])" table:style-name="ce1">
            <text:p>0,002637346</text:p>
          </table:table-cell>
          <table:table-cell table:number-columns-repeated="16380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172" table:style-name="ce1">
            <text:p>172</text:p>
          </table:table-cell>
          <table:table-cell office:value-type="float" office:value="3.14628" table:style-name="ce2">
            <text:p>3,14628</text:p>
          </table:table-cell>
          <table:table-cell office:value-type="float" office:value="4.6873464102068496E-3" table:formula="of:=  ABS( PI() -[Arkusz2.$C418])" table:style-name="ce1">
            <text:p>0,004687346</text:p>
          </table:table-cell>
          <table:table-cell table:number-columns-repeated="16380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11" table:style-name="ce1">
            <text:p>11</text:p>
          </table:table-cell>
          <table:table-cell office:value-type="float" office:value="3.13876" table:style-name="ce2">
            <text:p>3,13876</text:p>
          </table:table-cell>
          <table:table-cell office:value-type="float" office:value="2.8326535897931215E-3" table:formula="of:=  ABS( PI() -[Arkusz2.$C419])" table:style-name="ce1">
            <text:p>0,002832654</text:p>
          </table:table-cell>
          <table:table-cell table:number-columns-repeated="16380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166" table:style-name="ce1">
            <text:p>166</text:p>
          </table:table-cell>
          <table:table-cell office:value-type="float" office:value="3.1408100000000001" table:style-name="ce2">
            <text:p>3,14081</text:p>
          </table:table-cell>
          <table:table-cell office:value-type="float" office:value="7.8265358979301425E-4" table:formula="of:=  ABS( PI() -[Arkusz2.$C420])" table:style-name="ce1">
            <text:p>0,000782654</text:p>
          </table:table-cell>
          <table:table-cell table:number-columns-repeated="16380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147" table:style-name="ce1">
            <text:p>147</text:p>
          </table:table-cell>
          <table:table-cell office:value-type="float" office:value="3.1428600000000002" table:style-name="ce2">
            <text:p>3,14286</text:p>
          </table:table-cell>
          <table:table-cell office:value-type="float" office:value="1.267346410207093E-3" table:formula="of:=  ABS( PI() -[Arkusz2.$C421])" table:style-name="ce1">
            <text:p>0,001267346</text:p>
          </table:table-cell>
          <table:table-cell table:number-columns-repeated="1638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06" table:style-name="ce1">
            <text:p>206</text:p>
          </table:table-cell>
          <table:table-cell office:value-type="float" office:value="3.1448900000000002" table:style-name="ce2">
            <text:p>3,14489</text:p>
          </table:table-cell>
          <table:table-cell office:value-type="float" office:value="3.2973464102070693E-3" table:formula="of:=  ABS( PI() -[Arkusz2.$C422])" table:style-name="ce1">
            <text:p>0,003297346</text:p>
          </table:table-cell>
          <table:table-cell table:number-columns-repeated="1638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144" table:style-name="ce1">
            <text:p>144</text:p>
          </table:table-cell>
          <table:table-cell office:value-type="float" office:value="3.1469200000000002" table:style-name="ce2">
            <text:p>3,14692</text:p>
          </table:table-cell>
          <table:table-cell office:value-type="float" office:value="5.3273464102070456E-3" table:formula="of:=  ABS( PI() -[Arkusz2.$C423])" table:style-name="ce1">
            <text:p>0,005327346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93" table:style-name="ce1">
            <text:p>93</text:p>
          </table:table-cell>
          <table:table-cell office:value-type="float" office:value="3.1489400000000001" table:style-name="ce2">
            <text:p>3,14894</text:p>
          </table:table-cell>
          <table:table-cell office:value-type="float" office:value="7.3473464102069563E-3" table:formula="of:=  ABS( PI() -[Arkusz2.$C424])" table:style-name="ce1">
            <text:p>0,007347346</text:p>
          </table:table-cell>
          <table:table-cell table:number-columns-repeated="16380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392" table:style-name="ce1">
            <text:p>392</text:p>
          </table:table-cell>
          <table:table-cell office:value-type="float" office:value="3.1415099999999998" table:style-name="ce2">
            <text:p>3,14151</text:p>
          </table:table-cell>
          <table:table-cell office:value-type="float" office:value="8.2653589793313387E-5" table:formula="of:=  ABS( PI() -[Arkusz2.$C425])" table:style-name="ce1">
            <text:p>8,26536E-05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387" table:style-name="ce1">
            <text:p>387</text:p>
          </table:table-cell>
          <table:table-cell office:value-type="float" office:value="3.1435300000000002" table:style-name="ce2">
            <text:p>3,14353</text:p>
          </table:table-cell>
          <table:table-cell office:value-type="float" office:value="1.9373464102070415E-3" table:formula="of:=  ABS( PI() -[Arkusz2.$C426])" table:style-name="ce1">
            <text:p>0,001937346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56" table:style-name="ce1">
            <text:p>56</text:p>
          </table:table-cell>
          <table:table-cell office:value-type="float" office:value="3.14554" table:style-name="ce2">
            <text:p>3,14554</text:p>
          </table:table-cell>
          <table:table-cell office:value-type="float" office:value="3.9473464102068867E-3" table:formula="of:=  ABS( PI() -[Arkusz2.$C427])" table:style-name="ce1">
            <text:p>0,003947346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49" table:style-name="ce1">
            <text:p>149</text:p>
          </table:table-cell>
          <table:table-cell office:value-type="float" office:value="3.1475399999999998" table:style-name="ce2">
            <text:p>3,14754</text:p>
          </table:table-cell>
          <table:table-cell office:value-type="float" office:value="5.9473464102066664E-3" table:formula="of:=  ABS( PI() -[Arkusz2.$C428])" table:style-name="ce1">
            <text:p>0,005947346</text:p>
          </table:table-cell>
          <table:table-cell table:number-columns-repeated="16380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22" table:style-name="ce1">
            <text:p>22</text:p>
          </table:table-cell>
          <table:table-cell office:value-type="float" office:value="3.1495299999999999" table:style-name="ce2">
            <text:p>3,14953</text:p>
          </table:table-cell>
          <table:table-cell office:value-type="float" office:value="7.9373464102068247E-3" table:formula="of:=  ABS( PI() -[Arkusz2.$C429])" table:style-name="ce1">
            <text:p>0,00793734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75" table:style-name="ce1">
            <text:p>375</text:p>
          </table:table-cell>
          <table:table-cell office:value-type="float" office:value="3.1515200000000001" table:style-name="ce2">
            <text:p>3,15152</text:p>
          </table:table-cell>
          <table:table-cell office:value-type="float" office:value="9.9273464102069831E-3" table:formula="of:=  ABS( PI() -[Arkusz2.$C430])" table:style-name="ce1">
            <text:p>0,009927346</text:p>
          </table:table-cell>
          <table:table-cell table:number-columns-repeated="16380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59" table:style-name="ce1">
            <text:p>59</text:p>
          </table:table-cell>
          <table:table-cell office:value-type="float" office:value="3.1534900000000001" table:style-name="ce2">
            <text:p>3,15349</text:p>
          </table:table-cell>
          <table:table-cell office:value-type="float" office:value="1.189734641020701E-2" table:formula="of:=  ABS( PI() -[Arkusz2.$C431])" table:style-name="ce1">
            <text:p>0,01189734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96" table:style-name="ce1">
            <text:p>196</text:p>
          </table:table-cell>
          <table:table-cell office:value-type="float" office:value="3.1554500000000001" table:style-name="ce2">
            <text:p>3,15545</text:p>
          </table:table-cell>
          <table:table-cell office:value-type="float" office:value="1.3857346410206972E-2" table:formula="of:=  ABS( PI() -[Arkusz2.$C432])" table:style-name="ce1">
            <text:p>0,013857346</text:p>
          </table:table-cell>
          <table:table-cell table:number-columns-repeated="16380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59" table:style-name="ce1">
            <text:p>59</text:p>
          </table:table-cell>
          <table:table-cell office:value-type="float" office:value="3.15741" table:style-name="ce2">
            <text:p>3,15741</text:p>
          </table:table-cell>
          <table:table-cell office:value-type="float" office:value="1.5817346410206934E-2" table:formula="of:=  ABS( PI() -[Arkusz2.$C433])" table:style-name="ce1">
            <text:p>0,015817346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300" table:style-name="ce1">
            <text:p>300</text:p>
          </table:table-cell>
          <table:table-cell office:value-type="float" office:value="3.1593499999999999" table:style-name="ce2">
            <text:p>3,15935</text:p>
          </table:table-cell>
          <table:table-cell office:value-type="float" office:value="1.7757346410206765E-2" table:formula="of:=  ABS( PI() -[Arkusz2.$C434])" table:style-name="ce1">
            <text:p>0,017757346</text:p>
          </table:table-cell>
          <table:table-cell table:number-columns-repeated="16380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10" table:style-name="ce1">
            <text:p>10</text:p>
          </table:table-cell>
          <table:table-cell office:value-type="float" office:value="3.1612900000000002" table:style-name="ce2">
            <text:p>3,16129</text:p>
          </table:table-cell>
          <table:table-cell office:value-type="float" office:value="1.9697346410207039E-2" table:formula="of:=  ABS( PI() -[Arkusz2.$C435])" table:style-name="ce1">
            <text:p>0,019697346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4" table:style-name="ce1">
            <text:p>24</text:p>
          </table:table-cell>
          <table:table-cell office:value-type="float" office:value="3.1632199999999999" table:style-name="ce2">
            <text:p>3,16322</text:p>
          </table:table-cell>
          <table:table-cell office:value-type="float" office:value="2.1627346410206805E-2" table:formula="of:=  ABS( PI() -[Arkusz2.$C436])" table:style-name="ce1">
            <text:p>0,02162734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15" table:style-name="ce1">
            <text:p>115</text:p>
          </table:table-cell>
          <table:table-cell office:value-type="float" office:value="3.1651400000000001" table:style-name="ce2">
            <text:p>3,16514</text:p>
          </table:table-cell>
          <table:table-cell office:value-type="float" office:value="2.3547346410206949E-2" table:formula="of:=  ABS( PI() -[Arkusz2.$C437])" table:style-name="ce1">
            <text:p>0,023547346</text:p>
          </table:table-cell>
          <table:table-cell table:number-columns-repeated="16380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326" table:style-name="ce1">
            <text:p>326</text:p>
          </table:table-cell>
          <table:table-cell office:value-type="float" office:value="3.1670500000000001" table:style-name="ce2">
            <text:p>3,16705</text:p>
          </table:table-cell>
          <table:table-cell office:value-type="float" office:value="2.5457346410207027E-2" table:formula="of:=  ABS( PI() -[Arkusz2.$C438])" table:style-name="ce1">
            <text:p>0,025457346</text:p>
          </table:table-cell>
          <table:table-cell table:number-columns-repeated="16380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45" table:style-name="ce1">
            <text:p>245</text:p>
          </table:table-cell>
          <table:table-cell office:value-type="float" office:value="3.1689500000000002" table:style-name="ce2">
            <text:p>3,16895</text:p>
          </table:table-cell>
          <table:table-cell office:value-type="float" office:value="2.735734641020704E-2" table:formula="of:=  ABS( PI() -[Arkusz2.$C439])" table:style-name="ce1">
            <text:p>0,027357346</text:p>
          </table:table-cell>
          <table:table-cell table:number-columns-repeated="16380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368" table:style-name="ce1">
            <text:p>368</text:p>
          </table:table-cell>
          <table:table-cell office:value-type="float" office:value="3.1617299999999999" table:style-name="ce2">
            <text:p>3,16173</text:p>
          </table:table-cell>
          <table:table-cell office:value-type="float" office:value="2.0137346410206813E-2" table:formula="of:=  ABS( PI() -[Arkusz2.$C440])" table:style-name="ce1">
            <text:p>0,02013734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81" table:style-name="ce1">
            <text:p>181</text:p>
          </table:table-cell>
          <table:table-cell office:value-type="float" office:value="3.16364" table:style-name="ce2">
            <text:p>3,16364</text:p>
          </table:table-cell>
          <table:table-cell office:value-type="float" office:value="2.2047346410206892E-2" table:formula="of:=  ABS( PI() -[Arkusz2.$C441])" table:style-name="ce1">
            <text:p>0,022047346</text:p>
          </table:table-cell>
          <table:table-cell table:number-columns-repeated="16380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385" table:style-name="ce1">
            <text:p>385</text:p>
          </table:table-cell>
          <table:table-cell office:value-type="float" office:value="3.15646" table:style-name="ce2">
            <text:p>3,15646</text:p>
          </table:table-cell>
          <table:table-cell office:value-type="float" office:value="1.4867346410206927E-2" table:formula="of:=  ABS( PI() -[Arkusz2.$C442])" table:style-name="ce1">
            <text:p>0,01486734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2" table:style-name="ce1">
            <text:p>92</text:p>
          </table:table-cell>
          <table:table-cell office:value-type="float" office:value="3.1583700000000001" table:style-name="ce2">
            <text:p>3,15837</text:p>
          </table:table-cell>
          <table:table-cell office:value-type="float" office:value="1.6777346410207006E-2" table:formula="of:=  ABS( PI() -[Arkusz2.$C443])" table:style-name="ce1">
            <text:p>0,016777346</text:p>
          </table:table-cell>
          <table:table-cell table:number-columns-repeated="16380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181" table:style-name="ce1">
            <text:p>181</text:p>
          </table:table-cell>
          <table:table-cell office:value-type="float" office:value="3.1602700000000001" table:style-name="ce2">
            <text:p>3,16027</text:p>
          </table:table-cell>
          <table:table-cell office:value-type="float" office:value="1.8677346410207019E-2" table:formula="of:=  ABS( PI() -[Arkusz2.$C444])" table:style-name="ce1">
            <text:p>0,018677346</text:p>
          </table:table-cell>
          <table:table-cell table:number-columns-repeated="16380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168" table:style-name="ce1">
            <text:p>168</text:p>
          </table:table-cell>
          <table:table-cell office:value-type="float" office:value="3.1621600000000001" table:style-name="ce2">
            <text:p>3,16216</text:p>
          </table:table-cell>
          <table:table-cell office:value-type="float" office:value="2.0567346410206966E-2" table:formula="of:=  ABS( PI() -[Arkusz2.$C445])" table:style-name="ce1">
            <text:p>0,02056734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76" table:style-name="ce1">
            <text:p>276</text:p>
          </table:table-cell>
          <table:table-cell office:value-type="float" office:value="3.16404" table:style-name="ce2">
            <text:p>3,16404</text:p>
          </table:table-cell>
          <table:table-cell office:value-type="float" office:value="2.2447346410206848E-2" table:formula="of:=  ABS( PI() -[Arkusz2.$C446])" table:style-name="ce1">
            <text:p>0,022447346</text:p>
          </table:table-cell>
          <table:table-cell table:number-columns-repeated="16380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51" table:style-name="ce1">
            <text:p>51</text:p>
          </table:table-cell>
          <table:table-cell office:value-type="float" office:value="3.1569500000000001" table:style-name="ce2">
            <text:p>3,15695</text:p>
          </table:table-cell>
          <table:table-cell office:value-type="float" office:value="1.5357346410207029E-2" table:formula="of:=  ABS( PI() -[Arkusz2.$C447])" table:style-name="ce1">
            <text:p>0,015357346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110" table:style-name="ce1">
            <text:p>110</text:p>
          </table:table-cell>
          <table:table-cell office:value-type="float" office:value="3.1588400000000001" table:style-name="ce2">
            <text:p>3,15884</text:p>
          </table:table-cell>
          <table:table-cell office:value-type="float" office:value="1.7247346410206976E-2" table:formula="of:=  ABS( PI() -[Arkusz2.$C448])" table:style-name="ce1">
            <text:p>0,01724734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8" table:style-name="ce1">
            <text:p>258</text:p>
          </table:table-cell>
          <table:table-cell office:value-type="float" office:value="3.1607099999999999" table:style-name="ce2">
            <text:p>3,16071</text:p>
          </table:table-cell>
          <table:table-cell office:value-type="float" office:value="1.9117346410206792E-2" table:formula="of:=  ABS( PI() -[Arkusz2.$C449])" table:style-name="ce1">
            <text:p>0,019117346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58" table:style-name="ce1">
            <text:p>158</text:p>
          </table:table-cell>
          <table:table-cell office:value-type="float" office:value="3.1625800000000002" table:style-name="ce2">
            <text:p>3,16258</text:p>
          </table:table-cell>
          <table:table-cell office:value-type="float" office:value="2.0987346410207053E-2" table:formula="of:=  ABS( PI() -[Arkusz2.$C450])" table:style-name="ce1">
            <text:p>0,02098734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4" table:style-name="ce1">
            <text:p>144</text:p>
          </table:table-cell>
          <table:table-cell office:value-type="float" office:value="3.1644399999999999" table:style-name="ce2">
            <text:p>3,16444</text:p>
          </table:table-cell>
          <table:table-cell office:value-type="float" office:value="2.2847346410206804E-2" table:formula="of:=  ABS( PI() -[Arkusz2.$C451])" table:style-name="ce1">
            <text:p>0,02284734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4" table:style-name="ce1">
            <text:p>4</text:p>
          </table:table-cell>
          <table:table-cell office:value-type="float" office:value="3.1663000000000001" table:style-name="ce2">
            <text:p>3,1663</text:p>
          </table:table-cell>
          <table:table-cell office:value-type="float" office:value="2.4707346410206998E-2" table:formula="of:=  ABS( PI() -[Arkusz2.$C452])" table:style-name="ce1">
            <text:p>0,02470734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54" table:style-name="ce1">
            <text:p>254</text:p>
          </table:table-cell>
          <table:table-cell office:value-type="float" office:value="3.1681400000000002" table:style-name="ce2">
            <text:p>3,16814</text:p>
          </table:table-cell>
          <table:table-cell office:value-type="float" office:value="2.6547346410207062E-2" table:formula="of:=  ABS( PI() -[Arkusz2.$C453])" table:style-name="ce1">
            <text:p>0,02654734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57" table:style-name="ce1">
            <text:p>157</text:p>
          </table:table-cell>
          <table:table-cell office:value-type="float" office:value="3.1699799999999998" table:style-name="ce2">
            <text:p>3,16998</text:p>
          </table:table-cell>
          <table:table-cell office:value-type="float" office:value="2.8387346410206682E-2" table:formula="of:=  ABS( PI() -[Arkusz2.$C454])" table:style-name="ce1">
            <text:p>0,028387346</text:p>
          </table:table-cell>
          <table:table-cell table:number-columns-repeated="16380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68" table:style-name="ce1">
            <text:p>68</text:p>
          </table:table-cell>
          <table:table-cell office:value-type="float" office:value="3.1629999999999998" table:style-name="ce2">
            <text:p>3,163</text:p>
          </table:table-cell>
          <table:table-cell office:value-type="float" office:value="2.1407346410206696E-2" table:formula="of:=  ABS( PI() -[Arkusz2.$C455])" table:style-name="ce1">
            <text:p>0,021407346</text:p>
          </table:table-cell>
          <table:table-cell table:number-columns-repeated="16380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56" table:style-name="ce1">
            <text:p>56</text:p>
          </table:table-cell>
          <table:table-cell office:value-type="float" office:value="3.15604" table:style-name="ce2">
            <text:p>3,15604</text:p>
          </table:table-cell>
          <table:table-cell office:value-type="float" office:value="1.4447346410206841E-2" table:formula="of:=  ABS( PI() -[Arkusz2.$C456])" table:style-name="ce1">
            <text:p>0,014447346</text:p>
          </table:table-cell>
          <table:table-cell table:number-columns-repeated="16380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231" table:style-name="ce1">
            <text:p>231</text:p>
          </table:table-cell>
          <table:table-cell office:value-type="float" office:value="3.1578900000000001" table:style-name="ce2">
            <text:p>3,15789</text:p>
          </table:table-cell>
          <table:table-cell office:value-type="float" office:value="1.629734641020697E-2" table:formula="of:=  ABS( PI() -[Arkusz2.$C457])" table:style-name="ce1">
            <text:p>0,01629734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77" table:style-name="ce1">
            <text:p>177</text:p>
          </table:table-cell>
          <table:table-cell office:value-type="float" office:value="3.1597400000000002" table:style-name="ce2">
            <text:p>3,15974</text:p>
          </table:table-cell>
          <table:table-cell office:value-type="float" office:value="1.8147346410207099E-2" table:formula="of:=  ABS( PI() -[Arkusz2.$C458])" table:style-name="ce1">
            <text:p>0,01814734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6" table:style-name="ce1">
            <text:p>56</text:p>
          </table:table-cell>
          <table:table-cell office:value-type="float" office:value="3.1615700000000002" table:style-name="ce2">
            <text:p>3,16157</text:p>
          </table:table-cell>
          <table:table-cell office:value-type="float" office:value="1.9977346410207097E-2" table:formula="of:=  ABS( PI() -[Arkusz2.$C459])" table:style-name="ce1">
            <text:p>0,019977346</text:p>
          </table:table-cell>
          <table:table-cell table:number-columns-repeated="16380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394" table:style-name="ce1">
            <text:p>394</text:p>
          </table:table-cell>
          <table:table-cell office:value-type="float" office:value="3.1546799999999999" table:style-name="ce2">
            <text:p>3,15468</text:p>
          </table:table-cell>
          <table:table-cell office:value-type="float" office:value="1.3087346410206813E-2" table:formula="of:=  ABS( PI() -[Arkusz2.$C460])" table:style-name="ce1">
            <text:p>0,013087346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60" table:style-name="ce1">
            <text:p>60</text:p>
          </table:table-cell>
          <table:table-cell office:value-type="float" office:value="3.15652" table:style-name="ce2">
            <text:p>3,15652</text:p>
          </table:table-cell>
          <table:table-cell office:value-type="float" office:value="1.4927346410206876E-2" table:formula="of:=  ABS( PI() -[Arkusz2.$C461])" table:style-name="ce1">
            <text:p>0,014927346</text:p>
          </table:table-cell>
          <table:table-cell table:number-columns-repeated="16380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279" table:style-name="ce1">
            <text:p>279</text:p>
          </table:table-cell>
          <table:table-cell office:value-type="float" office:value="3.15835" table:style-name="ce2">
            <text:p>3,15835</text:p>
          </table:table-cell>
          <table:table-cell office:value-type="float" office:value="1.6757346410206875E-2" table:formula="of:=  ABS( PI() -[Arkusz2.$C462])" table:style-name="ce1">
            <text:p>0,01675734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48" table:style-name="ce1">
            <text:p>148</text:p>
          </table:table-cell>
          <table:table-cell office:value-type="float" office:value="3.1601699999999999" table:style-name="ce2">
            <text:p>3,16017</text:p>
          </table:table-cell>
          <table:table-cell office:value-type="float" office:value="1.8577346410206808E-2" table:formula="of:=  ABS( PI() -[Arkusz2.$C463])" table:style-name="ce1">
            <text:p>0,01857734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12" table:style-name="ce1">
            <text:p>212</text:p>
          </table:table-cell>
          <table:table-cell office:value-type="float" office:value="3.1619899999999999" table:style-name="ce2">
            <text:p>3,16199</text:p>
          </table:table-cell>
          <table:table-cell office:value-type="float" office:value="2.039734641020674E-2" table:formula="of:=  ABS( PI() -[Arkusz2.$C464])" table:style-name="ce1">
            <text:p>0,02039734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384" table:style-name="ce1">
            <text:p>384</text:p>
          </table:table-cell>
          <table:table-cell office:value-type="float" office:value="3.1637900000000001" table:style-name="ce2">
            <text:p>3,16379</text:p>
          </table:table-cell>
          <table:table-cell office:value-type="float" office:value="2.2197346410206986E-2" table:formula="of:=  ABS( PI() -[Arkusz2.$C465])" table:style-name="ce1">
            <text:p>0,02219734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83" table:style-name="ce1">
            <text:p>383</text:p>
          </table:table-cell>
          <table:table-cell office:value-type="float" office:value="3.1655899999999999" table:style-name="ce2">
            <text:p>3,16559</text:p>
          </table:table-cell>
          <table:table-cell office:value-type="float" office:value="2.3997346410206788E-2" table:formula="of:=  ABS( PI() -[Arkusz2.$C466])" table:style-name="ce1">
            <text:p>0,023997346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88" table:style-name="ce1">
            <text:p>288</text:p>
          </table:table-cell>
          <table:table-cell office:value-type="float" office:value="3.1673800000000001" table:style-name="ce2">
            <text:p>3,16738</text:p>
          </table:table-cell>
          <table:table-cell office:value-type="float" office:value="2.5787346410206968E-2" table:formula="of:=  ABS( PI() -[Arkusz2.$C467])" table:style-name="ce1">
            <text:p>0,02578734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35" table:style-name="ce1">
            <text:p>235</text:p>
          </table:table-cell>
          <table:table-cell office:value-type="float" office:value="3.1691600000000002" table:style-name="ce2">
            <text:p>3,16916</text:p>
          </table:table-cell>
          <table:table-cell office:value-type="float" office:value="2.7567346410207083E-2" table:formula="of:=  ABS( PI() -[Arkusz2.$C468])" table:style-name="ce1">
            <text:p>0,027567346</text:p>
          </table:table-cell>
          <table:table-cell table:number-columns-repeated="16380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29" table:style-name="ce1">
            <text:p>29</text:p>
          </table:table-cell>
          <table:table-cell office:value-type="float" office:value="3.1709399999999999" table:style-name="ce2">
            <text:p>3,17094</text:p>
          </table:table-cell>
          <table:table-cell office:value-type="float" office:value="2.9347346410206754E-2" table:formula="of:=  ABS( PI() -[Arkusz2.$C469])" table:style-name="ce1">
            <text:p>0,029347346</text:p>
          </table:table-cell>
          <table:table-cell table:number-columns-repeated="16380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193" table:style-name="ce1">
            <text:p>193</text:p>
          </table:table-cell>
          <table:table-cell office:value-type="float" office:value="3.1727099999999999" table:style-name="ce2">
            <text:p>3,17271</text:p>
          </table:table-cell>
          <table:table-cell office:value-type="float" office:value="3.1117346410206803E-2" table:formula="of:=  ABS( PI() -[Arkusz2.$C470])" table:style-name="ce1">
            <text:p>0,031117346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68" table:style-name="ce1">
            <text:p>168</text:p>
          </table:table-cell>
          <table:table-cell office:value-type="float" office:value="3.1744699999999999" table:style-name="ce2">
            <text:p>3,17447</text:p>
          </table:table-cell>
          <table:table-cell office:value-type="float" office:value="3.2877346410206787E-2" table:formula="of:=  ABS( PI() -[Arkusz2.$C471])" table:style-name="ce1">
            <text:p>0,03287734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3" table:style-name="ce1">
            <text:p>203</text:p>
          </table:table-cell>
          <table:table-cell office:value-type="float" office:value="3.1762199999999998" table:style-name="ce2">
            <text:p>3,17622</text:p>
          </table:table-cell>
          <table:table-cell office:value-type="float" office:value="3.4627346410206705E-2" table:formula="of:=  ABS( PI() -[Arkusz2.$C472])" table:style-name="ce1">
            <text:p>0,034627346</text:p>
          </table:table-cell>
          <table:table-cell table:number-columns-repeated="16380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83" table:style-name="ce1">
            <text:p>283</text:p>
          </table:table-cell>
          <table:table-cell office:value-type="float" office:value="3.1779700000000002" table:style-name="ce2">
            <text:p>3,17797</text:p>
          </table:table-cell>
          <table:table-cell office:value-type="float" office:value="3.6377346410207068E-2" table:formula="of:=  ABS( PI() -[Arkusz2.$C473])" table:style-name="ce1">
            <text:p>0,036377346</text:p>
          </table:table-cell>
          <table:table-cell table:number-columns-repeated="16380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251" table:style-name="ce1">
            <text:p>251</text:p>
          </table:table-cell>
          <table:table-cell office:value-type="float" office:value="3.1797" table:style-name="ce2">
            <text:p>3,1797</text:p>
          </table:table-cell>
          <table:table-cell office:value-type="float" office:value="3.8107346410206855E-2" table:formula="of:=  ABS( PI() -[Arkusz2.$C474])" table:style-name="ce1">
            <text:p>0,03810734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22" table:style-name="ce1">
            <text:p>222</text:p>
          </table:table-cell>
          <table:table-cell office:value-type="float" office:value="3.1814300000000002" table:style-name="ce2">
            <text:p>3,18143</text:p>
          </table:table-cell>
          <table:table-cell office:value-type="float" office:value="3.9837346410207086E-2" table:formula="of:=  ABS( PI() -[Arkusz2.$C475])" table:style-name="ce1">
            <text:p>0,039837346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0" table:style-name="ce1">
            <text:p>20</text:p>
          </table:table-cell>
          <table:table-cell office:value-type="float" office:value="3.1747399999999999" table:style-name="ce2">
            <text:p>3,17474</text:p>
          </table:table-cell>
          <table:table-cell office:value-type="float" office:value="3.3147346410206779E-2" table:formula="of:=  ABS( PI() -[Arkusz2.$C476])" table:style-name="ce1">
            <text:p>0,033147346</text:p>
          </table:table-cell>
          <table:table-cell table:number-columns-repeated="16380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332" table:style-name="ce1">
            <text:p>332</text:p>
          </table:table-cell>
          <table:table-cell office:value-type="float" office:value="3.1764700000000001" table:style-name="ce2">
            <text:p>3,17647</text:p>
          </table:table-cell>
          <table:table-cell office:value-type="float" office:value="3.4877346410207011E-2" table:formula="of:=  ABS( PI() -[Arkusz2.$C477])" table:style-name="ce1">
            <text:p>0,03487734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0" table:style-name="ce1">
            <text:p>40</text:p>
          </table:table-cell>
          <table:table-cell office:value-type="float" office:value="3.16981" table:style-name="ce2">
            <text:p>3,16981</text:p>
          </table:table-cell>
          <table:table-cell office:value-type="float" office:value="2.82173464102069E-2" table:formula="of:=  ABS( PI() -[Arkusz2.$C478])" table:style-name="ce1">
            <text:p>0,02821734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21" table:style-name="ce1">
            <text:p>321</text:p>
          </table:table-cell>
          <table:table-cell office:value-type="float" office:value="3.1715499999999999" table:style-name="ce2">
            <text:p>3,17155</text:p>
          </table:table-cell>
          <table:table-cell office:value-type="float" office:value="2.9957346410206753E-2" table:formula="of:=  ABS( PI() -[Arkusz2.$C479])" table:style-name="ce1">
            <text:p>0,029957346</text:p>
          </table:table-cell>
          <table:table-cell table:number-columns-repeated="16380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372" table:style-name="ce1">
            <text:p>372</text:p>
          </table:table-cell>
          <table:table-cell office:value-type="float" office:value="3.1732800000000001" table:style-name="ce2">
            <text:p>3,17328</text:p>
          </table:table-cell>
          <table:table-cell office:value-type="float" office:value="3.1687346410206985E-2" table:formula="of:=  ABS( PI() -[Arkusz2.$C480])" table:style-name="ce1">
            <text:p>0,031687346</text:p>
          </table:table-cell>
          <table:table-cell table:number-columns-repeated="16380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78" table:style-name="ce1">
            <text:p>178</text:p>
          </table:table-cell>
          <table:table-cell office:value-type="float" office:value="3.1749999999999998" table:style-name="ce2">
            <text:p>3,175</text:p>
          </table:table-cell>
          <table:table-cell office:value-type="float" office:value="3.3407346410206706E-2" table:formula="of:=  ABS( PI() -[Arkusz2.$C481])" table:style-name="ce1">
            <text:p>0,033407346</text:p>
          </table:table-cell>
          <table:table-cell table:number-columns-repeated="16380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306" table:style-name="ce1">
            <text:p>306</text:p>
          </table:table-cell>
          <table:table-cell office:value-type="float" office:value="3.1684000000000001" table:style-name="ce2">
            <text:p>3,1684</text:p>
          </table:table-cell>
          <table:table-cell office:value-type="float" office:value="2.6807346410206989E-2" table:formula="of:=  ABS( PI() -[Arkusz2.$C482])" table:style-name="ce1">
            <text:p>0,026807346</text:p>
          </table:table-cell>
          <table:table-cell table:number-columns-repeated="16380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20" table:style-name="ce1">
            <text:p>20</text:p>
          </table:table-cell>
          <table:table-cell office:value-type="float" office:value="3.1701199999999998" table:style-name="ce2">
            <text:p>3,17012</text:p>
          </table:table-cell>
          <table:table-cell office:value-type="float" office:value="2.8527346410206711E-2" table:formula="of:=  ABS( PI() -[Arkusz2.$C483])" table:style-name="ce1">
            <text:p>0,02852734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30" table:style-name="ce1">
            <text:p>330</text:p>
          </table:table-cell>
          <table:table-cell office:value-type="float" office:value="3.17184" table:style-name="ce2">
            <text:p>3,17184</text:p>
          </table:table-cell>
          <table:table-cell office:value-type="float" office:value="3.0247346410206877E-2" table:formula="of:=  ABS( PI() -[Arkusz2.$C484])" table:style-name="ce1">
            <text:p>0,030247346</text:p>
          </table:table-cell>
          <table:table-cell table:number-columns-repeated="16380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174" table:style-name="ce1">
            <text:p>174</text:p>
          </table:table-cell>
          <table:table-cell office:value-type="float" office:value="3.1735500000000001" table:style-name="ce2">
            <text:p>3,17355</text:p>
          </table:table-cell>
          <table:table-cell office:value-type="float" office:value="3.1957346410206977E-2" table:formula="of:=  ABS( PI() -[Arkusz2.$C485])" table:style-name="ce1">
            <text:p>0,03195734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31" table:style-name="ce1">
            <text:p>331</text:p>
          </table:table-cell>
          <table:table-cell office:value-type="float" office:value="3.1752600000000002" table:style-name="ce2">
            <text:p>3,17526</text:p>
          </table:table-cell>
          <table:table-cell office:value-type="float" office:value="3.3667346410207077E-2" table:formula="of:=  ABS( PI() -[Arkusz2.$C486])" table:style-name="ce1">
            <text:p>0,03366734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0" table:style-name="ce1">
            <text:p>40</text:p>
          </table:table-cell>
          <table:table-cell office:value-type="float" office:value="3.1769500000000002" table:style-name="ce2">
            <text:p>3,17695</text:p>
          </table:table-cell>
          <table:table-cell office:value-type="float" office:value="3.5357346410207047E-2" table:formula="of:=  ABS( PI() -[Arkusz2.$C487])" table:style-name="ce1">
            <text:p>0,03535734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71" table:style-name="ce1">
            <text:p>271</text:p>
          </table:table-cell>
          <table:table-cell office:value-type="float" office:value="3.1786400000000001" table:style-name="ce2">
            <text:p>3,17864</text:p>
          </table:table-cell>
          <table:table-cell office:value-type="float" office:value="3.7047346410207016E-2" table:formula="of:=  ABS( PI() -[Arkusz2.$C488])" table:style-name="ce1">
            <text:p>0,037047346</text:p>
          </table:table-cell>
          <table:table-cell table:number-columns-repeated="16380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163" table:style-name="ce1">
            <text:p>163</text:p>
          </table:table-cell>
          <table:table-cell office:value-type="float" office:value="3.1803300000000001" table:style-name="ce2">
            <text:p>3,18033</text:p>
          </table:table-cell>
          <table:table-cell office:value-type="float" office:value="3.8737346410206985E-2" table:formula="of:=  ABS( PI() -[Arkusz2.$C489])" table:style-name="ce1">
            <text:p>0,03873734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89" table:style-name="ce1">
            <text:p>389</text:p>
          </table:table-cell>
          <table:table-cell office:value-type="float" office:value="3.1738200000000001" table:style-name="ce2">
            <text:p>3,17382</text:p>
          </table:table-cell>
          <table:table-cell office:value-type="float" office:value="3.222734641020697E-2" table:formula="of:=  ABS( PI() -[Arkusz2.$C490])" table:style-name="ce1">
            <text:p>0,03222734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26" table:style-name="ce1">
            <text:p>126</text:p>
          </table:table-cell>
          <table:table-cell office:value-type="float" office:value="3.1755100000000001" table:style-name="ce2">
            <text:p>3,17551</text:p>
          </table:table-cell>
          <table:table-cell office:value-type="float" office:value="3.3917346410206939E-2" table:formula="of:=  ABS( PI() -[Arkusz2.$C491])" table:style-name="ce1">
            <text:p>0,03391734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3" table:style-name="ce1">
            <text:p>93</text:p>
          </table:table-cell>
          <table:table-cell office:value-type="float" office:value="3.17719" table:style-name="ce2">
            <text:p>3,17719</text:p>
          </table:table-cell>
          <table:table-cell office:value-type="float" office:value="3.5597346410206843E-2" table:formula="of:=  ABS( PI() -[Arkusz2.$C492])" table:style-name="ce1">
            <text:p>0,03559734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06" table:style-name="ce1">
            <text:p>306</text:p>
          </table:table-cell>
          <table:table-cell office:value-type="float" office:value="3.1788599999999998" table:style-name="ce2">
            <text:p>3,17886</text:p>
          </table:table-cell>
          <table:table-cell office:value-type="float" office:value="3.7267346410206681E-2" table:formula="of:=  ABS( PI() -[Arkusz2.$C493])" table:style-name="ce1">
            <text:p>0,037267346</text:p>
          </table:table-cell>
          <table:table-cell table:number-columns-repeated="1638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87" table:style-name="ce1">
            <text:p>187</text:p>
          </table:table-cell>
          <table:table-cell office:value-type="float" office:value="3.1805300000000001" table:style-name="ce2">
            <text:p>3,18053</text:p>
          </table:table-cell>
          <table:table-cell office:value-type="float" office:value="3.8937346410206963E-2" table:formula="of:=  ABS( PI() -[Arkusz2.$C494])" table:style-name="ce1">
            <text:p>0,03893734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48" table:style-name="ce1">
            <text:p>148</text:p>
          </table:table-cell>
          <table:table-cell office:value-type="float" office:value="3.1821899999999999" table:style-name="ce2">
            <text:p>3,18219</text:p>
          </table:table-cell>
          <table:table-cell office:value-type="float" office:value="4.0597346410206736E-2" table:formula="of:=  ABS( PI() -[Arkusz2.$C495])" table:style-name="ce1">
            <text:p>0,040597346</text:p>
          </table:table-cell>
          <table:table-cell table:number-columns-repeated="16380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129" table:style-name="ce1">
            <text:p>129</text:p>
          </table:table-cell>
          <table:table-cell office:value-type="float" office:value="3.18384" table:style-name="ce2">
            <text:p>3,18384</text:p>
          </table:table-cell>
          <table:table-cell office:value-type="float" office:value="4.2247346410206887E-2" table:formula="of:=  ABS( PI() -[Arkusz2.$C496])" table:style-name="ce1">
            <text:p>0,042247346</text:p>
          </table:table-cell>
          <table:table-cell table:number-columns-repeated="16380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63" table:style-name="ce1">
            <text:p>63</text:p>
          </table:table-cell>
          <table:table-cell office:value-type="float" office:value="3.1774200000000001" table:style-name="ce2">
            <text:p>3,17742</text:p>
          </table:table-cell>
          <table:table-cell office:value-type="float" office:value="3.5827346410207017E-2" table:formula="of:=  ABS( PI() -[Arkusz2.$C497])" table:style-name="ce1">
            <text:p>0,035827346</text:p>
          </table:table-cell>
          <table:table-cell table:number-columns-repeated="16380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24" table:style-name="ce1">
            <text:p>24</text:p>
          </table:table-cell>
          <table:table-cell office:value-type="float" office:value="3.17103" table:style-name="ce2">
            <text:p>3,17103</text:p>
          </table:table-cell>
          <table:table-cell office:value-type="float" office:value="2.9437346410206899E-2" table:formula="of:=  ABS( PI() -[Arkusz2.$C498])" table:style-name="ce1">
            <text:p>0,029437346</text:p>
          </table:table-cell>
          <table:table-cell table:number-columns-repeated="16380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85" table:style-name="ce1">
            <text:p>85</text:p>
          </table:table-cell>
          <table:table-cell office:value-type="float" office:value="3.1726899999999998" table:style-name="ce2">
            <text:p>3,17269</text:p>
          </table:table-cell>
          <table:table-cell office:value-type="float" office:value="3.1097346410206672E-2" table:formula="of:=  ABS( PI() -[Arkusz2.$C499])" table:style-name="ce1">
            <text:p>0,031097346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13" table:style-name="ce1">
            <text:p>113</text:p>
          </table:table-cell>
          <table:table-cell office:value-type="float" office:value="3.17435" table:style-name="ce2">
            <text:p>3,17435</text:p>
          </table:table-cell>
          <table:table-cell office:value-type="float" office:value="3.2757346410206889E-2" table:formula="of:=  ABS( PI() -[Arkusz2.$C500])" table:style-name="ce1">
            <text:p>0,03275734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42" table:style-name="ce1">
            <text:p>242</text:p>
          </table:table-cell>
          <table:table-cell office:value-type="float" office:value="3.1760000000000002" table:style-name="ce2">
            <text:p>3,176</text:p>
          </table:table-cell>
          <table:table-cell office:value-type="float" office:value="3.440734641020704E-2" table:formula="of:=  ABS( PI() -[Arkusz2.$C501])" table:style-name="ce1">
            <text:p>0,03440734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7" table:style-name="ce1">
            <text:p>97</text:p>
          </table:table-cell>
          <table:table-cell office:value-type="float" office:value="3.1776399999999998" table:style-name="ce2">
            <text:p>3,17764</text:p>
          </table:table-cell>
          <table:table-cell office:value-type="float" office:value="3.6047346410206682E-2" table:formula="of:=  ABS( PI() -[Arkusz2.$C502])" table:style-name="ce1">
            <text:p>0,03604734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11" table:style-name="ce1">
            <text:p>311</text:p>
          </table:table-cell>
          <table:table-cell office:value-type="float" office:value="3.1792799999999999" table:style-name="ce2">
            <text:p>3,17928</text:p>
          </table:table-cell>
          <table:table-cell office:value-type="float" office:value="3.7687346410206768E-2" table:formula="of:=  ABS( PI() -[Arkusz2.$C503])" table:style-name="ce1">
            <text:p>0,037687346</text:p>
          </table:table-cell>
          <table:table-cell table:number-columns-repeated="16380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382" table:style-name="ce1">
            <text:p>382</text:p>
          </table:table-cell>
          <table:table-cell office:value-type="float" office:value="3.1809099999999999" table:style-name="ce2">
            <text:p>3,18091</text:p>
          </table:table-cell>
          <table:table-cell office:value-type="float" office:value="3.9317346410206788E-2" table:formula="of:=  ABS( PI() -[Arkusz2.$C504])" table:style-name="ce1">
            <text:p>0,039317346</text:p>
          </table:table-cell>
          <table:table-cell table:number-columns-repeated="16380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114" table:style-name="ce1">
            <text:p>114</text:p>
          </table:table-cell>
          <table:table-cell office:value-type="float" office:value="3.1825399999999999" table:style-name="ce2">
            <text:p>3,18254</text:p>
          </table:table-cell>
          <table:table-cell office:value-type="float" office:value="4.0947346410206809E-2" table:formula="of:=  ABS( PI() -[Arkusz2.$C505])" table:style-name="ce1">
            <text:p>0,04094734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86" table:style-name="ce1">
            <text:p>286</text:p>
          </table:table-cell>
          <table:table-cell office:value-type="float" office:value="3.1841599999999999" table:style-name="ce2">
            <text:p>3,18416</text:p>
          </table:table-cell>
          <table:table-cell office:value-type="float" office:value="4.2567346410206763E-2" table:formula="of:=  ABS( PI() -[Arkusz2.$C506])" table:style-name="ce1">
            <text:p>0,04256734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9" table:style-name="ce1">
            <text:p>79</text:p>
          </table:table-cell>
          <table:table-cell office:value-type="float" office:value="3.1857700000000002" table:style-name="ce2">
            <text:p>3,18577</text:p>
          </table:table-cell>
          <table:table-cell office:value-type="float" office:value="4.4177346410207097E-2" table:formula="of:=  ABS( PI() -[Arkusz2.$C507])" table:style-name="ce1">
            <text:p>0,044177346</text:p>
          </table:table-cell>
          <table:table-cell table:number-columns-repeated="16380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24" table:style-name="ce1">
            <text:p>324</text:p>
          </table:table-cell>
          <table:table-cell office:value-type="float" office:value="3.1873800000000001" table:style-name="ce2">
            <text:p>3,18738</text:p>
          </table:table-cell>
          <table:table-cell office:value-type="float" office:value="4.5787346410206986E-2" table:formula="of:=  ABS( PI() -[Arkusz2.$C508])" table:style-name="ce1">
            <text:p>0,045787346</text:p>
          </table:table-cell>
          <table:table-cell table:number-columns-repeated="16380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245" table:style-name="ce1">
            <text:p>245</text:p>
          </table:table-cell>
          <table:table-cell office:value-type="float" office:value="3.1889799999999999" table:style-name="ce2">
            <text:p>3,18898</text:p>
          </table:table-cell>
          <table:table-cell office:value-type="float" office:value="4.738734641020681E-2" table:formula="of:=  ABS( PI() -[Arkusz2.$C509])" table:style-name="ce1">
            <text:p>0,04738734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92" table:style-name="ce1">
            <text:p>392</text:p>
          </table:table-cell>
          <table:table-cell office:value-type="float" office:value="3.1827100000000002" table:style-name="ce2">
            <text:p>3,18271</text:p>
          </table:table-cell>
          <table:table-cell office:value-type="float" office:value="4.1117346410207034E-2" table:formula="of:=  ABS( PI() -[Arkusz2.$C510])" table:style-name="ce1">
            <text:p>0,04111734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69" table:style-name="ce1">
            <text:p>169</text:p>
          </table:table-cell>
          <table:table-cell office:value-type="float" office:value="3.18431" table:style-name="ce2">
            <text:p>3,18431</text:p>
          </table:table-cell>
          <table:table-cell office:value-type="float" office:value="4.2717346410206858E-2" table:formula="of:=  ABS( PI() -[Arkusz2.$C511])" table:style-name="ce1">
            <text:p>0,042717346</text:p>
          </table:table-cell>
          <table:table-cell table:number-columns-repeated="16380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226" table:style-name="ce1">
            <text:p>226</text:p>
          </table:table-cell>
          <table:table-cell office:value-type="float" office:value="3.1859099999999998" table:style-name="ce2">
            <text:p>3,18591</text:p>
          </table:table-cell>
          <table:table-cell office:value-type="float" office:value="4.4317346410206682E-2" table:formula="of:=  ABS( PI() -[Arkusz2.$C512])" table:style-name="ce1">
            <text:p>0,04431734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69" table:style-name="ce1">
            <text:p>369</text:p>
          </table:table-cell>
          <table:table-cell office:value-type="float" office:value="3.1796899999999999" table:style-name="ce2">
            <text:p>3,17969</text:p>
          </table:table-cell>
          <table:table-cell office:value-type="float" office:value="3.8097346410206789E-2" table:formula="of:=  ABS( PI() -[Arkusz2.$C513])" table:style-name="ce1">
            <text:p>0,03809734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15" table:style-name="ce1">
            <text:p>115</text:p>
          </table:table-cell>
          <table:table-cell office:value-type="float" office:value="3.1812900000000002" table:style-name="ce2">
            <text:p>3,18129</text:p>
          </table:table-cell>
          <table:table-cell office:value-type="float" office:value="3.9697346410207057E-2" table:formula="of:=  ABS( PI() -[Arkusz2.$C514])" table:style-name="ce1">
            <text:p>0,03969734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03" table:style-name="ce1">
            <text:p>203</text:p>
          </table:table-cell>
          <table:table-cell office:value-type="float" office:value="3.1828799999999999" table:style-name="ce2">
            <text:p>3,18288</text:p>
          </table:table-cell>
          <table:table-cell office:value-type="float" office:value="4.1287346410206816E-2" table:formula="of:=  ABS( PI() -[Arkusz2.$C515])" table:style-name="ce1">
            <text:p>0,041287346</text:p>
          </table:table-cell>
          <table:table-cell table:number-columns-repeated="1638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160" table:style-name="ce1">
            <text:p>160</text:p>
          </table:table-cell>
          <table:table-cell office:value-type="float" office:value="3.1844700000000001" table:style-name="ce2">
            <text:p>3,18447</text:p>
          </table:table-cell>
          <table:table-cell office:value-type="float" office:value="4.2877346410207018E-2" table:formula="of:=  ABS( PI() -[Arkusz2.$C516])" table:style-name="ce1">
            <text:p>0,042877346</text:p>
          </table:table-cell>
          <table:table-cell table:number-columns-repeated="16380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351" table:style-name="ce1">
            <text:p>351</text:p>
          </table:table-cell>
          <table:table-cell office:value-type="float" office:value="3.1860499999999998" table:style-name="ce2">
            <text:p>3,18605</text:p>
          </table:table-cell>
          <table:table-cell office:value-type="float" office:value="4.4457346410206711E-2" table:formula="of:=  ABS( PI() -[Arkusz2.$C517])" table:style-name="ce1">
            <text:p>0,04445734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33" table:style-name="ce1">
            <text:p>233</text:p>
          </table:table-cell>
          <table:table-cell office:value-type="float" office:value="3.1876199999999999" table:style-name="ce2">
            <text:p>3,18762</text:p>
          </table:table-cell>
          <table:table-cell office:value-type="float" office:value="4.6027346410206782E-2" table:formula="of:=  ABS( PI() -[Arkusz2.$C518])" table:style-name="ce1">
            <text:p>0,04602734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73" table:style-name="ce1">
            <text:p>273</text:p>
          </table:table-cell>
          <table:table-cell office:value-type="float" office:value="3.18919" table:style-name="ce2">
            <text:p>3,18919</text:p>
          </table:table-cell>
          <table:table-cell office:value-type="float" office:value="4.7597346410206853E-2" table:formula="of:=  ABS( PI() -[Arkusz2.$C519])" table:style-name="ce1">
            <text:p>0,04759734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4" table:style-name="ce1">
            <text:p>114</text:p>
          </table:table-cell>
          <table:table-cell office:value-type="float" office:value="3.1830400000000001" table:style-name="ce2">
            <text:p>3,18304</text:p>
          </table:table-cell>
          <table:table-cell office:value-type="float" office:value="4.1447346410206976E-2" table:formula="of:=  ABS( PI() -[Arkusz2.$C520])" table:style-name="ce1">
            <text:p>0,041447346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95" table:style-name="ce1">
            <text:p>195</text:p>
          </table:table-cell>
          <table:table-cell office:value-type="float" office:value="3.1846199999999998" table:style-name="ce2">
            <text:p>3,18462</text:p>
          </table:table-cell>
          <table:table-cell office:value-type="float" office:value="4.3027346410206668E-2" table:formula="of:=  ABS( PI() -[Arkusz2.$C521])" table:style-name="ce1">
            <text:p>0,043027346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44" table:style-name="ce1">
            <text:p>144</text:p>
          </table:table-cell>
          <table:table-cell office:value-type="float" office:value="3.1861799999999998" table:style-name="ce2">
            <text:p>3,18618</text:p>
          </table:table-cell>
          <table:table-cell office:value-type="float" office:value="4.4587346410206674E-2" table:formula="of:=  ABS( PI() -[Arkusz2.$C522])" table:style-name="ce1">
            <text:p>0,04458734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342" table:style-name="ce1">
            <text:p>342</text:p>
          </table:table-cell>
          <table:table-cell office:value-type="float" office:value="3.1877399999999998" table:style-name="ce2">
            <text:p>3,18774</text:p>
          </table:table-cell>
          <table:table-cell office:value-type="float" office:value="4.614734641020668E-2" table:formula="of:=  ABS( PI() -[Arkusz2.$C523])" table:style-name="ce1">
            <text:p>0,04614734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66" table:style-name="ce1">
            <text:p>266</text:p>
          </table:table-cell>
          <table:table-cell office:value-type="float" office:value="3.1892900000000002" table:style-name="ce2">
            <text:p>3,18929</text:p>
          </table:table-cell>
          <table:table-cell office:value-type="float" office:value="4.7697346410207064E-2" table:formula="of:=  ABS( PI() -[Arkusz2.$C524])" table:style-name="ce1">
            <text:p>0,047697346</text:p>
          </table:table-cell>
          <table:table-cell table:number-columns-repeated="16380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321" table:style-name="ce1">
            <text:p>321</text:p>
          </table:table-cell>
          <table:table-cell office:value-type="float" office:value="3.1908400000000001" table:style-name="ce2">
            <text:p>3,19084</text:p>
          </table:table-cell>
          <table:table-cell office:value-type="float" office:value="4.9247346410207005E-2" table:formula="of:=  ABS( PI() -[Arkusz2.$C525])" table:style-name="ce1">
            <text:p>0,04924734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65" table:style-name="ce1">
            <text:p>265</text:p>
          </table:table-cell>
          <table:table-cell office:value-type="float" office:value="3.19238" table:style-name="ce2">
            <text:p>3,19238</text:p>
          </table:table-cell>
          <table:table-cell office:value-type="float" office:value="5.0787346410206879E-2" table:formula="of:=  ABS( PI() -[Arkusz2.$C526])" table:style-name="ce1">
            <text:p>0,050787346</text:p>
          </table:table-cell>
          <table:table-cell table:number-columns-repeated="16380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92" table:style-name="ce1">
            <text:p>92</text:p>
          </table:table-cell>
          <table:table-cell office:value-type="float" office:value="3.1939199999999999" table:style-name="ce2">
            <text:p>3,19392</text:p>
          </table:table-cell>
          <table:table-cell office:value-type="float" office:value="5.2327346410206754E-2" table:formula="of:=  ABS( PI() -[Arkusz2.$C527])" table:style-name="ce1">
            <text:p>0,052327346</text:p>
          </table:table-cell>
          <table:table-cell table:number-columns-repeated="16380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357" table:style-name="ce1">
            <text:p>357</text:p>
          </table:table-cell>
          <table:table-cell office:value-type="float" office:value="3.1954500000000001" table:style-name="ce2">
            <text:p>3,19545</text:p>
          </table:table-cell>
          <table:table-cell office:value-type="float" office:value="5.3857346410207008E-2" table:formula="of:=  ABS( PI() -[Arkusz2.$C528])" table:style-name="ce1">
            <text:p>0,05385734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78" table:style-name="ce1">
            <text:p>378</text:p>
          </table:table-cell>
          <table:table-cell office:value-type="float" office:value="3.1893899999999999" table:style-name="ce2">
            <text:p>3,18939</text:p>
          </table:table-cell>
          <table:table-cell office:value-type="float" office:value="4.7797346410206831E-2" table:formula="of:=  ABS( PI() -[Arkusz2.$C529])" table:style-name="ce1">
            <text:p>0,04779734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21" table:style-name="ce1">
            <text:p>321</text:p>
          </table:table-cell>
          <table:table-cell office:value-type="float" office:value="3.1909299999999998" table:style-name="ce2">
            <text:p>3,19093</text:p>
          </table:table-cell>
          <table:table-cell office:value-type="float" office:value="4.9337346410206706E-2" table:formula="of:=  ABS( PI() -[Arkusz2.$C530])" table:style-name="ce1">
            <text:p>0,049337346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20" table:style-name="ce1">
            <text:p>120</text:p>
          </table:table-cell>
          <table:table-cell office:value-type="float" office:value="3.19245" table:style-name="ce2">
            <text:p>3,19245</text:p>
          </table:table-cell>
          <table:table-cell office:value-type="float" office:value="5.0857346410206894E-2" table:formula="of:=  ABS( PI() -[Arkusz2.$C531])" table:style-name="ce1">
            <text:p>0,05085734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48" table:style-name="ce1">
            <text:p>48</text:p>
          </table:table-cell>
          <table:table-cell office:value-type="float" office:value="3.1939700000000002" table:style-name="ce2">
            <text:p>3,19397</text:p>
          </table:table-cell>
          <table:table-cell office:value-type="float" office:value="5.2377346410207082E-2" table:formula="of:=  ABS( PI() -[Arkusz2.$C532])" table:style-name="ce1">
            <text:p>0,052377346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98" table:style-name="ce1">
            <text:p>98</text:p>
          </table:table-cell>
          <table:table-cell office:value-type="float" office:value="3.1954899999999999" table:style-name="ce2">
            <text:p>3,19549</text:p>
          </table:table-cell>
          <table:table-cell office:value-type="float" office:value="5.3897346410206826E-2" table:formula="of:=  ABS( PI() -[Arkusz2.$C533])" table:style-name="ce1">
            <text:p>0,053897346</text:p>
          </table:table-cell>
          <table:table-cell table:number-columns-repeated="16380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389" table:style-name="ce1">
            <text:p>389</text:p>
          </table:table-cell>
          <table:table-cell office:value-type="float" office:value="3.1894900000000002" table:style-name="ce2">
            <text:p>3,18949</text:p>
          </table:table-cell>
          <table:table-cell office:value-type="float" office:value="4.7897346410207042E-2" table:formula="of:=  ABS( PI() -[Arkusz2.$C534])" table:style-name="ce1">
            <text:p>0,047897346</text:p>
          </table:table-cell>
          <table:table-cell table:number-columns-repeated="16380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351" table:style-name="ce1">
            <text:p>351</text:p>
          </table:table-cell>
          <table:table-cell office:value-type="float" office:value="3.1835200000000001" table:style-name="ce2">
            <text:p>3,18352</text:p>
          </table:table-cell>
          <table:table-cell office:value-type="float" office:value="4.1927346410207011E-2" table:formula="of:=  ABS( PI() -[Arkusz2.$C535])" table:style-name="ce1">
            <text:p>0,041927346</text:p>
          </table:table-cell>
          <table:table-cell table:number-columns-repeated="16380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309" table:style-name="ce1">
            <text:p>309</text:p>
          </table:table-cell>
          <table:table-cell office:value-type="float" office:value="3.1850499999999999" table:style-name="ce2">
            <text:p>3,18505</text:p>
          </table:table-cell>
          <table:table-cell office:value-type="float" office:value="4.3457346410206821E-2" table:formula="of:=  ABS( PI() -[Arkusz2.$C536])" table:style-name="ce1">
            <text:p>0,04345734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96" table:style-name="ce1">
            <text:p>296</text:p>
          </table:table-cell>
          <table:table-cell office:value-type="float" office:value="3.1865700000000001" table:style-name="ce2">
            <text:p>3,18657</text:p>
          </table:table-cell>
          <table:table-cell office:value-type="float" office:value="4.4977346410207009E-2" table:formula="of:=  ABS( PI() -[Arkusz2.$C537])" table:style-name="ce1">
            <text:p>0,044977346</text:p>
          </table:table-cell>
          <table:table-cell table:number-columns-repeated="16380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160" table:style-name="ce1">
            <text:p>160</text:p>
          </table:table-cell>
          <table:table-cell office:value-type="float" office:value="3.1880799999999998" table:style-name="ce2">
            <text:p>3,18808</text:p>
          </table:table-cell>
          <table:table-cell office:value-type="float" office:value="4.6487346410206687E-2" table:formula="of:=  ABS( PI() -[Arkusz2.$C538])" table:style-name="ce1">
            <text:p>0,04648734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3.1821600000000001" table:style-name="ce2">
            <text:p>3,18216</text:p>
          </table:table-cell>
          <table:table-cell office:value-type="float" office:value="4.0567346410206984E-2" table:formula="of:=  ABS( PI() -[Arkusz2.$C539])" table:style-name="ce1">
            <text:p>0,04056734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42" table:style-name="ce1">
            <text:p>242</text:p>
          </table:table-cell>
          <table:table-cell office:value-type="float" office:value="3.1836700000000002" table:style-name="ce2">
            <text:p>3,18367</text:p>
          </table:table-cell>
          <table:table-cell office:value-type="float" office:value="4.2077346410207106E-2" table:formula="of:=  ABS( PI() -[Arkusz2.$C540])" table:style-name="ce1">
            <text:p>0,04207734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92" table:style-name="ce1">
            <text:p>192</text:p>
          </table:table-cell>
          <table:table-cell office:value-type="float" office:value="3.18519" table:style-name="ce2">
            <text:p>3,18519</text:p>
          </table:table-cell>
          <table:table-cell office:value-type="float" office:value="4.359734641020685E-2" table:formula="of:=  ABS( PI() -[Arkusz2.$C541])" table:style-name="ce1">
            <text:p>0,043597346</text:p>
          </table:table-cell>
          <table:table-cell table:number-columns-repeated="16380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81" table:style-name="ce1">
            <text:p>81</text:p>
          </table:table-cell>
          <table:table-cell office:value-type="float" office:value="3.1793" table:style-name="ce2">
            <text:p>3,1793</text:p>
          </table:table-cell>
          <table:table-cell office:value-type="float" office:value="3.7707346410206899E-2" table:formula="of:=  ABS( PI() -[Arkusz2.$C542])" table:style-name="ce1">
            <text:p>0,037707346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65" table:style-name="ce1">
            <text:p>265</text:p>
          </table:table-cell>
          <table:table-cell office:value-type="float" office:value="3.1808100000000001" table:style-name="ce2">
            <text:p>3,18081</text:p>
          </table:table-cell>
          <table:table-cell office:value-type="float" office:value="3.9217346410207021E-2" table:formula="of:=  ABS( PI() -[Arkusz2.$C543])" table:style-name="ce1">
            <text:p>0,039217346</text:p>
          </table:table-cell>
          <table:table-cell table:number-columns-repeated="16380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269" table:style-name="ce1">
            <text:p>269</text:p>
          </table:table-cell>
          <table:table-cell office:value-type="float" office:value="3.1823199999999998" table:style-name="ce2">
            <text:p>3,18232</text:p>
          </table:table-cell>
          <table:table-cell office:value-type="float" office:value="4.07273464102067E-2" table:formula="of:=  ABS( PI() -[Arkusz2.$C544])" table:style-name="ce1">
            <text:p>0,04072734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74" table:style-name="ce1">
            <text:p>74</text:p>
          </table:table-cell>
          <table:table-cell office:value-type="float" office:value="3.1838199999999999" table:style-name="ce2">
            <text:p>3,18382</text:p>
          </table:table-cell>
          <table:table-cell office:value-type="float" office:value="4.2227346410206756E-2" table:formula="of:=  ABS( PI() -[Arkusz2.$C545])" table:style-name="ce1">
            <text:p>0,042227346</text:p>
          </table:table-cell>
          <table:table-cell table:number-columns-repeated="16380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234" table:style-name="ce1">
            <text:p>234</text:p>
          </table:table-cell>
          <table:table-cell office:value-type="float" office:value="3.1853199999999999" table:style-name="ce2">
            <text:p>3,18532</text:p>
          </table:table-cell>
          <table:table-cell office:value-type="float" office:value="4.3727346410206813E-2" table:formula="of:=  ABS( PI() -[Arkusz2.$C546])" table:style-name="ce1">
            <text:p>0,043727346</text:p>
          </table:table-cell>
          <table:table-cell table:number-columns-repeated="16380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334" table:style-name="ce1">
            <text:p>334</text:p>
          </table:table-cell>
          <table:table-cell office:value-type="float" office:value="3.1868099999999999" table:style-name="ce2">
            <text:p>3,18681</text:p>
          </table:table-cell>
          <table:table-cell office:value-type="float" office:value="4.5217346410206805E-2" table:formula="of:=  ABS( PI() -[Arkusz2.$C547])" table:style-name="ce1">
            <text:p>0,045217346</text:p>
          </table:table-cell>
          <table:table-cell table:number-columns-repeated="16380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4" table:style-name="ce1">
            <text:p>4</text:p>
          </table:table-cell>
          <table:table-cell office:value-type="float" office:value="3.18099" table:style-name="ce2">
            <text:p>3,18099</text:p>
          </table:table-cell>
          <table:table-cell office:value-type="float" office:value="3.9397346410206868E-2" table:formula="of:=  ABS( PI() -[Arkusz2.$C548])" table:style-name="ce1">
            <text:p>0,039397346</text:p>
          </table:table-cell>
          <table:table-cell table:number-columns-repeated="16380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203" table:style-name="ce1">
            <text:p>203</text:p>
          </table:table-cell>
          <table:table-cell office:value-type="float" office:value="3.18248" table:style-name="ce2">
            <text:p>3,18248</text:p>
          </table:table-cell>
          <table:table-cell office:value-type="float" office:value="4.088734641020686E-2" table:formula="of:=  ABS( PI() -[Arkusz2.$C549])" table:style-name="ce1">
            <text:p>0,04088734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15" table:style-name="ce1">
            <text:p>215</text:p>
          </table:table-cell>
          <table:table-cell office:value-type="float" office:value="3.18397" table:style-name="ce2">
            <text:p>3,18397</text:p>
          </table:table-cell>
          <table:table-cell office:value-type="float" office:value="4.2377346410206851E-2" table:formula="of:=  ABS( PI() -[Arkusz2.$C550])" table:style-name="ce1">
            <text:p>0,042377346</text:p>
          </table:table-cell>
          <table:table-cell table:number-columns-repeated="16380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310" table:style-name="ce1">
            <text:p>310</text:p>
          </table:table-cell>
          <table:table-cell office:value-type="float" office:value="3.1781799999999998" table:style-name="ce2">
            <text:p>3,17818</text:p>
          </table:table-cell>
          <table:table-cell office:value-type="float" office:value="3.6587346410206667E-2" table:formula="of:=  ABS( PI() -[Arkusz2.$C551])" table:style-name="ce1">
            <text:p>0,036587346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92" table:style-name="ce1">
            <text:p>192</text:p>
          </table:table-cell>
          <table:table-cell office:value-type="float" office:value="3.1796700000000002" table:style-name="ce2">
            <text:p>3,17967</text:p>
          </table:table-cell>
          <table:table-cell office:value-type="float" office:value="3.8077346410207102E-2" table:formula="of:=  ABS( PI() -[Arkusz2.$C552])" table:style-name="ce1">
            <text:p>0,03807734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9" table:style-name="ce1">
            <text:p>99</text:p>
          </table:table-cell>
          <table:table-cell office:value-type="float" office:value="3.1739099999999998" table:style-name="ce2">
            <text:p>3,17391</text:p>
          </table:table-cell>
          <table:table-cell office:value-type="float" office:value="3.2317346410206671E-2" table:formula="of:=  ABS( PI() -[Arkusz2.$C553])" table:style-name="ce1">
            <text:p>0,03231734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62" table:style-name="ce1">
            <text:p>362</text:p>
          </table:table-cell>
          <table:table-cell office:value-type="float" office:value="3.1754099999999998" table:style-name="ce2">
            <text:p>3,17541</text:p>
          </table:table-cell>
          <table:table-cell office:value-type="float" office:value="3.3817346410206728E-2" table:formula="of:=  ABS( PI() -[Arkusz2.$C554])" table:style-name="ce1">
            <text:p>0,033817346</text:p>
          </table:table-cell>
          <table:table-cell table:number-columns-repeated="16380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38" table:style-name="ce1">
            <text:p>38</text:p>
          </table:table-cell>
          <table:table-cell office:value-type="float" office:value="3.1696800000000001" table:style-name="ce2">
            <text:p>3,16968</text:p>
          </table:table-cell>
          <table:table-cell office:value-type="float" office:value="2.8087346410206937E-2" table:formula="of:=  ABS( PI() -[Arkusz2.$C555])" table:style-name="ce1">
            <text:p>0,028087346</text:p>
          </table:table-cell>
          <table:table-cell table:number-columns-repeated="1638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05" table:style-name="ce1">
            <text:p>105</text:p>
          </table:table-cell>
          <table:table-cell office:value-type="float" office:value="3.17117" table:style-name="ce2">
            <text:p>3,17117</text:p>
          </table:table-cell>
          <table:table-cell office:value-type="float" office:value="2.9577346410206928E-2" table:formula="of:=  ABS( PI() -[Arkusz2.$C556])" table:style-name="ce1">
            <text:p>0,029577346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44" table:style-name="ce1">
            <text:p>344</text:p>
          </table:table-cell>
          <table:table-cell office:value-type="float" office:value="3.17266" table:style-name="ce2">
            <text:p>3,17266</text:p>
          </table:table-cell>
          <table:table-cell office:value-type="float" office:value="3.106734641020692E-2" table:formula="of:=  ABS( PI() -[Arkusz2.$C557])" table:style-name="ce1">
            <text:p>0,03106734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4" table:style-name="ce1">
            <text:p>74</text:p>
          </table:table-cell>
          <table:table-cell office:value-type="float" office:value="3.1669700000000001" table:style-name="ce2">
            <text:p>3,16697</text:p>
          </table:table-cell>
          <table:table-cell office:value-type="float" office:value="2.5377346410206947E-2" table:formula="of:=  ABS( PI() -[Arkusz2.$C558])" table:style-name="ce1">
            <text:p>0,02537734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3" table:style-name="ce1">
            <text:p>213</text:p>
          </table:table-cell>
          <table:table-cell office:value-type="float" office:value="3.1684600000000001" table:style-name="ce2">
            <text:p>3,16846</text:p>
          </table:table-cell>
          <table:table-cell office:value-type="float" office:value="2.6867346410206938E-2" table:formula="of:=  ABS( PI() -[Arkusz2.$C559])" table:style-name="ce1">
            <text:p>0,02686734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6" table:style-name="ce1">
            <text:p>216</text:p>
          </table:table-cell>
          <table:table-cell office:value-type="float" office:value="3.16995" table:style-name="ce2">
            <text:p>3,16995</text:p>
          </table:table-cell>
          <table:table-cell office:value-type="float" office:value="2.8357346410206929E-2" table:formula="of:=  ABS( PI() -[Arkusz2.$C560])" table:style-name="ce1">
            <text:p>0,028357346</text:p>
          </table:table-cell>
          <table:table-cell table:number-columns-repeated="16380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98" table:style-name="ce1">
            <text:p>98</text:p>
          </table:table-cell>
          <table:table-cell office:value-type="float" office:value="3.17143" table:style-name="ce2">
            <text:p>3,17143</text:p>
          </table:table-cell>
          <table:table-cell office:value-type="float" office:value="2.9837346410206855E-2" table:formula="of:=  ABS( PI() -[Arkusz2.$C561])" table:style-name="ce1">
            <text:p>0,029837346</text:p>
          </table:table-cell>
          <table:table-cell table:number-columns-repeated="16380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259" table:style-name="ce1">
            <text:p>259</text:p>
          </table:table-cell>
          <table:table-cell office:value-type="float" office:value="3.1729099999999999" table:style-name="ce2">
            <text:p>3,17291</text:p>
          </table:table-cell>
          <table:table-cell office:value-type="float" office:value="3.1317346410206781E-2" table:formula="of:=  ABS( PI() -[Arkusz2.$C562])" table:style-name="ce1">
            <text:p>0,031317346</text:p>
          </table:table-cell>
          <table:table-cell table:number-columns-repeated="1638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281" table:style-name="ce1">
            <text:p>281</text:p>
          </table:table-cell>
          <table:table-cell office:value-type="float" office:value="3.1743800000000002" table:style-name="ce2">
            <text:p>3,17438</text:p>
          </table:table-cell>
          <table:table-cell office:value-type="float" office:value="3.2787346410207086E-2" table:formula="of:=  ABS( PI() -[Arkusz2.$C563])" table:style-name="ce1">
            <text:p>0,032787346</text:p>
          </table:table-cell>
          <table:table-cell table:number-columns-repeated="16380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3" table:style-name="ce1">
            <text:p>13</text:p>
          </table:table-cell>
          <table:table-cell office:value-type="float" office:value="3.1687400000000001" table:style-name="ce2">
            <text:p>3,16874</text:p>
          </table:table-cell>
          <table:table-cell office:value-type="float" office:value="2.7147346410206996E-2" table:formula="of:=  ABS( PI() -[Arkusz2.$C564])" table:style-name="ce1">
            <text:p>0,02714734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74" table:style-name="ce1">
            <text:p>74</text:p>
          </table:table-cell>
          <table:table-cell office:value-type="float" office:value="3.17021" table:style-name="ce2">
            <text:p>3,17021</text:p>
          </table:table-cell>
          <table:table-cell office:value-type="float" office:value="2.8617346410206856E-2" table:formula="of:=  ABS( PI() -[Arkusz2.$C565])" table:style-name="ce1">
            <text:p>0,028617346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00" table:style-name="ce1">
            <text:p>100</text:p>
          </table:table-cell>
          <table:table-cell office:value-type="float" office:value="3.1716799999999998" table:style-name="ce2">
            <text:p>3,17168</text:p>
          </table:table-cell>
          <table:table-cell office:value-type="float" office:value="3.0087346410206717E-2" table:formula="of:=  ABS( PI() -[Arkusz2.$C566])" table:style-name="ce1">
            <text:p>0,03008734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7" table:style-name="ce1">
            <text:p>147</text:p>
          </table:table-cell>
          <table:table-cell office:value-type="float" office:value="3.1731400000000001" table:style-name="ce2">
            <text:p>3,17314</text:p>
          </table:table-cell>
          <table:table-cell office:value-type="float" office:value="3.1547346410206956E-2" table:formula="of:=  ABS( PI() -[Arkusz2.$C567])" table:style-name="ce1">
            <text:p>0,031547346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33" table:style-name="ce1">
            <text:p>133</text:p>
          </table:table-cell>
          <table:table-cell office:value-type="float" office:value="3.1745999999999999" table:style-name="ce2">
            <text:p>3,1746</text:p>
          </table:table-cell>
          <table:table-cell office:value-type="float" office:value="3.300734641020675E-2" table:formula="of:=  ABS( PI() -[Arkusz2.$C568])" table:style-name="ce1">
            <text:p>0,033007346</text:p>
          </table:table-cell>
          <table:table-cell table:number-columns-repeated="16380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50" table:style-name="ce1">
            <text:p>50</text:p>
          </table:table-cell>
          <table:table-cell office:value-type="float" office:value="3.1760600000000001" table:style-name="ce2">
            <text:p>3,17606</text:p>
          </table:table-cell>
          <table:table-cell office:value-type="float" office:value="3.4467346410206989E-2" table:formula="of:=  ABS( PI() -[Arkusz2.$C569])" table:style-name="ce1">
            <text:p>0,034467346</text:p>
          </table:table-cell>
          <table:table-cell table:number-columns-repeated="16380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84" table:style-name="ce1">
            <text:p>84</text:p>
          </table:table-cell>
          <table:table-cell office:value-type="float" office:value="3.1704699999999999" table:style-name="ce2">
            <text:p>3,17047</text:p>
          </table:table-cell>
          <table:table-cell office:value-type="float" office:value="2.8877346410206783E-2" table:formula="of:=  ABS( PI() -[Arkusz2.$C570])" table:style-name="ce1">
            <text:p>0,028877346</text:p>
          </table:table-cell>
          <table:table-cell table:number-columns-repeated="16380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374" table:style-name="ce1">
            <text:p>374</text:p>
          </table:table-cell>
          <table:table-cell office:value-type="float" office:value="3.1649099999999999" table:style-name="ce2">
            <text:p>3,16491</text:p>
          </table:table-cell>
          <table:table-cell office:value-type="float" office:value="2.3317346410206774E-2" table:formula="of:=  ABS( PI() -[Arkusz2.$C571])" table:style-name="ce1">
            <text:p>0,023317346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88" table:style-name="ce1">
            <text:p>388</text:p>
          </table:table-cell>
          <table:table-cell office:value-type="float" office:value="3.15937" table:style-name="ce2">
            <text:p>3,15937</text:p>
          </table:table-cell>
          <table:table-cell office:value-type="float" office:value="1.7777346410206896E-2" table:formula="of:=  ABS( PI() -[Arkusz2.$C572])" table:style-name="ce1">
            <text:p>0,017777346</text:p>
          </table:table-cell>
          <table:table-cell table:number-columns-repeated="1638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343" table:style-name="ce1">
            <text:p>343</text:p>
          </table:table-cell>
          <table:table-cell office:value-type="float" office:value="3.1608399999999999" table:style-name="ce2">
            <text:p>3,16084</text:p>
          </table:table-cell>
          <table:table-cell office:value-type="float" office:value="1.9247346410206756E-2" table:formula="of:=  ABS( PI() -[Arkusz2.$C573])" table:style-name="ce1">
            <text:p>0,01924734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60" table:style-name="ce1">
            <text:p>260</text:p>
          </table:table-cell>
          <table:table-cell office:value-type="float" office:value="3.1623000000000001" table:style-name="ce2">
            <text:p>3,1623</text:p>
          </table:table-cell>
          <table:table-cell office:value-type="float" office:value="2.0707346410206995E-2" table:formula="of:=  ABS( PI() -[Arkusz2.$C574])" table:style-name="ce1">
            <text:p>0,020707346</text:p>
          </table:table-cell>
          <table:table-cell table:number-columns-repeated="16380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111" table:style-name="ce1">
            <text:p>111</text:p>
          </table:table-cell>
          <table:table-cell office:value-type="float" office:value="3.1637599999999999" table:style-name="ce2">
            <text:p>3,16376</text:p>
          </table:table-cell>
          <table:table-cell office:value-type="float" office:value="2.216734641020679E-2" table:formula="of:=  ABS( PI() -[Arkusz2.$C575])" table:style-name="ce1">
            <text:p>0,02216734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37" table:style-name="ce1">
            <text:p>337</text:p>
          </table:table-cell>
          <table:table-cell office:value-type="float" office:value="3.1582599999999998" table:style-name="ce2">
            <text:p>3,15826</text:p>
          </table:table-cell>
          <table:table-cell office:value-type="float" office:value="1.6667346410206729E-2" table:formula="of:=  ABS( PI() -[Arkusz2.$C576])" table:style-name="ce1">
            <text:p>0,01666734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08" table:style-name="ce1">
            <text:p>308</text:p>
          </table:table-cell>
          <table:table-cell office:value-type="float" office:value="3.1597200000000001" table:style-name="ce2">
            <text:p>3,15972</text:p>
          </table:table-cell>
          <table:table-cell office:value-type="float" office:value="1.8127346410206968E-2" table:formula="of:=  ABS( PI() -[Arkusz2.$C577])" table:style-name="ce1">
            <text:p>0,018127346</text:p>
          </table:table-cell>
          <table:table-cell table:number-columns-repeated="16380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254" table:style-name="ce1">
            <text:p>254</text:p>
          </table:table-cell>
          <table:table-cell office:value-type="float" office:value="3.1611799999999999" table:style-name="ce2">
            <text:p>3,16118</text:p>
          </table:table-cell>
          <table:table-cell office:value-type="float" office:value="1.9587346410206763E-2" table:formula="of:=  ABS( PI() -[Arkusz2.$C578])" table:style-name="ce1">
            <text:p>0,01958734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3.15571" table:style-name="ce2">
            <text:p>3,15571</text:p>
          </table:table-cell>
          <table:table-cell office:value-type="float" office:value="1.4117346410206899E-2" table:formula="of:=  ABS( PI() -[Arkusz2.$C579])" table:style-name="ce1">
            <text:p>0,01411734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14" table:style-name="ce1">
            <text:p>314</text:p>
          </table:table-cell>
          <table:table-cell office:value-type="float" office:value="3.1571699999999998" table:style-name="ce2">
            <text:p>3,15717</text:p>
          </table:table-cell>
          <table:table-cell office:value-type="float" office:value="1.5577346410206694E-2" table:formula="of:=  ABS( PI() -[Arkusz2.$C580])" table:style-name="ce1">
            <text:p>0,01557734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1" table:style-name="ce1">
            <text:p>81</text:p>
          </table:table-cell>
          <table:table-cell office:value-type="float" office:value="3.1517200000000001" table:style-name="ce2">
            <text:p>3,15172</text:p>
          </table:table-cell>
          <table:table-cell office:value-type="float" office:value="1.0127346410206961E-2" table:formula="of:=  ABS( PI() -[Arkusz2.$C581])" table:style-name="ce1">
            <text:p>0,010127346</text:p>
          </table:table-cell>
          <table:table-cell table:number-columns-repeated="16380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59" table:style-name="ce1">
            <text:p>59</text:p>
          </table:table-cell>
          <table:table-cell office:value-type="float" office:value="3.1531799999999999" table:style-name="ce2">
            <text:p>3,15318</text:p>
          </table:table-cell>
          <table:table-cell office:value-type="float" office:value="1.1587346410206756E-2" table:formula="of:=  ABS( PI() -[Arkusz2.$C582])" table:style-name="ce1">
            <text:p>0,01158734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60" table:style-name="ce1">
            <text:p>160</text:p>
          </table:table-cell>
          <table:table-cell office:value-type="float" office:value="3.1546400000000001" table:style-name="ce2">
            <text:p>3,15464</text:p>
          </table:table-cell>
          <table:table-cell office:value-type="float" office:value="1.3047346410206995E-2" table:formula="of:=  ABS( PI() -[Arkusz2.$C583])" table:style-name="ce1">
            <text:p>0,01304734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55" table:style-name="ce1">
            <text:p>255</text:p>
          </table:table-cell>
          <table:table-cell office:value-type="float" office:value="3.1560899999999998" table:style-name="ce2">
            <text:p>3,15609</text:p>
          </table:table-cell>
          <table:table-cell office:value-type="float" office:value="1.4497346410206724E-2" table:formula="of:=  ABS( PI() -[Arkusz2.$C584])" table:style-name="ce1">
            <text:p>0,014497346</text:p>
          </table:table-cell>
          <table:table-cell table:number-columns-repeated="16380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80" table:style-name="ce1">
            <text:p>80</text:p>
          </table:table-cell>
          <table:table-cell office:value-type="float" office:value="3.1575299999999999" table:style-name="ce2">
            <text:p>3,15753</text:p>
          </table:table-cell>
          <table:table-cell office:value-type="float" office:value="1.5937346410206832E-2" table:formula="of:=  ABS( PI() -[Arkusz2.$C585])" table:style-name="ce1">
            <text:p>0,015937346</text:p>
          </table:table-cell>
          <table:table-cell table:number-columns-repeated="1638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32" table:style-name="ce1">
            <text:p>232</text:p>
          </table:table-cell>
          <table:table-cell office:value-type="float" office:value="3.1589700000000001" table:style-name="ce2">
            <text:p>3,15897</text:p>
          </table:table-cell>
          <table:table-cell office:value-type="float" office:value="1.737734641020694E-2" table:formula="of:=  ABS( PI() -[Arkusz2.$C586])" table:style-name="ce1">
            <text:p>0,01737734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85" table:style-name="ce1">
            <text:p>85</text:p>
          </table:table-cell>
          <table:table-cell office:value-type="float" office:value="3.1604100000000002" table:style-name="ce2">
            <text:p>3,16041</text:p>
          </table:table-cell>
          <table:table-cell office:value-type="float" office:value="1.8817346410207048E-2" table:formula="of:=  ABS( PI() -[Arkusz2.$C587])" table:style-name="ce1">
            <text:p>0,018817346</text:p>
          </table:table-cell>
          <table:table-cell table:number-columns-repeated="16380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327" table:style-name="ce1">
            <text:p>327</text:p>
          </table:table-cell>
          <table:table-cell office:value-type="float" office:value="3.1618400000000002" table:style-name="ce2">
            <text:p>3,16184</text:p>
          </table:table-cell>
          <table:table-cell office:value-type="float" office:value="2.024734641020709E-2" table:formula="of:=  ABS( PI() -[Arkusz2.$C588])" table:style-name="ce1">
            <text:p>0,02024734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30" table:style-name="ce1">
            <text:p>330</text:p>
          </table:table-cell>
          <table:table-cell office:value-type="float" office:value="3.1632699999999998" table:style-name="ce2">
            <text:p>3,16327</text:p>
          </table:table-cell>
          <table:table-cell office:value-type="float" office:value="2.1677346410206688E-2" table:formula="of:=  ABS( PI() -[Arkusz2.$C589])" table:style-name="ce1">
            <text:p>0,02167734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6" table:style-name="ce1">
            <text:p>256</text:p>
          </table:table-cell>
          <table:table-cell office:value-type="float" office:value="3.1646899999999998" table:style-name="ce2">
            <text:p>3,16469</text:p>
          </table:table-cell>
          <table:table-cell office:value-type="float" office:value="2.3097346410206665E-2" table:formula="of:=  ABS( PI() -[Arkusz2.$C590])" table:style-name="ce1">
            <text:p>0,02309734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310" table:style-name="ce1">
            <text:p>310</text:p>
          </table:table-cell>
          <table:table-cell office:value-type="float" office:value="3.1661000000000001" table:style-name="ce2">
            <text:p>3,1661</text:p>
          </table:table-cell>
          <table:table-cell office:value-type="float" office:value="2.450734641020702E-2" table:formula="of:=  ABS( PI() -[Arkusz2.$C591])" table:style-name="ce1">
            <text:p>0,024507346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383" table:style-name="ce1">
            <text:p>383</text:p>
          </table:table-cell>
          <table:table-cell office:value-type="float" office:value="3.16751" table:style-name="ce2">
            <text:p>3,16751</text:p>
          </table:table-cell>
          <table:table-cell office:value-type="float" office:value="2.5917346410206932E-2" table:formula="of:=  ABS( PI() -[Arkusz2.$C592])" table:style-name="ce1">
            <text:p>0,02591734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77" table:style-name="ce1">
            <text:p>277</text:p>
          </table:table-cell>
          <table:table-cell office:value-type="float" office:value="3.16892" table:style-name="ce2">
            <text:p>3,16892</text:p>
          </table:table-cell>
          <table:table-cell office:value-type="float" office:value="2.7327346410206843E-2" table:formula="of:=  ABS( PI() -[Arkusz2.$C593])" table:style-name="ce1">
            <text:p>0,02732734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57" table:style-name="ce1">
            <text:p>157</text:p>
          </table:table-cell>
          <table:table-cell office:value-type="float" office:value="3.1703199999999998" table:style-name="ce2">
            <text:p>3,17032</text:p>
          </table:table-cell>
          <table:table-cell office:value-type="float" office:value="2.8727346410206689E-2" table:formula="of:=  ABS( PI() -[Arkusz2.$C594])" table:style-name="ce1">
            <text:p>0,028727346</text:p>
          </table:table-cell>
          <table:table-cell table:number-columns-repeated="16380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142" table:style-name="ce1">
            <text:p>142</text:p>
          </table:table-cell>
          <table:table-cell office:value-type="float" office:value="3.1717200000000001" table:style-name="ce2">
            <text:p>3,17172</text:p>
          </table:table-cell>
          <table:table-cell office:value-type="float" office:value="3.0127346410206979E-2" table:formula="of:=  ABS( PI() -[Arkusz2.$C595])" table:style-name="ce1">
            <text:p>0,030127346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08" table:style-name="ce1">
            <text:p>108</text:p>
          </table:table-cell>
          <table:table-cell office:value-type="float" office:value="3.1731099999999999" table:style-name="ce2">
            <text:p>3,17311</text:p>
          </table:table-cell>
          <table:table-cell office:value-type="float" office:value="3.1517346410206759E-2" table:formula="of:=  ABS( PI() -[Arkusz2.$C596])" table:style-name="ce1">
            <text:p>0,03151734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44" table:style-name="ce1">
            <text:p>244</text:p>
          </table:table-cell>
          <table:table-cell office:value-type="float" office:value="3.1745000000000001" table:style-name="ce2">
            <text:p>3,1745</text:p>
          </table:table-cell>
          <table:table-cell office:value-type="float" office:value="3.2907346410206983E-2" table:formula="of:=  ABS( PI() -[Arkusz2.$C597])" table:style-name="ce1">
            <text:p>0,03290734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07" table:style-name="ce1">
            <text:p>107</text:p>
          </table:table-cell>
          <table:table-cell office:value-type="float" office:value="3.1758799999999998" table:style-name="ce2">
            <text:p>3,17588</text:p>
          </table:table-cell>
          <table:table-cell office:value-type="float" office:value="3.4287346410206698E-2" table:formula="of:=  ABS( PI() -[Arkusz2.$C598])" table:style-name="ce1">
            <text:p>0,034287346</text:p>
          </table:table-cell>
          <table:table-cell table:number-columns-repeated="16380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314" table:style-name="ce1">
            <text:p>314</text:p>
          </table:table-cell>
          <table:table-cell office:value-type="float" office:value="3.17726" table:style-name="ce2">
            <text:p>3,17726</text:p>
          </table:table-cell>
          <table:table-cell office:value-type="float" office:value="3.5667346410206857E-2" table:formula="of:=  ABS( PI() -[Arkusz2.$C599])" table:style-name="ce1">
            <text:p>0,035667346</text:p>
          </table:table-cell>
          <table:table-cell table:number-columns-repeated="1638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256" table:style-name="ce1">
            <text:p>256</text:p>
          </table:table-cell>
          <table:table-cell office:value-type="float" office:value="3.1786300000000001" table:style-name="ce2">
            <text:p>3,17863</text:p>
          </table:table-cell>
          <table:table-cell office:value-type="float" office:value="3.7037346410206951E-2" table:formula="of:=  ABS( PI() -[Arkusz2.$C600])" table:style-name="ce1">
            <text:p>0,03703734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22" table:style-name="ce1">
            <text:p>322</text:p>
          </table:table-cell>
          <table:table-cell office:value-type="float" office:value="3.17333" table:style-name="ce2">
            <text:p>3,17333</text:p>
          </table:table-cell>
          <table:table-cell office:value-type="float" office:value="3.1737346410206868E-2" table:formula="of:=  ABS( PI() -[Arkusz2.$C601])" table:style-name="ce1">
            <text:p>0,031737346</text:p>
          </table:table-cell>
          <table:table-cell table:number-columns-repeated="16380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276" table:style-name="ce1">
            <text:p>276</text:p>
          </table:table-cell>
          <table:table-cell office:value-type="float" office:value="3.1747100000000001" table:style-name="ce2">
            <text:p>3,17471</text:p>
          </table:table-cell>
          <table:table-cell office:value-type="float" office:value="3.3117346410207027E-2" table:formula="of:=  ABS( PI() -[Arkusz2.$C602])" table:style-name="ce1">
            <text:p>0,03311734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9" table:style-name="ce1">
            <text:p>69</text:p>
          </table:table-cell>
          <table:table-cell office:value-type="float" office:value="3.1694399999999998" table:style-name="ce2">
            <text:p>3,16944</text:p>
          </table:table-cell>
          <table:table-cell office:value-type="float" office:value="2.7847346410206697E-2" table:formula="of:=  ABS( PI() -[Arkusz2.$C603])" table:style-name="ce1">
            <text:p>0,027847346</text:p>
          </table:table-cell>
          <table:table-cell table:number-columns-repeated="16380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336" table:style-name="ce1">
            <text:p>336</text:p>
          </table:table-cell>
          <table:table-cell office:value-type="float" office:value="3.1708099999999999" table:style-name="ce2">
            <text:p>3,17081</text:p>
          </table:table-cell>
          <table:table-cell office:value-type="float" office:value="2.921734641020679E-2" table:formula="of:=  ABS( PI() -[Arkusz2.$C604])" table:style-name="ce1">
            <text:p>0,02921734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02" table:style-name="ce1">
            <text:p>202</text:p>
          </table:table-cell>
          <table:table-cell office:value-type="float" office:value="3.1721900000000001" table:style-name="ce2">
            <text:p>3,17219</text:p>
          </table:table-cell>
          <table:table-cell office:value-type="float" office:value="3.0597346410206949E-2" table:formula="of:=  ABS( PI() -[Arkusz2.$C605])" table:style-name="ce1">
            <text:p>0,030597346</text:p>
          </table:table-cell>
          <table:table-cell table:number-columns-repeated="16380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49" table:style-name="ce1">
            <text:p>49</text:p>
          </table:table-cell>
          <table:table-cell office:value-type="float" office:value="3.1735500000000001" table:style-name="ce2">
            <text:p>3,17355</text:p>
          </table:table-cell>
          <table:table-cell office:value-type="float" office:value="3.1957346410206977E-2" table:formula="of:=  ABS( PI() -[Arkusz2.$C606])" table:style-name="ce1">
            <text:p>0,03195734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8" table:style-name="ce1">
            <text:p>198</text:p>
          </table:table-cell>
          <table:table-cell office:value-type="float" office:value="3.1749200000000002" table:style-name="ce2">
            <text:p>3,17492</text:p>
          </table:table-cell>
          <table:table-cell office:value-type="float" office:value="3.332734641020707E-2" table:formula="of:=  ABS( PI() -[Arkusz2.$C607])" table:style-name="ce1">
            <text:p>0,03332734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94" table:style-name="ce1">
            <text:p>194</text:p>
          </table:table-cell>
          <table:table-cell office:value-type="float" office:value="3.1762800000000002" table:style-name="ce2">
            <text:p>3,17628</text:p>
          </table:table-cell>
          <table:table-cell office:value-type="float" office:value="3.4687346410207098E-2" table:formula="of:=  ABS( PI() -[Arkusz2.$C608])" table:style-name="ce1">
            <text:p>0,034687346</text:p>
          </table:table-cell>
          <table:table-cell table:number-columns-repeated="16380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67" table:style-name="ce1">
            <text:p>67</text:p>
          </table:table-cell>
          <table:table-cell office:value-type="float" office:value="3.1776300000000002" table:style-name="ce2">
            <text:p>3,17763</text:p>
          </table:table-cell>
          <table:table-cell office:value-type="float" office:value="3.6037346410207061E-2" table:formula="of:=  ABS( PI() -[Arkusz2.$C609])" table:style-name="ce1">
            <text:p>0,036037346</text:p>
          </table:table-cell>
          <table:table-cell table:number-columns-repeated="1638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232" table:style-name="ce1">
            <text:p>232</text:p>
          </table:table-cell>
          <table:table-cell office:value-type="float" office:value="3.1789800000000001" table:style-name="ce2">
            <text:p>3,17898</text:p>
          </table:table-cell>
          <table:table-cell office:value-type="float" office:value="3.7387346410207023E-2" table:formula="of:=  ABS( PI() -[Arkusz2.$C610])" table:style-name="ce1">
            <text:p>0,03738734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92" table:style-name="ce1">
            <text:p>392</text:p>
          </table:table-cell>
          <table:table-cell office:value-type="float" office:value="3.1737700000000002" table:style-name="ce2">
            <text:p>3,17377</text:p>
          </table:table-cell>
          <table:table-cell office:value-type="float" office:value="3.2177346410207086E-2" table:formula="of:=  ABS( PI() -[Arkusz2.$C611])" table:style-name="ce1">
            <text:p>0,03217734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45" table:style-name="ce1">
            <text:p>145</text:p>
          </table:table-cell>
          <table:table-cell office:value-type="float" office:value="3.1751200000000002" table:style-name="ce2">
            <text:p>3,17512</text:p>
          </table:table-cell>
          <table:table-cell office:value-type="float" office:value="3.3527346410207048E-2" table:formula="of:=  ABS( PI() -[Arkusz2.$C612])" table:style-name="ce1">
            <text:p>0,033527346</text:p>
          </table:table-cell>
          <table:table-cell table:number-columns-repeated="16380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208" table:style-name="ce1">
            <text:p>208</text:p>
          </table:table-cell>
          <table:table-cell office:value-type="float" office:value="3.1764700000000001" table:style-name="ce2">
            <text:p>3,17647</text:p>
          </table:table-cell>
          <table:table-cell office:value-type="float" office:value="3.4877346410207011E-2" table:formula="of:=  ABS( PI() -[Arkusz2.$C613])" table:style-name="ce1">
            <text:p>0,03487734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35" table:style-name="ce1">
            <text:p>235</text:p>
          </table:table-cell>
          <table:table-cell office:value-type="float" office:value="3.17781" table:style-name="ce2">
            <text:p>3,17781</text:p>
          </table:table-cell>
          <table:table-cell office:value-type="float" office:value="3.6217346410206908E-2" table:formula="of:=  ABS( PI() -[Arkusz2.$C614])" table:style-name="ce1">
            <text:p>0,036217346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48" table:style-name="ce1">
            <text:p>48</text:p>
          </table:table-cell>
          <table:table-cell office:value-type="float" office:value="3.1791499999999999" table:style-name="ce2">
            <text:p>3,17915</text:p>
          </table:table-cell>
          <table:table-cell office:value-type="float" office:value="3.7557346410206804E-2" table:formula="of:=  ABS( PI() -[Arkusz2.$C615])" table:style-name="ce1">
            <text:p>0,037557346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89" table:style-name="ce1">
            <text:p>289</text:p>
          </table:table-cell>
          <table:table-cell office:value-type="float" office:value="3.1804899999999998" table:style-name="ce2">
            <text:p>3,18049</text:p>
          </table:table-cell>
          <table:table-cell office:value-type="float" office:value="3.8897346410206701E-2" table:formula="of:=  ABS( PI() -[Arkusz2.$C616])" table:style-name="ce1">
            <text:p>0,038897346</text:p>
          </table:table-cell>
          <table:table-cell table:number-columns-repeated="16380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304" table:style-name="ce1">
            <text:p>304</text:p>
          </table:table-cell>
          <table:table-cell office:value-type="float" office:value="3.1753200000000001" table:style-name="ce2">
            <text:p>3,17532</text:p>
          </table:table-cell>
          <table:table-cell office:value-type="float" office:value="3.3727346410207026E-2" table:formula="of:=  ABS( PI() -[Arkusz2.$C617])" table:style-name="ce1">
            <text:p>0,033727346</text:p>
          </table:table-cell>
          <table:table-cell table:number-columns-repeated="1638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82" table:style-name="ce1">
            <text:p>82</text:p>
          </table:table-cell>
          <table:table-cell office:value-type="float" office:value="3.17666" table:style-name="ce2">
            <text:p>3,17666</text:p>
          </table:table-cell>
          <table:table-cell office:value-type="float" office:value="3.5067346410206923E-2" table:formula="of:=  ABS( PI() -[Arkusz2.$C618])" table:style-name="ce1">
            <text:p>0,03506734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87" table:style-name="ce1">
            <text:p>287</text:p>
          </table:table-cell>
          <table:table-cell office:value-type="float" office:value="3.1779899999999999" table:style-name="ce2">
            <text:p>3,17799</text:p>
          </table:table-cell>
          <table:table-cell office:value-type="float" office:value="3.6397346410206755E-2" table:formula="of:=  ABS( PI() -[Arkusz2.$C619])" table:style-name="ce1">
            <text:p>0,03639734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59" table:style-name="ce1">
            <text:p>259</text:p>
          </table:table-cell>
          <table:table-cell office:value-type="float" office:value="3.1793200000000001" table:style-name="ce2">
            <text:p>3,17932</text:p>
          </table:table-cell>
          <table:table-cell office:value-type="float" office:value="3.772734641020703E-2" table:formula="of:=  ABS( PI() -[Arkusz2.$C620])" table:style-name="ce1">
            <text:p>0,03772734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17" table:style-name="ce1">
            <text:p>117</text:p>
          </table:table-cell>
          <table:table-cell office:value-type="float" office:value="3.18065" table:style-name="ce2">
            <text:p>3,18065</text:p>
          </table:table-cell>
          <table:table-cell office:value-type="float" office:value="3.9057346410206861E-2" table:formula="of:=  ABS( PI() -[Arkusz2.$C621])" table:style-name="ce1">
            <text:p>0,039057346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353" table:style-name="ce1">
            <text:p>353</text:p>
          </table:table-cell>
          <table:table-cell office:value-type="float" office:value="3.1819600000000001" table:style-name="ce2">
            <text:p>3,18196</text:p>
          </table:table-cell>
          <table:table-cell office:value-type="float" office:value="4.0367346410207006E-2" table:formula="of:=  ABS( PI() -[Arkusz2.$C622])" table:style-name="ce1">
            <text:p>0,040367346</text:p>
          </table:table-cell>
          <table:table-cell table:number-columns-repeated="16380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133" table:style-name="ce1">
            <text:p>133</text:p>
          </table:table-cell>
          <table:table-cell office:value-type="float" office:value="3.1832799999999999" table:style-name="ce2">
            <text:p>3,18328</text:p>
          </table:table-cell>
          <table:table-cell office:value-type="float" office:value="4.1687346410206771E-2" table:formula="of:=  ABS( PI() -[Arkusz2.$C623])" table:style-name="ce1">
            <text:p>0,04168734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9" table:style-name="ce1">
            <text:p>219</text:p>
          </table:table-cell>
          <table:table-cell office:value-type="float" office:value="3.18459" table:style-name="ce2">
            <text:p>3,18459</text:p>
          </table:table-cell>
          <table:table-cell office:value-type="float" office:value="4.2997346410206916E-2" table:formula="of:=  ABS( PI() -[Arkusz2.$C624])" table:style-name="ce1">
            <text:p>0,04299734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39" table:style-name="ce1">
            <text:p>239</text:p>
          </table:table-cell>
          <table:table-cell office:value-type="float" office:value="3.1859000000000002" table:style-name="ce2">
            <text:p>3,1859</text:p>
          </table:table-cell>
          <table:table-cell office:value-type="float" office:value="4.430734641020706E-2" table:formula="of:=  ABS( PI() -[Arkusz2.$C625])" table:style-name="ce1">
            <text:p>0,04430734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64" table:style-name="ce1">
            <text:p>264</text:p>
          </table:table-cell>
          <table:table-cell office:value-type="float" office:value="3.1871999999999998" table:style-name="ce2">
            <text:p>3,1872</text:p>
          </table:table-cell>
          <table:table-cell office:value-type="float" office:value="4.5607346410206695E-2" table:formula="of:=  ABS( PI() -[Arkusz2.$C626])" table:style-name="ce1">
            <text:p>0,04560734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368" table:style-name="ce1">
            <text:p>368</text:p>
          </table:table-cell>
          <table:table-cell office:value-type="float" office:value="3.1884999999999999" table:style-name="ce2">
            <text:p>3,1885</text:p>
          </table:table-cell>
          <table:table-cell office:value-type="float" office:value="4.6907346410206774E-2" table:formula="of:=  ABS( PI() -[Arkusz2.$C627])" table:style-name="ce1">
            <text:p>0,046907346</text:p>
          </table:table-cell>
          <table:table-cell table:number-columns-repeated="16380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36" table:style-name="ce1">
            <text:p>36</text:p>
          </table:table-cell>
          <table:table-cell office:value-type="float" office:value="3.1834099999999999" table:style-name="ce2">
            <text:p>3,18341</text:p>
          </table:table-cell>
          <table:table-cell office:value-type="float" office:value="4.1817346410206735E-2" table:formula="of:=  ABS( PI() -[Arkusz2.$C628])" table:style-name="ce1">
            <text:p>0,04181734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48" table:style-name="ce1">
            <text:p>148</text:p>
          </table:table-cell>
          <table:table-cell office:value-type="float" office:value="3.1847099999999999" table:style-name="ce2">
            <text:p>3,18471</text:p>
          </table:table-cell>
          <table:table-cell office:value-type="float" office:value="4.3117346410206814E-2" table:formula="of:=  ABS( PI() -[Arkusz2.$C629])" table:style-name="ce1">
            <text:p>0,04311734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3.1796500000000001" table:style-name="ce2">
            <text:p>3,17965</text:p>
          </table:table-cell>
          <table:table-cell office:value-type="float" office:value="3.8057346410206971E-2" table:formula="of:=  ABS( PI() -[Arkusz2.$C630])" table:style-name="ce1">
            <text:p>0,038057346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24" table:style-name="ce1">
            <text:p>124</text:p>
          </table:table-cell>
          <table:table-cell office:value-type="float" office:value="3.1809500000000002" table:style-name="ce2">
            <text:p>3,18095</text:p>
          </table:table-cell>
          <table:table-cell office:value-type="float" office:value="3.935734641020705E-2" table:formula="of:=  ABS( PI() -[Arkusz2.$C631])" table:style-name="ce1">
            <text:p>0,039357346</text:p>
          </table:table-cell>
          <table:table-cell table:number-columns-repeated="16380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99" table:style-name="ce1">
            <text:p>99</text:p>
          </table:table-cell>
          <table:table-cell office:value-type="float" office:value="3.1822499999999998" table:style-name="ce2">
            <text:p>3,18225</text:p>
          </table:table-cell>
          <table:table-cell office:value-type="float" office:value="4.0657346410206685E-2" table:formula="of:=  ABS( PI() -[Arkusz2.$C632])" table:style-name="ce1">
            <text:p>0,04065734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391" table:style-name="ce1">
            <text:p>391</text:p>
          </table:table-cell>
          <table:table-cell office:value-type="float" office:value="3.1835399999999998" table:style-name="ce2">
            <text:p>3,18354</text:p>
          </table:table-cell>
          <table:table-cell office:value-type="float" office:value="4.1947346410206698E-2" table:formula="of:=  ABS( PI() -[Arkusz2.$C633])" table:style-name="ce1">
            <text:p>0,041947346</text:p>
          </table:table-cell>
          <table:table-cell table:number-columns-repeated="16380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40" table:style-name="ce1">
            <text:p>40</text:p>
          </table:table-cell>
          <table:table-cell office:value-type="float" office:value="3.1848299999999998" table:style-name="ce2">
            <text:p>3,18483</text:p>
          </table:table-cell>
          <table:table-cell office:value-type="float" office:value="4.3237346410206712E-2" table:formula="of:=  ABS( PI() -[Arkusz2.$C634])" table:style-name="ce1">
            <text:p>0,043237346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48" table:style-name="ce1">
            <text:p>348</text:p>
          </table:table-cell>
          <table:table-cell office:value-type="float" office:value="3.1861199999999998" table:style-name="ce2">
            <text:p>3,18612</text:p>
          </table:table-cell>
          <table:table-cell office:value-type="float" office:value="4.4527346410206725E-2" table:formula="of:=  ABS( PI() -[Arkusz2.$C635])" table:style-name="ce1">
            <text:p>0,04452734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16" table:style-name="ce1">
            <text:p>316</text:p>
          </table:table-cell>
          <table:table-cell office:value-type="float" office:value="3.1810999999999998" table:style-name="ce2">
            <text:p>3,1811</text:p>
          </table:table-cell>
          <table:table-cell office:value-type="float" office:value="3.9507346410206701E-2" table:formula="of:=  ABS( PI() -[Arkusz2.$C636])" table:style-name="ce1">
            <text:p>0,039507346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90" table:style-name="ce1">
            <text:p>190</text:p>
          </table:table-cell>
          <table:table-cell office:value-type="float" office:value="3.1823899999999998" table:style-name="ce2">
            <text:p>3,18239</text:p>
          </table:table-cell>
          <table:table-cell office:value-type="float" office:value="4.0797346410206714E-2" table:formula="of:=  ABS( PI() -[Arkusz2.$C637])" table:style-name="ce1">
            <text:p>0,040797346</text:p>
          </table:table-cell>
          <table:table-cell table:number-columns-repeated="16380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200" table:style-name="ce1">
            <text:p>200</text:p>
          </table:table-cell>
          <table:table-cell office:value-type="float" office:value="3.1836700000000002" table:style-name="ce2">
            <text:p>3,18367</text:p>
          </table:table-cell>
          <table:table-cell office:value-type="float" office:value="4.2077346410207106E-2" table:formula="of:=  ABS( PI() -[Arkusz2.$C638])" table:style-name="ce1">
            <text:p>0,042077346</text:p>
          </table:table-cell>
          <table:table-cell table:number-columns-repeated="16380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64" table:style-name="ce1">
            <text:p>264</text:p>
          </table:table-cell>
          <table:table-cell office:value-type="float" office:value="3.1849500000000002" table:style-name="ce2">
            <text:p>3,18495</text:p>
          </table:table-cell>
          <table:table-cell office:value-type="float" office:value="4.3357346410207054E-2" table:formula="of:=  ABS( PI() -[Arkusz2.$C639])" table:style-name="ce1">
            <text:p>0,043357346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115" table:style-name="ce1">
            <text:p>115</text:p>
          </table:table-cell>
          <table:table-cell office:value-type="float" office:value="3.1862300000000001" table:style-name="ce2">
            <text:p>3,18623</text:p>
          </table:table-cell>
          <table:table-cell office:value-type="float" office:value="4.4637346410207002E-2" table:formula="of:=  ABS( PI() -[Arkusz2.$C640])" table:style-name="ce1">
            <text:p>0,04463734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27" table:style-name="ce1">
            <text:p>127</text:p>
          </table:table-cell>
          <table:table-cell office:value-type="float" office:value="3.1875" table:style-name="ce2">
            <text:p>3,1875</text:p>
          </table:table-cell>
          <table:table-cell office:value-type="float" office:value="4.5907346410206884E-2" table:formula="of:=  ABS( PI() -[Arkusz2.$C641])" table:style-name="ce1">
            <text:p>0,045907346</text:p>
          </table:table-cell>
          <table:table-cell table:number-columns-repeated="16380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157" table:style-name="ce1">
            <text:p>157</text:p>
          </table:table-cell>
          <table:table-cell office:value-type="float" office:value="3.1887699999999999" table:style-name="ce2">
            <text:p>3,18877</text:p>
          </table:table-cell>
          <table:table-cell office:value-type="float" office:value="4.7177346410206766E-2" table:formula="of:=  ABS( PI() -[Arkusz2.$C642])" table:style-name="ce1">
            <text:p>0,047177346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88" table:style-name="ce1">
            <text:p>88</text:p>
          </table:table-cell>
          <table:table-cell office:value-type="float" office:value="3.1900300000000001" table:style-name="ce2">
            <text:p>3,19003</text:p>
          </table:table-cell>
          <table:table-cell office:value-type="float" office:value="4.8437346410207027E-2" table:formula="of:=  ABS( PI() -[Arkusz2.$C643])" table:style-name="ce1">
            <text:p>0,04843734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12" table:style-name="ce1">
            <text:p>212</text:p>
          </table:table-cell>
          <table:table-cell office:value-type="float" office:value="3.19129" table:style-name="ce2">
            <text:p>3,19129</text:p>
          </table:table-cell>
          <table:table-cell office:value-type="float" office:value="4.9697346410206844E-2" table:formula="of:=  ABS( PI() -[Arkusz2.$C644])" table:style-name="ce1">
            <text:p>0,04969734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51" table:style-name="ce1">
            <text:p>251</text:p>
          </table:table-cell>
          <table:table-cell office:value-type="float" office:value="3.1925500000000002" table:style-name="ce2">
            <text:p>3,19255</text:p>
          </table:table-cell>
          <table:table-cell office:value-type="float" office:value="5.0957346410207105E-2" table:formula="of:=  ABS( PI() -[Arkusz2.$C645])" table:style-name="ce1">
            <text:p>0,05095734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12" table:style-name="ce1">
            <text:p>112</text:p>
          </table:table-cell>
          <table:table-cell office:value-type="float" office:value="3.1938" table:style-name="ce2">
            <text:p>3,1938</text:p>
          </table:table-cell>
          <table:table-cell office:value-type="float" office:value="5.2207346410206856E-2" table:formula="of:=  ABS( PI() -[Arkusz2.$C646])" table:style-name="ce1">
            <text:p>0,052207346</text:p>
          </table:table-cell>
          <table:table-cell table:number-columns-repeated="16380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292" table:style-name="ce1">
            <text:p>292</text:p>
          </table:table-cell>
          <table:table-cell office:value-type="float" office:value="3.1950500000000002" table:style-name="ce2">
            <text:p>3,19505</text:p>
          </table:table-cell>
          <table:table-cell office:value-type="float" office:value="5.3457346410207052E-2" table:formula="of:=  ABS( PI() -[Arkusz2.$C647])" table:style-name="ce1">
            <text:p>0,05345734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11" table:style-name="ce1">
            <text:p>211</text:p>
          </table:table-cell>
          <table:table-cell office:value-type="float" office:value="3.1962899999999999" table:style-name="ce2">
            <text:p>3,19629</text:p>
          </table:table-cell>
          <table:table-cell office:value-type="float" office:value="5.4697346410206737E-2" table:formula="of:=  ABS( PI() -[Arkusz2.$C648])" table:style-name="ce1">
            <text:p>0,054697346</text:p>
          </table:table-cell>
          <table:table-cell table:number-columns-repeated="1638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87" table:style-name="ce1">
            <text:p>287</text:p>
          </table:table-cell>
          <table:table-cell office:value-type="float" office:value="3.19753" table:style-name="ce2">
            <text:p>3,19753</text:p>
          </table:table-cell>
          <table:table-cell office:value-type="float" office:value="5.5937346410206867E-2" table:formula="of:=  ABS( PI() -[Arkusz2.$C649])" table:style-name="ce1">
            <text:p>0,055937346</text:p>
          </table:table-cell>
          <table:table-cell table:number-columns-repeated="16380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35" table:style-name="ce1">
            <text:p>35</text:p>
          </table:table-cell>
          <table:table-cell office:value-type="float" office:value="3.1926000000000001" table:style-name="ce2">
            <text:p>3,1926</text:p>
          </table:table-cell>
          <table:table-cell office:value-type="float" office:value="5.1007346410206988E-2" table:formula="of:=  ABS( PI() -[Arkusz2.$C650])" table:style-name="ce1">
            <text:p>0,051007346</text:p>
          </table:table-cell>
          <table:table-cell table:number-columns-repeated="16380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387" table:style-name="ce1">
            <text:p>387</text:p>
          </table:table-cell>
          <table:table-cell office:value-type="float" office:value="3.1938499999999999" table:style-name="ce2">
            <text:p>3,19385</text:p>
          </table:table-cell>
          <table:table-cell office:value-type="float" office:value="5.225734641020674E-2" table:formula="of:=  ABS( PI() -[Arkusz2.$C651])" table:style-name="ce1">
            <text:p>0,052257346</text:p>
          </table:table-cell>
          <table:table-cell table:number-columns-repeated="16380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320" table:style-name="ce1">
            <text:p>320</text:p>
          </table:table-cell>
          <table:table-cell office:value-type="float" office:value="3.1950799999999999" table:style-name="ce2">
            <text:p>3,19508</text:p>
          </table:table-cell>
          <table:table-cell office:value-type="float" office:value="5.3487346410206804E-2" table:formula="of:=  ABS( PI() -[Arkusz2.$C652])" table:style-name="ce1">
            <text:p>0,05348734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58" table:style-name="ce1">
            <text:p>358</text:p>
          </table:table-cell>
          <table:table-cell office:value-type="float" office:value="3.1901799999999998" table:style-name="ce2">
            <text:p>3,19018</text:p>
          </table:table-cell>
          <table:table-cell office:value-type="float" office:value="4.8587346410206678E-2" table:formula="of:=  ABS( PI() -[Arkusz2.$C653])" table:style-name="ce1">
            <text:p>0,048587346</text:p>
          </table:table-cell>
          <table:table-cell table:number-columns-repeated="16380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256" table:style-name="ce1">
            <text:p>256</text:p>
          </table:table-cell>
          <table:table-cell office:value-type="float" office:value="3.1914199999999999" table:style-name="ce2">
            <text:p>3,19142</text:p>
          </table:table-cell>
          <table:table-cell office:value-type="float" office:value="4.9827346410206808E-2" table:formula="of:=  ABS( PI() -[Arkusz2.$C654])" table:style-name="ce1">
            <text:p>0,04982734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10" table:style-name="ce1">
            <text:p>310</text:p>
          </table:table-cell>
          <table:table-cell office:value-type="float" office:value="3.1865399999999999" table:style-name="ce2">
            <text:p>3,18654</text:p>
          </table:table-cell>
          <table:table-cell office:value-type="float" office:value="4.4947346410206812E-2" table:formula="of:=  ABS( PI() -[Arkusz2.$C655])" table:style-name="ce1">
            <text:p>0,044947346</text:p>
          </table:table-cell>
          <table:table-cell table:number-columns-repeated="16380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305" table:style-name="ce1">
            <text:p>305</text:p>
          </table:table-cell>
          <table:table-cell office:value-type="float" office:value="3.1877900000000001" table:style-name="ce2">
            <text:p>3,18779</text:p>
          </table:table-cell>
          <table:table-cell office:value-type="float" office:value="4.6197346410207007E-2" table:formula="of:=  ABS( PI() -[Arkusz2.$C656])" table:style-name="ce1">
            <text:p>0,04619734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1" table:style-name="ce1">
            <text:p>51</text:p>
          </table:table-cell>
          <table:table-cell office:value-type="float" office:value="3.1829299999999998" table:style-name="ce2">
            <text:p>3,18293</text:p>
          </table:table-cell>
          <table:table-cell office:value-type="float" office:value="4.1337346410206699E-2" table:formula="of:=  ABS( PI() -[Arkusz2.$C657])" table:style-name="ce1">
            <text:p>0,04133734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84" table:style-name="ce1">
            <text:p>384</text:p>
          </table:table-cell>
          <table:table-cell office:value-type="float" office:value="3.1841699999999999" table:style-name="ce2">
            <text:p>3,18417</text:p>
          </table:table-cell>
          <table:table-cell office:value-type="float" office:value="4.2577346410206829E-2" table:formula="of:=  ABS( PI() -[Arkusz2.$C658])" table:style-name="ce1">
            <text:p>0,04257734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02" table:style-name="ce1">
            <text:p>302</text:p>
          </table:table-cell>
          <table:table-cell office:value-type="float" office:value="3.1854100000000001" table:style-name="ce2">
            <text:p>3,18541</text:p>
          </table:table-cell>
          <table:table-cell office:value-type="float" office:value="4.3817346410206959E-2" table:formula="of:=  ABS( PI() -[Arkusz2.$C659])" table:style-name="ce1">
            <text:p>0,04381734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55" table:style-name="ce1">
            <text:p>255</text:p>
          </table:table-cell>
          <table:table-cell office:value-type="float" office:value="3.1866500000000002" table:style-name="ce2">
            <text:p>3,18665</text:p>
          </table:table-cell>
          <table:table-cell office:value-type="float" office:value="4.5057346410207089E-2" table:formula="of:=  ABS( PI() -[Arkusz2.$C660])" table:style-name="ce1">
            <text:p>0,045057346</text:p>
          </table:table-cell>
          <table:table-cell table:number-columns-repeated="16380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23" table:style-name="ce1">
            <text:p>123</text:p>
          </table:table-cell>
          <table:table-cell office:value-type="float" office:value="3.1878799999999998" table:style-name="ce2">
            <text:p>3,18788</text:p>
          </table:table-cell>
          <table:table-cell office:value-type="float" office:value="4.6287346410206709E-2" table:formula="of:=  ABS( PI() -[Arkusz2.$C661])" table:style-name="ce1">
            <text:p>0,046287346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341" table:style-name="ce1">
            <text:p>341</text:p>
          </table:table-cell>
          <table:table-cell office:value-type="float" office:value="3.1891099999999999" table:style-name="ce2">
            <text:p>3,18911</text:p>
          </table:table-cell>
          <table:table-cell office:value-type="float" office:value="4.7517346410206773E-2" table:formula="of:=  ABS( PI() -[Arkusz2.$C662])" table:style-name="ce1">
            <text:p>0,047517346</text:p>
          </table:table-cell>
          <table:table-cell table:number-columns-repeated="16380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381" table:style-name="ce1">
            <text:p>381</text:p>
          </table:table-cell>
          <table:table-cell office:value-type="float" office:value="3.1842899999999998" table:style-name="ce2">
            <text:p>3,18429</text:p>
          </table:table-cell>
          <table:table-cell office:value-type="float" office:value="4.2697346410206727E-2" table:formula="of:=  ABS( PI() -[Arkusz2.$C663])" table:style-name="ce1">
            <text:p>0,04269734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86" table:style-name="ce1">
            <text:p>186</text:p>
          </table:table-cell>
          <table:table-cell office:value-type="float" office:value="3.1855199999999999" table:style-name="ce2">
            <text:p>3,18552</text:p>
          </table:table-cell>
          <table:table-cell office:value-type="float" office:value="4.3927346410206791E-2" table:formula="of:=  ABS( PI() -[Arkusz2.$C664])" table:style-name="ce1">
            <text:p>0,043927346</text:p>
          </table:table-cell>
          <table:table-cell table:number-columns-repeated="16380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3" table:style-name="ce1">
            <text:p>3</text:p>
          </table:table-cell>
          <table:table-cell office:value-type="float" office:value="3.18072" table:style-name="ce2">
            <text:p>3,18072</text:p>
          </table:table-cell>
          <table:table-cell office:value-type="float" office:value="3.9127346410206876E-2" table:formula="of:=  ABS( PI() -[Arkusz2.$C665])" table:style-name="ce1">
            <text:p>0,039127346</text:p>
          </table:table-cell>
          <table:table-cell table:number-columns-repeated="16380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17" table:style-name="ce1">
            <text:p>17</text:p>
          </table:table-cell>
          <table:table-cell office:value-type="float" office:value="3.1759400000000002" table:style-name="ce2">
            <text:p>3,17594</text:p>
          </table:table-cell>
          <table:table-cell office:value-type="float" office:value="3.4347346410207091E-2" table:formula="of:=  ABS( PI() -[Arkusz2.$C666])" table:style-name="ce1">
            <text:p>0,03434734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4" table:style-name="ce1">
            <text:p>34</text:p>
          </table:table-cell>
          <table:table-cell office:value-type="float" office:value="3.17117" table:style-name="ce2">
            <text:p>3,17117</text:p>
          </table:table-cell>
          <table:table-cell office:value-type="float" office:value="2.9577346410206928E-2" table:formula="of:=  ABS( PI() -[Arkusz2.$C667])" table:style-name="ce1">
            <text:p>0,029577346</text:p>
          </table:table-cell>
          <table:table-cell table:number-columns-repeated="16380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81" table:style-name="ce1">
            <text:p>81</text:p>
          </table:table-cell>
          <table:table-cell office:value-type="float" office:value="3.16642" table:style-name="ce2">
            <text:p>3,16642</text:p>
          </table:table-cell>
          <table:table-cell office:value-type="float" office:value="2.4827346410206896E-2" table:formula="of:=  ABS( PI() -[Arkusz2.$C668])" table:style-name="ce1">
            <text:p>0,024827346</text:p>
          </table:table-cell>
          <table:table-cell table:number-columns-repeated="1638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321" table:style-name="ce1">
            <text:p>321</text:p>
          </table:table-cell>
          <table:table-cell office:value-type="float" office:value="3.1676600000000001" table:style-name="ce2">
            <text:p>3,16766</text:p>
          </table:table-cell>
          <table:table-cell office:value-type="float" office:value="2.6067346410207026E-2" table:formula="of:=  ABS( PI() -[Arkusz2.$C669])" table:style-name="ce1">
            <text:p>0,02606734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73" table:style-name="ce1">
            <text:p>373</text:p>
          </table:table-cell>
          <table:table-cell office:value-type="float" office:value="3.1629299999999998" table:style-name="ce2">
            <text:p>3,16293</text:p>
          </table:table-cell>
          <table:table-cell office:value-type="float" office:value="2.1337346410206681E-2" table:formula="of:=  ABS( PI() -[Arkusz2.$C670])" table:style-name="ce1">
            <text:p>0,021337346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62" table:style-name="ce1">
            <text:p>62</text:p>
          </table:table-cell>
          <table:table-cell office:value-type="float" office:value="3.16418" table:style-name="ce2">
            <text:p>3,16418</text:p>
          </table:table-cell>
          <table:table-cell office:value-type="float" office:value="2.2587346410206877E-2" table:formula="of:=  ABS( PI() -[Arkusz2.$C671])" table:style-name="ce1">
            <text:p>0,02258734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5" table:style-name="ce1">
            <text:p>85</text:p>
          </table:table-cell>
          <table:table-cell office:value-type="float" office:value="3.1594600000000002" table:style-name="ce2">
            <text:p>3,15946</text:p>
          </table:table-cell>
          <table:table-cell office:value-type="float" office:value="1.7867346410207041E-2" table:formula="of:=  ABS( PI() -[Arkusz2.$C672])" table:style-name="ce1">
            <text:p>0,017867346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64" table:style-name="ce1">
            <text:p>64</text:p>
          </table:table-cell>
          <table:table-cell office:value-type="float" office:value="3.1607099999999999" table:style-name="ce2">
            <text:p>3,16071</text:p>
          </table:table-cell>
          <table:table-cell office:value-type="float" office:value="1.9117346410206792E-2" table:formula="of:=  ABS( PI() -[Arkusz2.$C673])" table:style-name="ce1">
            <text:p>0,019117346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70" table:style-name="ce1">
            <text:p>270</text:p>
          </table:table-cell>
          <table:table-cell office:value-type="float" office:value="3.1619600000000001" table:style-name="ce2">
            <text:p>3,16196</text:p>
          </table:table-cell>
          <table:table-cell office:value-type="float" office:value="2.0367346410206988E-2" table:formula="of:=  ABS( PI() -[Arkusz2.$C674])" table:style-name="ce1">
            <text:p>0,020367346</text:p>
          </table:table-cell>
          <table:table-cell table:number-columns-repeated="16380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221" table:style-name="ce1">
            <text:p>221</text:p>
          </table:table-cell>
          <table:table-cell office:value-type="float" office:value="3.1631999999999998" table:style-name="ce2">
            <text:p>3,1632</text:p>
          </table:table-cell>
          <table:table-cell office:value-type="float" office:value="2.1607346410206674E-2" table:formula="of:=  ABS( PI() -[Arkusz2.$C675])" table:style-name="ce1">
            <text:p>0,02160734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13" table:style-name="ce1">
            <text:p>213</text:p>
          </table:table-cell>
          <table:table-cell office:value-type="float" office:value="3.1644399999999999" table:style-name="ce2">
            <text:p>3,16444</text:p>
          </table:table-cell>
          <table:table-cell office:value-type="float" office:value="2.2847346410206804E-2" table:formula="of:=  ABS( PI() -[Arkusz2.$C676])" table:style-name="ce1">
            <text:p>0,022847346</text:p>
          </table:table-cell>
          <table:table-cell table:number-columns-repeated="16380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351" table:style-name="ce1">
            <text:p>351</text:p>
          </table:table-cell>
          <table:table-cell office:value-type="float" office:value="3.16568" table:style-name="ce2">
            <text:p>3,16568</text:p>
          </table:table-cell>
          <table:table-cell office:value-type="float" office:value="2.4087346410206933E-2" table:formula="of:=  ABS( PI() -[Arkusz2.$C677])" table:style-name="ce1">
            <text:p>0,02408734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85" table:style-name="ce1">
            <text:p>185</text:p>
          </table:table-cell>
          <table:table-cell office:value-type="float" office:value="3.1669100000000001" table:style-name="ce2">
            <text:p>3,16691</text:p>
          </table:table-cell>
          <table:table-cell office:value-type="float" office:value="2.5317346410206998E-2" table:formula="of:=  ABS( PI() -[Arkusz2.$C678])" table:style-name="ce1">
            <text:p>0,02531734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87" table:style-name="ce1">
            <text:p>287</text:p>
          </table:table-cell>
          <table:table-cell office:value-type="float" office:value="3.1681400000000002" table:style-name="ce2">
            <text:p>3,16814</text:p>
          </table:table-cell>
          <table:table-cell office:value-type="float" office:value="2.6547346410207062E-2" table:formula="of:=  ABS( PI() -[Arkusz2.$C679])" table:style-name="ce1">
            <text:p>0,026547346</text:p>
          </table:table-cell>
          <table:table-cell table:number-columns-repeated="16380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276" table:style-name="ce1">
            <text:p>276</text:p>
          </table:table-cell>
          <table:table-cell office:value-type="float" office:value="3.1693699999999998" table:style-name="ce2">
            <text:p>3,16937</text:p>
          </table:table-cell>
          <table:table-cell office:value-type="float" office:value="2.7777346410206682E-2" table:formula="of:=  ABS( PI() -[Arkusz2.$C680])" table:style-name="ce1">
            <text:p>0,02777734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29" table:style-name="ce1">
            <text:p>229</text:p>
          </table:table-cell>
          <table:table-cell office:value-type="float" office:value="3.1705899999999998" table:style-name="ce2">
            <text:p>3,17059</text:p>
          </table:table-cell>
          <table:table-cell office:value-type="float" office:value="2.8997346410206681E-2" table:formula="of:=  ABS( PI() -[Arkusz2.$C681])" table:style-name="ce1">
            <text:p>0,02899734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8" table:style-name="ce1">
            <text:p>28</text:p>
          </table:table-cell>
          <table:table-cell office:value-type="float" office:value="3.1718099999999998" table:style-name="ce2">
            <text:p>3,17181</text:p>
          </table:table-cell>
          <table:table-cell office:value-type="float" office:value="3.021734641020668E-2" table:formula="of:=  ABS( PI() -[Arkusz2.$C682])" table:style-name="ce1">
            <text:p>0,030217346</text:p>
          </table:table-cell>
          <table:table-cell table:number-columns-repeated="16380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115" table:style-name="ce1">
            <text:p>115</text:p>
          </table:table-cell>
          <table:table-cell office:value-type="float" office:value="3.1730200000000002" table:style-name="ce2">
            <text:p>3,17302</text:p>
          </table:table-cell>
          <table:table-cell office:value-type="float" office:value="3.1427346410207058E-2" table:formula="of:=  ABS( PI() -[Arkusz2.$C683])" table:style-name="ce1">
            <text:p>0,031427346</text:p>
          </table:table-cell>
          <table:table-cell table:number-columns-repeated="16380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314" table:style-name="ce1">
            <text:p>314</text:p>
          </table:table-cell>
          <table:table-cell office:value-type="float" office:value="3.1742300000000001" table:style-name="ce2">
            <text:p>3,17423</text:p>
          </table:table-cell>
          <table:table-cell office:value-type="float" office:value="3.2637346410206991E-2" table:formula="of:=  ABS( PI() -[Arkusz2.$C684])" table:style-name="ce1">
            <text:p>0,032637346</text:p>
          </table:table-cell>
          <table:table-cell table:number-columns-repeated="16380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76" table:style-name="ce1">
            <text:p>76</text:p>
          </table:table-cell>
          <table:table-cell office:value-type="float" office:value="3.17544" table:style-name="ce2">
            <text:p>3,17544</text:p>
          </table:table-cell>
          <table:table-cell office:value-type="float" office:value="3.3847346410206924E-2" table:formula="of:=  ABS( PI() -[Arkusz2.$C685])" table:style-name="ce1">
            <text:p>0,033847346</text:p>
          </table:table-cell>
          <table:table-cell table:number-columns-repeated="16380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140" table:style-name="ce1">
            <text:p>140</text:p>
          </table:table-cell>
          <table:table-cell office:value-type="float" office:value="3.1707999999999998" table:style-name="ce2">
            <text:p>3,1708</text:p>
          </table:table-cell>
          <table:table-cell office:value-type="float" office:value="2.9207346410206725E-2" table:formula="of:=  ABS( PI() -[Arkusz2.$C686])" table:style-name="ce1">
            <text:p>0,029207346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04" table:style-name="ce1">
            <text:p>204</text:p>
          </table:table-cell>
          <table:table-cell office:value-type="float" office:value="3.1720100000000002" table:style-name="ce2">
            <text:p>3,17201</text:p>
          </table:table-cell>
          <table:table-cell office:value-type="float" office:value="3.0417346410207102E-2" table:formula="of:=  ABS( PI() -[Arkusz2.$C687])" table:style-name="ce1">
            <text:p>0,030417346</text:p>
          </table:table-cell>
          <table:table-cell table:number-columns-repeated="16380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137" table:style-name="ce1">
            <text:p>137</text:p>
          </table:table-cell>
          <table:table-cell office:value-type="float" office:value="3.1732200000000002" table:style-name="ce2">
            <text:p>3,17322</text:p>
          </table:table-cell>
          <table:table-cell office:value-type="float" office:value="3.1627346410207036E-2" table:formula="of:=  ABS( PI() -[Arkusz2.$C688])" table:style-name="ce1">
            <text:p>0,031627346</text:p>
          </table:table-cell>
          <table:table-cell table:number-columns-repeated="16380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282" table:style-name="ce1">
            <text:p>282</text:p>
          </table:table-cell>
          <table:table-cell office:value-type="float" office:value="3.17442" table:style-name="ce2">
            <text:p>3,17442</text:p>
          </table:table-cell>
          <table:table-cell office:value-type="float" office:value="3.2827346410206903E-2" table:formula="of:=  ABS( PI() -[Arkusz2.$C689])" table:style-name="ce1">
            <text:p>0,032827346</text:p>
          </table:table-cell>
          <table:table-cell table:number-columns-repeated="16380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75" table:style-name="ce1">
            <text:p>75</text:p>
          </table:table-cell>
          <table:table-cell office:value-type="float" office:value="3.1756199999999999" table:style-name="ce2">
            <text:p>3,17562</text:p>
          </table:table-cell>
          <table:table-cell office:value-type="float" office:value="3.4027346410206771E-2" table:formula="of:=  ABS( PI() -[Arkusz2.$C690])" table:style-name="ce1">
            <text:p>0,03402734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6" table:style-name="ce1">
            <text:p>66</text:p>
          </table:table-cell>
          <table:table-cell office:value-type="float" office:value="3.1710099999999999" table:style-name="ce2">
            <text:p>3,17101</text:p>
          </table:table-cell>
          <table:table-cell office:value-type="float" office:value="2.9417346410206768E-2" table:formula="of:=  ABS( PI() -[Arkusz2.$C691])" table:style-name="ce1">
            <text:p>0,02941734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90" table:style-name="ce1">
            <text:p>190</text:p>
          </table:table-cell>
          <table:table-cell office:value-type="float" office:value="3.1722100000000002" table:style-name="ce2">
            <text:p>3,17221</text:p>
          </table:table-cell>
          <table:table-cell office:value-type="float" office:value="3.061734641020708E-2" table:formula="of:=  ABS( PI() -[Arkusz2.$C692])" table:style-name="ce1">
            <text:p>0,030617346</text:p>
          </table:table-cell>
          <table:table-cell table:number-columns-repeated="16380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62" table:style-name="ce1">
            <text:p>262</text:p>
          </table:table-cell>
          <table:table-cell office:value-type="float" office:value="3.1734100000000001" table:style-name="ce2">
            <text:p>3,17341</text:p>
          </table:table-cell>
          <table:table-cell office:value-type="float" office:value="3.1817346410206948E-2" table:formula="of:=  ABS( PI() -[Arkusz2.$C693])" table:style-name="ce1">
            <text:p>0,031817346</text:p>
          </table:table-cell>
          <table:table-cell table:number-columns-repeated="16380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144" table:style-name="ce1">
            <text:p>144</text:p>
          </table:table-cell>
          <table:table-cell office:value-type="float" office:value="3.1745999999999999" table:style-name="ce2">
            <text:p>3,1746</text:p>
          </table:table-cell>
          <table:table-cell office:value-type="float" office:value="3.300734641020675E-2" table:formula="of:=  ABS( PI() -[Arkusz2.$C694])" table:style-name="ce1">
            <text:p>0,033007346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16" table:style-name="ce1">
            <text:p>116</text:p>
          </table:table-cell>
          <table:table-cell office:value-type="float" office:value="3.1757900000000001" table:style-name="ce2">
            <text:p>3,17579</text:p>
          </table:table-cell>
          <table:table-cell office:value-type="float" office:value="3.4197346410206997E-2" table:formula="of:=  ABS( PI() -[Arkusz2.$C695])" table:style-name="ce1">
            <text:p>0,034197346</text:p>
          </table:table-cell>
          <table:table-cell table:number-columns-repeated="16380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147" table:style-name="ce1">
            <text:p>147</text:p>
          </table:table-cell>
          <table:table-cell office:value-type="float" office:value="3.1769799999999999" table:style-name="ce2">
            <text:p>3,17698</text:p>
          </table:table-cell>
          <table:table-cell office:value-type="float" office:value="3.5387346410206799E-2" table:formula="of:=  ABS( PI() -[Arkusz2.$C696])" table:style-name="ce1">
            <text:p>0,035387346</text:p>
          </table:table-cell>
          <table:table-cell table:number-columns-repeated="16380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181" table:style-name="ce1">
            <text:p>181</text:p>
          </table:table-cell>
          <table:table-cell office:value-type="float" office:value="3.1781600000000001" table:style-name="ce2">
            <text:p>3,17816</text:p>
          </table:table-cell>
          <table:table-cell office:value-type="float" office:value="3.656734641020698E-2" table:formula="of:=  ABS( PI() -[Arkusz2.$C697])" table:style-name="ce1">
            <text:p>0,03656734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6" table:style-name="ce1">
            <text:p>36</text:p>
          </table:table-cell>
          <table:table-cell office:value-type="float" office:value="3.1793399999999998" table:style-name="ce2">
            <text:p>3,17934</text:p>
          </table:table-cell>
          <table:table-cell office:value-type="float" office:value="3.7747346410206717E-2" table:formula="of:=  ABS( PI() -[Arkusz2.$C698])" table:style-name="ce1">
            <text:p>0,037747346</text:p>
          </table:table-cell>
          <table:table-cell table:number-columns-repeated="16380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292" table:style-name="ce1">
            <text:p>292</text:p>
          </table:table-cell>
          <table:table-cell office:value-type="float" office:value="3.1747899999999998" table:style-name="ce2">
            <text:p>3,17479</text:p>
          </table:table-cell>
          <table:table-cell office:value-type="float" office:value="3.3197346410206663E-2" table:formula="of:=  ABS( PI() -[Arkusz2.$C699])" table:style-name="ce1">
            <text:p>0,033197346</text:p>
          </table:table-cell>
          <table:table-cell table:number-columns-repeated="16380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251" table:style-name="ce1">
            <text:p>251</text:p>
          </table:table-cell>
          <table:table-cell office:value-type="float" office:value="3.17597" table:style-name="ce2">
            <text:p>3,17597</text:p>
          </table:table-cell>
          <table:table-cell office:value-type="float" office:value="3.4377346410206844E-2" table:formula="of:=  ABS( PI() -[Arkusz2.$C700])" table:style-name="ce1">
            <text:p>0,03437734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80" table:style-name="ce1">
            <text:p>380</text:p>
          </table:table-cell>
          <table:table-cell office:value-type="float" office:value="3.17143" table:style-name="ce2">
            <text:p>3,17143</text:p>
          </table:table-cell>
          <table:table-cell office:value-type="float" office:value="2.9837346410206855E-2" table:formula="of:=  ABS( PI() -[Arkusz2.$C701])" table:style-name="ce1">
            <text:p>0,029837346</text:p>
          </table:table-cell>
          <table:table-cell table:number-columns-repeated="16380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370" table:style-name="ce1">
            <text:p>370</text:p>
          </table:table-cell>
          <table:table-cell office:value-type="float" office:value="3.1726100000000002" table:style-name="ce2">
            <text:p>3,17261</text:p>
          </table:table-cell>
          <table:table-cell office:value-type="float" office:value="3.1017346410207036E-2" table:formula="of:=  ABS( PI() -[Arkusz2.$C702])" table:style-name="ce1">
            <text:p>0,031017346</text:p>
          </table:table-cell>
          <table:table-cell table:number-columns-repeated="16380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12" table:style-name="ce1">
            <text:p>12</text:p>
          </table:table-cell>
          <table:table-cell office:value-type="float" office:value="3.1680899999999999" table:style-name="ce2">
            <text:p>3,16809</text:p>
          </table:table-cell>
          <table:table-cell office:value-type="float" office:value="2.6497346410206735E-2" table:formula="of:=  ABS( PI() -[Arkusz2.$C703])" table:style-name="ce1">
            <text:p>0,02649734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29" table:style-name="ce1">
            <text:p>329</text:p>
          </table:table-cell>
          <table:table-cell office:value-type="float" office:value="3.16927" table:style-name="ce2">
            <text:p>3,16927</text:p>
          </table:table-cell>
          <table:table-cell office:value-type="float" office:value="2.7677346410206916E-2" table:formula="of:=  ABS( PI() -[Arkusz2.$C704])" table:style-name="ce1">
            <text:p>0,027677346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301" table:style-name="ce1">
            <text:p>301</text:p>
          </table:table-cell>
          <table:table-cell office:value-type="float" office:value="3.1704500000000002" table:style-name="ce2">
            <text:p>3,17045</text:p>
          </table:table-cell>
          <table:table-cell office:value-type="float" office:value="2.8857346410207096E-2" table:formula="of:=  ABS( PI() -[Arkusz2.$C705])" table:style-name="ce1">
            <text:p>0,028857346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12" table:style-name="ce1">
            <text:p>112</text:p>
          </table:table-cell>
          <table:table-cell office:value-type="float" office:value="3.1716299999999999" table:style-name="ce2">
            <text:p>3,17163</text:p>
          </table:table-cell>
          <table:table-cell office:value-type="float" office:value="3.0037346410206833E-2" table:formula="of:=  ABS( PI() -[Arkusz2.$C706])" table:style-name="ce1">
            <text:p>0,030037346</text:p>
          </table:table-cell>
          <table:table-cell table:number-columns-repeated="16380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392" table:style-name="ce1">
            <text:p>392</text:p>
          </table:table-cell>
          <table:table-cell office:value-type="float" office:value="3.1671399999999998" table:style-name="ce2">
            <text:p>3,16714</text:p>
          </table:table-cell>
          <table:table-cell office:value-type="float" office:value="2.5547346410206728E-2" table:formula="of:=  ABS( PI() -[Arkusz2.$C707])" table:style-name="ce1">
            <text:p>0,02554734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74" table:style-name="ce1">
            <text:p>174</text:p>
          </table:table-cell>
          <table:table-cell office:value-type="float" office:value="3.16832" table:style-name="ce2">
            <text:p>3,16832</text:p>
          </table:table-cell>
          <table:table-cell office:value-type="float" office:value="2.6727346410206909E-2" table:formula="of:=  ABS( PI() -[Arkusz2.$C708])" table:style-name="ce1">
            <text:p>0,026727346</text:p>
          </table:table-cell>
          <table:table-cell table:number-columns-repeated="16380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196" table:style-name="ce1">
            <text:p>196</text:p>
          </table:table-cell>
          <table:table-cell office:value-type="float" office:value="3.1694900000000001" table:style-name="ce2">
            <text:p>3,16949</text:p>
          </table:table-cell>
          <table:table-cell office:value-type="float" office:value="2.7897346410207025E-2" table:formula="of:=  ABS( PI() -[Arkusz2.$C709])" table:style-name="ce1">
            <text:p>0,02789734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27" table:style-name="ce1">
            <text:p>227</text:p>
          </table:table-cell>
          <table:table-cell office:value-type="float" office:value="3.1706599999999998" table:style-name="ce2">
            <text:p>3,17066</text:p>
          </table:table-cell>
          <table:table-cell office:value-type="float" office:value="2.9067346410206696E-2" table:formula="of:=  ABS( PI() -[Arkusz2.$C710])" table:style-name="ce1">
            <text:p>0,029067346</text:p>
          </table:table-cell>
          <table:table-cell table:number-columns-repeated="16380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167" table:style-name="ce1">
            <text:p>167</text:p>
          </table:table-cell>
          <table:table-cell office:value-type="float" office:value="3.1718299999999999" table:style-name="ce2">
            <text:p>3,17183</text:p>
          </table:table-cell>
          <table:table-cell office:value-type="float" office:value="3.0237346410206811E-2" table:formula="of:=  ABS( PI() -[Arkusz2.$C711])" table:style-name="ce1">
            <text:p>0,03023734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49" table:style-name="ce1">
            <text:p>149</text:p>
          </table:table-cell>
          <table:table-cell office:value-type="float" office:value="3.173" table:style-name="ce2">
            <text:p>3,173</text:p>
          </table:table-cell>
          <table:table-cell office:value-type="float" office:value="3.1407346410206927E-2" table:formula="of:=  ABS( PI() -[Arkusz2.$C712])" table:style-name="ce1">
            <text:p>0,031407346</text:p>
          </table:table-cell>
          <table:table-cell table:number-columns-repeated="16380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219" table:style-name="ce1">
            <text:p>219</text:p>
          </table:table-cell>
          <table:table-cell office:value-type="float" office:value="3.1741600000000001" table:style-name="ce2">
            <text:p>3,17416</text:p>
          </table:table-cell>
          <table:table-cell office:value-type="float" office:value="3.2567346410206977E-2" table:formula="of:=  ABS( PI() -[Arkusz2.$C713])" table:style-name="ce1">
            <text:p>0,03256734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01" table:style-name="ce1">
            <text:p>101</text:p>
          </table:table-cell>
          <table:table-cell office:value-type="float" office:value="3.1753200000000001" table:style-name="ce2">
            <text:p>3,17532</text:p>
          </table:table-cell>
          <table:table-cell office:value-type="float" office:value="3.3727346410207026E-2" table:formula="of:=  ABS( PI() -[Arkusz2.$C714])" table:style-name="ce1">
            <text:p>0,033727346</text:p>
          </table:table-cell>
          <table:table-cell table:number-columns-repeated="16380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66" table:style-name="ce1">
            <text:p>66</text:p>
          </table:table-cell>
          <table:table-cell office:value-type="float" office:value="3.1764700000000001" table:style-name="ce2">
            <text:p>3,17647</text:p>
          </table:table-cell>
          <table:table-cell office:value-type="float" office:value="3.4877346410207011E-2" table:formula="of:=  ABS( PI() -[Arkusz2.$C715])" table:style-name="ce1">
            <text:p>0,034877346</text:p>
          </table:table-cell>
          <table:table-cell table:number-columns-repeated="16380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142" table:style-name="ce1">
            <text:p>142</text:p>
          </table:table-cell>
          <table:table-cell office:value-type="float" office:value="3.1776200000000001" table:style-name="ce2">
            <text:p>3,17762</text:p>
          </table:table-cell>
          <table:table-cell office:value-type="float" office:value="3.6027346410206995E-2" table:formula="of:=  ABS( PI() -[Arkusz2.$C716])" table:style-name="ce1">
            <text:p>0,036027346</text:p>
          </table:table-cell>
          <table:table-cell table:number-columns-repeated="16380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186" table:style-name="ce1">
            <text:p>186</text:p>
          </table:table-cell>
          <table:table-cell office:value-type="float" office:value="3.1787700000000001" table:style-name="ce2">
            <text:p>3,17877</text:p>
          </table:table-cell>
          <table:table-cell office:value-type="float" office:value="3.7177346410206979E-2" table:formula="of:=  ABS( PI() -[Arkusz2.$C717])" table:style-name="ce1">
            <text:p>0,037177346</text:p>
          </table:table-cell>
          <table:table-cell table:number-columns-repeated="16380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146" table:style-name="ce1">
            <text:p>146</text:p>
          </table:table-cell>
          <table:table-cell office:value-type="float" office:value="3.1799200000000001" table:style-name="ce2">
            <text:p>3,17992</text:p>
          </table:table-cell>
          <table:table-cell office:value-type="float" office:value="3.8327346410206964E-2" table:formula="of:=  ABS( PI() -[Arkusz2.$C718])" table:style-name="ce1">
            <text:p>0,038327346</text:p>
          </table:table-cell>
          <table:table-cell table:number-columns-repeated="16380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51" table:style-name="ce1">
            <text:p>51</text:p>
          </table:table-cell>
          <table:table-cell office:value-type="float" office:value="3.18106" table:style-name="ce2">
            <text:p>3,18106</text:p>
          </table:table-cell>
          <table:table-cell office:value-type="float" office:value="3.9467346410206883E-2" table:formula="of:=  ABS( PI() -[Arkusz2.$C719])" table:style-name="ce1">
            <text:p>0,039467346</text:p>
          </table:table-cell>
          <table:table-cell table:number-columns-repeated="16380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18" table:style-name="ce1">
            <text:p>218</text:p>
          </table:table-cell>
          <table:table-cell office:value-type="float" office:value="3.1821999999999999" table:style-name="ce2">
            <text:p>3,1822</text:p>
          </table:table-cell>
          <table:table-cell office:value-type="float" office:value="4.0607346410206802E-2" table:formula="of:=  ABS( PI() -[Arkusz2.$C720])" table:style-name="ce1">
            <text:p>0,04060734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71" table:style-name="ce1">
            <text:p>271</text:p>
          </table:table-cell>
          <table:table-cell office:value-type="float" office:value="3.1833300000000002" table:style-name="ce2">
            <text:p>3,18333</text:p>
          </table:table-cell>
          <table:table-cell office:value-type="float" office:value="4.1737346410207099E-2" table:formula="of:=  ABS( PI() -[Arkusz2.$C721])" table:style-name="ce1">
            <text:p>0,04173734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24" table:style-name="ce1">
            <text:p>324</text:p>
          </table:table-cell>
          <table:table-cell office:value-type="float" office:value="3.1844700000000001" table:style-name="ce2">
            <text:p>3,18447</text:p>
          </table:table-cell>
          <table:table-cell office:value-type="float" office:value="4.2877346410207018E-2" table:formula="of:=  ABS( PI() -[Arkusz2.$C722])" table:style-name="ce1">
            <text:p>0,04287734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3.1856" table:style-name="ce2">
            <text:p>3,1856</text:p>
          </table:table-cell>
          <table:table-cell office:value-type="float" office:value="4.4007346410206871E-2" table:formula="of:=  ABS( PI() -[Arkusz2.$C723])" table:style-name="ce1">
            <text:p>0,04400734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53" table:style-name="ce1">
            <text:p>253</text:p>
          </table:table-cell>
          <table:table-cell office:value-type="float" office:value="3.1867200000000002" table:style-name="ce2">
            <text:p>3,18672</text:p>
          </table:table-cell>
          <table:table-cell office:value-type="float" office:value="4.5127346410207103E-2" table:formula="of:=  ABS( PI() -[Arkusz2.$C724])" table:style-name="ce1">
            <text:p>0,045127346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89" table:style-name="ce1">
            <text:p>389</text:p>
          </table:table-cell>
          <table:table-cell office:value-type="float" office:value="3.1823199999999998" table:style-name="ce2">
            <text:p>3,18232</text:p>
          </table:table-cell>
          <table:table-cell office:value-type="float" office:value="4.07273464102067E-2" table:formula="of:=  ABS( PI() -[Arkusz2.$C725])" table:style-name="ce1">
            <text:p>0,040727346</text:p>
          </table:table-cell>
          <table:table-cell table:number-columns-repeated="16380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92" table:style-name="ce1">
            <text:p>192</text:p>
          </table:table-cell>
          <table:table-cell office:value-type="float" office:value="3.1834500000000001" table:style-name="ce2">
            <text:p>3,18345</text:p>
          </table:table-cell>
          <table:table-cell office:value-type="float" office:value="4.1857346410206997E-2" table:formula="of:=  ABS( PI() -[Arkusz2.$C726])" table:style-name="ce1">
            <text:p>0,041857346</text:p>
          </table:table-cell>
          <table:table-cell table:number-columns-repeated="16380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150" table:style-name="ce1">
            <text:p>150</text:p>
          </table:table-cell>
          <table:table-cell office:value-type="float" office:value="3.1845699999999999" table:style-name="ce2">
            <text:p>3,18457</text:p>
          </table:table-cell>
          <table:table-cell office:value-type="float" office:value="4.2977346410206785E-2" table:formula="of:=  ABS( PI() -[Arkusz2.$C727])" table:style-name="ce1">
            <text:p>0,04297734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47" table:style-name="ce1">
            <text:p>347</text:p>
          </table:table-cell>
          <table:table-cell office:value-type="float" office:value="3.1801900000000001" table:style-name="ce2">
            <text:p>3,18019</text:p>
          </table:table-cell>
          <table:table-cell office:value-type="float" office:value="3.8597346410206956E-2" table:formula="of:=  ABS( PI() -[Arkusz2.$C728])" table:style-name="ce1">
            <text:p>0,03859734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99" table:style-name="ce1">
            <text:p>199</text:p>
          </table:table-cell>
          <table:table-cell office:value-type="float" office:value="3.1813199999999999" table:style-name="ce2">
            <text:p>3,18132</text:p>
          </table:table-cell>
          <table:table-cell office:value-type="float" office:value="3.972734641020681E-2" table:formula="of:=  ABS( PI() -[Arkusz2.$C729])" table:style-name="ce1">
            <text:p>0,039727346</text:p>
          </table:table-cell>
          <table:table-cell table:number-columns-repeated="16380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131" table:style-name="ce1">
            <text:p>131</text:p>
          </table:table-cell>
          <table:table-cell office:value-type="float" office:value="3.1824400000000002" table:style-name="ce2">
            <text:p>3,18244</text:p>
          </table:table-cell>
          <table:table-cell office:value-type="float" office:value="4.0847346410207042E-2" table:formula="of:=  ABS( PI() -[Arkusz2.$C730])" table:style-name="ce1">
            <text:p>0,04084734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04" table:style-name="ce1">
            <text:p>204</text:p>
          </table:table-cell>
          <table:table-cell office:value-type="float" office:value="3.1835599999999999" table:style-name="ce2">
            <text:p>3,18356</text:p>
          </table:table-cell>
          <table:table-cell office:value-type="float" office:value="4.1967346410206829E-2" table:formula="of:=  ABS( PI() -[Arkusz2.$C731])" table:style-name="ce1">
            <text:p>0,041967346</text:p>
          </table:table-cell>
          <table:table-cell table:number-columns-repeated="16380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03" table:style-name="ce1">
            <text:p>103</text:p>
          </table:table-cell>
          <table:table-cell office:value-type="float" office:value="3.1846800000000002" table:style-name="ce2">
            <text:p>3,18468</text:p>
          </table:table-cell>
          <table:table-cell office:value-type="float" office:value="4.3087346410207061E-2" table:formula="of:=  ABS( PI() -[Arkusz2.$C732])" table:style-name="ce1">
            <text:p>0,04308734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48" table:style-name="ce1">
            <text:p>248</text:p>
          </table:table-cell>
          <table:table-cell office:value-type="float" office:value="3.1857899999999999" table:style-name="ce2">
            <text:p>3,18579</text:p>
          </table:table-cell>
          <table:table-cell office:value-type="float" office:value="4.4197346410206784E-2" table:formula="of:=  ABS( PI() -[Arkusz2.$C733])" table:style-name="ce1">
            <text:p>0,044197346</text:p>
          </table:table-cell>
          <table:table-cell table:number-columns-repeated="16380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206" table:style-name="ce1">
            <text:p>206</text:p>
          </table:table-cell>
          <table:table-cell office:value-type="float" office:value="3.1869000000000001" table:style-name="ce2">
            <text:p>3,1869</text:p>
          </table:table-cell>
          <table:table-cell office:value-type="float" office:value="4.530734641020695E-2" table:formula="of:=  ABS( PI() -[Arkusz2.$C734])" table:style-name="ce1">
            <text:p>0,045307346</text:p>
          </table:table-cell>
          <table:table-cell table:number-columns-repeated="16380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169" table:style-name="ce1">
            <text:p>169</text:p>
          </table:table-cell>
          <table:table-cell office:value-type="float" office:value="3.1880099999999998" table:style-name="ce2">
            <text:p>3,18801</text:p>
          </table:table-cell>
          <table:table-cell office:value-type="float" office:value="4.6417346410206672E-2" table:formula="of:=  ABS( PI() -[Arkusz2.$C735])" table:style-name="ce1">
            <text:p>0,04641734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31" table:style-name="ce1">
            <text:p>331</text:p>
          </table:table-cell>
          <table:table-cell office:value-type="float" office:value="3.18912" table:style-name="ce2">
            <text:p>3,18912</text:p>
          </table:table-cell>
          <table:table-cell office:value-type="float" office:value="4.7527346410206839E-2" table:formula="of:=  ABS( PI() -[Arkusz2.$C736])" table:style-name="ce1">
            <text:p>0,04752734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46" table:style-name="ce1">
            <text:p>146</text:p>
          </table:table-cell>
          <table:table-cell office:value-type="float" office:value="3.1902200000000001" table:style-name="ce2">
            <text:p>3,19022</text:p>
          </table:table-cell>
          <table:table-cell office:value-type="float" office:value="4.862734641020694E-2" table:formula="of:=  ABS( PI() -[Arkusz2.$C737])" table:style-name="ce1">
            <text:p>0,048627346</text:p>
          </table:table-cell>
          <table:table-cell table:number-columns-repeated="16380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190" table:style-name="ce1">
            <text:p>190</text:p>
          </table:table-cell>
          <table:table-cell office:value-type="float" office:value="3.1913200000000002" table:style-name="ce2">
            <text:p>3,19132</text:p>
          </table:table-cell>
          <table:table-cell office:value-type="float" office:value="4.9727346410207041E-2" table:formula="of:=  ABS( PI() -[Arkusz2.$C738])" table:style-name="ce1">
            <text:p>0,049727346</text:p>
          </table:table-cell>
          <table:table-cell table:number-columns-repeated="16380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214" table:style-name="ce1">
            <text:p>214</text:p>
          </table:table-cell>
          <table:table-cell office:value-type="float" office:value="3.1924100000000002" table:style-name="ce2">
            <text:p>3,19241</text:p>
          </table:table-cell>
          <table:table-cell office:value-type="float" office:value="5.0817346410207076E-2" table:formula="of:=  ABS( PI() -[Arkusz2.$C739])" table:style-name="ce1">
            <text:p>0,05081734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3" table:style-name="ce1">
            <text:p>183</text:p>
          </table:table-cell>
          <table:table-cell office:value-type="float" office:value="3.1934999999999998" table:style-name="ce2">
            <text:p>3,1935</text:p>
          </table:table-cell>
          <table:table-cell office:value-type="float" office:value="5.1907346410206667E-2" table:formula="of:=  ABS( PI() -[Arkusz2.$C740])" table:style-name="ce1">
            <text:p>0,05190734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0" table:style-name="ce1">
            <text:p>200</text:p>
          </table:table-cell>
          <table:table-cell office:value-type="float" office:value="3.1945899999999998" table:style-name="ce2">
            <text:p>3,19459</text:p>
          </table:table-cell>
          <table:table-cell office:value-type="float" office:value="5.2997346410206703E-2" table:formula="of:=  ABS( PI() -[Arkusz2.$C741])" table:style-name="ce1">
            <text:p>0,052997346</text:p>
          </table:table-cell>
          <table:table-cell table:number-columns-repeated="16380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81" table:style-name="ce1">
            <text:p>81</text:p>
          </table:table-cell>
          <table:table-cell office:value-type="float" office:value="3.1956799999999999" table:style-name="ce2">
            <text:p>3,19568</text:p>
          </table:table-cell>
          <table:table-cell office:value-type="float" office:value="5.4087346410206738E-2" table:formula="of:=  ABS( PI() -[Arkusz2.$C742])" table:style-name="ce1">
            <text:p>0,05408734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03" table:style-name="ce1">
            <text:p>303</text:p>
          </table:table-cell>
          <table:table-cell office:value-type="float" office:value="3.1967699999999999" table:style-name="ce2">
            <text:p>3,19677</text:p>
          </table:table-cell>
          <table:table-cell office:value-type="float" office:value="5.5177346410206773E-2" table:formula="of:=  ABS( PI() -[Arkusz2.$C743])" table:style-name="ce1">
            <text:p>0,05517734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09" table:style-name="ce1">
            <text:p>309</text:p>
          </table:table-cell>
          <table:table-cell office:value-type="float" office:value="3.1978499999999999" table:style-name="ce2">
            <text:p>3,19785</text:p>
          </table:table-cell>
          <table:table-cell office:value-type="float" office:value="5.6257346410206743E-2" table:formula="of:=  ABS( PI() -[Arkusz2.$C744])" table:style-name="ce1">
            <text:p>0,056257346</text:p>
          </table:table-cell>
          <table:table-cell table:number-columns-repeated="16380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171" table:style-name="ce1">
            <text:p>171</text:p>
          </table:table-cell>
          <table:table-cell office:value-type="float" office:value="3.1989200000000002" table:style-name="ce2">
            <text:p>3,19892</text:p>
          </table:table-cell>
          <table:table-cell office:value-type="float" office:value="5.7327346410207092E-2" table:formula="of:=  ABS( PI() -[Arkusz2.$C745])" table:style-name="ce1">
            <text:p>0,057327346</text:p>
          </table:table-cell>
          <table:table-cell table:number-columns-repeated="16380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107" table:style-name="ce1">
            <text:p>107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746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174" table:style-name="ce1">
            <text:p>174</text:p>
          </table:table-cell>
          <table:table-cell office:value-type="float" office:value="3.2010700000000001" table:style-name="ce2">
            <text:p>3,20107</text:p>
          </table:table-cell>
          <table:table-cell office:value-type="float" office:value="5.9477346410206966E-2" table:formula="of:=  ABS( PI() -[Arkusz2.$C747])" table:style-name="ce1">
            <text:p>0,059477346</text:p>
          </table:table-cell>
          <table:table-cell table:number-columns-repeated="16380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169" table:style-name="ce1">
            <text:p>169</text:p>
          </table:table-cell>
          <table:table-cell office:value-type="float" office:value="3.20214" table:style-name="ce2">
            <text:p>3,20214</text:p>
          </table:table-cell>
          <table:table-cell office:value-type="float" office:value="6.054734641020687E-2" table:formula="of:=  ABS( PI() -[Arkusz2.$C748])" table:style-name="ce1">
            <text:p>0,06054734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1" table:style-name="ce1">
            <text:p>61</text:p>
          </table:table-cell>
          <table:table-cell office:value-type="float" office:value="3.1978599999999999" table:style-name="ce2">
            <text:p>3,19786</text:p>
          </table:table-cell>
          <table:table-cell office:value-type="float" office:value="5.6267346410206809E-2" table:formula="of:=  ABS( PI() -[Arkusz2.$C749])" table:style-name="ce1">
            <text:p>0,056267346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86" table:style-name="ce1">
            <text:p>286</text:p>
          </table:table-cell>
          <table:table-cell office:value-type="float" office:value="3.1989299999999998" table:style-name="ce2">
            <text:p>3,19893</text:p>
          </table:table-cell>
          <table:table-cell office:value-type="float" office:value="5.7337346410206713E-2" table:formula="of:=  ABS( PI() -[Arkusz2.$C750])" table:style-name="ce1">
            <text:p>0,05733734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0" table:style-name="ce1">
            <text:p>0</text:p>
          </table:table-cell>
          <table:table-cell office:value-type="float" office:value="3.1946699999999999" table:style-name="ce2">
            <text:p>3,19467</text:p>
          </table:table-cell>
          <table:table-cell office:value-type="float" office:value="5.3077346410206783E-2" table:formula="of:=  ABS( PI() -[Arkusz2.$C751])" table:style-name="ce1">
            <text:p>0,05307734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3.19041" table:style-name="ce2">
            <text:p>3,19041</text:p>
          </table:table-cell>
          <table:table-cell office:value-type="float" office:value="4.8817346410206852E-2" table:formula="of:=  ABS( PI() -[Arkusz2.$C752])" table:style-name="ce1">
            <text:p>0,048817346</text:p>
          </table:table-cell>
          <table:table-cell table:number-columns-repeated="16380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374" table:style-name="ce1">
            <text:p>374</text:p>
          </table:table-cell>
          <table:table-cell office:value-type="float" office:value="3.1861700000000002" table:style-name="ce2">
            <text:p>3,18617</text:p>
          </table:table-cell>
          <table:table-cell office:value-type="float" office:value="4.4577346410207053E-2" table:formula="of:=  ABS( PI() -[Arkusz2.$C753])" table:style-name="ce1">
            <text:p>0,04457734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26" table:style-name="ce1">
            <text:p>226</text:p>
          </table:table-cell>
          <table:table-cell office:value-type="float" office:value="3.1872500000000001" table:style-name="ce2">
            <text:p>3,18725</text:p>
          </table:table-cell>
          <table:table-cell office:value-type="float" office:value="4.5657346410207023E-2" table:formula="of:=  ABS( PI() -[Arkusz2.$C754])" table:style-name="ce1">
            <text:p>0,045657346</text:p>
          </table:table-cell>
          <table:table-cell table:number-columns-repeated="16380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63" table:style-name="ce1">
            <text:p>263</text:p>
          </table:table-cell>
          <table:table-cell office:value-type="float" office:value="3.1883300000000001" table:style-name="ce2">
            <text:p>3,18833</text:p>
          </table:table-cell>
          <table:table-cell office:value-type="float" office:value="4.6737346410206992E-2" table:formula="of:=  ABS( PI() -[Arkusz2.$C755])" table:style-name="ce1">
            <text:p>0,046737346</text:p>
          </table:table-cell>
          <table:table-cell table:number-columns-repeated="1638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34" table:style-name="ce1">
            <text:p>34</text:p>
          </table:table-cell>
          <table:table-cell office:value-type="float" office:value="3.1894" table:style-name="ce2">
            <text:p>3,1894</text:p>
          </table:table-cell>
          <table:table-cell office:value-type="float" office:value="4.7807346410206897E-2" table:formula="of:=  ABS( PI() -[Arkusz2.$C756])" table:style-name="ce1">
            <text:p>0,047807346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37" table:style-name="ce1">
            <text:p>237</text:p>
          </table:table-cell>
          <table:table-cell office:value-type="float" office:value="3.19048" table:style-name="ce2">
            <text:p>3,19048</text:p>
          </table:table-cell>
          <table:table-cell office:value-type="float" office:value="4.8887346410206867E-2" table:formula="of:=  ABS( PI() -[Arkusz2.$C757])" table:style-name="ce1">
            <text:p>0,04888734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59" table:style-name="ce1">
            <text:p>159</text:p>
          </table:table-cell>
          <table:table-cell office:value-type="float" office:value="3.1915499999999999" table:style-name="ce2">
            <text:p>3,19155</text:p>
          </table:table-cell>
          <table:table-cell office:value-type="float" office:value="4.9957346410206771E-2" table:formula="of:=  ABS( PI() -[Arkusz2.$C758])" table:style-name="ce1">
            <text:p>0,049957346</text:p>
          </table:table-cell>
          <table:table-cell table:number-columns-repeated="16380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202" table:style-name="ce1">
            <text:p>202</text:p>
          </table:table-cell>
          <table:table-cell office:value-type="float" office:value="3.1926100000000002" table:style-name="ce2">
            <text:p>3,19261</text:p>
          </table:table-cell>
          <table:table-cell office:value-type="float" office:value="5.1017346410207054E-2" table:formula="of:=  ABS( PI() -[Arkusz2.$C759])" table:style-name="ce1">
            <text:p>0,051017346</text:p>
          </table:table-cell>
          <table:table-cell table:number-columns-repeated="16380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252" table:style-name="ce1">
            <text:p>252</text:p>
          </table:table-cell>
          <table:table-cell office:value-type="float" office:value="3.1936800000000001" table:style-name="ce2">
            <text:p>3,19368</text:p>
          </table:table-cell>
          <table:table-cell office:value-type="float" office:value="5.2087346410206958E-2" table:formula="of:=  ABS( PI() -[Arkusz2.$C760])" table:style-name="ce1">
            <text:p>0,05208734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78" table:style-name="ce1">
            <text:p>278</text:p>
          </table:table-cell>
          <table:table-cell office:value-type="float" office:value="3.1947399999999999" table:style-name="ce2">
            <text:p>3,19474</text:p>
          </table:table-cell>
          <table:table-cell office:value-type="float" office:value="5.3147346410206797E-2" table:formula="of:=  ABS( PI() -[Arkusz2.$C761])" table:style-name="ce1">
            <text:p>0,053147346</text:p>
          </table:table-cell>
          <table:table-cell table:number-columns-repeated="16380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378" table:style-name="ce1">
            <text:p>378</text:p>
          </table:table-cell>
          <table:table-cell office:value-type="float" office:value="3.1958000000000002" table:style-name="ce2">
            <text:p>3,1958</text:p>
          </table:table-cell>
          <table:table-cell office:value-type="float" office:value="5.420734641020708E-2" table:formula="of:=  ABS( PI() -[Arkusz2.$C762])" table:style-name="ce1">
            <text:p>0,05420734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2" table:style-name="ce1">
            <text:p>92</text:p>
          </table:table-cell>
          <table:table-cell office:value-type="float" office:value="3.19685" table:style-name="ce2">
            <text:p>3,19685</text:p>
          </table:table-cell>
          <table:table-cell office:value-type="float" office:value="5.5257346410206853E-2" table:formula="of:=  ABS( PI() -[Arkusz2.$C763])" table:style-name="ce1">
            <text:p>0,05525734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69" table:style-name="ce1">
            <text:p>369</text:p>
          </table:table-cell>
          <table:table-cell office:value-type="float" office:value="3.1979000000000002" table:style-name="ce2">
            <text:p>3,1979</text:p>
          </table:table-cell>
          <table:table-cell office:value-type="float" office:value="5.6307346410207071E-2" table:formula="of:=  ABS( PI() -[Arkusz2.$C764])" table:style-name="ce1">
            <text:p>0,05630734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49" table:style-name="ce1">
            <text:p>149</text:p>
          </table:table-cell>
          <table:table-cell office:value-type="float" office:value="3.19895" table:style-name="ce2">
            <text:p>3,19895</text:p>
          </table:table-cell>
          <table:table-cell office:value-type="float" office:value="5.7357346410206844E-2" table:formula="of:=  ABS( PI() -[Arkusz2.$C765])" table:style-name="ce1">
            <text:p>0,057357346</text:p>
          </table:table-cell>
          <table:table-cell table:number-columns-repeated="16380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26" table:style-name="ce1">
            <text:p>226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766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83" table:style-name="ce1">
            <text:p>83</text:p>
          </table:table-cell>
          <table:table-cell office:value-type="float" office:value="3.2010399999999999" table:style-name="ce2">
            <text:p>3,20104</text:p>
          </table:table-cell>
          <table:table-cell office:value-type="float" office:value="5.9447346410206769E-2" table:formula="of:=  ABS( PI() -[Arkusz2.$C767])" table:style-name="ce1">
            <text:p>0,059447346</text:p>
          </table:table-cell>
          <table:table-cell table:number-columns-repeated="16380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370" table:style-name="ce1">
            <text:p>370</text:p>
          </table:table-cell>
          <table:table-cell office:value-type="float" office:value="3.2020900000000001" table:style-name="ce2">
            <text:p>3,20209</text:p>
          </table:table-cell>
          <table:table-cell office:value-type="float" office:value="6.0497346410206987E-2" table:formula="of:=  ABS( PI() -[Arkusz2.$C768])" table:style-name="ce1">
            <text:p>0,06049734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333" table:style-name="ce1">
            <text:p>333</text:p>
          </table:table-cell>
          <table:table-cell office:value-type="float" office:value="3.2031299999999998" table:style-name="ce2">
            <text:p>3,20313</text:p>
          </table:table-cell>
          <table:table-cell office:value-type="float" office:value="6.1537346410206695E-2" table:formula="of:=  ABS( PI() -[Arkusz2.$C769])" table:style-name="ce1">
            <text:p>0,061537346</text:p>
          </table:table-cell>
          <table:table-cell table:number-columns-repeated="16380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241" table:style-name="ce1">
            <text:p>241</text:p>
          </table:table-cell>
          <table:table-cell office:value-type="float" office:value="3.2041599999999999" table:style-name="ce2">
            <text:p>3,20416</text:p>
          </table:table-cell>
          <table:table-cell office:value-type="float" office:value="6.2567346410206781E-2" table:formula="of:=  ABS( PI() -[Arkusz2.$C770])" table:style-name="ce1">
            <text:p>0,062567346</text:p>
          </table:table-cell>
          <table:table-cell table:number-columns-repeated="16380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147" table:style-name="ce1">
            <text:p>147</text:p>
          </table:table-cell>
          <table:table-cell office:value-type="float" office:value="3.20519" table:style-name="ce2">
            <text:p>3,20519</text:p>
          </table:table-cell>
          <table:table-cell office:value-type="float" office:value="6.3597346410206868E-2" table:formula="of:=  ABS( PI() -[Arkusz2.$C771])" table:style-name="ce1">
            <text:p>0,063597346</text:p>
          </table:table-cell>
          <table:table-cell table:number-columns-repeated="1638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87" table:style-name="ce1">
            <text:p>87</text:p>
          </table:table-cell>
          <table:table-cell office:value-type="float" office:value="3.2062300000000001" table:style-name="ce2">
            <text:p>3,20623</text:p>
          </table:table-cell>
          <table:table-cell office:value-type="float" office:value="6.4637346410207019E-2" table:formula="of:=  ABS( PI() -[Arkusz2.$C772])" table:style-name="ce1">
            <text:p>0,06463734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0" table:style-name="ce1">
            <text:p>10</text:p>
          </table:table-cell>
          <table:table-cell office:value-type="float" office:value="3.2072500000000002" table:style-name="ce2">
            <text:p>3,20725</text:p>
          </table:table-cell>
          <table:table-cell office:value-type="float" office:value="6.565734641020704E-2" table:formula="of:=  ABS( PI() -[Arkusz2.$C773])" table:style-name="ce1">
            <text:p>0,065657346</text:p>
          </table:table-cell>
          <table:table-cell table:number-columns-repeated="16380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30" table:style-name="ce1">
            <text:p>130</text:p>
          </table:table-cell>
          <table:table-cell office:value-type="float" office:value="3.2082799999999998" table:style-name="ce2">
            <text:p>3,20828</text:p>
          </table:table-cell>
          <table:table-cell office:value-type="float" office:value="6.6687346410206683E-2" table:formula="of:=  ABS( PI() -[Arkusz2.$C774])" table:style-name="ce1">
            <text:p>0,066687346</text:p>
          </table:table-cell>
          <table:table-cell table:number-columns-repeated="16380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60" table:style-name="ce1">
            <text:p>60</text:p>
          </table:table-cell>
          <table:table-cell office:value-type="float" office:value="3.2092999999999998" table:style-name="ce2">
            <text:p>3,2093</text:p>
          </table:table-cell>
          <table:table-cell office:value-type="float" office:value="6.7707346410206704E-2" table:formula="of:=  ABS( PI() -[Arkusz2.$C775])" table:style-name="ce1">
            <text:p>0,067707346</text:p>
          </table:table-cell>
          <table:table-cell table:number-columns-repeated="16380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318" table:style-name="ce1">
            <text:p>318</text:p>
          </table:table-cell>
          <table:table-cell office:value-type="float" office:value="3.2103199999999998" table:style-name="ce2">
            <text:p>3,21032</text:p>
          </table:table-cell>
          <table:table-cell office:value-type="float" office:value="6.8727346410206724E-2" table:formula="of:=  ABS( PI() -[Arkusz2.$C776])" table:style-name="ce1">
            <text:p>0,06872734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49" table:style-name="ce1">
            <text:p>349</text:p>
          </table:table-cell>
          <table:table-cell office:value-type="float" office:value="3.2061899999999999" table:style-name="ce2">
            <text:p>3,20619</text:p>
          </table:table-cell>
          <table:table-cell office:value-type="float" office:value="6.4597346410206757E-2" table:formula="of:=  ABS( PI() -[Arkusz2.$C777])" table:style-name="ce1">
            <text:p>0,06459734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44" table:style-name="ce1">
            <text:p>344</text:p>
          </table:table-cell>
          <table:table-cell office:value-type="float" office:value="3.2072099999999999" table:style-name="ce2">
            <text:p>3,20721</text:p>
          </table:table-cell>
          <table:table-cell office:value-type="float" office:value="6.5617346410206778E-2" table:formula="of:=  ABS( PI() -[Arkusz2.$C778])" table:style-name="ce1">
            <text:p>0,065617346</text:p>
          </table:table-cell>
          <table:table-cell table:number-columns-repeated="1638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356" table:style-name="ce1">
            <text:p>356</text:p>
          </table:table-cell>
          <table:table-cell office:value-type="float" office:value="3.2082299999999999" table:style-name="ce2">
            <text:p>3,20823</text:p>
          </table:table-cell>
          <table:table-cell office:value-type="float" office:value="6.6637346410206799E-2" table:formula="of:=  ABS( PI() -[Arkusz2.$C779])" table:style-name="ce1">
            <text:p>0,066637346</text:p>
          </table:table-cell>
          <table:table-cell table:number-columns-repeated="16380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318" table:style-name="ce1">
            <text:p>318</text:p>
          </table:table-cell>
          <table:table-cell office:value-type="float" office:value="3.2092399999999999" table:style-name="ce2">
            <text:p>3,20924</text:p>
          </table:table-cell>
          <table:table-cell office:value-type="float" office:value="6.7647346410206755E-2" table:formula="of:=  ABS( PI() -[Arkusz2.$C780])" table:style-name="ce1">
            <text:p>0,067647346</text:p>
          </table:table-cell>
          <table:table-cell table:number-columns-repeated="16380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130" table:style-name="ce1">
            <text:p>130</text:p>
          </table:table-cell>
          <table:table-cell office:value-type="float" office:value="3.2102599999999999" table:style-name="ce2">
            <text:p>3,21026</text:p>
          </table:table-cell>
          <table:table-cell office:value-type="float" office:value="6.8667346410206775E-2" table:formula="of:=  ABS( PI() -[Arkusz2.$C781])" table:style-name="ce1">
            <text:p>0,068667346</text:p>
          </table:table-cell>
          <table:table-cell table:number-columns-repeated="16380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379" table:style-name="ce1">
            <text:p>379</text:p>
          </table:table-cell>
          <table:table-cell office:value-type="float" office:value="3.2112699999999998" table:style-name="ce2">
            <text:p>3,21127</text:p>
          </table:table-cell>
          <table:table-cell office:value-type="float" office:value="6.9677346410206731E-2" table:formula="of:=  ABS( PI() -[Arkusz2.$C782])" table:style-name="ce1">
            <text:p>0,06967734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14" table:style-name="ce1">
            <text:p>114</text:p>
          </table:table-cell>
          <table:table-cell office:value-type="float" office:value="3.2122799999999998" table:style-name="ce2">
            <text:p>3,21228</text:p>
          </table:table-cell>
          <table:table-cell office:value-type="float" office:value="7.0687346410206686E-2" table:formula="of:=  ABS( PI() -[Arkusz2.$C783])" table:style-name="ce1">
            <text:p>0,07068734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13" table:style-name="ce1">
            <text:p>313</text:p>
          </table:table-cell>
          <table:table-cell office:value-type="float" office:value="3.2132800000000001" table:style-name="ce2">
            <text:p>3,21328</text:p>
          </table:table-cell>
          <table:table-cell office:value-type="float" office:value="7.168734641020702E-2" table:formula="of:=  ABS( PI() -[Arkusz2.$C784])" table:style-name="ce1">
            <text:p>0,071687346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84" table:style-name="ce1">
            <text:p>184</text:p>
          </table:table-cell>
          <table:table-cell office:value-type="float" office:value="3.2142900000000001" table:style-name="ce2">
            <text:p>3,21429</text:p>
          </table:table-cell>
          <table:table-cell office:value-type="float" office:value="7.2697346410206976E-2" table:formula="of:=  ABS( PI() -[Arkusz2.$C785])" table:style-name="ce1">
            <text:p>0,072697346</text:p>
          </table:table-cell>
          <table:table-cell table:number-columns-repeated="16380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302" table:style-name="ce1">
            <text:p>302</text:p>
          </table:table-cell>
          <table:table-cell office:value-type="float" office:value="3.21529" table:style-name="ce2">
            <text:p>3,21529</text:p>
          </table:table-cell>
          <table:table-cell office:value-type="float" office:value="7.3697346410206865E-2" table:formula="of:=  ABS( PI() -[Arkusz2.$C786])" table:style-name="ce1">
            <text:p>0,073697346</text:p>
          </table:table-cell>
          <table:table-cell table:number-columns-repeated="16380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343" table:style-name="ce1">
            <text:p>343</text:p>
          </table:table-cell>
          <table:table-cell office:value-type="float" office:value="3.2162799999999998" table:style-name="ce2">
            <text:p>3,21628</text:p>
          </table:table-cell>
          <table:table-cell office:value-type="float" office:value="7.468734641020669E-2" table:formula="of:=  ABS( PI() -[Arkusz2.$C787])" table:style-name="ce1">
            <text:p>0,07468734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87" table:style-name="ce1">
            <text:p>387</text:p>
          </table:table-cell>
          <table:table-cell office:value-type="float" office:value="3.2122000000000002" table:style-name="ce2">
            <text:p>3,2122</text:p>
          </table:table-cell>
          <table:table-cell office:value-type="float" office:value="7.060734641020705E-2" table:formula="of:=  ABS( PI() -[Arkusz2.$C788])" table:style-name="ce1">
            <text:p>0,070607346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87" table:style-name="ce1">
            <text:p>187</text:p>
          </table:table-cell>
          <table:table-cell office:value-type="float" office:value="3.2132000000000001" table:style-name="ce2">
            <text:p>3,2132</text:p>
          </table:table-cell>
          <table:table-cell office:value-type="float" office:value="7.160734641020694E-2" table:formula="of:=  ABS( PI() -[Arkusz2.$C789])" table:style-name="ce1">
            <text:p>0,071607346</text:p>
          </table:table-cell>
          <table:table-cell table:number-columns-repeated="16380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363" table:style-name="ce1">
            <text:p>363</text:p>
          </table:table-cell>
          <table:table-cell office:value-type="float" office:value="3.20913" table:style-name="ce2">
            <text:p>3,20913</text:p>
          </table:table-cell>
          <table:table-cell office:value-type="float" office:value="6.7537346410206922E-2" table:formula="of:=  ABS( PI() -[Arkusz2.$C790])" table:style-name="ce1">
            <text:p>0,067537346</text:p>
          </table:table-cell>
          <table:table-cell table:number-columns-repeated="16380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288" table:style-name="ce1">
            <text:p>288</text:p>
          </table:table-cell>
          <table:table-cell office:value-type="float" office:value="3.2101299999999999" table:style-name="ce2">
            <text:p>3,21013</text:p>
          </table:table-cell>
          <table:table-cell office:value-type="float" office:value="6.8537346410206812E-2" table:formula="of:=  ABS( PI() -[Arkusz2.$C791])" table:style-name="ce1">
            <text:p>0,068537346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74" table:style-name="ce1">
            <text:p>74</text:p>
          </table:table-cell>
          <table:table-cell office:value-type="float" office:value="3.2111299999999998" table:style-name="ce2">
            <text:p>3,21113</text:p>
          </table:table-cell>
          <table:table-cell office:value-type="float" office:value="6.9537346410206702E-2" table:formula="of:=  ABS( PI() -[Arkusz2.$C792])" table:style-name="ce1">
            <text:p>0,069537346</text:p>
          </table:table-cell>
          <table:table-cell table:number-columns-repeated="16380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125" table:style-name="ce1">
            <text:p>125</text:p>
          </table:table-cell>
          <table:table-cell office:value-type="float" office:value="3.2121200000000001" table:style-name="ce2">
            <text:p>3,21212</text:p>
          </table:table-cell>
          <table:table-cell office:value-type="float" office:value="7.052734641020697E-2" table:formula="of:=  ABS( PI() -[Arkusz2.$C793])" table:style-name="ce1">
            <text:p>0,07052734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4" table:style-name="ce1">
            <text:p>94</text:p>
          </table:table-cell>
          <table:table-cell office:value-type="float" office:value="3.2131099999999999" table:style-name="ce2">
            <text:p>3,21311</text:p>
          </table:table-cell>
          <table:table-cell office:value-type="float" office:value="7.1517346410206795E-2" table:formula="of:=  ABS( PI() -[Arkusz2.$C794])" table:style-name="ce1">
            <text:p>0,07151734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68" table:style-name="ce1">
            <text:p>168</text:p>
          </table:table-cell>
          <table:table-cell office:value-type="float" office:value="3.2141099999999998" table:style-name="ce2">
            <text:p>3,21411</text:p>
          </table:table-cell>
          <table:table-cell office:value-type="float" office:value="7.2517346410206684E-2" table:formula="of:=  ABS( PI() -[Arkusz2.$C795])" table:style-name="ce1">
            <text:p>0,072517346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19" table:style-name="ce1">
            <text:p>319</text:p>
          </table:table-cell>
          <table:table-cell office:value-type="float" office:value="3.21509" table:style-name="ce2">
            <text:p>3,21509</text:p>
          </table:table-cell>
          <table:table-cell office:value-type="float" office:value="7.3497346410206887E-2" table:formula="of:=  ABS( PI() -[Arkusz2.$C796])" table:style-name="ce1">
            <text:p>0,07349734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3.2110599999999998" table:style-name="ce2">
            <text:p>3,21106</text:p>
          </table:table-cell>
          <table:table-cell office:value-type="float" office:value="6.9467346410206687E-2" table:formula="of:=  ABS( PI() -[Arkusz2.$C797])" table:style-name="ce1">
            <text:p>0,069467346</text:p>
          </table:table-cell>
          <table:table-cell table:number-columns-repeated="16380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183" table:style-name="ce1">
            <text:p>183</text:p>
          </table:table-cell>
          <table:table-cell office:value-type="float" office:value="3.2120500000000001" table:style-name="ce2">
            <text:p>3,21205</text:p>
          </table:table-cell>
          <table:table-cell office:value-type="float" office:value="7.0457346410206956E-2" table:formula="of:=  ABS( PI() -[Arkusz2.$C798])" table:style-name="ce1">
            <text:p>0,07045734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02" table:style-name="ce1">
            <text:p>302</text:p>
          </table:table-cell>
          <table:table-cell office:value-type="float" office:value="3.2130299999999998" table:style-name="ce2">
            <text:p>3,21303</text:p>
          </table:table-cell>
          <table:table-cell office:value-type="float" office:value="7.1437346410206715E-2" table:formula="of:=  ABS( PI() -[Arkusz2.$C799])" table:style-name="ce1">
            <text:p>0,07143734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5" table:style-name="ce1">
            <text:p>55</text:p>
          </table:table-cell>
          <table:table-cell office:value-type="float" office:value="3.2090100000000001" table:style-name="ce2">
            <text:p>3,20901</text:p>
          </table:table-cell>
          <table:table-cell office:value-type="float" office:value="6.7417346410207024E-2" table:formula="of:=  ABS( PI() -[Arkusz2.$C800])" table:style-name="ce1">
            <text:p>0,06741734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3.2050000000000001" table:style-name="ce2">
            <text:p>3,205</text:p>
          </table:table-cell>
          <table:table-cell office:value-type="float" office:value="6.3407346410206955E-2" table:formula="of:=  ABS( PI() -[Arkusz2.$C801])" table:style-name="ce1">
            <text:p>0,063407346</text:p>
          </table:table-cell>
          <table:table-cell table:number-columns-repeated="16380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96" table:style-name="ce1">
            <text:p>196</text:p>
          </table:table-cell>
          <table:table-cell office:value-type="float" office:value="3.2059899999999999" table:style-name="ce2">
            <text:p>3,20599</text:p>
          </table:table-cell>
          <table:table-cell office:value-type="float" office:value="6.4397346410206779E-2" table:formula="of:=  ABS( PI() -[Arkusz2.$C802])" table:style-name="ce1">
            <text:p>0,06439734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24" table:style-name="ce1">
            <text:p>224</text:p>
          </table:table-cell>
          <table:table-cell office:value-type="float" office:value="3.2069800000000002" table:style-name="ce2">
            <text:p>3,20698</text:p>
          </table:table-cell>
          <table:table-cell office:value-type="float" office:value="6.5387346410207048E-2" table:formula="of:=  ABS( PI() -[Arkusz2.$C803])" table:style-name="ce1">
            <text:p>0,065387346</text:p>
          </table:table-cell>
          <table:table-cell table:number-columns-repeated="16380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121" table:style-name="ce1">
            <text:p>121</text:p>
          </table:table-cell>
          <table:table-cell office:value-type="float" office:value="3.2029899999999998" table:style-name="ce2">
            <text:p>3,20299</text:p>
          </table:table-cell>
          <table:table-cell office:value-type="float" office:value="6.1397346410206666E-2" table:formula="of:=  ABS( PI() -[Arkusz2.$C804])" table:style-name="ce1">
            <text:p>0,06139734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98" table:style-name="ce1">
            <text:p>298</text:p>
          </table:table-cell>
          <table:table-cell office:value-type="float" office:value="3.2039800000000001" table:style-name="ce2">
            <text:p>3,20398</text:p>
          </table:table-cell>
          <table:table-cell office:value-type="float" office:value="6.2387346410206934E-2" table:formula="of:=  ABS( PI() -[Arkusz2.$C805])" table:style-name="ce1">
            <text:p>0,06238734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40" table:style-name="ce1">
            <text:p>140</text:p>
          </table:table-cell>
          <table:table-cell office:value-type="float" office:value="3.2049699999999999" table:style-name="ce2">
            <text:p>3,20497</text:p>
          </table:table-cell>
          <table:table-cell office:value-type="float" office:value="6.3377346410206759E-2" table:formula="of:=  ABS( PI() -[Arkusz2.$C806])" table:style-name="ce1">
            <text:p>0,063377346</text:p>
          </table:table-cell>
          <table:table-cell table:number-columns-repeated="16380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77" table:style-name="ce1">
            <text:p>77</text:p>
          </table:table-cell>
          <table:table-cell office:value-type="float" office:value="3.2059600000000001" table:style-name="ce2">
            <text:p>3,20596</text:p>
          </table:table-cell>
          <table:table-cell office:value-type="float" office:value="6.4367346410207027E-2" table:formula="of:=  ABS( PI() -[Arkusz2.$C807])" table:style-name="ce1">
            <text:p>0,06436734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47" table:style-name="ce1">
            <text:p>147</text:p>
          </table:table-cell>
          <table:table-cell office:value-type="float" office:value="3.2069399999999999" table:style-name="ce2">
            <text:p>3,20694</text:p>
          </table:table-cell>
          <table:table-cell office:value-type="float" office:value="6.5347346410206786E-2" table:formula="of:=  ABS( PI() -[Arkusz2.$C808])" table:style-name="ce1">
            <text:p>0,065347346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21" table:style-name="ce1">
            <text:p>121</text:p>
          </table:table-cell>
          <table:table-cell office:value-type="float" office:value="3.2079200000000001" table:style-name="ce2">
            <text:p>3,20792</text:p>
          </table:table-cell>
          <table:table-cell office:value-type="float" office:value="6.6327346410206989E-2" table:formula="of:=  ABS( PI() -[Arkusz2.$C809])" table:style-name="ce1">
            <text:p>0,066327346</text:p>
          </table:table-cell>
          <table:table-cell table:number-columns-repeated="16380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162" table:style-name="ce1">
            <text:p>162</text:p>
          </table:table-cell>
          <table:table-cell office:value-type="float" office:value="3.2088999999999999" table:style-name="ce2">
            <text:p>3,2089</text:p>
          </table:table-cell>
          <table:table-cell office:value-type="float" office:value="6.7307346410206748E-2" table:formula="of:=  ABS( PI() -[Arkusz2.$C810])" table:style-name="ce1">
            <text:p>0,067307346</text:p>
          </table:table-cell>
          <table:table-cell table:number-columns-repeated="16380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369" table:style-name="ce1">
            <text:p>369</text:p>
          </table:table-cell>
          <table:table-cell office:value-type="float" office:value="3.2098800000000001" table:style-name="ce2">
            <text:p>3,20988</text:p>
          </table:table-cell>
          <table:table-cell office:value-type="float" office:value="6.8287346410206951E-2" table:formula="of:=  ABS( PI() -[Arkusz2.$C811])" table:style-name="ce1">
            <text:p>0,06828734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7" table:style-name="ce1">
            <text:p>137</text:p>
          </table:table-cell>
          <table:table-cell office:value-type="float" office:value="3.2059199999999999" table:style-name="ce2">
            <text:p>3,20592</text:p>
          </table:table-cell>
          <table:table-cell office:value-type="float" office:value="6.4327346410206765E-2" table:formula="of:=  ABS( PI() -[Arkusz2.$C812])" table:style-name="ce1">
            <text:p>0,06432734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34" table:style-name="ce1">
            <text:p>234</text:p>
          </table:table-cell>
          <table:table-cell office:value-type="float" office:value="3.2069000000000001" table:style-name="ce2">
            <text:p>3,2069</text:p>
          </table:table-cell>
          <table:table-cell office:value-type="float" office:value="6.5307346410206968E-2" table:formula="of:=  ABS( PI() -[Arkusz2.$C813])" table:style-name="ce1">
            <text:p>0,065307346</text:p>
          </table:table-cell>
          <table:table-cell table:number-columns-repeated="16380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230" table:style-name="ce1">
            <text:p>230</text:p>
          </table:table-cell>
          <table:table-cell office:value-type="float" office:value="3.2078700000000002" table:style-name="ce2">
            <text:p>3,20787</text:p>
          </table:table-cell>
          <table:table-cell office:value-type="float" office:value="6.6277346410207105E-2" table:formula="of:=  ABS( PI() -[Arkusz2.$C814])" table:style-name="ce1">
            <text:p>0,066277346</text:p>
          </table:table-cell>
          <table:table-cell table:number-columns-repeated="16380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374" table:style-name="ce1">
            <text:p>374</text:p>
          </table:table-cell>
          <table:table-cell office:value-type="float" office:value="3.20885" table:style-name="ce2">
            <text:p>3,20885</text:p>
          </table:table-cell>
          <table:table-cell office:value-type="float" office:value="6.7257346410206864E-2" table:formula="of:=  ABS( PI() -[Arkusz2.$C815])" table:style-name="ce1">
            <text:p>0,067257346</text:p>
          </table:table-cell>
          <table:table-cell table:number-columns-repeated="16380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66" table:style-name="ce1">
            <text:p>66</text:p>
          </table:table-cell>
          <table:table-cell office:value-type="float" office:value="3.2098200000000001" table:style-name="ce2">
            <text:p>3,20982</text:p>
          </table:table-cell>
          <table:table-cell office:value-type="float" office:value="6.8227346410207002E-2" table:formula="of:=  ABS( PI() -[Arkusz2.$C816])" table:style-name="ce1">
            <text:p>0,068227346</text:p>
          </table:table-cell>
          <table:table-cell table:number-columns-repeated="16380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84" table:style-name="ce1">
            <text:p>84</text:p>
          </table:table-cell>
          <table:table-cell office:value-type="float" office:value="3.2058800000000001" table:style-name="ce2">
            <text:p>3,20588</text:p>
          </table:table-cell>
          <table:table-cell office:value-type="float" office:value="6.4287346410206947E-2" table:formula="of:=  ABS( PI() -[Arkusz2.$C817])" table:style-name="ce1">
            <text:p>0,06428734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95" table:style-name="ce1">
            <text:p>295</text:p>
          </table:table-cell>
          <table:table-cell office:value-type="float" office:value="3.2068500000000002" table:style-name="ce2">
            <text:p>3,20685</text:p>
          </table:table-cell>
          <table:table-cell office:value-type="float" office:value="6.5257346410207084E-2" table:formula="of:=  ABS( PI() -[Arkusz2.$C818])" table:style-name="ce1">
            <text:p>0,06525734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370" table:style-name="ce1">
            <text:p>370</text:p>
          </table:table-cell>
          <table:table-cell office:value-type="float" office:value="3.2078199999999999" table:style-name="ce2">
            <text:p>3,20782</text:p>
          </table:table-cell>
          <table:table-cell office:value-type="float" office:value="6.6227346410206778E-2" table:formula="of:=  ABS( PI() -[Arkusz2.$C819])" table:style-name="ce1">
            <text:p>0,066227346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36" table:style-name="ce1">
            <text:p>36</text:p>
          </table:table-cell>
          <table:table-cell office:value-type="float" office:value="3.20879" table:style-name="ce2">
            <text:p>3,20879</text:p>
          </table:table-cell>
          <table:table-cell office:value-type="float" office:value="6.7197346410206915E-2" table:formula="of:=  ABS( PI() -[Arkusz2.$C820])" table:style-name="ce1">
            <text:p>0,067197346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19" table:style-name="ce1">
            <text:p>219</text:p>
          </table:table-cell>
          <table:table-cell office:value-type="float" office:value="3.2097600000000002" table:style-name="ce2">
            <text:p>3,20976</text:p>
          </table:table-cell>
          <table:table-cell office:value-type="float" office:value="6.8167346410207053E-2" table:formula="of:=  ABS( PI() -[Arkusz2.$C821])" table:style-name="ce1">
            <text:p>0,06816734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8" table:style-name="ce1">
            <text:p>58</text:p>
          </table:table-cell>
          <table:table-cell office:value-type="float" office:value="3.2058499999999999" table:style-name="ce2">
            <text:p>3,20585</text:p>
          </table:table-cell>
          <table:table-cell office:value-type="float" office:value="6.425734641020675E-2" table:formula="of:=  ABS( PI() -[Arkusz2.$C822])" table:style-name="ce1">
            <text:p>0,064257346</text:p>
          </table:table-cell>
          <table:table-cell table:number-columns-repeated="16380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31" table:style-name="ce1">
            <text:p>31</text:p>
          </table:table-cell>
          <table:table-cell office:value-type="float" office:value="3.2019500000000001" table:style-name="ce2">
            <text:p>3,20195</text:p>
          </table:table-cell>
          <table:table-cell office:value-type="float" office:value="6.0357346410206958E-2" table:formula="of:=  ABS( PI() -[Arkusz2.$C823])" table:style-name="ce1">
            <text:p>0,060357346</text:p>
          </table:table-cell>
          <table:table-cell table:number-columns-repeated="16380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.2029200000000002" table:style-name="ce2">
            <text:p>3,20292</text:p>
          </table:table-cell>
          <table:table-cell office:value-type="float" office:value="6.1327346410207095E-2" table:formula="of:=  ABS( PI() -[Arkusz2.$C824])" table:style-name="ce1">
            <text:p>0,06132734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67" table:style-name="ce1">
            <text:p>67</text:p>
          </table:table-cell>
          <table:table-cell office:value-type="float" office:value="3.2038799999999998" table:style-name="ce2">
            <text:p>3,20388</text:p>
          </table:table-cell>
          <table:table-cell office:value-type="float" office:value="6.2287346410206723E-2" table:formula="of:=  ABS( PI() -[Arkusz2.$C825])" table:style-name="ce1">
            <text:p>0,06228734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36" table:style-name="ce1">
            <text:p>136</text:p>
          </table:table-cell>
          <table:table-cell office:value-type="float" office:value="3.20485" table:style-name="ce2">
            <text:p>3,20485</text:p>
          </table:table-cell>
          <table:table-cell office:value-type="float" office:value="6.3257346410206861E-2" table:formula="of:=  ABS( PI() -[Arkusz2.$C826])" table:style-name="ce1">
            <text:p>0,06325734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2" table:style-name="ce1">
            <text:p>142</text:p>
          </table:table-cell>
          <table:table-cell office:value-type="float" office:value="3.20581" table:style-name="ce2">
            <text:p>3,20581</text:p>
          </table:table-cell>
          <table:table-cell office:value-type="float" office:value="6.4217346410206932E-2" table:formula="of:=  ABS( PI() -[Arkusz2.$C827])" table:style-name="ce1">
            <text:p>0,064217346</text:p>
          </table:table-cell>
          <table:table-cell table:number-columns-repeated="16380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374" table:style-name="ce1">
            <text:p>374</text:p>
          </table:table-cell>
          <table:table-cell office:value-type="float" office:value="3.2019299999999999" table:style-name="ce2">
            <text:p>3,20193</text:p>
          </table:table-cell>
          <table:table-cell office:value-type="float" office:value="6.0337346410206827E-2" table:formula="of:=  ABS( PI() -[Arkusz2.$C828])" table:style-name="ce1">
            <text:p>0,06033734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56" table:style-name="ce1">
            <text:p>256</text:p>
          </table:table-cell>
          <table:table-cell office:value-type="float" office:value="3.2029000000000001" table:style-name="ce2">
            <text:p>3,2029</text:p>
          </table:table-cell>
          <table:table-cell office:value-type="float" office:value="6.1307346410206964E-2" table:formula="of:=  ABS( PI() -[Arkusz2.$C829])" table:style-name="ce1">
            <text:p>0,061307346</text:p>
          </table:table-cell>
          <table:table-cell table:number-columns-repeated="16380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3" table:style-name="ce1">
            <text:p>23</text:p>
          </table:table-cell>
          <table:table-cell office:value-type="float" office:value="3.2038600000000002" table:style-name="ce2">
            <text:p>3,20386</text:p>
          </table:table-cell>
          <table:table-cell office:value-type="float" office:value="6.2267346410207036E-2" table:formula="of:=  ABS( PI() -[Arkusz2.$C830])" table:style-name="ce1">
            <text:p>0,06226734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39" table:style-name="ce1">
            <text:p>339</text:p>
          </table:table-cell>
          <table:table-cell office:value-type="float" office:value="3.2048199999999998" table:style-name="ce2">
            <text:p>3,20482</text:p>
          </table:table-cell>
          <table:table-cell office:value-type="float" office:value="6.3227346410206664E-2" table:formula="of:=  ABS( PI() -[Arkusz2.$C831])" table:style-name="ce1">
            <text:p>0,063227346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27" table:style-name="ce1">
            <text:p>127</text:p>
          </table:table-cell>
          <table:table-cell office:value-type="float" office:value="3.2057799999999999" table:style-name="ce2">
            <text:p>3,20578</text:p>
          </table:table-cell>
          <table:table-cell office:value-type="float" office:value="6.4187346410206736E-2" table:formula="of:=  ABS( PI() -[Arkusz2.$C832])" table:style-name="ce1">
            <text:p>0,064187346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76" table:style-name="ce1">
            <text:p>176</text:p>
          </table:table-cell>
          <table:table-cell office:value-type="float" office:value="3.2067299999999999" table:style-name="ce2">
            <text:p>3,20673</text:p>
          </table:table-cell>
          <table:table-cell office:value-type="float" office:value="6.5137346410206742E-2" table:formula="of:=  ABS( PI() -[Arkusz2.$C833])" table:style-name="ce1">
            <text:p>0,065137346</text:p>
          </table:table-cell>
          <table:table-cell table:number-columns-repeated="16380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18" table:style-name="ce1">
            <text:p>118</text:p>
          </table:table-cell>
          <table:table-cell office:value-type="float" office:value="3.2076799999999999" table:style-name="ce2">
            <text:p>3,20768</text:p>
          </table:table-cell>
          <table:table-cell office:value-type="float" office:value="6.6087346410206749E-2" table:formula="of:=  ABS( PI() -[Arkusz2.$C834])" table:style-name="ce1">
            <text:p>0,06608734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8" table:style-name="ce1">
            <text:p>28</text:p>
          </table:table-cell>
          <table:table-cell office:value-type="float" office:value="3.2086299999999999" table:style-name="ce2">
            <text:p>3,20863</text:p>
          </table:table-cell>
          <table:table-cell office:value-type="float" office:value="6.7037346410206755E-2" table:formula="of:=  ABS( PI() -[Arkusz2.$C835])" table:style-name="ce1">
            <text:p>0,067037346</text:p>
          </table:table-cell>
          <table:table-cell table:number-columns-repeated="16380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266" table:style-name="ce1">
            <text:p>266</text:p>
          </table:table-cell>
          <table:table-cell office:value-type="float" office:value="3.2095799999999999" table:style-name="ce2">
            <text:p>3,20958</text:p>
          </table:table-cell>
          <table:table-cell office:value-type="float" office:value="6.7987346410206762E-2" table:formula="of:=  ABS( PI() -[Arkusz2.$C836])" table:style-name="ce1">
            <text:p>0,06798734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380" table:style-name="ce1">
            <text:p>380</text:p>
          </table:table-cell>
          <table:table-cell office:value-type="float" office:value="3.2105299999999999" table:style-name="ce2">
            <text:p>3,21053</text:p>
          </table:table-cell>
          <table:table-cell office:value-type="float" office:value="6.8937346410206768E-2" table:formula="of:=  ABS( PI() -[Arkusz2.$C837])" table:style-name="ce1">
            <text:p>0,068937346</text:p>
          </table:table-cell>
          <table:table-cell table:number-columns-repeated="1638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71" table:style-name="ce1">
            <text:p>71</text:p>
          </table:table-cell>
          <table:table-cell office:value-type="float" office:value="3.2114699999999998" table:style-name="ce2">
            <text:p>3,21147</text:p>
          </table:table-cell>
          <table:table-cell office:value-type="float" office:value="6.9877346410206709E-2" table:formula="of:=  ABS( PI() -[Arkusz2.$C838])" table:style-name="ce1">
            <text:p>0,069877346</text:p>
          </table:table-cell>
          <table:table-cell table:number-columns-repeated="16380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133" table:style-name="ce1">
            <text:p>133</text:p>
          </table:table-cell>
          <table:table-cell office:value-type="float" office:value="3.2124100000000002" table:style-name="ce2">
            <text:p>3,21241</text:p>
          </table:table-cell>
          <table:table-cell office:value-type="float" office:value="7.0817346410207094E-2" table:formula="of:=  ABS( PI() -[Arkusz2.$C839])" table:style-name="ce1">
            <text:p>0,070817346</text:p>
          </table:table-cell>
          <table:table-cell table:number-columns-repeated="16380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389" table:style-name="ce1">
            <text:p>389</text:p>
          </table:table-cell>
          <table:table-cell office:value-type="float" office:value="3.20858" table:style-name="ce2">
            <text:p>3,20858</text:p>
          </table:table-cell>
          <table:table-cell office:value-type="float" office:value="6.6987346410206872E-2" table:formula="of:=  ABS( PI() -[Arkusz2.$C840])" table:style-name="ce1">
            <text:p>0,066987346</text:p>
          </table:table-cell>
          <table:table-cell table:number-columns-repeated="16380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397" table:style-name="ce1">
            <text:p>397</text:p>
          </table:table-cell>
          <table:table-cell office:value-type="float" office:value="3.2047599999999998" table:style-name="ce2">
            <text:p>3,20476</text:p>
          </table:table-cell>
          <table:table-cell office:value-type="float" office:value="6.3167346410206715E-2" table:formula="of:=  ABS( PI() -[Arkusz2.$C841])" table:style-name="ce1">
            <text:p>0,063167346</text:p>
          </table:table-cell>
          <table:table-cell table:number-columns-repeated="16380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113" table:style-name="ce1">
            <text:p>113</text:p>
          </table:table-cell>
          <table:table-cell office:value-type="float" office:value="3.2057099999999998" table:style-name="ce2">
            <text:p>3,20571</text:p>
          </table:table-cell>
          <table:table-cell office:value-type="float" office:value="6.4117346410206721E-2" table:formula="of:=  ABS( PI() -[Arkusz2.$C842])" table:style-name="ce1">
            <text:p>0,06411734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66" table:style-name="ce1">
            <text:p>166</text:p>
          </table:table-cell>
          <table:table-cell office:value-type="float" office:value="3.2066499999999998" table:style-name="ce2">
            <text:p>3,20665</text:p>
          </table:table-cell>
          <table:table-cell office:value-type="float" office:value="6.5057346410206662E-2" table:formula="of:=  ABS( PI() -[Arkusz2.$C843])" table:style-name="ce1">
            <text:p>0,065057346</text:p>
          </table:table-cell>
          <table:table-cell table:number-columns-repeated="16380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118" table:style-name="ce1">
            <text:p>118</text:p>
          </table:table-cell>
          <table:table-cell office:value-type="float" office:value="3.2075900000000002" table:style-name="ce2">
            <text:p>3,20759</text:p>
          </table:table-cell>
          <table:table-cell office:value-type="float" office:value="6.5997346410207047E-2" table:formula="of:=  ABS( PI() -[Arkusz2.$C844])" table:style-name="ce1">
            <text:p>0,065997346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30" table:style-name="ce1">
            <text:p>330</text:p>
          </table:table-cell>
          <table:table-cell office:value-type="float" office:value="3.2085300000000001" table:style-name="ce2">
            <text:p>3,20853</text:p>
          </table:table-cell>
          <table:table-cell office:value-type="float" office:value="6.6937346410206988E-2" table:formula="of:=  ABS( PI() -[Arkusz2.$C845])" table:style-name="ce1">
            <text:p>0,06693734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83" table:style-name="ce1">
            <text:p>183</text:p>
          </table:table-cell>
          <table:table-cell office:value-type="float" office:value="3.20947" table:style-name="ce2">
            <text:p>3,20947</text:p>
          </table:table-cell>
          <table:table-cell office:value-type="float" office:value="6.7877346410206929E-2" table:formula="of:=  ABS( PI() -[Arkusz2.$C846])" table:style-name="ce1">
            <text:p>0,06787734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73" table:style-name="ce1">
            <text:p>273</text:p>
          </table:table-cell>
          <table:table-cell office:value-type="float" office:value="3.2103999999999999" table:style-name="ce2">
            <text:p>3,2104</text:p>
          </table:table-cell>
          <table:table-cell office:value-type="float" office:value="6.8807346410206804E-2" table:formula="of:=  ABS( PI() -[Arkusz2.$C847])" table:style-name="ce1">
            <text:p>0,068807346</text:p>
          </table:table-cell>
          <table:table-cell table:number-columns-repeated="16380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57" table:style-name="ce1">
            <text:p>257</text:p>
          </table:table-cell>
          <table:table-cell office:value-type="float" office:value="3.2113299999999998" table:style-name="ce2">
            <text:p>3,21133</text:p>
          </table:table-cell>
          <table:table-cell office:value-type="float" office:value="6.973734641020668E-2" table:formula="of:=  ABS( PI() -[Arkusz2.$C848])" table:style-name="ce1">
            <text:p>0,069737346</text:p>
          </table:table-cell>
          <table:table-cell table:number-columns-repeated="16380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16" table:style-name="ce1">
            <text:p>16</text:p>
          </table:table-cell>
          <table:table-cell office:value-type="float" office:value="3.2122600000000001" table:style-name="ce2">
            <text:p>3,21226</text:p>
          </table:table-cell>
          <table:table-cell office:value-type="float" office:value="7.0667346410206999E-2" table:formula="of:=  ABS( PI() -[Arkusz2.$C849])" table:style-name="ce1">
            <text:p>0,07066734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8" table:style-name="ce1">
            <text:p>38</text:p>
          </table:table-cell>
          <table:table-cell office:value-type="float" office:value="3.21319" table:style-name="ce2">
            <text:p>3,21319</text:p>
          </table:table-cell>
          <table:table-cell office:value-type="float" office:value="7.1597346410206875E-2" table:formula="of:=  ABS( PI() -[Arkusz2.$C850])" table:style-name="ce1">
            <text:p>0,071597346</text:p>
          </table:table-cell>
          <table:table-cell table:number-columns-repeated="16380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124" table:style-name="ce1">
            <text:p>124</text:p>
          </table:table-cell>
          <table:table-cell office:value-type="float" office:value="3.2141199999999999" table:style-name="ce2">
            <text:p>3,21412</text:p>
          </table:table-cell>
          <table:table-cell office:value-type="float" office:value="7.252734641020675E-2" table:formula="of:=  ABS( PI() -[Arkusz2.$C851])" table:style-name="ce1">
            <text:p>0,07252734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221" table:style-name="ce1">
            <text:p>221</text:p>
          </table:table-cell>
          <table:table-cell office:value-type="float" office:value="3.2150400000000001" table:style-name="ce2">
            <text:p>3,21504</text:p>
          </table:table-cell>
          <table:table-cell office:value-type="float" office:value="7.3447346410207004E-2" table:formula="of:=  ABS( PI() -[Arkusz2.$C852])" table:style-name="ce1">
            <text:p>0,07344734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2" table:style-name="ce1">
            <text:p>202</text:p>
          </table:table-cell>
          <table:table-cell office:value-type="float" office:value="3.2159599999999999" table:style-name="ce2">
            <text:p>3,21596</text:p>
          </table:table-cell>
          <table:table-cell office:value-type="float" office:value="7.4367346410206814E-2" table:formula="of:=  ABS( PI() -[Arkusz2.$C853])" table:style-name="ce1">
            <text:p>0,07436734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94" table:style-name="ce1">
            <text:p>194</text:p>
          </table:table-cell>
          <table:table-cell office:value-type="float" office:value="3.2168800000000002" table:style-name="ce2">
            <text:p>3,21688</text:p>
          </table:table-cell>
          <table:table-cell office:value-type="float" office:value="7.5287346410207068E-2" table:formula="of:=  ABS( PI() -[Arkusz2.$C854])" table:style-name="ce1">
            <text:p>0,07528734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3" table:style-name="ce1">
            <text:p>13</text:p>
          </table:table-cell>
          <table:table-cell office:value-type="float" office:value="3.2178" table:style-name="ce2">
            <text:p>3,2178</text:p>
          </table:table-cell>
          <table:table-cell office:value-type="float" office:value="7.6207346410206878E-2" table:formula="of:=  ABS( PI() -[Arkusz2.$C855])" table:style-name="ce1">
            <text:p>0,076207346</text:p>
          </table:table-cell>
          <table:table-cell table:number-columns-repeated="16380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171" table:style-name="ce1">
            <text:p>171</text:p>
          </table:table-cell>
          <table:table-cell office:value-type="float" office:value="3.2187100000000002" table:style-name="ce2">
            <text:p>3,21871</text:p>
          </table:table-cell>
          <table:table-cell office:value-type="float" office:value="7.7117346410207066E-2" table:formula="of:=  ABS( PI() -[Arkusz2.$C856])" table:style-name="ce1">
            <text:p>0,07711734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69" table:style-name="ce1">
            <text:p>369</text:p>
          </table:table-cell>
          <table:table-cell office:value-type="float" office:value="3.21495" table:style-name="ce2">
            <text:p>3,21495</text:p>
          </table:table-cell>
          <table:table-cell office:value-type="float" office:value="7.3357346410206858E-2" table:formula="of:=  ABS( PI() -[Arkusz2.$C857])" table:style-name="ce1">
            <text:p>0,073357346</text:p>
          </table:table-cell>
          <table:table-cell table:number-columns-repeated="1638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94" table:style-name="ce1">
            <text:p>194</text:p>
          </table:table-cell>
          <table:table-cell office:value-type="float" office:value="3.2158699999999998" table:style-name="ce2">
            <text:p>3,21587</text:p>
          </table:table-cell>
          <table:table-cell office:value-type="float" office:value="7.4277346410206668E-2" table:formula="of:=  ABS( PI() -[Arkusz2.$C858])" table:style-name="ce1">
            <text:p>0,07427734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16" table:style-name="ce1">
            <text:p>216</text:p>
          </table:table-cell>
          <table:table-cell office:value-type="float" office:value="3.21678" table:style-name="ce2">
            <text:p>3,21678</text:p>
          </table:table-cell>
          <table:table-cell office:value-type="float" office:value="7.5187346410206857E-2" table:formula="of:=  ABS( PI() -[Arkusz2.$C859])" table:style-name="ce1">
            <text:p>0,075187346</text:p>
          </table:table-cell>
          <table:table-cell table:number-columns-repeated="16380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145" table:style-name="ce1">
            <text:p>145</text:p>
          </table:table-cell>
          <table:table-cell office:value-type="float" office:value="3.2176900000000002" table:style-name="ce2">
            <text:p>3,21769</text:p>
          </table:table-cell>
          <table:table-cell office:value-type="float" office:value="7.6097346410207045E-2" table:formula="of:=  ABS( PI() -[Arkusz2.$C860])" table:style-name="ce1">
            <text:p>0,076097346</text:p>
          </table:table-cell>
          <table:table-cell table:number-columns-repeated="16380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338" table:style-name="ce1">
            <text:p>338</text:p>
          </table:table-cell>
          <table:table-cell office:value-type="float" office:value="3.2185999999999999" table:style-name="ce2">
            <text:p>3,2186</text:p>
          </table:table-cell>
          <table:table-cell office:value-type="float" office:value="7.7007346410206789E-2" table:formula="of:=  ABS( PI() -[Arkusz2.$C861])" table:style-name="ce1">
            <text:p>0,077007346</text:p>
          </table:table-cell>
          <table:table-cell table:number-columns-repeated="16380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361" table:style-name="ce1">
            <text:p>361</text:p>
          </table:table-cell>
          <table:table-cell office:value-type="float" office:value="3.2148699999999999" table:style-name="ce2">
            <text:p>3,21487</text:p>
          </table:table-cell>
          <table:table-cell office:value-type="float" office:value="7.3277346410206778E-2" table:formula="of:=  ABS( PI() -[Arkusz2.$C862])" table:style-name="ce1">
            <text:p>0,07327734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95" table:style-name="ce1">
            <text:p>295</text:p>
          </table:table-cell>
          <table:table-cell office:value-type="float" office:value="3.2111399999999999" table:style-name="ce2">
            <text:p>3,21114</text:p>
          </table:table-cell>
          <table:table-cell office:value-type="float" office:value="6.9547346410206767E-2" table:formula="of:=  ABS( PI() -[Arkusz2.$C863])" table:style-name="ce1">
            <text:p>0,06954734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89" table:style-name="ce1">
            <text:p>289</text:p>
          </table:table-cell>
          <table:table-cell office:value-type="float" office:value="3.2120500000000001" table:style-name="ce2">
            <text:p>3,21205</text:p>
          </table:table-cell>
          <table:table-cell office:value-type="float" office:value="7.0457346410206956E-2" table:formula="of:=  ABS( PI() -[Arkusz2.$C864])" table:style-name="ce1">
            <text:p>0,070457346</text:p>
          </table:table-cell>
          <table:table-cell table:number-columns-repeated="16380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82" table:style-name="ce1">
            <text:p>82</text:p>
          </table:table-cell>
          <table:table-cell office:value-type="float" office:value="3.2083300000000001" table:style-name="ce2">
            <text:p>3,20833</text:p>
          </table:table-cell>
          <table:table-cell office:value-type="float" office:value="6.673734641020701E-2" table:formula="of:=  ABS( PI() -[Arkusz2.$C865])" table:style-name="ce1">
            <text:p>0,06673734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41" table:style-name="ce1">
            <text:p>141</text:p>
          </table:table-cell>
          <table:table-cell office:value-type="float" office:value="3.2092499999999999" table:style-name="ce2">
            <text:p>3,20925</text:p>
          </table:table-cell>
          <table:table-cell office:value-type="float" office:value="6.765734641020682E-2" table:formula="of:=  ABS( PI() -[Arkusz2.$C866])" table:style-name="ce1">
            <text:p>0,06765734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21" table:style-name="ce1">
            <text:p>121</text:p>
          </table:table-cell>
          <table:table-cell office:value-type="float" office:value="3.2101600000000001" table:style-name="ce2">
            <text:p>3,21016</text:p>
          </table:table-cell>
          <table:table-cell office:value-type="float" office:value="6.8567346410207008E-2" table:formula="of:=  ABS( PI() -[Arkusz2.$C867])" table:style-name="ce1">
            <text:p>0,06856734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3" table:style-name="ce1">
            <text:p>103</text:p>
          </table:table-cell>
          <table:table-cell office:value-type="float" office:value="3.2064599999999999" table:style-name="ce2">
            <text:p>3,20646</text:p>
          </table:table-cell>
          <table:table-cell office:value-type="float" office:value="6.486734641020675E-2" table:formula="of:=  ABS( PI() -[Arkusz2.$C868])" table:style-name="ce1">
            <text:p>0,06486734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63" table:style-name="ce1">
            <text:p>363</text:p>
          </table:table-cell>
          <table:table-cell office:value-type="float" office:value="3.2027600000000001" table:style-name="ce2">
            <text:p>3,20276</text:p>
          </table:table-cell>
          <table:table-cell office:value-type="float" office:value="6.1167346410206935E-2" table:formula="of:=  ABS( PI() -[Arkusz2.$C869])" table:style-name="ce1">
            <text:p>0,061167346</text:p>
          </table:table-cell>
          <table:table-cell table:number-columns-repeated="16380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46" table:style-name="ce1">
            <text:p>46</text:p>
          </table:table-cell>
          <table:table-cell office:value-type="float" office:value="3.1990799999999999" table:style-name="ce2">
            <text:p>3,19908</text:p>
          </table:table-cell>
          <table:table-cell office:value-type="float" office:value="5.7487346410206808E-2" table:formula="of:=  ABS( PI() -[Arkusz2.$C870])" table:style-name="ce1">
            <text:p>0,057487346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18" table:style-name="ce1">
            <text:p>218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871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14" table:style-name="ce1">
            <text:p>214</text:p>
          </table:table-cell>
          <table:table-cell office:value-type="float" office:value="3.20092" table:style-name="ce2">
            <text:p>3,20092</text:p>
          </table:table-cell>
          <table:table-cell office:value-type="float" office:value="5.9327346410206871E-2" table:formula="of:=  ABS( PI() -[Arkusz2.$C872])" table:style-name="ce1">
            <text:p>0,05932734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38" table:style-name="ce1">
            <text:p>138</text:p>
          </table:table-cell>
          <table:table-cell office:value-type="float" office:value="3.2018300000000002" table:style-name="ce2">
            <text:p>3,20183</text:p>
          </table:table-cell>
          <table:table-cell office:value-type="float" office:value="6.023734641020706E-2" table:formula="of:=  ABS( PI() -[Arkusz2.$C873])" table:style-name="ce1">
            <text:p>0,060237346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90" table:style-name="ce1">
            <text:p>90</text:p>
          </table:table-cell>
          <table:table-cell office:value-type="float" office:value="3.20275" table:style-name="ce2">
            <text:p>3,20275</text:p>
          </table:table-cell>
          <table:table-cell office:value-type="float" office:value="6.115734641020687E-2" table:formula="of:=  ABS( PI() -[Arkusz2.$C874])" table:style-name="ce1">
            <text:p>0,061157346</text:p>
          </table:table-cell>
          <table:table-cell table:number-columns-repeated="16380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159" table:style-name="ce1">
            <text:p>159</text:p>
          </table:table-cell>
          <table:table-cell office:value-type="float" office:value="3.2036600000000002" table:style-name="ce2">
            <text:p>3,20366</text:p>
          </table:table-cell>
          <table:table-cell office:value-type="float" office:value="6.2067346410207058E-2" table:formula="of:=  ABS( PI() -[Arkusz2.$C875])" table:style-name="ce1">
            <text:p>0,06206734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67" table:style-name="ce1">
            <text:p>167</text:p>
          </table:table-cell>
          <table:table-cell office:value-type="float" office:value="3.2045699999999999" table:style-name="ce2">
            <text:p>3,20457</text:p>
          </table:table-cell>
          <table:table-cell office:value-type="float" office:value="6.2977346410206803E-2" table:formula="of:=  ABS( PI() -[Arkusz2.$C876])" table:style-name="ce1">
            <text:p>0,062977346</text:p>
          </table:table-cell>
          <table:table-cell table:number-columns-repeated="16380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337" table:style-name="ce1">
            <text:p>337</text:p>
          </table:table-cell>
          <table:table-cell office:value-type="float" office:value="3.2009099999999999" table:style-name="ce2">
            <text:p>3,20091</text:p>
          </table:table-cell>
          <table:table-cell office:value-type="float" office:value="5.9317346410206806E-2" table:formula="of:=  ABS( PI() -[Arkusz2.$C877])" table:style-name="ce1">
            <text:p>0,059317346</text:p>
          </table:table-cell>
          <table:table-cell table:number-columns-repeated="16380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33" table:style-name="ce1">
            <text:p>33</text:p>
          </table:table-cell>
          <table:table-cell office:value-type="float" office:value="3.2018200000000001" table:style-name="ce2">
            <text:p>3,20182</text:p>
          </table:table-cell>
          <table:table-cell office:value-type="float" office:value="6.0227346410206994E-2" table:formula="of:=  ABS( PI() -[Arkusz2.$C878])" table:style-name="ce1">
            <text:p>0,06022734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97" table:style-name="ce1">
            <text:p>297</text:p>
          </table:table-cell>
          <table:table-cell office:value-type="float" office:value="3.2027299999999999" table:style-name="ce2">
            <text:p>3,20273</text:p>
          </table:table-cell>
          <table:table-cell office:value-type="float" office:value="6.1137346410206739E-2" table:formula="of:=  ABS( PI() -[Arkusz2.$C879])" table:style-name="ce1">
            <text:p>0,06113734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7" table:style-name="ce1">
            <text:p>27</text:p>
          </table:table-cell>
          <table:table-cell office:value-type="float" office:value="3.20364" table:style-name="ce2">
            <text:p>3,20364</text:p>
          </table:table-cell>
          <table:table-cell office:value-type="float" office:value="6.2047346410206927E-2" table:formula="of:=  ABS( PI() -[Arkusz2.$C880])" table:style-name="ce1">
            <text:p>0,062047346</text:p>
          </table:table-cell>
          <table:table-cell table:number-columns-repeated="16380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75" table:style-name="ce1">
            <text:p>75</text:p>
          </table:table-cell>
          <table:table-cell office:value-type="float" office:value="3.2045499999999998" table:style-name="ce2">
            <text:p>3,20455</text:p>
          </table:table-cell>
          <table:table-cell office:value-type="float" office:value="6.2957346410206672E-2" table:formula="of:=  ABS( PI() -[Arkusz2.$C881])" table:style-name="ce1">
            <text:p>0,06295734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26" table:style-name="ce1">
            <text:p>126</text:p>
          </table:table-cell>
          <table:table-cell office:value-type="float" office:value="3.2054499999999999" table:style-name="ce2">
            <text:p>3,20545</text:p>
          </table:table-cell>
          <table:table-cell office:value-type="float" office:value="6.3857346410206794E-2" table:formula="of:=  ABS( PI() -[Arkusz2.$C882])" table:style-name="ce1">
            <text:p>0,063857346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81" table:style-name="ce1">
            <text:p>181</text:p>
          </table:table-cell>
          <table:table-cell office:value-type="float" office:value="3.20635" table:style-name="ce2">
            <text:p>3,20635</text:p>
          </table:table-cell>
          <table:table-cell office:value-type="float" office:value="6.4757346410206917E-2" table:formula="of:=  ABS( PI() -[Arkusz2.$C883])" table:style-name="ce1">
            <text:p>0,064757346</text:p>
          </table:table-cell>
          <table:table-cell table:number-columns-repeated="16380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228" table:style-name="ce1">
            <text:p>228</text:p>
          </table:table-cell>
          <table:table-cell office:value-type="float" office:value="3.2072500000000002" table:style-name="ce2">
            <text:p>3,20725</text:p>
          </table:table-cell>
          <table:table-cell office:value-type="float" office:value="6.565734641020704E-2" table:formula="of:=  ABS( PI() -[Arkusz2.$C884])" table:style-name="ce1">
            <text:p>0,065657346</text:p>
          </table:table-cell>
          <table:table-cell table:number-columns-repeated="16380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64" table:style-name="ce1">
            <text:p>264</text:p>
          </table:table-cell>
          <table:table-cell office:value-type="float" office:value="3.2081400000000002" table:style-name="ce2">
            <text:p>3,20814</text:p>
          </table:table-cell>
          <table:table-cell office:value-type="float" office:value="6.6547346410207098E-2" table:formula="of:=  ABS( PI() -[Arkusz2.$C885])" table:style-name="ce1">
            <text:p>0,066547346</text:p>
          </table:table-cell>
          <table:table-cell table:number-columns-repeated="16380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1" table:style-name="ce1">
            <text:p>11</text:p>
          </table:table-cell>
          <table:table-cell office:value-type="float" office:value="3.2090399999999999" table:style-name="ce2">
            <text:p>3,20904</text:p>
          </table:table-cell>
          <table:table-cell office:value-type="float" office:value="6.7447346410206777E-2" table:formula="of:=  ABS( PI() -[Arkusz2.$C886])" table:style-name="ce1">
            <text:p>0,067447346</text:p>
          </table:table-cell>
          <table:table-cell table:number-columns-repeated="16380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134" table:style-name="ce1">
            <text:p>134</text:p>
          </table:table-cell>
          <table:table-cell office:value-type="float" office:value="3.2099299999999999" table:style-name="ce2">
            <text:p>3,20993</text:p>
          </table:table-cell>
          <table:table-cell office:value-type="float" office:value="6.8337346410206834E-2" table:formula="of:=  ABS( PI() -[Arkusz2.$C887])" table:style-name="ce1">
            <text:p>0,06833734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43" table:style-name="ce1">
            <text:p>343</text:p>
          </table:table-cell>
          <table:table-cell office:value-type="float" office:value="3.21082" table:style-name="ce2">
            <text:p>3,21082</text:p>
          </table:table-cell>
          <table:table-cell office:value-type="float" office:value="6.9227346410206891E-2" table:formula="of:=  ABS( PI() -[Arkusz2.$C888])" table:style-name="ce1">
            <text:p>0,069227346</text:p>
          </table:table-cell>
          <table:table-cell table:number-columns-repeated="16380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230" table:style-name="ce1">
            <text:p>230</text:p>
          </table:table-cell>
          <table:table-cell office:value-type="float" office:value="3.2117100000000001" table:style-name="ce2">
            <text:p>3,21171</text:p>
          </table:table-cell>
          <table:table-cell office:value-type="float" office:value="7.0117346410206949E-2" table:formula="of:=  ABS( PI() -[Arkusz2.$C889])" table:style-name="ce1">
            <text:p>0,070117346</text:p>
          </table:table-cell>
          <table:table-cell table:number-columns-repeated="16380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195" table:style-name="ce1">
            <text:p>195</text:p>
          </table:table-cell>
          <table:table-cell office:value-type="float" office:value="3.2126000000000001" table:style-name="ce2">
            <text:p>3,2126</text:p>
          </table:table-cell>
          <table:table-cell office:value-type="float" office:value="7.1007346410207006E-2" table:formula="of:=  ABS( PI() -[Arkusz2.$C890])" table:style-name="ce1">
            <text:p>0,07100734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5" table:style-name="ce1">
            <text:p>25</text:p>
          </table:table-cell>
          <table:table-cell office:value-type="float" office:value="3.2134800000000001" table:style-name="ce2">
            <text:p>3,21348</text:p>
          </table:table-cell>
          <table:table-cell office:value-type="float" office:value="7.1887346410206998E-2" table:formula="of:=  ABS( PI() -[Arkusz2.$C891])" table:style-name="ce1">
            <text:p>0,071887346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96" table:style-name="ce1">
            <text:p>296</text:p>
          </table:table-cell>
          <table:table-cell office:value-type="float" office:value="3.2143700000000002" table:style-name="ce2">
            <text:p>3,21437</text:p>
          </table:table-cell>
          <table:table-cell office:value-type="float" office:value="7.2777346410207056E-2" table:formula="of:=  ABS( PI() -[Arkusz2.$C892])" table:style-name="ce1">
            <text:p>0,072777346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63" table:style-name="ce1">
            <text:p>163</text:p>
          </table:table-cell>
          <table:table-cell office:value-type="float" office:value="3.2152500000000002" table:style-name="ce2">
            <text:p>3,21525</text:p>
          </table:table-cell>
          <table:table-cell office:value-type="float" office:value="7.3657346410207047E-2" table:formula="of:=  ABS( PI() -[Arkusz2.$C893])" table:style-name="ce1">
            <text:p>0,07365734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86" table:style-name="ce1">
            <text:p>186</text:p>
          </table:table-cell>
          <table:table-cell office:value-type="float" office:value="3.2161300000000002" table:style-name="ce2">
            <text:p>3,21613</text:p>
          </table:table-cell>
          <table:table-cell office:value-type="float" office:value="7.4537346410207039E-2" table:formula="of:=  ABS( PI() -[Arkusz2.$C894])" table:style-name="ce1">
            <text:p>0,07453734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70" table:style-name="ce1">
            <text:p>270</text:p>
          </table:table-cell>
          <table:table-cell office:value-type="float" office:value="3.2170000000000001" table:style-name="ce2">
            <text:p>3,217</text:p>
          </table:table-cell>
          <table:table-cell office:value-type="float" office:value="7.5407346410206966E-2" table:formula="of:=  ABS( PI() -[Arkusz2.$C895])" table:style-name="ce1">
            <text:p>0,07540734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39" table:style-name="ce1">
            <text:p>239</text:p>
          </table:table-cell>
          <table:table-cell office:value-type="float" office:value="3.2178800000000001" table:style-name="ce2">
            <text:p>3,21788</text:p>
          </table:table-cell>
          <table:table-cell office:value-type="float" office:value="7.6287346410206958E-2" table:formula="of:=  ABS( PI() -[Arkusz2.$C896])" table:style-name="ce1">
            <text:p>0,076287346</text:p>
          </table:table-cell>
          <table:table-cell table:number-columns-repeated="16380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216" table:style-name="ce1">
            <text:p>216</text:p>
          </table:table-cell>
          <table:table-cell office:value-type="float" office:value="3.21875" table:style-name="ce2">
            <text:p>3,21875</text:p>
          </table:table-cell>
          <table:table-cell office:value-type="float" office:value="7.7157346410206884E-2" table:formula="of:=  ABS( PI() -[Arkusz2.$C897])" table:style-name="ce1">
            <text:p>0,07715734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24" table:style-name="ce1">
            <text:p>124</text:p>
          </table:table-cell>
          <table:table-cell office:value-type="float" office:value="3.2196199999999999" table:style-name="ce2">
            <text:p>3,21962</text:p>
          </table:table-cell>
          <table:table-cell office:value-type="float" office:value="7.802734641020681E-2" table:formula="of:=  ABS( PI() -[Arkusz2.$C898])" table:style-name="ce1">
            <text:p>0,07802734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5" table:style-name="ce1">
            <text:p>35</text:p>
          </table:table-cell>
          <table:table-cell office:value-type="float" office:value="3.2204899999999999" table:style-name="ce2">
            <text:p>3,22049</text:p>
          </table:table-cell>
          <table:table-cell office:value-type="float" office:value="7.8897346410206737E-2" table:formula="of:=  ABS( PI() -[Arkusz2.$C899])" table:style-name="ce1">
            <text:p>0,07889734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62" table:style-name="ce1">
            <text:p>62</text:p>
          </table:table-cell>
          <table:table-cell office:value-type="float" office:value="3.2213599999999998" table:style-name="ce2">
            <text:p>3,22136</text:p>
          </table:table-cell>
          <table:table-cell office:value-type="float" office:value="7.9767346410206663E-2" table:formula="of:=  ABS( PI() -[Arkusz2.$C900])" table:style-name="ce1">
            <text:p>0,07976734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74" table:style-name="ce1">
            <text:p>374</text:p>
          </table:table-cell>
          <table:table-cell office:value-type="float" office:value="3.2222200000000001" table:style-name="ce2">
            <text:p>3,22222</text:p>
          </table:table-cell>
          <table:table-cell office:value-type="float" office:value="8.0627346410206968E-2" table:formula="of:=  ABS( PI() -[Arkusz2.$C901])" table:style-name="ce1">
            <text:p>0,08062734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72" table:style-name="ce1">
            <text:p>272</text:p>
          </table:table-cell>
          <table:table-cell office:value-type="float" office:value="3.22309" table:style-name="ce2">
            <text:p>3,22309</text:p>
          </table:table-cell>
          <table:table-cell office:value-type="float" office:value="8.1497346410206895E-2" table:formula="of:=  ABS( PI() -[Arkusz2.$C902])" table:style-name="ce1">
            <text:p>0,08149734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1" table:style-name="ce1">
            <text:p>71</text:p>
          </table:table-cell>
          <table:table-cell office:value-type="float" office:value="3.2195100000000001" table:style-name="ce2">
            <text:p>3,21951</text:p>
          </table:table-cell>
          <table:table-cell office:value-type="float" office:value="7.7917346410206978E-2" table:formula="of:=  ABS( PI() -[Arkusz2.$C903])" table:style-name="ce1">
            <text:p>0,077917346</text:p>
          </table:table-cell>
          <table:table-cell table:number-columns-repeated="16380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17" table:style-name="ce1">
            <text:p>117</text:p>
          </table:table-cell>
          <table:table-cell office:value-type="float" office:value="3.22038" table:style-name="ce2">
            <text:p>3,22038</text:p>
          </table:table-cell>
          <table:table-cell office:value-type="float" office:value="7.8787346410206904E-2" table:formula="of:=  ABS( PI() -[Arkusz2.$C904])" table:style-name="ce1">
            <text:p>0,078787346</text:p>
          </table:table-cell>
          <table:table-cell table:number-columns-repeated="1638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1" table:style-name="ce1">
            <text:p>1</text:p>
          </table:table-cell>
          <table:table-cell office:value-type="float" office:value="3.2168100000000002" table:style-name="ce2">
            <text:p>3,21681</text:p>
          </table:table-cell>
          <table:table-cell office:value-type="float" office:value="7.5217346410207053E-2" table:formula="of:=  ABS( PI() -[Arkusz2.$C905])" table:style-name="ce1">
            <text:p>0,07521734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391" table:style-name="ce1">
            <text:p>391</text:p>
          </table:table-cell>
          <table:table-cell office:value-type="float" office:value="3.2176800000000001" table:style-name="ce2">
            <text:p>3,21768</text:p>
          </table:table-cell>
          <table:table-cell office:value-type="float" office:value="7.608734641020698E-2" table:formula="of:=  ABS( PI() -[Arkusz2.$C906])" table:style-name="ce1">
            <text:p>0,076087346</text:p>
          </table:table-cell>
          <table:table-cell table:number-columns-repeated="16380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39" table:style-name="ce1">
            <text:p>39</text:p>
          </table:table-cell>
          <table:table-cell office:value-type="float" office:value="3.2141299999999999" table:style-name="ce2">
            <text:p>3,21413</text:p>
          </table:table-cell>
          <table:table-cell office:value-type="float" office:value="7.2537346410206816E-2" table:formula="of:=  ABS( PI() -[Arkusz2.$C907])" table:style-name="ce1">
            <text:p>0,07253734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83" table:style-name="ce1">
            <text:p>83</text:p>
          </table:table-cell>
          <table:table-cell office:value-type="float" office:value="3.2149899999999998" table:style-name="ce2">
            <text:p>3,21499</text:p>
          </table:table-cell>
          <table:table-cell office:value-type="float" office:value="7.3397346410206676E-2" table:formula="of:=  ABS( PI() -[Arkusz2.$C908])" table:style-name="ce1">
            <text:p>0,07339734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29" table:style-name="ce1">
            <text:p>329</text:p>
          </table:table-cell>
          <table:table-cell office:value-type="float" office:value="3.2158600000000002" table:style-name="ce2">
            <text:p>3,21586</text:p>
          </table:table-cell>
          <table:table-cell office:value-type="float" office:value="7.4267346410207047E-2" table:formula="of:=  ABS( PI() -[Arkusz2.$C909])" table:style-name="ce1">
            <text:p>0,074267346</text:p>
          </table:table-cell>
          <table:table-cell table:number-columns-repeated="16380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82" table:style-name="ce1">
            <text:p>82</text:p>
          </table:table-cell>
          <table:table-cell office:value-type="float" office:value="3.21672" table:style-name="ce2">
            <text:p>3,21672</text:p>
          </table:table-cell>
          <table:table-cell office:value-type="float" office:value="7.5127346410206908E-2" table:formula="of:=  ABS( PI() -[Arkusz2.$C910])" table:style-name="ce1">
            <text:p>0,075127346</text:p>
          </table:table-cell>
          <table:table-cell table:number-columns-repeated="16380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37" table:style-name="ce1">
            <text:p>37</text:p>
          </table:table-cell>
          <table:table-cell office:value-type="float" office:value="3.21319" table:style-name="ce2">
            <text:p>3,21319</text:p>
          </table:table-cell>
          <table:table-cell office:value-type="float" office:value="7.1597346410206875E-2" table:formula="of:=  ABS( PI() -[Arkusz2.$C911])" table:style-name="ce1">
            <text:p>0,071597346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39" table:style-name="ce1">
            <text:p>239</text:p>
          </table:table-cell>
          <table:table-cell office:value-type="float" office:value="3.2140499999999999" table:style-name="ce2">
            <text:p>3,21405</text:p>
          </table:table-cell>
          <table:table-cell office:value-type="float" office:value="7.2457346410206735E-2" table:formula="of:=  ABS( PI() -[Arkusz2.$C912])" table:style-name="ce1">
            <text:p>0,07245734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9" table:style-name="ce1">
            <text:p>59</text:p>
          </table:table-cell>
          <table:table-cell office:value-type="float" office:value="3.2149100000000002" table:style-name="ce2">
            <text:p>3,21491</text:p>
          </table:table-cell>
          <table:table-cell office:value-type="float" office:value="7.331734641020704E-2" table:formula="of:=  ABS( PI() -[Arkusz2.$C913])" table:style-name="ce1">
            <text:p>0,073317346</text:p>
          </table:table-cell>
          <table:table-cell table:number-columns-repeated="16380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353" table:style-name="ce1">
            <text:p>353</text:p>
          </table:table-cell>
          <table:table-cell office:value-type="float" office:value="3.21577" table:style-name="ce2">
            <text:p>3,21577</text:p>
          </table:table-cell>
          <table:table-cell office:value-type="float" office:value="7.4177346410206901E-2" table:formula="of:=  ABS( PI() -[Arkusz2.$C914])" table:style-name="ce1">
            <text:p>0,074177346</text:p>
          </table:table-cell>
          <table:table-cell table:number-columns-repeated="1638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276" table:style-name="ce1">
            <text:p>276</text:p>
          </table:table-cell>
          <table:table-cell office:value-type="float" office:value="3.2166299999999999" table:style-name="ce2">
            <text:p>3,21663</text:p>
          </table:table-cell>
          <table:table-cell office:value-type="float" office:value="7.5037346410206762E-2" table:formula="of:=  ABS( PI() -[Arkusz2.$C915])" table:style-name="ce1">
            <text:p>0,075037346</text:p>
          </table:table-cell>
          <table:table-cell table:number-columns-repeated="16380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71" table:style-name="ce1">
            <text:p>71</text:p>
          </table:table-cell>
          <table:table-cell office:value-type="float" office:value="3.2174900000000002" table:style-name="ce2">
            <text:p>3,21749</text:p>
          </table:table-cell>
          <table:table-cell office:value-type="float" office:value="7.5897346410207067E-2" table:formula="of:=  ABS( PI() -[Arkusz2.$C916])" table:style-name="ce1">
            <text:p>0,07589734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45" table:style-name="ce1">
            <text:p>145</text:p>
          </table:table-cell>
          <table:table-cell office:value-type="float" office:value="3.21834" table:style-name="ce2">
            <text:p>3,21834</text:p>
          </table:table-cell>
          <table:table-cell office:value-type="float" office:value="7.6747346410206863E-2" table:formula="of:=  ABS( PI() -[Arkusz2.$C917])" table:style-name="ce1">
            <text:p>0,076747346</text:p>
          </table:table-cell>
          <table:table-cell table:number-columns-repeated="16380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123" table:style-name="ce1">
            <text:p>123</text:p>
          </table:table-cell>
          <table:table-cell office:value-type="float" office:value="3.2191900000000002" table:style-name="ce2">
            <text:p>3,21919</text:p>
          </table:table-cell>
          <table:table-cell office:value-type="float" office:value="7.7597346410207102E-2" table:formula="of:=  ABS( PI() -[Arkusz2.$C918])" table:style-name="ce1">
            <text:p>0,07759734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58" table:style-name="ce1">
            <text:p>358</text:p>
          </table:table-cell>
          <table:table-cell office:value-type="float" office:value="3.22004" table:style-name="ce2">
            <text:p>3,22004</text:p>
          </table:table-cell>
          <table:table-cell office:value-type="float" office:value="7.8447346410206897E-2" table:formula="of:=  ABS( PI() -[Arkusz2.$C919])" table:style-name="ce1">
            <text:p>0,078447346</text:p>
          </table:table-cell>
          <table:table-cell table:number-columns-repeated="16380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60" table:style-name="ce1">
            <text:p>260</text:p>
          </table:table-cell>
          <table:table-cell office:value-type="float" office:value="3.2208899999999998" table:style-name="ce2">
            <text:p>3,22089</text:p>
          </table:table-cell>
          <table:table-cell office:value-type="float" office:value="7.9297346410206693E-2" table:formula="of:=  ABS( PI() -[Arkusz2.$C920])" table:style-name="ce1">
            <text:p>0,079297346</text:p>
          </table:table-cell>
          <table:table-cell table:number-columns-repeated="1638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392" table:style-name="ce1">
            <text:p>392</text:p>
          </table:table-cell>
          <table:table-cell office:value-type="float" office:value="3.22174" table:style-name="ce2">
            <text:p>3,22174</text:p>
          </table:table-cell>
          <table:table-cell office:value-type="float" office:value="8.0147346410206932E-2" table:formula="of:=  ABS( PI() -[Arkusz2.$C921])" table:style-name="ce1">
            <text:p>0,080147346</text:p>
          </table:table-cell>
          <table:table-cell table:number-columns-repeated="16380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262" table:style-name="ce1">
            <text:p>262</text:p>
          </table:table-cell>
          <table:table-cell office:value-type="float" office:value="3.2225799999999998" table:style-name="ce2">
            <text:p>3,22258</text:p>
          </table:table-cell>
          <table:table-cell office:value-type="float" office:value="8.0987346410206662E-2" table:formula="of:=  ABS( PI() -[Arkusz2.$C922])" table:style-name="ce1">
            <text:p>0,080987346</text:p>
          </table:table-cell>
          <table:table-cell table:number-columns-repeated="1638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92" table:style-name="ce1">
            <text:p>192</text:p>
          </table:table-cell>
          <table:table-cell office:value-type="float" office:value="3.22343" table:style-name="ce2">
            <text:p>3,22343</text:p>
          </table:table-cell>
          <table:table-cell office:value-type="float" office:value="8.1837346410206901E-2" table:formula="of:=  ABS( PI() -[Arkusz2.$C923])" table:style-name="ce1">
            <text:p>0,081837346</text:p>
          </table:table-cell>
          <table:table-cell table:number-columns-repeated="16380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3" table:style-name="ce1">
            <text:p>3</text:p>
          </table:table-cell>
          <table:table-cell office:value-type="float" office:value="3.2199300000000002" table:style-name="ce2">
            <text:p>3,21993</text:p>
          </table:table-cell>
          <table:table-cell office:value-type="float" office:value="7.8337346410207065E-2" table:formula="of:=  ABS( PI() -[Arkusz2.$C924])" table:style-name="ce1">
            <text:p>0,078337346</text:p>
          </table:table-cell>
          <table:table-cell table:number-columns-repeated="16380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194" table:style-name="ce1">
            <text:p>194</text:p>
          </table:table-cell>
          <table:table-cell office:value-type="float" office:value="3.22078" table:style-name="ce2">
            <text:p>3,22078</text:p>
          </table:table-cell>
          <table:table-cell office:value-type="float" office:value="7.918734641020686E-2" table:formula="of:=  ABS( PI() -[Arkusz2.$C925])" table:style-name="ce1">
            <text:p>0,07918734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25" table:style-name="ce1">
            <text:p>125</text:p>
          </table:table-cell>
          <table:table-cell office:value-type="float" office:value="3.2216200000000002" table:style-name="ce2">
            <text:p>3,22162</text:p>
          </table:table-cell>
          <table:table-cell office:value-type="float" office:value="8.0027346410207034E-2" table:formula="of:=  ABS( PI() -[Arkusz2.$C926])" table:style-name="ce1">
            <text:p>0,080027346</text:p>
          </table:table-cell>
          <table:table-cell table:number-columns-repeated="16380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95" table:style-name="ce1">
            <text:p>295</text:p>
          </table:table-cell>
          <table:table-cell office:value-type="float" office:value="3.2224599999999999" table:style-name="ce2">
            <text:p>3,22246</text:p>
          </table:table-cell>
          <table:table-cell office:value-type="float" office:value="8.0867346410206764E-2" table:formula="of:=  ABS( PI() -[Arkusz2.$C927])" table:style-name="ce1">
            <text:p>0,080867346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67" table:style-name="ce1">
            <text:p>67</text:p>
          </table:table-cell>
          <table:table-cell office:value-type="float" office:value="3.2233000000000001" table:style-name="ce2">
            <text:p>3,2233</text:p>
          </table:table-cell>
          <table:table-cell office:value-type="float" office:value="8.1707346410206938E-2" table:formula="of:=  ABS( PI() -[Arkusz2.$C928])" table:style-name="ce1">
            <text:p>0,081707346</text:p>
          </table:table-cell>
          <table:table-cell table:number-columns-repeated="16380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369" table:style-name="ce1">
            <text:p>369</text:p>
          </table:table-cell>
          <table:table-cell office:value-type="float" office:value="3.2241399999999998" table:style-name="ce2">
            <text:p>3,22414</text:p>
          </table:table-cell>
          <table:table-cell office:value-type="float" office:value="8.2547346410206668E-2" table:formula="of:=  ABS( PI() -[Arkusz2.$C929])" table:style-name="ce1">
            <text:p>0,082547346</text:p>
          </table:table-cell>
          <table:table-cell table:number-columns-repeated="16380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230" table:style-name="ce1">
            <text:p>230</text:p>
          </table:table-cell>
          <table:table-cell office:value-type="float" office:value="3.2249699999999999" table:style-name="ce2">
            <text:p>3,22497</text:p>
          </table:table-cell>
          <table:table-cell office:value-type="float" office:value="8.3377346410206776E-2" table:formula="of:=  ABS( PI() -[Arkusz2.$C930])" table:style-name="ce1">
            <text:p>0,083377346</text:p>
          </table:table-cell>
          <table:table-cell table:number-columns-repeated="16380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174" table:style-name="ce1">
            <text:p>174</text:p>
          </table:table-cell>
          <table:table-cell office:value-type="float" office:value="3.2258100000000001" table:style-name="ce2">
            <text:p>3,22581</text:p>
          </table:table-cell>
          <table:table-cell office:value-type="float" office:value="8.421734641020695E-2" table:formula="of:=  ABS( PI() -[Arkusz2.$C931])" table:style-name="ce1">
            <text:p>0,08421734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float" office:value="3.22234" table:style-name="ce2">
            <text:p>3,22234</text:p>
          </table:table-cell>
          <table:table-cell office:value-type="float" office:value="8.0747346410206866E-2" table:formula="of:=  ABS( PI() -[Arkusz2.$C932])" table:style-name="ce1">
            <text:p>0,080747346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313" table:style-name="ce1">
            <text:p>313</text:p>
          </table:table-cell>
          <table:table-cell office:value-type="float" office:value="3.2231800000000002" table:style-name="ce2">
            <text:p>3,22318</text:p>
          </table:table-cell>
          <table:table-cell office:value-type="float" office:value="8.158734641020704E-2" table:formula="of:=  ABS( PI() -[Arkusz2.$C933])" table:style-name="ce1">
            <text:p>0,08158734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69" table:style-name="ce1">
            <text:p>369</text:p>
          </table:table-cell>
          <table:table-cell office:value-type="float" office:value="3.2197200000000001" table:style-name="ce2">
            <text:p>3,21972</text:p>
          </table:table-cell>
          <table:table-cell office:value-type="float" office:value="7.8127346410207021E-2" table:formula="of:=  ABS( PI() -[Arkusz2.$C934])" table:style-name="ce1">
            <text:p>0,07812734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92" table:style-name="ce1">
            <text:p>192</text:p>
          </table:table-cell>
          <table:table-cell office:value-type="float" office:value="3.2205599999999999" table:style-name="ce2">
            <text:p>3,22056</text:p>
          </table:table-cell>
          <table:table-cell office:value-type="float" office:value="7.8967346410206751E-2" table:formula="of:=  ABS( PI() -[Arkusz2.$C935])" table:style-name="ce1">
            <text:p>0,07896734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70" table:style-name="ce1">
            <text:p>170</text:p>
          </table:table-cell>
          <table:table-cell office:value-type="float" office:value="3.22139" table:style-name="ce2">
            <text:p>3,22139</text:p>
          </table:table-cell>
          <table:table-cell office:value-type="float" office:value="7.979734641020686E-2" table:formula="of:=  ABS( PI() -[Arkusz2.$C936])" table:style-name="ce1">
            <text:p>0,079797346</text:p>
          </table:table-cell>
          <table:table-cell table:number-columns-repeated="16380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216" table:style-name="ce1">
            <text:p>216</text:p>
          </table:table-cell>
          <table:table-cell office:value-type="float" office:value="3.2222200000000001" table:style-name="ce2">
            <text:p>3,22222</text:p>
          </table:table-cell>
          <table:table-cell office:value-type="float" office:value="8.0627346410206968E-2" table:formula="of:=  ABS( PI() -[Arkusz2.$C937])" table:style-name="ce1">
            <text:p>0,080627346</text:p>
          </table:table-cell>
          <table:table-cell table:number-columns-repeated="16380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office:value-type="float" office:value="3.2187800000000002" table:style-name="ce2">
            <text:p>3,21878</text:p>
          </table:table-cell>
          <table:table-cell office:value-type="float" office:value="7.7187346410207081E-2" table:formula="of:=  ABS( PI() -[Arkusz2.$C938])" table:style-name="ce1">
            <text:p>0,077187346</text:p>
          </table:table-cell>
          <table:table-cell table:number-columns-repeated="16380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224" table:style-name="ce1">
            <text:p>224</text:p>
          </table:table-cell>
          <table:table-cell office:value-type="float" office:value="3.2196199999999999" table:style-name="ce2">
            <text:p>3,21962</text:p>
          </table:table-cell>
          <table:table-cell office:value-type="float" office:value="7.802734641020681E-2" table:formula="of:=  ABS( PI() -[Arkusz2.$C939])" table:style-name="ce1">
            <text:p>0,078027346</text:p>
          </table:table-cell>
          <table:table-cell table:number-columns-repeated="16380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363" table:style-name="ce1">
            <text:p>363</text:p>
          </table:table-cell>
          <table:table-cell office:value-type="float" office:value="3.2161900000000001" table:style-name="ce2">
            <text:p>3,21619</text:p>
          </table:table-cell>
          <table:table-cell office:value-type="float" office:value="7.4597346410206988E-2" table:formula="of:=  ABS( PI() -[Arkusz2.$C940])" table:style-name="ce1">
            <text:p>0,074597346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1" table:style-name="ce1">
            <text:p>71</text:p>
          </table:table-cell>
          <table:table-cell office:value-type="float" office:value="3.2170200000000002" table:style-name="ce2">
            <text:p>3,21702</text:p>
          </table:table-cell>
          <table:table-cell office:value-type="float" office:value="7.5427346410207097E-2" table:formula="of:=  ABS( PI() -[Arkusz2.$C941])" table:style-name="ce1">
            <text:p>0,075427346</text:p>
          </table:table-cell>
          <table:table-cell table:number-columns-repeated="16380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207" table:style-name="ce1">
            <text:p>207</text:p>
          </table:table-cell>
          <table:table-cell office:value-type="float" office:value="3.2178499999999999" table:style-name="ce2">
            <text:p>3,21785</text:p>
          </table:table-cell>
          <table:table-cell office:value-type="float" office:value="7.6257346410206761E-2" table:formula="of:=  ABS( PI() -[Arkusz2.$C942])" table:style-name="ce1">
            <text:p>0,076257346</text:p>
          </table:table-cell>
          <table:table-cell table:number-columns-repeated="16380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300" table:style-name="ce1">
            <text:p>300</text:p>
          </table:table-cell>
          <table:table-cell office:value-type="float" office:value="3.21868" table:style-name="ce2">
            <text:p>3,21868</text:p>
          </table:table-cell>
          <table:table-cell office:value-type="float" office:value="7.708734641020687E-2" table:formula="of:=  ABS( PI() -[Arkusz2.$C943])" table:style-name="ce1">
            <text:p>0,07708734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63" table:style-name="ce1">
            <text:p>263</text:p>
          </table:table-cell>
          <table:table-cell office:value-type="float" office:value="3.2195100000000001" table:style-name="ce2">
            <text:p>3,21951</text:p>
          </table:table-cell>
          <table:table-cell office:value-type="float" office:value="7.7917346410206978E-2" table:formula="of:=  ABS( PI() -[Arkusz2.$C944])" table:style-name="ce1">
            <text:p>0,077917346</text:p>
          </table:table-cell>
          <table:table-cell table:number-columns-repeated="16380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55" table:style-name="ce1">
            <text:p>55</text:p>
          </table:table-cell>
          <table:table-cell office:value-type="float" office:value="3.2161" table:style-name="ce2">
            <text:p>3,2161</text:p>
          </table:table-cell>
          <table:table-cell office:value-type="float" office:value="7.4507346410206843E-2" table:formula="of:=  ABS( PI() -[Arkusz2.$C945])" table:style-name="ce1">
            <text:p>0,07450734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46" table:style-name="ce1">
            <text:p>346</text:p>
          </table:table-cell>
          <table:table-cell office:value-type="float" office:value="3.2126999999999999" table:style-name="ce2">
            <text:p>3,2127</text:p>
          </table:table-cell>
          <table:table-cell office:value-type="float" office:value="7.1107346410206773E-2" table:formula="of:=  ABS( PI() -[Arkusz2.$C946])" table:style-name="ce1">
            <text:p>0,071107346</text:p>
          </table:table-cell>
          <table:table-cell table:number-columns-repeated="16380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81" table:style-name="ce1">
            <text:p>81</text:p>
          </table:table-cell>
          <table:table-cell office:value-type="float" office:value="3.21353" table:style-name="ce2">
            <text:p>3,21353</text:p>
          </table:table-cell>
          <table:table-cell office:value-type="float" office:value="7.1937346410206882E-2" table:formula="of:=  ABS( PI() -[Arkusz2.$C947])" table:style-name="ce1">
            <text:p>0,071937346</text:p>
          </table:table-cell>
          <table:table-cell table:number-columns-repeated="1638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100" table:style-name="ce1">
            <text:p>100</text:p>
          </table:table-cell>
          <table:table-cell office:value-type="float" office:value="3.2143600000000001" table:style-name="ce2">
            <text:p>3,21436</text:p>
          </table:table-cell>
          <table:table-cell office:value-type="float" office:value="7.276734641020699E-2" table:formula="of:=  ABS( PI() -[Arkusz2.$C948])" table:style-name="ce1">
            <text:p>0,072767346</text:p>
          </table:table-cell>
          <table:table-cell table:number-columns-repeated="16380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268" table:style-name="ce1">
            <text:p>268</text:p>
          </table:table-cell>
          <table:table-cell office:value-type="float" office:value="3.2151900000000002" table:style-name="ce2">
            <text:p>3,21519</text:p>
          </table:table-cell>
          <table:table-cell office:value-type="float" office:value="7.3597346410207098E-2" table:formula="of:=  ABS( PI() -[Arkusz2.$C949])" table:style-name="ce1">
            <text:p>0,073597346</text:p>
          </table:table-cell>
          <table:table-cell table:number-columns-repeated="16380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389" table:style-name="ce1">
            <text:p>389</text:p>
          </table:table-cell>
          <table:table-cell office:value-type="float" office:value="3.2118000000000002" table:style-name="ce2">
            <text:p>3,2118</text:p>
          </table:table-cell>
          <table:table-cell office:value-type="float" office:value="7.0207346410207094E-2" table:formula="of:=  ABS( PI() -[Arkusz2.$C950])" table:style-name="ce1">
            <text:p>0,07020734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0" table:style-name="ce1">
            <text:p>40</text:p>
          </table:table-cell>
          <table:table-cell office:value-type="float" office:value="3.2126299999999999" table:style-name="ce2">
            <text:p>3,21263</text:p>
          </table:table-cell>
          <table:table-cell office:value-type="float" office:value="7.1037346410206759E-2" table:formula="of:=  ABS( PI() -[Arkusz2.$C951])" table:style-name="ce1">
            <text:p>0,071037346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24" table:style-name="ce1">
            <text:p>224</text:p>
          </table:table-cell>
          <table:table-cell office:value-type="float" office:value="3.21346" table:style-name="ce2">
            <text:p>3,21346</text:p>
          </table:table-cell>
          <table:table-cell office:value-type="float" office:value="7.1867346410206867E-2" table:formula="of:=  ABS( PI() -[Arkusz2.$C952])" table:style-name="ce1">
            <text:p>0,07186734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19" table:style-name="ce1">
            <text:p>119</text:p>
          </table:table-cell>
          <table:table-cell office:value-type="float" office:value="3.2142900000000001" table:style-name="ce2">
            <text:p>3,21429</text:p>
          </table:table-cell>
          <table:table-cell office:value-type="float" office:value="7.2697346410206976E-2" table:formula="of:=  ABS( PI() -[Arkusz2.$C953])" table:style-name="ce1">
            <text:p>0,07269734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25" table:style-name="ce1">
            <text:p>325</text:p>
          </table:table-cell>
          <table:table-cell office:value-type="float" office:value="3.2151100000000001" table:style-name="ce2">
            <text:p>3,21511</text:p>
          </table:table-cell>
          <table:table-cell office:value-type="float" office:value="7.3517346410207018E-2" table:formula="of:=  ABS( PI() -[Arkusz2.$C954])" table:style-name="ce1">
            <text:p>0,073517346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7" table:style-name="ce1">
            <text:p>27</text:p>
          </table:table-cell>
          <table:table-cell office:value-type="float" office:value="3.2159300000000002" table:style-name="ce2">
            <text:p>3,21593</text:p>
          </table:table-cell>
          <table:table-cell office:value-type="float" office:value="7.4337346410207061E-2" table:formula="of:=  ABS( PI() -[Arkusz2.$C955])" table:style-name="ce1">
            <text:p>0,074337346</text:p>
          </table:table-cell>
          <table:table-cell table:number-columns-repeated="16380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196" table:style-name="ce1">
            <text:p>196</text:p>
          </table:table-cell>
          <table:table-cell office:value-type="float" office:value="3.2167500000000002" table:style-name="ce2">
            <text:p>3,21675</text:p>
          </table:table-cell>
          <table:table-cell office:value-type="float" office:value="7.5157346410207104E-2" table:formula="of:=  ABS( PI() -[Arkusz2.$C956])" table:style-name="ce1">
            <text:p>0,07515734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50" table:style-name="ce1">
            <text:p>350</text:p>
          </table:table-cell>
          <table:table-cell office:value-type="float" office:value="3.2175699999999998" table:style-name="ce2">
            <text:p>3,21757</text:p>
          </table:table-cell>
          <table:table-cell office:value-type="float" office:value="7.5977346410206703E-2" table:formula="of:=  ABS( PI() -[Arkusz2.$C957])" table:style-name="ce1">
            <text:p>0,07597734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01" table:style-name="ce1">
            <text:p>101</text:p>
          </table:table-cell>
          <table:table-cell office:value-type="float" office:value="3.2183899999999999" table:style-name="ce2">
            <text:p>3,21839</text:p>
          </table:table-cell>
          <table:table-cell office:value-type="float" office:value="7.6797346410206746E-2" table:formula="of:=  ABS( PI() -[Arkusz2.$C958])" table:style-name="ce1">
            <text:p>0,076797346</text:p>
          </table:table-cell>
          <table:table-cell table:number-columns-repeated="16380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157" table:style-name="ce1">
            <text:p>157</text:p>
          </table:table-cell>
          <table:table-cell office:value-type="float" office:value="3.2192099999999999" table:style-name="ce2">
            <text:p>3,21921</text:p>
          </table:table-cell>
          <table:table-cell office:value-type="float" office:value="7.7617346410206789E-2" table:formula="of:=  ABS( PI() -[Arkusz2.$C959])" table:style-name="ce1">
            <text:p>0,077617346</text:p>
          </table:table-cell>
          <table:table-cell table:number-columns-repeated="16380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260" table:style-name="ce1">
            <text:p>260</text:p>
          </table:table-cell>
          <table:table-cell office:value-type="float" office:value="3.2200199999999999" table:style-name="ce2">
            <text:p>3,22002</text:p>
          </table:table-cell>
          <table:table-cell office:value-type="float" office:value="7.8427346410206766E-2" table:formula="of:=  ABS( PI() -[Arkusz2.$C960])" table:style-name="ce1">
            <text:p>0,07842734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86" table:style-name="ce1">
            <text:p>86</text:p>
          </table:table-cell>
          <table:table-cell office:value-type="float" office:value="3.2208299999999999" table:style-name="ce2">
            <text:p>3,22083</text:p>
          </table:table-cell>
          <table:table-cell office:value-type="float" office:value="7.9237346410206744E-2" table:formula="of:=  ABS( PI() -[Arkusz2.$C961])" table:style-name="ce1">
            <text:p>0,079237346</text:p>
          </table:table-cell>
          <table:table-cell table:number-columns-repeated="16380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150" table:style-name="ce1">
            <text:p>150</text:p>
          </table:table-cell>
          <table:table-cell office:value-type="float" office:value="3.2216399999999998" table:style-name="ce2">
            <text:p>3,22164</text:p>
          </table:table-cell>
          <table:table-cell office:value-type="float" office:value="8.0047346410206721E-2" table:formula="of:=  ABS( PI() -[Arkusz2.$C962])" table:style-name="ce1">
            <text:p>0,08004734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58" table:style-name="ce1">
            <text:p>358</text:p>
          </table:table-cell>
          <table:table-cell office:value-type="float" office:value="3.2224499999999998" table:style-name="ce2">
            <text:p>3,22245</text:p>
          </table:table-cell>
          <table:table-cell office:value-type="float" office:value="8.0857346410206699E-2" table:formula="of:=  ABS( PI() -[Arkusz2.$C963])" table:style-name="ce1">
            <text:p>0,08085734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71" table:style-name="ce1">
            <text:p>271</text:p>
          </table:table-cell>
          <table:table-cell office:value-type="float" office:value="3.2232599999999998" table:style-name="ce2">
            <text:p>3,22326</text:p>
          </table:table-cell>
          <table:table-cell office:value-type="float" office:value="8.1667346410206676E-2" table:formula="of:=  ABS( PI() -[Arkusz2.$C964])" table:style-name="ce1">
            <text:p>0,081667346</text:p>
          </table:table-cell>
          <table:table-cell table:number-columns-repeated="1638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189" table:style-name="ce1">
            <text:p>189</text:p>
          </table:table-cell>
          <table:table-cell office:value-type="float" office:value="3.2240700000000002" table:style-name="ce2">
            <text:p>3,22407</text:p>
          </table:table-cell>
          <table:table-cell office:value-type="float" office:value="8.2477346410207097E-2" table:formula="of:=  ABS( PI() -[Arkusz2.$C965])" table:style-name="ce1">
            <text:p>0,082477346</text:p>
          </table:table-cell>
          <table:table-cell table:number-columns-repeated="16380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359" table:style-name="ce1">
            <text:p>359</text:p>
          </table:table-cell>
          <table:table-cell office:value-type="float" office:value="3.2248700000000001" table:style-name="ce2">
            <text:p>3,22487</text:p>
          </table:table-cell>
          <table:table-cell office:value-type="float" office:value="8.3277346410207009E-2" table:formula="of:=  ABS( PI() -[Arkusz2.$C966])" table:style-name="ce1">
            <text:p>0,083277346</text:p>
          </table:table-cell>
          <table:table-cell table:number-columns-repeated="16380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160" table:style-name="ce1">
            <text:p>160</text:p>
          </table:table-cell>
          <table:table-cell office:value-type="float" office:value="3.22567" table:style-name="ce2">
            <text:p>3,22567</text:p>
          </table:table-cell>
          <table:table-cell office:value-type="float" office:value="8.4077346410206921E-2" table:formula="of:=  ABS( PI() -[Arkusz2.$C967])" table:style-name="ce1">
            <text:p>0,084077346</text:p>
          </table:table-cell>
          <table:table-cell table:number-columns-repeated="16380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301" table:style-name="ce1">
            <text:p>301</text:p>
          </table:table-cell>
          <table:table-cell office:value-type="float" office:value="3.2264699999999999" table:style-name="ce2">
            <text:p>3,22647</text:p>
          </table:table-cell>
          <table:table-cell office:value-type="float" office:value="8.4877346410206833E-2" table:formula="of:=  ABS( PI() -[Arkusz2.$C968])" table:style-name="ce1">
            <text:p>0,08487734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68" table:style-name="ce1">
            <text:p>268</text:p>
          </table:table-cell>
          <table:table-cell office:value-type="float" office:value="3.2272699999999999" table:style-name="ce2">
            <text:p>3,22727</text:p>
          </table:table-cell>
          <table:table-cell office:value-type="float" office:value="8.5677346410206745E-2" table:formula="of:=  ABS( PI() -[Arkusz2.$C969])" table:style-name="ce1">
            <text:p>0,08567734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20" table:style-name="ce1">
            <text:p>120</text:p>
          </table:table-cell>
          <table:table-cell office:value-type="float" office:value="3.2280700000000002" table:style-name="ce2">
            <text:p>3,22807</text:p>
          </table:table-cell>
          <table:table-cell office:value-type="float" office:value="8.6477346410207101E-2" table:formula="of:=  ABS( PI() -[Arkusz2.$C970])" table:style-name="ce1">
            <text:p>0,086477346</text:p>
          </table:table-cell>
          <table:table-cell table:number-columns-repeated="1638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65" table:style-name="ce1">
            <text:p>165</text:p>
          </table:table-cell>
          <table:table-cell office:value-type="float" office:value="3.2288700000000001" table:style-name="ce2">
            <text:p>3,22887</text:p>
          </table:table-cell>
          <table:table-cell office:value-type="float" office:value="8.7277346410207013E-2" table:formula="of:=  ABS( PI() -[Arkusz2.$C971])" table:style-name="ce1">
            <text:p>0,087277346</text:p>
          </table:table-cell>
          <table:table-cell table:number-columns-repeated="16380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287" table:style-name="ce1">
            <text:p>287</text:p>
          </table:table-cell>
          <table:table-cell office:value-type="float" office:value="3.22966" table:style-name="ce2">
            <text:p>3,22966</text:p>
          </table:table-cell>
          <table:table-cell office:value-type="float" office:value="8.8067346410206859E-2" table:formula="of:=  ABS( PI() -[Arkusz2.$C972])" table:style-name="ce1">
            <text:p>0,088067346</text:p>
          </table:table-cell>
          <table:table-cell table:number-columns-repeated="16380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235" table:style-name="ce1">
            <text:p>235</text:p>
          </table:table-cell>
          <table:table-cell office:value-type="float" office:value="3.2304499999999998" table:style-name="ce2">
            <text:p>3,23045</text:p>
          </table:table-cell>
          <table:table-cell office:value-type="float" office:value="8.8857346410206706E-2" table:formula="of:=  ABS( PI() -[Arkusz2.$C973])" table:style-name="ce1">
            <text:p>0,08885734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6" table:style-name="ce1">
            <text:p>66</text:p>
          </table:table-cell>
          <table:table-cell office:value-type="float" office:value="3.2312400000000001" table:style-name="ce2">
            <text:p>3,23124</text:p>
          </table:table-cell>
          <table:table-cell office:value-type="float" office:value="8.9647346410206996E-2" table:formula="of:=  ABS( PI() -[Arkusz2.$C974])" table:style-name="ce1">
            <text:p>0,089647346</text:p>
          </table:table-cell>
          <table:table-cell table:number-columns-repeated="16380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70" table:style-name="ce1">
            <text:p>70</text:p>
          </table:table-cell>
          <table:table-cell office:value-type="float" office:value="3.23203" table:style-name="ce2">
            <text:p>3,23203</text:p>
          </table:table-cell>
          <table:table-cell office:value-type="float" office:value="9.0437346410206843E-2" table:formula="of:=  ABS( PI() -[Arkusz2.$C975])" table:style-name="ce1">
            <text:p>0,090437346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350" table:style-name="ce1">
            <text:p>350</text:p>
          </table:table-cell>
          <table:table-cell office:value-type="float" office:value="3.2328199999999998" table:style-name="ce2">
            <text:p>3,23282</text:p>
          </table:table-cell>
          <table:table-cell office:value-type="float" office:value="9.1227346410206689E-2" table:formula="of:=  ABS( PI() -[Arkusz2.$C976])" table:style-name="ce1">
            <text:p>0,09122734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66" table:style-name="ce1">
            <text:p>266</text:p>
          </table:table-cell>
          <table:table-cell office:value-type="float" office:value="3.2336100000000001" table:style-name="ce2">
            <text:p>3,23361</text:p>
          </table:table-cell>
          <table:table-cell office:value-type="float" office:value="9.2017346410206979E-2" table:formula="of:=  ABS( PI() -[Arkusz2.$C977])" table:style-name="ce1">
            <text:p>0,092017346</text:p>
          </table:table-cell>
          <table:table-cell table:number-columns-repeated="16380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53" table:style-name="ce1">
            <text:p>53</text:p>
          </table:table-cell>
          <table:table-cell office:value-type="float" office:value="3.2303000000000002" table:style-name="ce2">
            <text:p>3,2303</text:p>
          </table:table-cell>
          <table:table-cell office:value-type="float" office:value="8.8707346410207055E-2" table:formula="of:=  ABS( PI() -[Arkusz2.$C978])" table:style-name="ce1">
            <text:p>0,08870734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3.2269899999999998" table:style-name="ce2">
            <text:p>3,22699</text:p>
          </table:table-cell>
          <table:table-cell office:value-type="float" office:value="8.5397346410206687E-2" table:formula="of:=  ABS( PI() -[Arkusz2.$C979])" table:style-name="ce1">
            <text:p>0,085397346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346" table:style-name="ce1">
            <text:p>346</text:p>
          </table:table-cell>
          <table:table-cell office:value-type="float" office:value="3.2277800000000001" table:style-name="ce2">
            <text:p>3,22778</text:p>
          </table:table-cell>
          <table:table-cell office:value-type="float" office:value="8.6187346410206978E-2" table:formula="of:=  ABS( PI() -[Arkusz2.$C980])" table:style-name="ce1">
            <text:p>0,086187346</text:p>
          </table:table-cell>
          <table:table-cell table:number-columns-repeated="16380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141" table:style-name="ce1">
            <text:p>141</text:p>
          </table:table-cell>
          <table:table-cell office:value-type="float" office:value="3.2285699999999999" table:style-name="ce2">
            <text:p>3,22857</text:p>
          </table:table-cell>
          <table:table-cell office:value-type="float" office:value="8.6977346410206824E-2" table:formula="of:=  ABS( PI() -[Arkusz2.$C981])" table:style-name="ce1">
            <text:p>0,086977346</text:p>
          </table:table-cell>
          <table:table-cell table:number-columns-repeated="16380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284" table:style-name="ce1">
            <text:p>284</text:p>
          </table:table-cell>
          <table:table-cell office:value-type="float" office:value="3.2293599999999998" table:style-name="ce2">
            <text:p>3,22936</text:p>
          </table:table-cell>
          <table:table-cell office:value-type="float" office:value="8.776734641020667E-2" table:formula="of:=  ABS( PI() -[Arkusz2.$C982])" table:style-name="ce1">
            <text:p>0,087767346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38" table:style-name="ce1">
            <text:p>238</text:p>
          </table:table-cell>
          <table:table-cell office:value-type="float" office:value="3.23014" table:style-name="ce2">
            <text:p>3,23014</text:p>
          </table:table-cell>
          <table:table-cell office:value-type="float" office:value="8.8547346410206895E-2" table:formula="of:=  ABS( PI() -[Arkusz2.$C983])" table:style-name="ce1">
            <text:p>0,08854734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98" table:style-name="ce1">
            <text:p>298</text:p>
          </table:table-cell>
          <table:table-cell office:value-type="float" office:value="3.2309299999999999" table:style-name="ce2">
            <text:p>3,23093</text:p>
          </table:table-cell>
          <table:table-cell office:value-type="float" office:value="8.9337346410206742E-2" table:formula="of:=  ABS( PI() -[Arkusz2.$C984])" table:style-name="ce1">
            <text:p>0,089337346</text:p>
          </table:table-cell>
          <table:table-cell table:number-columns-repeated="1638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123" table:style-name="ce1">
            <text:p>123</text:p>
          </table:table-cell>
          <table:table-cell office:value-type="float" office:value="3.2317100000000001" table:style-name="ce2">
            <text:p>3,23171</text:p>
          </table:table-cell>
          <table:table-cell office:value-type="float" office:value="9.0117346410206967E-2" table:formula="of:=  ABS( PI() -[Arkusz2.$C985])" table:style-name="ce1">
            <text:p>0,090117346</text:p>
          </table:table-cell>
          <table:table-cell table:number-columns-repeated="16380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14" table:style-name="ce1">
            <text:p>14</text:p>
          </table:table-cell>
          <table:table-cell office:value-type="float" office:value="3.2284299999999999" table:style-name="ce2">
            <text:p>3,22843</text:p>
          </table:table-cell>
          <table:table-cell office:value-type="float" office:value="8.6837346410206795E-2" table:formula="of:=  ABS( PI() -[Arkusz2.$C986])" table:style-name="ce1">
            <text:p>0,08683734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19" table:style-name="ce1">
            <text:p>119</text:p>
          </table:table-cell>
          <table:table-cell office:value-type="float" office:value="3.2292100000000001" table:style-name="ce2">
            <text:p>3,22921</text:p>
          </table:table-cell>
          <table:table-cell office:value-type="float" office:value="8.761734641020702E-2" table:formula="of:=  ABS( PI() -[Arkusz2.$C987])" table:style-name="ce1">
            <text:p>0,087617346</text:p>
          </table:table-cell>
          <table:table-cell table:number-columns-repeated="16380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72" table:style-name="ce1">
            <text:p>272</text:p>
          </table:table-cell>
          <table:table-cell office:value-type="float" office:value="3.2299899999999999" table:style-name="ce2">
            <text:p>3,22999</text:p>
          </table:table-cell>
          <table:table-cell office:value-type="float" office:value="8.8397346410206801E-2" table:formula="of:=  ABS( PI() -[Arkusz2.$C988])" table:style-name="ce1">
            <text:p>0,088397346</text:p>
          </table:table-cell>
          <table:table-cell table:number-columns-repeated="16380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358" table:style-name="ce1">
            <text:p>358</text:p>
          </table:table-cell>
          <table:table-cell office:value-type="float" office:value="3.2267199999999998" table:style-name="ce2">
            <text:p>3,22672</text:p>
          </table:table-cell>
          <table:table-cell office:value-type="float" office:value="8.5127346410206695E-2" table:formula="of:=  ABS( PI() -[Arkusz2.$C989])" table:style-name="ce1">
            <text:p>0,085127346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3" table:style-name="ce1">
            <text:p>33</text:p>
          </table:table-cell>
          <table:table-cell office:value-type="float" office:value="3.2275" table:style-name="ce2">
            <text:p>3,2275</text:p>
          </table:table-cell>
          <table:table-cell office:value-type="float" office:value="8.590734641020692E-2" table:formula="of:=  ABS( PI() -[Arkusz2.$C990])" table:style-name="ce1">
            <text:p>0,085907346</text:p>
          </table:table-cell>
          <table:table-cell table:number-columns-repeated="16380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0" table:style-name="ce1">
            <text:p>0</text:p>
          </table:table-cell>
          <table:table-cell office:value-type="float" office:value="3.22424" table:style-name="ce2">
            <text:p>3,22424</text:p>
          </table:table-cell>
          <table:table-cell office:value-type="float" office:value="8.2647346410206879E-2" table:formula="of:=  ABS( PI() -[Arkusz2.$C991])" table:style-name="ce1">
            <text:p>0,082647346</text:p>
          </table:table-cell>
          <table:table-cell table:number-columns-repeated="16380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101" table:style-name="ce1">
            <text:p>101</text:p>
          </table:table-cell>
          <table:table-cell office:value-type="float" office:value="3.2250299999999998" table:style-name="ce2">
            <text:p>3,22503</text:p>
          </table:table-cell>
          <table:table-cell office:value-type="float" office:value="8.3437346410206725E-2" table:formula="of:=  ABS( PI() -[Arkusz2.$C992])" table:style-name="ce1">
            <text:p>0,083437346</text:p>
          </table:table-cell>
          <table:table-cell table:number-columns-repeated="16380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354" table:style-name="ce1">
            <text:p>354</text:p>
          </table:table-cell>
          <table:table-cell office:value-type="float" office:value="3.2258100000000001" table:style-name="ce2">
            <text:p>3,22581</text:p>
          </table:table-cell>
          <table:table-cell office:value-type="float" office:value="8.421734641020695E-2" table:formula="of:=  ABS( PI() -[Arkusz2.$C993])" table:style-name="ce1">
            <text:p>0,08421734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office:value-type="float" office:value="3.2225600000000001" table:style-name="ce2">
            <text:p>3,22256</text:p>
          </table:table-cell>
          <table:table-cell office:value-type="float" office:value="8.0967346410206975E-2" table:formula="of:=  ABS( PI() -[Arkusz2.$C994])" table:style-name="ce1">
            <text:p>0,080967346</text:p>
          </table:table-cell>
          <table:table-cell table:number-columns-repeated="16380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299" table:style-name="ce1">
            <text:p>299</text:p>
          </table:table-cell>
          <table:table-cell office:value-type="float" office:value="3.2233399999999999" table:style-name="ce2">
            <text:p>3,22334</text:p>
          </table:table-cell>
          <table:table-cell office:value-type="float" office:value="8.1747346410206756E-2" table:formula="of:=  ABS( PI() -[Arkusz2.$C995])" table:style-name="ce1">
            <text:p>0,081747346</text:p>
          </table:table-cell>
          <table:table-cell table:number-columns-repeated="16380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214" table:style-name="ce1">
            <text:p>214</text:p>
          </table:table-cell>
          <table:table-cell office:value-type="float" office:value="3.2241200000000001" table:style-name="ce2">
            <text:p>3,22412</text:p>
          </table:table-cell>
          <table:table-cell office:value-type="float" office:value="8.2527346410206981E-2" table:formula="of:=  ABS( PI() -[Arkusz2.$C996])" table:style-name="ce1">
            <text:p>0,08252734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50" table:style-name="ce1">
            <text:p>150</text:p>
          </table:table-cell>
          <table:table-cell office:value-type="float" office:value="3.2248999999999999" table:style-name="ce2">
            <text:p>3,2249</text:p>
          </table:table-cell>
          <table:table-cell office:value-type="float" office:value="8.3307346410206762E-2" table:formula="of:=  ABS( PI() -[Arkusz2.$C997])" table:style-name="ce1">
            <text:p>0,083307346</text:p>
          </table:table-cell>
          <table:table-cell table:number-columns-repeated="16380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370" table:style-name="ce1">
            <text:p>370</text:p>
          </table:table-cell>
          <table:table-cell office:value-type="float" office:value="3.22166" table:style-name="ce2">
            <text:p>3,22166</text:p>
          </table:table-cell>
          <table:table-cell office:value-type="float" office:value="8.0067346410206852E-2" table:formula="of:=  ABS( PI() -[Arkusz2.$C998])" table:style-name="ce1">
            <text:p>0,080067346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83" table:style-name="ce1">
            <text:p>183</text:p>
          </table:table-cell>
          <table:table-cell office:value-type="float" office:value="3.2224400000000002" table:style-name="ce2">
            <text:p>3,22244</text:p>
          </table:table-cell>
          <table:table-cell office:value-type="float" office:value="8.0847346410207077E-2" table:formula="of:=  ABS( PI() -[Arkusz2.$C999])" table:style-name="ce1">
            <text:p>0,08084734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8" table:style-name="ce1">
            <text:p>28</text:p>
          </table:table-cell>
          <table:table-cell office:value-type="float" office:value="3.22322" table:style-name="ce2">
            <text:p>3,22322</text:p>
          </table:table-cell>
          <table:table-cell office:value-type="float" office:value="8.1627346410206858E-2" table:formula="of:=  ABS( PI() -[Arkusz2.$C1000])" table:style-name="ce1">
            <text:p>0,081627346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85" table:style-name="ce1">
            <text:p>385</text:p>
          </table:table-cell>
          <table:table-cell office:value-type="float" office:value="3.2240000000000002" table:style-name="ce2">
            <text:p>3,224</text:p>
          </table:table-cell>
          <table:table-cell office:value-type="float" office:value="8.2407346410207083E-2" table:formula="of:=  ABS( PI() -[Arkusz2.$C1001])" table:style-name="ce1">
            <text:p>0,082407346</text:p>
          </table:table-cell>
          <table:table-cell table:number-columns-repeated="16380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292" table:style-name="ce1">
            <text:p>292</text:p>
          </table:table-cell>
          <table:table-cell office:value-type="float" office:value="3.22478" table:style-name="ce2">
            <text:p>3,22478</text:p>
          </table:table-cell>
          <table:table-cell office:value-type="float" office:value="8.3187346410206864E-2" table:formula="of:=  ABS( PI() -[Arkusz2.$C1002])" table:style-name="ce1">
            <text:p>0,083187346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209" table:style-name="ce1">
            <text:p>209</text:p>
          </table:table-cell>
          <table:table-cell office:value-type="float" office:value="3.2255500000000001" table:style-name="ce2">
            <text:p>3,22555</text:p>
          </table:table-cell>
          <table:table-cell office:value-type="float" office:value="8.3957346410207023E-2" table:formula="of:=  ABS( PI() -[Arkusz2.$C1003])" table:style-name="ce1">
            <text:p>0,083957346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74" table:style-name="ce1">
            <text:p>74</text:p>
          </table:table-cell>
          <table:table-cell office:value-type="float" office:value="3.2263199999999999" table:style-name="ce2">
            <text:p>3,22632</text:p>
          </table:table-cell>
          <table:table-cell office:value-type="float" office:value="8.4727346410206739E-2" table:formula="of:=  ABS( PI() -[Arkusz2.$C1004])" table:style-name="ce1">
            <text:p>0,08472734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3" table:style-name="ce1">
            <text:p>13</text:p>
          </table:table-cell>
          <table:table-cell office:value-type="float" office:value="3.2231100000000001" table:style-name="ce2">
            <text:p>3,22311</text:p>
          </table:table-cell>
          <table:table-cell office:value-type="float" office:value="8.1517346410207026E-2" table:formula="of:=  ABS( PI() -[Arkusz2.$C1005])" table:style-name="ce1">
            <text:p>0,08151734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87" table:style-name="ce1">
            <text:p>187</text:p>
          </table:table-cell>
          <table:table-cell office:value-type="float" office:value="3.2238799999999999" table:style-name="ce2">
            <text:p>3,22388</text:p>
          </table:table-cell>
          <table:table-cell office:value-type="float" office:value="8.2287346410206741E-2" table:formula="of:=  ABS( PI() -[Arkusz2.$C1006])" table:style-name="ce1">
            <text:p>0,082287346</text:p>
          </table:table-cell>
          <table:table-cell table:number-columns-repeated="1638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01" table:style-name="ce1">
            <text:p>201</text:p>
          </table:table-cell>
          <table:table-cell office:value-type="float" office:value="3.22465" table:style-name="ce2">
            <text:p>3,22465</text:p>
          </table:table-cell>
          <table:table-cell office:value-type="float" office:value="8.30573464102069E-2" table:formula="of:=  ABS( PI() -[Arkusz2.$C1007])" table:style-name="ce1">
            <text:p>0,08305734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96" table:style-name="ce1">
            <text:p>196</text:p>
          </table:table-cell>
          <table:table-cell office:value-type="float" office:value="3.2254200000000002" table:style-name="ce2">
            <text:p>3,22542</text:p>
          </table:table-cell>
          <table:table-cell office:value-type="float" office:value="8.382734641020706E-2" table:formula="of:=  ABS( PI() -[Arkusz2.$C1008])" table:style-name="ce1">
            <text:p>0,08382734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5" table:style-name="ce1">
            <text:p>35</text:p>
          </table:table-cell>
          <table:table-cell office:value-type="float" office:value="3.2222200000000001" table:style-name="ce2">
            <text:p>3,22222</text:p>
          </table:table-cell>
          <table:table-cell office:value-type="float" office:value="8.0627346410206968E-2" table:formula="of:=  ABS( PI() -[Arkusz2.$C1009])" table:style-name="ce1">
            <text:p>0,08062734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14" table:style-name="ce1">
            <text:p>214</text:p>
          </table:table-cell>
          <table:table-cell office:value-type="float" office:value="3.2229899999999998" table:style-name="ce2">
            <text:p>3,22299</text:p>
          </table:table-cell>
          <table:table-cell office:value-type="float" office:value="8.1397346410206683E-2" table:formula="of:=  ABS( PI() -[Arkusz2.$C1010])" table:style-name="ce1">
            <text:p>0,08139734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10" table:style-name="ce1">
            <text:p>110</text:p>
          </table:table-cell>
          <table:table-cell office:value-type="float" office:value="3.22376" table:style-name="ce2">
            <text:p>3,22376</text:p>
          </table:table-cell>
          <table:table-cell office:value-type="float" office:value="8.2167346410206843E-2" table:formula="of:=  ABS( PI() -[Arkusz2.$C1011])" table:style-name="ce1">
            <text:p>0,08216734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13" table:style-name="ce1">
            <text:p>213</text:p>
          </table:table-cell>
          <table:table-cell office:value-type="float" office:value="3.2245300000000001" table:style-name="ce2">
            <text:p>3,22453</text:p>
          </table:table-cell>
          <table:table-cell office:value-type="float" office:value="8.2937346410207002E-2" table:formula="of:=  ABS( PI() -[Arkusz2.$C1012])" table:style-name="ce1">
            <text:p>0,082937346</text:p>
          </table:table-cell>
          <table:table-cell table:number-columns-repeated="16380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31" table:style-name="ce1">
            <text:p>31</text:p>
          </table:table-cell>
          <table:table-cell office:value-type="float" office:value="3.2213400000000001" table:style-name="ce2">
            <text:p>3,22134</text:p>
          </table:table-cell>
          <table:table-cell office:value-type="float" office:value="7.9747346410206976E-2" table:formula="of:=  ABS( PI() -[Arkusz2.$C1013])" table:style-name="ce1">
            <text:p>0,079747346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37" table:style-name="ce1">
            <text:p>37</text:p>
          </table:table-cell>
          <table:table-cell office:value-type="float" office:value="3.2221099999999998" table:style-name="ce2">
            <text:p>3,22211</text:p>
          </table:table-cell>
          <table:table-cell office:value-type="float" office:value="8.0517346410206692E-2" table:formula="of:=  ABS( PI() -[Arkusz2.$C1014])" table:style-name="ce1">
            <text:p>0,080517346</text:p>
          </table:table-cell>
          <table:table-cell table:number-columns-repeated="16380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398" table:style-name="ce1">
            <text:p>398</text:p>
          </table:table-cell>
          <table:table-cell office:value-type="float" office:value="3.2189299999999998" table:style-name="ce2">
            <text:p>3,21893</text:p>
          </table:table-cell>
          <table:table-cell office:value-type="float" office:value="7.7337346410206731E-2" table:formula="of:=  ABS( PI() -[Arkusz2.$C1015])" table:style-name="ce1">
            <text:p>0,077337346</text:p>
          </table:table-cell>
          <table:table-cell table:number-columns-repeated="16380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178" table:style-name="ce1">
            <text:p>178</text:p>
          </table:table-cell>
          <table:table-cell office:value-type="float" office:value="3.2197" table:style-name="ce2">
            <text:p>3,2197</text:p>
          </table:table-cell>
          <table:table-cell office:value-type="float" office:value="7.810734641020689E-2" table:formula="of:=  ABS( PI() -[Arkusz2.$C1016])" table:style-name="ce1">
            <text:p>0,078107346</text:p>
          </table:table-cell>
          <table:table-cell table:number-columns-repeated="16380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142" table:style-name="ce1">
            <text:p>142</text:p>
          </table:table-cell>
          <table:table-cell office:value-type="float" office:value="3.2204700000000002" table:style-name="ce2">
            <text:p>3,22047</text:p>
          </table:table-cell>
          <table:table-cell office:value-type="float" office:value="7.887734641020705E-2" table:formula="of:=  ABS( PI() -[Arkusz2.$C1017])" table:style-name="ce1">
            <text:p>0,078877346</text:p>
          </table:table-cell>
          <table:table-cell table:number-columns-repeated="16380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195" table:style-name="ce1">
            <text:p>195</text:p>
          </table:table-cell>
          <table:table-cell office:value-type="float" office:value="3.2212399999999999" table:style-name="ce2">
            <text:p>3,22124</text:p>
          </table:table-cell>
          <table:table-cell office:value-type="float" office:value="7.9647346410206765E-2" table:formula="of:=  ABS( PI() -[Arkusz2.$C1018])" table:style-name="ce1">
            <text:p>0,079647346</text:p>
          </table:table-cell>
          <table:table-cell table:number-columns-repeated="16380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38" table:style-name="ce1">
            <text:p>38</text:p>
          </table:table-cell>
          <table:table-cell office:value-type="float" office:value="3.222" table:style-name="ce2">
            <text:p>3,222</text:p>
          </table:table-cell>
          <table:table-cell office:value-type="float" office:value="8.0407346410206859E-2" table:formula="of:=  ABS( PI() -[Arkusz2.$C1019])" table:style-name="ce1">
            <text:p>0,080407346</text:p>
          </table:table-cell>
          <table:table-cell table:number-columns-repeated="16380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219" table:style-name="ce1">
            <text:p>219</text:p>
          </table:table-cell>
          <table:table-cell office:value-type="float" office:value="3.2227700000000001" table:style-name="ce2">
            <text:p>3,22277</text:p>
          </table:table-cell>
          <table:table-cell office:value-type="float" office:value="8.1177346410207019E-2" table:formula="of:=  ABS( PI() -[Arkusz2.$C1020])" table:style-name="ce1">
            <text:p>0,081177346</text:p>
          </table:table-cell>
          <table:table-cell table:number-columns-repeated="16380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2" table:style-name="ce1">
            <text:p>22</text:p>
          </table:table-cell>
          <table:table-cell office:value-type="float" office:value="3.2235299999999998" table:style-name="ce2">
            <text:p>3,22353</text:p>
          </table:table-cell>
          <table:table-cell office:value-type="float" office:value="8.1937346410206668E-2" table:formula="of:=  ABS( PI() -[Arkusz2.$C1021])" table:style-name="ce1">
            <text:p>0,08193734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52" table:style-name="ce1">
            <text:p>352</text:p>
          </table:table-cell>
          <table:table-cell office:value-type="float" office:value="3.2242899999999999" table:style-name="ce2">
            <text:p>3,22429</text:p>
          </table:table-cell>
          <table:table-cell office:value-type="float" office:value="8.2697346410206762E-2" table:formula="of:=  ABS( PI() -[Arkusz2.$C1022])" table:style-name="ce1">
            <text:p>0,08269734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70" table:style-name="ce1">
            <text:p>270</text:p>
          </table:table-cell>
          <table:table-cell office:value-type="float" office:value="3.22505" table:style-name="ce2">
            <text:p>3,22505</text:p>
          </table:table-cell>
          <table:table-cell office:value-type="float" office:value="8.3457346410206856E-2" table:formula="of:=  ABS( PI() -[Arkusz2.$C1023])" table:style-name="ce1">
            <text:p>0,08345734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68" table:style-name="ce1">
            <text:p>268</text:p>
          </table:table-cell>
          <table:table-cell office:value-type="float" office:value="3.2258100000000001" table:style-name="ce2">
            <text:p>3,22581</text:p>
          </table:table-cell>
          <table:table-cell office:value-type="float" office:value="8.421734641020695E-2" table:formula="of:=  ABS( PI() -[Arkusz2.$C1024])" table:style-name="ce1">
            <text:p>0,08421734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14" table:style-name="ce1">
            <text:p>314</text:p>
          </table:table-cell>
          <table:table-cell office:value-type="float" office:value="3.2265600000000001" table:style-name="ce2">
            <text:p>3,22656</text:p>
          </table:table-cell>
          <table:table-cell office:value-type="float" office:value="8.4967346410206979E-2" table:formula="of:=  ABS( PI() -[Arkusz2.$C1025])" table:style-name="ce1">
            <text:p>0,084967346</text:p>
          </table:table-cell>
          <table:table-cell table:number-columns-repeated="16380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320" table:style-name="ce1">
            <text:p>320</text:p>
          </table:table-cell>
          <table:table-cell office:value-type="float" office:value="3.2234099999999999" table:style-name="ce2">
            <text:p>3,22341</text:p>
          </table:table-cell>
          <table:table-cell office:value-type="float" office:value="8.181734641020677E-2" table:formula="of:=  ABS( PI() -[Arkusz2.$C1026])" table:style-name="ce1">
            <text:p>0,081817346</text:p>
          </table:table-cell>
          <table:table-cell table:number-columns-repeated="16380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139" table:style-name="ce1">
            <text:p>139</text:p>
          </table:table-cell>
          <table:table-cell office:value-type="float" office:value="3.22417" table:style-name="ce2">
            <text:p>3,22417</text:p>
          </table:table-cell>
          <table:table-cell office:value-type="float" office:value="8.2577346410206864E-2" table:formula="of:=  ABS( PI() -[Arkusz2.$C1027])" table:style-name="ce1">
            <text:p>0,08257734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31" table:style-name="ce1">
            <text:p>131</text:p>
          </table:table-cell>
          <table:table-cell office:value-type="float" office:value="3.2249300000000001" table:style-name="ce2">
            <text:p>3,22493</text:p>
          </table:table-cell>
          <table:table-cell office:value-type="float" office:value="8.3337346410206958E-2" table:formula="of:=  ABS( PI() -[Arkusz2.$C1028])" table:style-name="ce1">
            <text:p>0,08333734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76" table:style-name="ce1">
            <text:p>176</text:p>
          </table:table-cell>
          <table:table-cell office:value-type="float" office:value="3.2256800000000001" table:style-name="ce2">
            <text:p>3,22568</text:p>
          </table:table-cell>
          <table:table-cell office:value-type="float" office:value="8.4087346410206987E-2" table:formula="of:=  ABS( PI() -[Arkusz2.$C1029])" table:style-name="ce1">
            <text:p>0,084087346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0" table:style-name="ce1">
            <text:p>30</text:p>
          </table:table-cell>
          <table:table-cell office:value-type="float" office:value="3.2264300000000001" table:style-name="ce2">
            <text:p>3,22643</text:p>
          </table:table-cell>
          <table:table-cell office:value-type="float" office:value="8.4837346410207015E-2" table:formula="of:=  ABS( PI() -[Arkusz2.$C1030])" table:style-name="ce1">
            <text:p>0,08483734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02" table:style-name="ce1">
            <text:p>102</text:p>
          </table:table-cell>
          <table:table-cell office:value-type="float" office:value="3.2271800000000002" table:style-name="ce2">
            <text:p>3,22718</text:p>
          </table:table-cell>
          <table:table-cell office:value-type="float" office:value="8.5587346410207044E-2" table:formula="of:=  ABS( PI() -[Arkusz2.$C1031])" table:style-name="ce1">
            <text:p>0,08558734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70" table:style-name="ce1">
            <text:p>170</text:p>
          </table:table-cell>
          <table:table-cell office:value-type="float" office:value="3.2279300000000002" table:style-name="ce2">
            <text:p>3,22793</text:p>
          </table:table-cell>
          <table:table-cell office:value-type="float" office:value="8.6337346410207072E-2" table:formula="of:=  ABS( PI() -[Arkusz2.$C1032])" table:style-name="ce1">
            <text:p>0,086337346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16" table:style-name="ce1">
            <text:p>116</text:p>
          </table:table-cell>
          <table:table-cell office:value-type="float" office:value="3.2286800000000002" table:style-name="ce2">
            <text:p>3,22868</text:p>
          </table:table-cell>
          <table:table-cell office:value-type="float" office:value="8.70873464102071E-2" table:formula="of:=  ABS( PI() -[Arkusz2.$C1033])" table:style-name="ce1">
            <text:p>0,087087346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161" table:style-name="ce1">
            <text:p>161</text:p>
          </table:table-cell>
          <table:table-cell office:value-type="float" office:value="3.2294299999999998" table:style-name="ce2">
            <text:p>3,22943</text:p>
          </table:table-cell>
          <table:table-cell office:value-type="float" office:value="8.7837346410206685E-2" table:formula="of:=  ABS( PI() -[Arkusz2.$C1034])" table:style-name="ce1">
            <text:p>0,087837346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118" table:style-name="ce1">
            <text:p>118</text:p>
          </table:table-cell>
          <table:table-cell office:value-type="float" office:value="3.2301700000000002" table:style-name="ce2">
            <text:p>3,23017</text:p>
          </table:table-cell>
          <table:table-cell office:value-type="float" office:value="8.8577346410207092E-2" table:formula="of:=  ABS( PI() -[Arkusz2.$C1035])" table:style-name="ce1">
            <text:p>0,08857734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21" table:style-name="ce1">
            <text:p>221</text:p>
          </table:table-cell>
          <table:table-cell office:value-type="float" office:value="3.2309199999999998" table:style-name="ce2">
            <text:p>3,23092</text:p>
          </table:table-cell>
          <table:table-cell office:value-type="float" office:value="8.9327346410206676E-2" table:formula="of:=  ABS( PI() -[Arkusz2.$C1036])" table:style-name="ce1">
            <text:p>0,089327346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04" table:style-name="ce1">
            <text:p>204</text:p>
          </table:table-cell>
          <table:table-cell office:value-type="float" office:value="3.2316600000000002" table:style-name="ce2">
            <text:p>3,23166</text:p>
          </table:table-cell>
          <table:table-cell office:value-type="float" office:value="9.0067346410207083E-2" table:formula="of:=  ABS( PI() -[Arkusz2.$C1037])" table:style-name="ce1">
            <text:p>0,09006734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5" table:style-name="ce1">
            <text:p>185</text:p>
          </table:table-cell>
          <table:table-cell office:value-type="float" office:value="3.2324000000000002" table:style-name="ce2">
            <text:p>3,2324</text:p>
          </table:table-cell>
          <table:table-cell office:value-type="float" office:value="9.0807346410207046E-2" table:formula="of:=  ABS( PI() -[Arkusz2.$C1038])" table:style-name="ce1">
            <text:p>0,090807346</text:p>
          </table:table-cell>
          <table:table-cell table:number-columns-repeated="16380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191" table:style-name="ce1">
            <text:p>191</text:p>
          </table:table-cell>
          <table:table-cell office:value-type="float" office:value="3.2331400000000001" table:style-name="ce2">
            <text:p>3,23314</text:p>
          </table:table-cell>
          <table:table-cell office:value-type="float" office:value="9.1547346410207009E-2" table:formula="of:=  ABS( PI() -[Arkusz2.$C1039])" table:style-name="ce1">
            <text:p>0,09154734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06" table:style-name="ce1">
            <text:p>106</text:p>
          </table:table-cell>
          <table:table-cell office:value-type="float" office:value="3.2338800000000001" table:style-name="ce2">
            <text:p>3,23388</text:p>
          </table:table-cell>
          <table:table-cell office:value-type="float" office:value="9.2287346410206972E-2" table:formula="of:=  ABS( PI() -[Arkusz2.$C1040])" table:style-name="ce1">
            <text:p>0,09228734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73" table:style-name="ce1">
            <text:p>173</text:p>
          </table:table-cell>
          <table:table-cell office:value-type="float" office:value="3.2346200000000001" table:style-name="ce2">
            <text:p>3,23462</text:p>
          </table:table-cell>
          <table:table-cell office:value-type="float" office:value="9.3027346410206935E-2" table:formula="of:=  ABS( PI() -[Arkusz2.$C1041])" table:style-name="ce1">
            <text:p>0,093027346</text:p>
          </table:table-cell>
          <table:table-cell table:number-columns-repeated="16380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88" table:style-name="ce1">
            <text:p>88</text:p>
          </table:table-cell>
          <table:table-cell office:value-type="float" office:value="3.2353499999999999" table:style-name="ce2">
            <text:p>3,23535</text:p>
          </table:table-cell>
          <table:table-cell office:value-type="float" office:value="9.3757346410206832E-2" table:formula="of:=  ABS( PI() -[Arkusz2.$C1042])" table:style-name="ce1">
            <text:p>0,09375734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44" table:style-name="ce1">
            <text:p>344</text:p>
          </table:table-cell>
          <table:table-cell office:value-type="float" office:value="3.2322500000000001" table:style-name="ce2">
            <text:p>3,23225</text:p>
          </table:table-cell>
          <table:table-cell office:value-type="float" office:value="9.0657346410206952E-2" table:formula="of:=  ABS( PI() -[Arkusz2.$C1043])" table:style-name="ce1">
            <text:p>0,090657346</text:p>
          </table:table-cell>
          <table:table-cell table:number-columns-repeated="16380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163" table:style-name="ce1">
            <text:p>163</text:p>
          </table:table-cell>
          <table:table-cell office:value-type="float" office:value="3.23298" table:style-name="ce2">
            <text:p>3,23298</text:p>
          </table:table-cell>
          <table:table-cell office:value-type="float" office:value="9.1387346410206849E-2" table:formula="of:=  ABS( PI() -[Arkusz2.$C1044])" table:style-name="ce1">
            <text:p>0,091387346</text:p>
          </table:table-cell>
          <table:table-cell table:number-columns-repeated="16380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64" table:style-name="ce1">
            <text:p>64</text:p>
          </table:table-cell>
          <table:table-cell office:value-type="float" office:value="3.2298900000000001" table:style-name="ce2">
            <text:p>3,22989</text:p>
          </table:table-cell>
          <table:table-cell office:value-type="float" office:value="8.8297346410207034E-2" table:formula="of:=  ABS( PI() -[Arkusz2.$C1045])" table:style-name="ce1">
            <text:p>0,088297346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97" table:style-name="ce1">
            <text:p>297</text:p>
          </table:table-cell>
          <table:table-cell office:value-type="float" office:value="3.23062" table:style-name="ce2">
            <text:p>3,23062</text:p>
          </table:table-cell>
          <table:table-cell office:value-type="float" office:value="8.9027346410206931E-2" table:formula="of:=  ABS( PI() -[Arkusz2.$C1046])" table:style-name="ce1">
            <text:p>0,08902734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21" table:style-name="ce1">
            <text:p>321</text:p>
          </table:table-cell>
          <table:table-cell office:value-type="float" office:value="3.23136" table:style-name="ce2">
            <text:p>3,23136</text:p>
          </table:table-cell>
          <table:table-cell office:value-type="float" office:value="8.9767346410206894E-2" table:formula="of:=  ABS( PI() -[Arkusz2.$C1047])" table:style-name="ce1">
            <text:p>0,08976734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1" table:style-name="ce1">
            <text:p>121</text:p>
          </table:table-cell>
          <table:table-cell office:value-type="float" office:value="3.2282700000000002" table:style-name="ce2">
            <text:p>3,22827</text:p>
          </table:table-cell>
          <table:table-cell office:value-type="float" office:value="8.6677346410207079E-2" table:formula="of:=  ABS( PI() -[Arkusz2.$C1048])" table:style-name="ce1">
            <text:p>0,086677346</text:p>
          </table:table-cell>
          <table:table-cell table:number-columns-repeated="16380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70" table:style-name="ce1">
            <text:p>70</text:p>
          </table:table-cell>
          <table:table-cell office:value-type="float" office:value="3.2290100000000002" table:style-name="ce2">
            <text:p>3,22901</text:p>
          </table:table-cell>
          <table:table-cell office:value-type="float" office:value="8.7417346410207042E-2" table:formula="of:=  ABS( PI() -[Arkusz2.$C1049])" table:style-name="ce1">
            <text:p>0,08741734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48" table:style-name="ce1">
            <text:p>148</text:p>
          </table:table-cell>
          <table:table-cell office:value-type="float" office:value="3.2297400000000001" table:style-name="ce2">
            <text:p>3,22974</text:p>
          </table:table-cell>
          <table:table-cell office:value-type="float" office:value="8.8147346410206939E-2" table:formula="of:=  ABS( PI() -[Arkusz2.$C1050])" table:style-name="ce1">
            <text:p>0,08814734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77" table:style-name="ce1">
            <text:p>177</text:p>
          </table:table-cell>
          <table:table-cell office:value-type="float" office:value="3.23048" table:style-name="ce2">
            <text:p>3,23048</text:p>
          </table:table-cell>
          <table:table-cell office:value-type="float" office:value="8.8887346410206902E-2" table:formula="of:=  ABS( PI() -[Arkusz2.$C1051])" table:style-name="ce1">
            <text:p>0,088887346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20" table:style-name="ce1">
            <text:p>120</text:p>
          </table:table-cell>
          <table:table-cell office:value-type="float" office:value="3.2312099999999999" table:style-name="ce2">
            <text:p>3,23121</text:p>
          </table:table-cell>
          <table:table-cell office:value-type="float" office:value="8.96173464102068E-2" table:formula="of:=  ABS( PI() -[Arkusz2.$C1052])" table:style-name="ce1">
            <text:p>0,08961734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60" table:style-name="ce1">
            <text:p>260</text:p>
          </table:table-cell>
          <table:table-cell office:value-type="float" office:value="3.2319399999999998" table:style-name="ce2">
            <text:p>3,23194</text:p>
          </table:table-cell>
          <table:table-cell office:value-type="float" office:value="9.0347346410206697E-2" table:formula="of:=  ABS( PI() -[Arkusz2.$C1053])" table:style-name="ce1">
            <text:p>0,090347346</text:p>
          </table:table-cell>
          <table:table-cell table:number-columns-repeated="16380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19" table:style-name="ce1">
            <text:p>19</text:p>
          </table:table-cell>
          <table:table-cell office:value-type="float" office:value="3.2288700000000001" table:style-name="ce2">
            <text:p>3,22887</text:p>
          </table:table-cell>
          <table:table-cell office:value-type="float" office:value="8.7277346410207013E-2" table:formula="of:=  ABS( PI() -[Arkusz2.$C1054])" table:style-name="ce1">
            <text:p>0,087277346</text:p>
          </table:table-cell>
          <table:table-cell table:number-columns-repeated="16380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28" table:style-name="ce1">
            <text:p>28</text:p>
          </table:table-cell>
          <table:table-cell office:value-type="float" office:value="3.2296" table:style-name="ce2">
            <text:p>3,2296</text:p>
          </table:table-cell>
          <table:table-cell office:value-type="float" office:value="8.800734641020691E-2" table:formula="of:=  ABS( PI() -[Arkusz2.$C1055])" table:style-name="ce1">
            <text:p>0,088007346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86" table:style-name="ce1">
            <text:p>86</text:p>
          </table:table-cell>
          <table:table-cell office:value-type="float" office:value="3.2303299999999999" table:style-name="ce2">
            <text:p>3,23033</text:p>
          </table:table-cell>
          <table:table-cell office:value-type="float" office:value="8.8737346410206808E-2" table:formula="of:=  ABS( PI() -[Arkusz2.$C1056])" table:style-name="ce1">
            <text:p>0,088737346</text:p>
          </table:table-cell>
          <table:table-cell table:number-columns-repeated="1638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259" table:style-name="ce1">
            <text:p>259</text:p>
          </table:table-cell>
          <table:table-cell office:value-type="float" office:value="3.2310599999999998" table:style-name="ce2">
            <text:p>3,23106</text:p>
          </table:table-cell>
          <table:table-cell office:value-type="float" office:value="8.9467346410206705E-2" table:formula="of:=  ABS( PI() -[Arkusz2.$C1057])" table:style-name="ce1">
            <text:p>0,08946734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3.2280000000000002" table:style-name="ce2">
            <text:p>3,228</text:p>
          </table:table-cell>
          <table:table-cell office:value-type="float" office:value="8.6407346410207087E-2" table:formula="of:=  ABS( PI() -[Arkusz2.$C1058])" table:style-name="ce1">
            <text:p>0,08640734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9" table:style-name="ce1">
            <text:p>49</text:p>
          </table:table-cell>
          <table:table-cell office:value-type="float" office:value="3.2287300000000001" table:style-name="ce2">
            <text:p>3,22873</text:p>
          </table:table-cell>
          <table:table-cell office:value-type="float" office:value="8.7137346410206984E-2" table:formula="of:=  ABS( PI() -[Arkusz2.$C1059])" table:style-name="ce1">
            <text:p>0,087137346</text:p>
          </table:table-cell>
          <table:table-cell table:number-columns-repeated="16380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393" table:style-name="ce1">
            <text:p>393</text:p>
          </table:table-cell>
          <table:table-cell office:value-type="float" office:value="3.2256800000000001" table:style-name="ce2">
            <text:p>3,22568</text:p>
          </table:table-cell>
          <table:table-cell office:value-type="float" office:value="8.4087346410206987E-2" table:formula="of:=  ABS( PI() -[Arkusz2.$C1060])" table:style-name="ce1">
            <text:p>0,08408734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3" table:style-name="ce1">
            <text:p>63</text:p>
          </table:table-cell>
          <table:table-cell office:value-type="float" office:value="3.2264200000000001" table:style-name="ce2">
            <text:p>3,22642</text:p>
          </table:table-cell>
          <table:table-cell office:value-type="float" office:value="8.482734641020695E-2" table:formula="of:=  ABS( PI() -[Arkusz2.$C1061])" table:style-name="ce1">
            <text:p>0,084827346</text:p>
          </table:table-cell>
          <table:table-cell table:number-columns-repeated="16380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300" table:style-name="ce1">
            <text:p>300</text:p>
          </table:table-cell>
          <table:table-cell office:value-type="float" office:value="3.2271399999999999" table:style-name="ce2">
            <text:p>3,22714</text:p>
          </table:table-cell>
          <table:table-cell office:value-type="float" office:value="8.5547346410206782E-2" table:formula="of:=  ABS( PI() -[Arkusz2.$C1062])" table:style-name="ce1">
            <text:p>0,085547346</text:p>
          </table:table-cell>
          <table:table-cell table:number-columns-repeated="16380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86" table:style-name="ce1">
            <text:p>286</text:p>
          </table:table-cell>
          <table:table-cell office:value-type="float" office:value="3.2278699999999998" table:style-name="ce2">
            <text:p>3,22787</text:p>
          </table:table-cell>
          <table:table-cell office:value-type="float" office:value="8.6277346410206679E-2" table:formula="of:=  ABS( PI() -[Arkusz2.$C1063])" table:style-name="ce1">
            <text:p>0,086277346</text:p>
          </table:table-cell>
          <table:table-cell table:number-columns-repeated="16380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33" table:style-name="ce1">
            <text:p>33</text:p>
          </table:table-cell>
          <table:table-cell office:value-type="float" office:value="3.2286000000000001" table:style-name="ce2">
            <text:p>3,2286</text:p>
          </table:table-cell>
          <table:table-cell office:value-type="float" office:value="8.700734641020702E-2" table:formula="of:=  ABS( PI() -[Arkusz2.$C1064])" table:style-name="ce1">
            <text:p>0,087007346</text:p>
          </table:table-cell>
          <table:table-cell table:number-columns-repeated="16380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324" table:style-name="ce1">
            <text:p>324</text:p>
          </table:table-cell>
          <table:table-cell office:value-type="float" office:value="3.22932" table:style-name="ce2">
            <text:p>3,22932</text:p>
          </table:table-cell>
          <table:table-cell office:value-type="float" office:value="8.7727346410206852E-2" table:formula="of:=  ABS( PI() -[Arkusz2.$C1065])" table:style-name="ce1">
            <text:p>0,08772734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37" table:style-name="ce1">
            <text:p>137</text:p>
          </table:table-cell>
          <table:table-cell office:value-type="float" office:value="3.2300499999999999" table:style-name="ce2">
            <text:p>3,23005</text:p>
          </table:table-cell>
          <table:table-cell office:value-type="float" office:value="8.845734641020675E-2" table:formula="of:=  ABS( PI() -[Arkusz2.$C1066])" table:style-name="ce1">
            <text:p>0,088457346</text:p>
          </table:table-cell>
          <table:table-cell table:number-columns-repeated="16380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259" table:style-name="ce1">
            <text:p>259</text:p>
          </table:table-cell>
          <table:table-cell office:value-type="float" office:value="3.2307700000000001" table:style-name="ce2">
            <text:p>3,23077</text:p>
          </table:table-cell>
          <table:table-cell office:value-type="float" office:value="8.9177346410207026E-2" table:formula="of:=  ABS( PI() -[Arkusz2.$C1067])" table:style-name="ce1">
            <text:p>0,08917734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10" table:style-name="ce1">
            <text:p>310</text:p>
          </table:table-cell>
          <table:table-cell office:value-type="float" office:value="3.23149" table:style-name="ce2">
            <text:p>3,23149</text:p>
          </table:table-cell>
          <table:table-cell office:value-type="float" office:value="8.9897346410206858E-2" table:formula="of:=  ABS( PI() -[Arkusz2.$C1068])" table:style-name="ce1">
            <text:p>0,089897346</text:p>
          </table:table-cell>
          <table:table-cell table:number-columns-repeated="1638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389" table:style-name="ce1">
            <text:p>389</text:p>
          </table:table-cell>
          <table:table-cell office:value-type="float" office:value="3.2322099999999998" table:style-name="ce2">
            <text:p>3,23221</text:p>
          </table:table-cell>
          <table:table-cell office:value-type="float" office:value="9.0617346410206689E-2" table:formula="of:=  ABS( PI() -[Arkusz2.$C1069])" table:style-name="ce1">
            <text:p>0,090617346</text:p>
          </table:table-cell>
          <table:table-cell table:number-columns-repeated="16380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379" table:style-name="ce1">
            <text:p>379</text:p>
          </table:table-cell>
          <table:table-cell office:value-type="float" office:value="3.22919" table:style-name="ce2">
            <text:p>3,22919</text:p>
          </table:table-cell>
          <table:table-cell office:value-type="float" office:value="8.7597346410206889E-2" table:formula="of:=  ABS( PI() -[Arkusz2.$C1070])" table:style-name="ce1">
            <text:p>0,08759734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34" table:style-name="ce1">
            <text:p>234</text:p>
          </table:table-cell>
          <table:table-cell office:value-type="float" office:value="3.2299099999999998" table:style-name="ce2">
            <text:p>3,22991</text:p>
          </table:table-cell>
          <table:table-cell office:value-type="float" office:value="8.8317346410206721E-2" table:formula="of:=  ABS( PI() -[Arkusz2.$C1071])" table:style-name="ce1">
            <text:p>0,088317346</text:p>
          </table:table-cell>
          <table:table-cell table:number-columns-repeated="1638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326" table:style-name="ce1">
            <text:p>326</text:p>
          </table:table-cell>
          <table:table-cell office:value-type="float" office:value="3.2306300000000001" table:style-name="ce2">
            <text:p>3,23063</text:p>
          </table:table-cell>
          <table:table-cell office:value-type="float" office:value="8.9037346410206997E-2" table:formula="of:=  ABS( PI() -[Arkusz2.$C1072])" table:style-name="ce1">
            <text:p>0,089037346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7" table:style-name="ce1">
            <text:p>27</text:p>
          </table:table-cell>
          <table:table-cell office:value-type="float" office:value="3.2313399999999999" table:style-name="ce2">
            <text:p>3,23134</text:p>
          </table:table-cell>
          <table:table-cell office:value-type="float" office:value="8.9747346410206763E-2" table:formula="of:=  ABS( PI() -[Arkusz2.$C1073])" table:style-name="ce1">
            <text:p>0,08974734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" table:style-name="ce1">
            <text:p>2</text:p>
          </table:table-cell>
          <table:table-cell office:value-type="float" office:value="3.2283300000000001" table:style-name="ce2">
            <text:p>3,22833</text:p>
          </table:table-cell>
          <table:table-cell office:value-type="float" office:value="8.6737346410207028E-2" table:formula="of:=  ABS( PI() -[Arkusz2.$C1074])" table:style-name="ce1">
            <text:p>0,08673734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5" table:style-name="ce1">
            <text:p>5</text:p>
          </table:table-cell>
          <table:table-cell office:value-type="float" office:value="3.22533" table:style-name="ce2">
            <text:p>3,22533</text:p>
          </table:table-cell>
          <table:table-cell office:value-type="float" office:value="8.3737346410206914E-2" table:formula="of:=  ABS( PI() -[Arkusz2.$C1075])" table:style-name="ce1">
            <text:p>0,08373734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30" table:style-name="ce1">
            <text:p>230</text:p>
          </table:table-cell>
          <table:table-cell office:value-type="float" office:value="3.2260499999999999" table:style-name="ce2">
            <text:p>3,22605</text:p>
          </table:table-cell>
          <table:table-cell office:value-type="float" office:value="8.4457346410206746E-2" table:formula="of:=  ABS( PI() -[Arkusz2.$C1076])" table:style-name="ce1">
            <text:p>0,084457346</text:p>
          </table:table-cell>
          <table:table-cell table:number-columns-repeated="16380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226" table:style-name="ce1">
            <text:p>226</text:p>
          </table:table-cell>
          <table:table-cell office:value-type="float" office:value="3.2267700000000001" table:style-name="ce2">
            <text:p>3,22677</text:p>
          </table:table-cell>
          <table:table-cell office:value-type="float" office:value="8.5177346410207022E-2" table:formula="of:=  ABS( PI() -[Arkusz2.$C1077])" table:style-name="ce1">
            <text:p>0,08517734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7" table:style-name="ce1">
            <text:p>57</text:p>
          </table:table-cell>
          <table:table-cell office:value-type="float" office:value="3.22377" table:style-name="ce2">
            <text:p>3,22377</text:p>
          </table:table-cell>
          <table:table-cell office:value-type="float" office:value="8.2177346410206908E-2" table:formula="of:=  ABS( PI() -[Arkusz2.$C1078])" table:style-name="ce1">
            <text:p>0,082177346</text:p>
          </table:table-cell>
          <table:table-cell table:number-columns-repeated="1638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38" table:style-name="ce1">
            <text:p>38</text:p>
          </table:table-cell>
          <table:table-cell office:value-type="float" office:value="3.2244899999999999" table:style-name="ce2">
            <text:p>3,22449</text:p>
          </table:table-cell>
          <table:table-cell office:value-type="float" office:value="8.289734641020674E-2" table:formula="of:=  ABS( PI() -[Arkusz2.$C1079])" table:style-name="ce1">
            <text:p>0,08289734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96" table:style-name="ce1">
            <text:p>396</text:p>
          </table:table-cell>
          <table:table-cell office:value-type="float" office:value="3.2214999999999998" table:style-name="ce2">
            <text:p>3,2215</text:p>
          </table:table-cell>
          <table:table-cell office:value-type="float" office:value="7.9907346410206692E-2" table:formula="of:=  ABS( PI() -[Arkusz2.$C1080])" table:style-name="ce1">
            <text:p>0,079907346</text:p>
          </table:table-cell>
          <table:table-cell table:number-columns-repeated="16380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310" table:style-name="ce1">
            <text:p>310</text:p>
          </table:table-cell>
          <table:table-cell office:value-type="float" office:value="3.2185199999999998" table:style-name="ce2">
            <text:p>3,21852</text:p>
          </table:table-cell>
          <table:table-cell office:value-type="float" office:value="7.6927346410206709E-2" table:formula="of:=  ABS( PI() -[Arkusz2.$C1081])" table:style-name="ce1">
            <text:p>0,076927346</text:p>
          </table:table-cell>
          <table:table-cell table:number-columns-repeated="16380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197" table:style-name="ce1">
            <text:p>197</text:p>
          </table:table-cell>
          <table:table-cell office:value-type="float" office:value="3.2192400000000001" table:style-name="ce2">
            <text:p>3,21924</text:p>
          </table:table-cell>
          <table:table-cell office:value-type="float" office:value="7.7647346410206985E-2" table:formula="of:=  ABS( PI() -[Arkusz2.$C1082])" table:style-name="ce1">
            <text:p>0,07764734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84" table:style-name="ce1">
            <text:p>384</text:p>
          </table:table-cell>
          <table:table-cell office:value-type="float" office:value="3.2162700000000002" table:style-name="ce2">
            <text:p>3,21627</text:p>
          </table:table-cell>
          <table:table-cell office:value-type="float" office:value="7.4677346410207068E-2" table:formula="of:=  ABS( PI() -[Arkusz2.$C1083])" table:style-name="ce1">
            <text:p>0,07467734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44" table:style-name="ce1">
            <text:p>144</text:p>
          </table:table-cell>
          <table:table-cell office:value-type="float" office:value="3.21699" table:style-name="ce2">
            <text:p>3,21699</text:p>
          </table:table-cell>
          <table:table-cell office:value-type="float" office:value="7.53973464102069E-2" table:formula="of:=  ABS( PI() -[Arkusz2.$C1084])" table:style-name="ce1">
            <text:p>0,075397346</text:p>
          </table:table-cell>
          <table:table-cell table:number-columns-repeated="16380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74" table:style-name="ce1">
            <text:p>174</text:p>
          </table:table-cell>
          <table:table-cell office:value-type="float" office:value="3.2177099999999998" table:style-name="ce2">
            <text:p>3,21771</text:p>
          </table:table-cell>
          <table:table-cell office:value-type="float" office:value="7.6117346410206732E-2" table:formula="of:=  ABS( PI() -[Arkusz2.$C1085])" table:style-name="ce1">
            <text:p>0,07611734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55" table:style-name="ce1">
            <text:p>255</text:p>
          </table:table-cell>
          <table:table-cell office:value-type="float" office:value="3.2184300000000001" table:style-name="ce2">
            <text:p>3,21843</text:p>
          </table:table-cell>
          <table:table-cell office:value-type="float" office:value="7.6837346410207008E-2" table:formula="of:=  ABS( PI() -[Arkusz2.$C1086])" table:style-name="ce1">
            <text:p>0,076837346</text:p>
          </table:table-cell>
          <table:table-cell table:number-columns-repeated="16380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116" table:style-name="ce1">
            <text:p>116</text:p>
          </table:table-cell>
          <table:table-cell office:value-type="float" office:value="3.21915" table:style-name="ce2">
            <text:p>3,21915</text:p>
          </table:table-cell>
          <table:table-cell office:value-type="float" office:value="7.755734641020684E-2" table:formula="of:=  ABS( PI() -[Arkusz2.$C1087])" table:style-name="ce1">
            <text:p>0,07755734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office:value-type="float" office:value="3.2161900000000001" table:style-name="ce2">
            <text:p>3,21619</text:p>
          </table:table-cell>
          <table:table-cell office:value-type="float" office:value="7.4597346410206988E-2" table:formula="of:=  ABS( PI() -[Arkusz2.$C1088])" table:style-name="ce1">
            <text:p>0,074597346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97" table:style-name="ce1">
            <text:p>97</text:p>
          </table:table-cell>
          <table:table-cell office:value-type="float" office:value="3.2169099999999999" table:style-name="ce2">
            <text:p>3,21691</text:p>
          </table:table-cell>
          <table:table-cell office:value-type="float" office:value="7.531734641020682E-2" table:formula="of:=  ABS( PI() -[Arkusz2.$C1089])" table:style-name="ce1">
            <text:p>0,075317346</text:p>
          </table:table-cell>
          <table:table-cell table:number-columns-repeated="1638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80" table:style-name="ce1">
            <text:p>280</text:p>
          </table:table-cell>
          <table:table-cell office:value-type="float" office:value="3.2176300000000002" table:style-name="ce2">
            <text:p>3,21763</text:p>
          </table:table-cell>
          <table:table-cell office:value-type="float" office:value="7.6037346410207096E-2" table:formula="of:=  ABS( PI() -[Arkusz2.$C1090])" table:style-name="ce1">
            <text:p>0,07603734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75" table:style-name="ce1">
            <text:p>275</text:p>
          </table:table-cell>
          <table:table-cell office:value-type="float" office:value="3.21835" table:style-name="ce2">
            <text:p>3,21835</text:p>
          </table:table-cell>
          <table:table-cell office:value-type="float" office:value="7.6757346410206928E-2" table:formula="of:=  ABS( PI() -[Arkusz2.$C1091])" table:style-name="ce1">
            <text:p>0,07675734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6" table:style-name="ce1">
            <text:p>6</text:p>
          </table:table-cell>
          <table:table-cell office:value-type="float" office:value="3.2190699999999999" table:style-name="ce2">
            <text:p>3,21907</text:p>
          </table:table-cell>
          <table:table-cell office:value-type="float" office:value="7.747734641020676E-2" table:formula="of:=  ABS( PI() -[Arkusz2.$C1092])" table:style-name="ce1">
            <text:p>0,077477346</text:p>
          </table:table-cell>
          <table:table-cell table:number-columns-repeated="1638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40" table:style-name="ce1">
            <text:p>40</text:p>
          </table:table-cell>
          <table:table-cell office:value-type="float" office:value="3.2197800000000001" table:style-name="ce2">
            <text:p>3,21978</text:p>
          </table:table-cell>
          <table:table-cell office:value-type="float" office:value="7.818734641020697E-2" table:formula="of:=  ABS( PI() -[Arkusz2.$C1093])" table:style-name="ce1">
            <text:p>0,078187346</text:p>
          </table:table-cell>
          <table:table-cell table:number-columns-repeated="16380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315" table:style-name="ce1">
            <text:p>315</text:p>
          </table:table-cell>
          <table:table-cell office:value-type="float" office:value="3.2204899999999999" table:style-name="ce2">
            <text:p>3,22049</text:p>
          </table:table-cell>
          <table:table-cell office:value-type="float" office:value="7.8897346410206737E-2" table:formula="of:=  ABS( PI() -[Arkusz2.$C1094])" table:style-name="ce1">
            <text:p>0,07889734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3.2175500000000001" table:style-name="ce2">
            <text:p>3,21755</text:p>
          </table:table-cell>
          <table:table-cell office:value-type="float" office:value="7.5957346410207016E-2" table:formula="of:=  ABS( PI() -[Arkusz2.$C1095])" table:style-name="ce1">
            <text:p>0,075957346</text:p>
          </table:table-cell>
          <table:table-cell table:number-columns-repeated="16380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20" table:style-name="ce1">
            <text:p>220</text:p>
          </table:table-cell>
          <table:table-cell office:value-type="float" office:value="3.2182599999999999" table:style-name="ce2">
            <text:p>3,21826</text:p>
          </table:table-cell>
          <table:table-cell office:value-type="float" office:value="7.6667346410206783E-2" table:formula="of:=  ABS( PI() -[Arkusz2.$C1096])" table:style-name="ce1">
            <text:p>0,07666734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40" table:style-name="ce1">
            <text:p>240</text:p>
          </table:table-cell>
          <table:table-cell office:value-type="float" office:value="3.2189800000000002" table:style-name="ce2">
            <text:p>3,21898</text:p>
          </table:table-cell>
          <table:table-cell office:value-type="float" office:value="7.7387346410207059E-2" table:formula="of:=  ABS( PI() -[Arkusz2.$C1097])" table:style-name="ce1">
            <text:p>0,077387346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18" table:style-name="ce1">
            <text:p>218</text:p>
          </table:table-cell>
          <table:table-cell office:value-type="float" office:value="3.2196899999999999" table:style-name="ce2">
            <text:p>3,21969</text:p>
          </table:table-cell>
          <table:table-cell office:value-type="float" office:value="7.8097346410206825E-2" table:formula="of:=  ABS( PI() -[Arkusz2.$C1098])" table:style-name="ce1">
            <text:p>0,078097346</text:p>
          </table:table-cell>
          <table:table-cell table:number-columns-repeated="16380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70" table:style-name="ce1">
            <text:p>270</text:p>
          </table:table-cell>
          <table:table-cell office:value-type="float" office:value="3.2204000000000002" table:style-name="ce2">
            <text:p>3,2204</text:p>
          </table:table-cell>
          <table:table-cell office:value-type="float" office:value="7.8807346410207035E-2" table:formula="of:=  ABS( PI() -[Arkusz2.$C1099])" table:style-name="ce1">
            <text:p>0,078807346</text:p>
          </table:table-cell>
          <table:table-cell table:number-columns-repeated="16380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223" table:style-name="ce1">
            <text:p>223</text:p>
          </table:table-cell>
          <table:table-cell office:value-type="float" office:value="3.2211099999999999" table:style-name="ce2">
            <text:p>3,22111</text:p>
          </table:table-cell>
          <table:table-cell office:value-type="float" office:value="7.9517346410206802E-2" table:formula="of:=  ABS( PI() -[Arkusz2.$C1100])" table:style-name="ce1">
            <text:p>0,079517346</text:p>
          </table:table-cell>
          <table:table-cell table:number-columns-repeated="1638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281" table:style-name="ce1">
            <text:p>281</text:p>
          </table:table-cell>
          <table:table-cell office:value-type="float" office:value="3.2218200000000001" table:style-name="ce2">
            <text:p>3,22182</text:p>
          </table:table-cell>
          <table:table-cell office:value-type="float" office:value="8.0227346410207012E-2" table:formula="of:=  ABS( PI() -[Arkusz2.$C1101])" table:style-name="ce1">
            <text:p>0,080227346</text:p>
          </table:table-cell>
          <table:table-cell table:number-columns-repeated="16380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71" table:style-name="ce1">
            <text:p>171</text:p>
          </table:table-cell>
          <table:table-cell office:value-type="float" office:value="3.2225199999999998" table:style-name="ce2">
            <text:p>3,22252</text:p>
          </table:table-cell>
          <table:table-cell office:value-type="float" office:value="8.0927346410206713E-2" table:formula="of:=  ABS( PI() -[Arkusz2.$C1102])" table:style-name="ce1">
            <text:p>0,080927346</text:p>
          </table:table-cell>
          <table:table-cell table:number-columns-repeated="16380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352" table:style-name="ce1">
            <text:p>352</text:p>
          </table:table-cell>
          <table:table-cell office:value-type="float" office:value="3.22323" table:style-name="ce2">
            <text:p>3,22323</text:p>
          </table:table-cell>
          <table:table-cell office:value-type="float" office:value="8.1637346410206924E-2" table:formula="of:=  ABS( PI() -[Arkusz2.$C1103])" table:style-name="ce1">
            <text:p>0,08163734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09" table:style-name="ce1">
            <text:p>109</text:p>
          </table:table-cell>
          <table:table-cell office:value-type="float" office:value="3.2239300000000002" table:style-name="ce2">
            <text:p>3,22393</text:p>
          </table:table-cell>
          <table:table-cell office:value-type="float" office:value="8.2337346410207068E-2" table:formula="of:=  ABS( PI() -[Arkusz2.$C1104])" table:style-name="ce1">
            <text:p>0,082337346</text:p>
          </table:table-cell>
          <table:table-cell table:number-columns-repeated="16380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283" table:style-name="ce1">
            <text:p>283</text:p>
          </table:table-cell>
          <table:table-cell office:value-type="float" office:value="3.2210100000000002" table:style-name="ce2">
            <text:p>3,22101</text:p>
          </table:table-cell>
          <table:table-cell office:value-type="float" office:value="7.9417346410207035E-2" table:formula="of:=  ABS( PI() -[Arkusz2.$C1105])" table:style-name="ce1">
            <text:p>0,07941734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float" office:value="3.2181000000000002" table:style-name="ce2">
            <text:p>3,2181</text:p>
          </table:table-cell>
          <table:table-cell office:value-type="float" office:value="7.6507346410207067E-2" table:formula="of:=  ABS( PI() -[Arkusz2.$C1106])" table:style-name="ce1">
            <text:p>0,076507346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29" table:style-name="ce1">
            <text:p>329</text:p>
          </table:table-cell>
          <table:table-cell office:value-type="float" office:value="3.2188099999999999" table:style-name="ce2">
            <text:p>3,21881</text:p>
          </table:table-cell>
          <table:table-cell office:value-type="float" office:value="7.7217346410206833E-2" table:formula="of:=  ABS( PI() -[Arkusz2.$C1107])" table:style-name="ce1">
            <text:p>0,077217346</text:p>
          </table:table-cell>
          <table:table-cell table:number-columns-repeated="16380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229" table:style-name="ce1">
            <text:p>229</text:p>
          </table:table-cell>
          <table:table-cell office:value-type="float" office:value="3.2195100000000001" table:style-name="ce2">
            <text:p>3,21951</text:p>
          </table:table-cell>
          <table:table-cell office:value-type="float" office:value="7.7917346410206978E-2" table:formula="of:=  ABS( PI() -[Arkusz2.$C1108])" table:style-name="ce1">
            <text:p>0,077917346</text:p>
          </table:table-cell>
          <table:table-cell table:number-columns-repeated="16380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316" table:style-name="ce1">
            <text:p>316</text:p>
          </table:table-cell>
          <table:table-cell office:value-type="float" office:value="3.2202199999999999" table:style-name="ce2">
            <text:p>3,22022</text:p>
          </table:table-cell>
          <table:table-cell office:value-type="float" office:value="7.8627346410206744E-2" table:formula="of:=  ABS( PI() -[Arkusz2.$C1109])" table:style-name="ce1">
            <text:p>0,078627346</text:p>
          </table:table-cell>
          <table:table-cell table:number-columns-repeated="16380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276" table:style-name="ce1">
            <text:p>276</text:p>
          </table:table-cell>
          <table:table-cell office:value-type="float" office:value="3.22092" table:style-name="ce2">
            <text:p>3,22092</text:p>
          </table:table-cell>
          <table:table-cell office:value-type="float" office:value="7.9327346410206889E-2" table:formula="of:=  ABS( PI() -[Arkusz2.$C1110])" table:style-name="ce1">
            <text:p>0,079327346</text:p>
          </table:table-cell>
          <table:table-cell table:number-columns-repeated="16380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42" table:style-name="ce1">
            <text:p>42</text:p>
          </table:table-cell>
          <table:table-cell office:value-type="float" office:value="3.2180200000000001" table:style-name="ce2">
            <text:p>3,21802</text:p>
          </table:table-cell>
          <table:table-cell office:value-type="float" office:value="7.6427346410206987E-2" table:formula="of:=  ABS( PI() -[Arkusz2.$C1111])" table:style-name="ce1">
            <text:p>0,07642734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22" table:style-name="ce1">
            <text:p>122</text:p>
          </table:table-cell>
          <table:table-cell office:value-type="float" office:value="3.2187199999999998" table:style-name="ce2">
            <text:p>3,21872</text:p>
          </table:table-cell>
          <table:table-cell office:value-type="float" office:value="7.7127346410206687E-2" table:formula="of:=  ABS( PI() -[Arkusz2.$C1112])" table:style-name="ce1">
            <text:p>0,077127346</text:p>
          </table:table-cell>
          <table:table-cell table:number-columns-repeated="1638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358" table:style-name="ce1">
            <text:p>358</text:p>
          </table:table-cell>
          <table:table-cell office:value-type="float" office:value="3.2194199999999999" table:style-name="ce2">
            <text:p>3,21942</text:p>
          </table:table-cell>
          <table:table-cell office:value-type="float" office:value="7.7827346410206832E-2" table:formula="of:=  ABS( PI() -[Arkusz2.$C1113])" table:style-name="ce1">
            <text:p>0,077827346</text:p>
          </table:table-cell>
          <table:table-cell table:number-columns-repeated="16380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125" table:style-name="ce1">
            <text:p>125</text:p>
          </table:table-cell>
          <table:table-cell office:value-type="float" office:value="3.2201300000000002" table:style-name="ce2">
            <text:p>3,22013</text:p>
          </table:table-cell>
          <table:table-cell office:value-type="float" office:value="7.8537346410207043E-2" table:formula="of:=  ABS( PI() -[Arkusz2.$C1114])" table:style-name="ce1">
            <text:p>0,078537346</text:p>
          </table:table-cell>
          <table:table-cell table:number-columns-repeated="16380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280" table:style-name="ce1">
            <text:p>280</text:p>
          </table:table-cell>
          <table:table-cell office:value-type="float" office:value="3.2208299999999999" table:style-name="ce2">
            <text:p>3,22083</text:p>
          </table:table-cell>
          <table:table-cell office:value-type="float" office:value="7.9237346410206744E-2" table:formula="of:=  ABS( PI() -[Arkusz2.$C1115])" table:style-name="ce1">
            <text:p>0,07923734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8" table:style-name="ce1">
            <text:p>168</text:p>
          </table:table-cell>
          <table:table-cell office:value-type="float" office:value="3.2215199999999999" table:style-name="ce2">
            <text:p>3,22152</text:p>
          </table:table-cell>
          <table:table-cell office:value-type="float" office:value="7.9927346410206823E-2" table:formula="of:=  ABS( PI() -[Arkusz2.$C1116])" table:style-name="ce1">
            <text:p>0,079927346</text:p>
          </table:table-cell>
          <table:table-cell table:number-columns-repeated="16380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73" table:style-name="ce1">
            <text:p>273</text:p>
          </table:table-cell>
          <table:table-cell office:value-type="float" office:value="3.2222200000000001" table:style-name="ce2">
            <text:p>3,22222</text:p>
          </table:table-cell>
          <table:table-cell office:value-type="float" office:value="8.0627346410206968E-2" table:formula="of:=  ABS( PI() -[Arkusz2.$C1117])" table:style-name="ce1">
            <text:p>0,080627346</text:p>
          </table:table-cell>
          <table:table-cell table:number-columns-repeated="16380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219" table:style-name="ce1">
            <text:p>219</text:p>
          </table:table-cell>
          <table:table-cell office:value-type="float" office:value="3.2229199999999998" table:style-name="ce2">
            <text:p>3,22292</text:p>
          </table:table-cell>
          <table:table-cell office:value-type="float" office:value="8.1327346410206669E-2" table:formula="of:=  ABS( PI() -[Arkusz2.$C1118])" table:style-name="ce1">
            <text:p>0,081327346</text:p>
          </table:table-cell>
          <table:table-cell table:number-columns-repeated="16380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111" table:style-name="ce1">
            <text:p>111</text:p>
          </table:table-cell>
          <table:table-cell office:value-type="float" office:value="3.2236099999999999" table:style-name="ce2">
            <text:p>3,22361</text:p>
          </table:table-cell>
          <table:table-cell office:value-type="float" office:value="8.2017346410206748E-2" table:formula="of:=  ABS( PI() -[Arkusz2.$C1119])" table:style-name="ce1">
            <text:p>0,082017346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54" table:style-name="ce1">
            <text:p>254</text:p>
          </table:table-cell>
          <table:table-cell office:value-type="float" office:value="3.22431" table:style-name="ce2">
            <text:p>3,22431</text:p>
          </table:table-cell>
          <table:table-cell office:value-type="float" office:value="8.2717346410206893E-2" table:formula="of:=  ABS( PI() -[Arkusz2.$C1120])" table:style-name="ce1">
            <text:p>0,08271734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72" table:style-name="ce1">
            <text:p>272</text:p>
          </table:table-cell>
          <table:table-cell office:value-type="float" office:value="3.2250000000000001" table:style-name="ce2">
            <text:p>3,225</text:p>
          </table:table-cell>
          <table:table-cell office:value-type="float" office:value="8.3407346410206973E-2" table:formula="of:=  ABS( PI() -[Arkusz2.$C1121])" table:style-name="ce1">
            <text:p>0,083407346</text:p>
          </table:table-cell>
          <table:table-cell table:number-columns-repeated="16380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246" table:style-name="ce1">
            <text:p>246</text:p>
          </table:table-cell>
          <table:table-cell office:value-type="float" office:value="3.2256900000000002" table:style-name="ce2">
            <text:p>3,22569</text:p>
          </table:table-cell>
          <table:table-cell office:value-type="float" office:value="8.4097346410207052E-2" table:formula="of:=  ABS( PI() -[Arkusz2.$C1122])" table:style-name="ce1">
            <text:p>0,084097346</text:p>
          </table:table-cell>
          <table:table-cell table:number-columns-repeated="16380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297" table:style-name="ce1">
            <text:p>297</text:p>
          </table:table-cell>
          <table:table-cell office:value-type="float" office:value="3.2263799999999998" table:style-name="ce2">
            <text:p>3,22638</text:p>
          </table:table-cell>
          <table:table-cell office:value-type="float" office:value="8.4787346410206688E-2" table:formula="of:=  ABS( PI() -[Arkusz2.$C1123])" table:style-name="ce1">
            <text:p>0,084787346</text:p>
          </table:table-cell>
          <table:table-cell table:number-columns-repeated="16380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27" table:style-name="ce1">
            <text:p>327</text:p>
          </table:table-cell>
          <table:table-cell office:value-type="float" office:value="3.2270699999999999" table:style-name="ce2">
            <text:p>3,22707</text:p>
          </table:table-cell>
          <table:table-cell office:value-type="float" office:value="8.5477346410206767E-2" table:formula="of:=  ABS( PI() -[Arkusz2.$C1124])" table:style-name="ce1">
            <text:p>0,085477346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96" table:style-name="ce1">
            <text:p>296</text:p>
          </table:table-cell>
          <table:table-cell office:value-type="float" office:value="3.22776" table:style-name="ce2">
            <text:p>3,22776</text:p>
          </table:table-cell>
          <table:table-cell office:value-type="float" office:value="8.6167346410206846E-2" table:formula="of:=  ABS( PI() -[Arkusz2.$C1125])" table:style-name="ce1">
            <text:p>0,08616734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35" table:style-name="ce1">
            <text:p>235</text:p>
          </table:table-cell>
          <table:table-cell office:value-type="float" office:value="3.22844" table:style-name="ce2">
            <text:p>3,22844</text:p>
          </table:table-cell>
          <table:table-cell office:value-type="float" office:value="8.684734641020686E-2" table:formula="of:=  ABS( PI() -[Arkusz2.$C1126])" table:style-name="ce1">
            <text:p>0,086847346</text:p>
          </table:table-cell>
          <table:table-cell table:number-columns-repeated="16380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310" table:style-name="ce1">
            <text:p>310</text:p>
          </table:table-cell>
          <table:table-cell office:value-type="float" office:value="3.2291300000000001" table:style-name="ce2">
            <text:p>3,22913</text:p>
          </table:table-cell>
          <table:table-cell office:value-type="float" office:value="8.753734641020694E-2" table:formula="of:=  ABS( PI() -[Arkusz2.$C1127])" table:style-name="ce1">
            <text:p>0,087537346</text:p>
          </table:table-cell>
          <table:table-cell table:number-columns-repeated="16380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65" table:style-name="ce1">
            <text:p>65</text:p>
          </table:table-cell>
          <table:table-cell office:value-type="float" office:value="3.2298100000000001" table:style-name="ce2">
            <text:p>3,22981</text:p>
          </table:table-cell>
          <table:table-cell office:value-type="float" office:value="8.8217346410206954E-2" table:formula="of:=  ABS( PI() -[Arkusz2.$C1128])" table:style-name="ce1">
            <text:p>0,08821734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25" table:style-name="ce1">
            <text:p>225</text:p>
          </table:table-cell>
          <table:table-cell office:value-type="float" office:value="3.2305000000000001" table:style-name="ce2">
            <text:p>3,2305</text:p>
          </table:table-cell>
          <table:table-cell office:value-type="float" office:value="8.8907346410207033E-2" table:formula="of:=  ABS( PI() -[Arkusz2.$C1129])" table:style-name="ce1">
            <text:p>0,08890734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8" table:style-name="ce1">
            <text:p>48</text:p>
          </table:table-cell>
          <table:table-cell office:value-type="float" office:value="3.2311800000000002" table:style-name="ce2">
            <text:p>3,23118</text:p>
          </table:table-cell>
          <table:table-cell office:value-type="float" office:value="8.9587346410207047E-2" table:formula="of:=  ABS( PI() -[Arkusz2.$C1130])" table:style-name="ce1">
            <text:p>0,08958734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8" table:style-name="ce1">
            <text:p>18</text:p>
          </table:table-cell>
          <table:table-cell office:value-type="float" office:value="3.2318600000000002" table:style-name="ce2">
            <text:p>3,23186</text:p>
          </table:table-cell>
          <table:table-cell office:value-type="float" office:value="9.0267346410207061E-2" table:formula="of:=  ABS( PI() -[Arkusz2.$C1131])" table:style-name="ce1">
            <text:p>0,09026734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93" table:style-name="ce1">
            <text:p>393</text:p>
          </table:table-cell>
          <table:table-cell office:value-type="float" office:value="3.2290000000000001" table:style-name="ce2">
            <text:p>3,229</text:p>
          </table:table-cell>
          <table:table-cell office:value-type="float" office:value="8.7407346410206976E-2" table:formula="of:=  ABS( PI() -[Arkusz2.$C1132])" table:style-name="ce1">
            <text:p>0,087407346</text:p>
          </table:table-cell>
          <table:table-cell table:number-columns-repeated="16380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241" table:style-name="ce1">
            <text:p>241</text:p>
          </table:table-cell>
          <table:table-cell office:value-type="float" office:value="3.2296800000000001" table:style-name="ce2">
            <text:p>3,22968</text:p>
          </table:table-cell>
          <table:table-cell office:value-type="float" office:value="8.808734641020699E-2" table:formula="of:=  ABS( PI() -[Arkusz2.$C1133])" table:style-name="ce1">
            <text:p>0,088087346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49" table:style-name="ce1">
            <text:p>249</text:p>
          </table:table-cell>
          <table:table-cell office:value-type="float" office:value="3.2303600000000001" table:style-name="ce2">
            <text:p>3,23036</text:p>
          </table:table-cell>
          <table:table-cell office:value-type="float" office:value="8.8767346410207004E-2" table:formula="of:=  ABS( PI() -[Arkusz2.$C1134])" table:style-name="ce1">
            <text:p>0,088767346</text:p>
          </table:table-cell>
          <table:table-cell table:number-columns-repeated="16380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394" table:style-name="ce1">
            <text:p>394</text:p>
          </table:table-cell>
          <table:table-cell office:value-type="float" office:value="3.2275100000000001" table:style-name="ce2">
            <text:p>3,22751</text:p>
          </table:table-cell>
          <table:table-cell office:value-type="float" office:value="8.5917346410206985E-2" table:formula="of:=  ABS( PI() -[Arkusz2.$C1135])" table:style-name="ce1">
            <text:p>0,08591734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09" table:style-name="ce1">
            <text:p>109</text:p>
          </table:table-cell>
          <table:table-cell office:value-type="float" office:value="3.2281900000000001" table:style-name="ce2">
            <text:p>3,22819</text:p>
          </table:table-cell>
          <table:table-cell office:value-type="float" office:value="8.6597346410206999E-2" table:formula="of:=  ABS( PI() -[Arkusz2.$C1136])" table:style-name="ce1">
            <text:p>0,086597346</text:p>
          </table:table-cell>
          <table:table-cell table:number-columns-repeated="16380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400" table:style-name="ce1">
            <text:p>400</text:p>
          </table:table-cell>
          <table:table-cell office:value-type="float" office:value="3.2253500000000002" table:style-name="ce2">
            <text:p>3,22535</text:p>
          </table:table-cell>
          <table:table-cell office:value-type="float" office:value="8.3757346410207045E-2" table:formula="of:=  ABS( PI() -[Arkusz2.$C1137])" table:style-name="ce1">
            <text:p>0,083757346</text:p>
          </table:table-cell>
          <table:table-cell table:number-columns-repeated="16380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272" table:style-name="ce1">
            <text:p>272</text:p>
          </table:table-cell>
          <table:table-cell office:value-type="float" office:value="3.2260300000000002" table:style-name="ce2">
            <text:p>3,22603</text:p>
          </table:table-cell>
          <table:table-cell office:value-type="float" office:value="8.4437346410207059E-2" table:formula="of:=  ABS( PI() -[Arkusz2.$C1138])" table:style-name="ce1">
            <text:p>0,084437346</text:p>
          </table:table-cell>
          <table:table-cell table:number-columns-repeated="16380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77" table:style-name="ce1">
            <text:p>77</text:p>
          </table:table-cell>
          <table:table-cell office:value-type="float" office:value="3.2231999999999998" table:style-name="ce2">
            <text:p>3,2232</text:p>
          </table:table-cell>
          <table:table-cell office:value-type="float" office:value="8.1607346410206727E-2" table:formula="of:=  ABS( PI() -[Arkusz2.$C1139])" table:style-name="ce1">
            <text:p>0,08160734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7" table:style-name="ce1">
            <text:p>37</text:p>
          </table:table-cell>
          <table:table-cell office:value-type="float" office:value="3.2238799999999999" table:style-name="ce2">
            <text:p>3,22388</text:p>
          </table:table-cell>
          <table:table-cell office:value-type="float" office:value="8.2287346410206741E-2" table:formula="of:=  ABS( PI() -[Arkusz2.$C1140])" table:style-name="ce1">
            <text:p>0,08228734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81" table:style-name="ce1">
            <text:p>181</text:p>
          </table:table-cell>
          <table:table-cell office:value-type="float" office:value="3.2245599999999999" table:style-name="ce2">
            <text:p>3,22456</text:p>
          </table:table-cell>
          <table:table-cell office:value-type="float" office:value="8.2967346410206755E-2" table:formula="of:=  ABS( PI() -[Arkusz2.$C1141])" table:style-name="ce1">
            <text:p>0,082967346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37" table:style-name="ce1">
            <text:p>37</text:p>
          </table:table-cell>
          <table:table-cell office:value-type="float" office:value="3.2252399999999999" table:style-name="ce2">
            <text:p>3,22524</text:p>
          </table:table-cell>
          <table:table-cell office:value-type="float" office:value="8.3647346410206769E-2" table:formula="of:=  ABS( PI() -[Arkusz2.$C1142])" table:style-name="ce1">
            <text:p>0,08364734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7" table:style-name="ce1">
            <text:p>207</text:p>
          </table:table-cell>
          <table:table-cell office:value-type="float" office:value="3.2259199999999999" table:style-name="ce2">
            <text:p>3,22592</text:p>
          </table:table-cell>
          <table:table-cell office:value-type="float" office:value="8.4327346410206783E-2" table:formula="of:=  ABS( PI() -[Arkusz2.$C1143])" table:style-name="ce1">
            <text:p>0,084327346</text:p>
          </table:table-cell>
          <table:table-cell table:number-columns-repeated="16380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63" table:style-name="ce1">
            <text:p>63</text:p>
          </table:table-cell>
          <table:table-cell office:value-type="float" office:value="3.2231000000000001" table:style-name="ce2">
            <text:p>3,2231</text:p>
          </table:table-cell>
          <table:table-cell office:value-type="float" office:value="8.150734641020696E-2" table:formula="of:=  ABS( PI() -[Arkusz2.$C1144])" table:style-name="ce1">
            <text:p>0,08150734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70" table:style-name="ce1">
            <text:p>70</text:p>
          </table:table-cell>
          <table:table-cell office:value-type="float" office:value="3.2237800000000001" table:style-name="ce2">
            <text:p>3,22378</text:p>
          </table:table-cell>
          <table:table-cell office:value-type="float" office:value="8.2187346410206974E-2" table:formula="of:=  ABS( PI() -[Arkusz2.$C1145])" table:style-name="ce1">
            <text:p>0,082187346</text:p>
          </table:table-cell>
          <table:table-cell table:number-columns-repeated="16380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226" table:style-name="ce1">
            <text:p>226</text:p>
          </table:table-cell>
          <table:table-cell office:value-type="float" office:value="3.22445" table:style-name="ce2">
            <text:p>3,22445</text:p>
          </table:table-cell>
          <table:table-cell office:value-type="float" office:value="8.2857346410206922E-2" table:formula="of:=  ABS( PI() -[Arkusz2.$C1146])" table:style-name="ce1">
            <text:p>0,08285734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30" table:style-name="ce1">
            <text:p>230</text:p>
          </table:table-cell>
          <table:table-cell office:value-type="float" office:value="3.2251300000000001" table:style-name="ce2">
            <text:p>3,22513</text:p>
          </table:table-cell>
          <table:table-cell office:value-type="float" office:value="8.3537346410206936E-2" table:formula="of:=  ABS( PI() -[Arkusz2.$C1147])" table:style-name="ce1">
            <text:p>0,083537346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45" table:style-name="ce1">
            <text:p>45</text:p>
          </table:table-cell>
          <table:table-cell office:value-type="float" office:value="3.2258100000000001" table:style-name="ce2">
            <text:p>3,22581</text:p>
          </table:table-cell>
          <table:table-cell office:value-type="float" office:value="8.421734641020695E-2" table:formula="of:=  ABS( PI() -[Arkusz2.$C1148])" table:style-name="ce1">
            <text:p>0,084217346</text:p>
          </table:table-cell>
          <table:table-cell table:number-columns-repeated="16380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258" table:style-name="ce1">
            <text:p>258</text:p>
          </table:table-cell>
          <table:table-cell office:value-type="float" office:value="3.22648" table:style-name="ce2">
            <text:p>3,22648</text:p>
          </table:table-cell>
          <table:table-cell office:value-type="float" office:value="8.4887346410206899E-2" table:formula="of:=  ABS( PI() -[Arkusz2.$C1149])" table:style-name="ce1">
            <text:p>0,08488734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45" table:style-name="ce1">
            <text:p>345</text:p>
          </table:table-cell>
          <table:table-cell office:value-type="float" office:value="3.2236699999999998" table:style-name="ce2">
            <text:p>3,22367</text:p>
          </table:table-cell>
          <table:table-cell office:value-type="float" office:value="8.2077346410206697E-2" table:formula="of:=  ABS( PI() -[Arkusz2.$C1150])" table:style-name="ce1">
            <text:p>0,08207734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82" table:style-name="ce1">
            <text:p>282</text:p>
          </table:table-cell>
          <table:table-cell office:value-type="float" office:value="3.2243499999999998" table:style-name="ce2">
            <text:p>3,22435</text:p>
          </table:table-cell>
          <table:table-cell office:value-type="float" office:value="8.2757346410206711E-2" table:formula="of:=  ABS( PI() -[Arkusz2.$C1151])" table:style-name="ce1">
            <text:p>0,082757346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79" table:style-name="ce1">
            <text:p>379</text:p>
          </table:table-cell>
          <table:table-cell office:value-type="float" office:value="3.2215500000000001" table:style-name="ce2">
            <text:p>3,22155</text:p>
          </table:table-cell>
          <table:table-cell office:value-type="float" office:value="7.995734641020702E-2" table:formula="of:=  ABS( PI() -[Arkusz2.$C1152])" table:style-name="ce1">
            <text:p>0,07995734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8" table:style-name="ce1">
            <text:p>38</text:p>
          </table:table-cell>
          <table:table-cell office:value-type="float" office:value="3.21875" table:style-name="ce2">
            <text:p>3,21875</text:p>
          </table:table-cell>
          <table:table-cell office:value-type="float" office:value="7.7157346410206884E-2" table:formula="of:=  ABS( PI() -[Arkusz2.$C1153])" table:style-name="ce1">
            <text:p>0,077157346</text:p>
          </table:table-cell>
          <table:table-cell table:number-columns-repeated="16380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71" table:style-name="ce1">
            <text:p>71</text:p>
          </table:table-cell>
          <table:table-cell office:value-type="float" office:value="3.2159599999999999" table:style-name="ce2">
            <text:p>3,21596</text:p>
          </table:table-cell>
          <table:table-cell office:value-type="float" office:value="7.4367346410206814E-2" table:formula="of:=  ABS( PI() -[Arkusz2.$C1154])" table:style-name="ce1">
            <text:p>0,074367346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1" table:style-name="ce1">
            <text:p>21</text:p>
          </table:table-cell>
          <table:table-cell office:value-type="float" office:value="3.2166399999999999" table:style-name="ce2">
            <text:p>3,21664</text:p>
          </table:table-cell>
          <table:table-cell office:value-type="float" office:value="7.5047346410206828E-2" table:formula="of:=  ABS( PI() -[Arkusz2.$C1155])" table:style-name="ce1">
            <text:p>0,075047346</text:p>
          </table:table-cell>
          <table:table-cell table:number-columns-repeated="16380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388" table:style-name="ce1">
            <text:p>388</text:p>
          </table:table-cell>
          <table:table-cell office:value-type="float" office:value="3.21732" table:style-name="ce2">
            <text:p>3,21732</text:p>
          </table:table-cell>
          <table:table-cell office:value-type="float" office:value="7.5727346410206842E-2" table:formula="of:=  ABS( PI() -[Arkusz2.$C1156])" table:style-name="ce1">
            <text:p>0,075727346</text:p>
          </table:table-cell>
          <table:table-cell table:number-columns-repeated="16380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205" table:style-name="ce1">
            <text:p>205</text:p>
          </table:table-cell>
          <table:table-cell office:value-type="float" office:value="3.2179899999999999" table:style-name="ce2">
            <text:p>3,21799</text:p>
          </table:table-cell>
          <table:table-cell office:value-type="float" office:value="7.639734641020679E-2" table:formula="of:=  ABS( PI() -[Arkusz2.$C1157])" table:style-name="ce1">
            <text:p>0,076397346</text:p>
          </table:table-cell>
          <table:table-cell table:number-columns-repeated="16380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363" table:style-name="ce1">
            <text:p>363</text:p>
          </table:table-cell>
          <table:table-cell office:value-type="float" office:value="3.2186699999999999" table:style-name="ce2">
            <text:p>3,21867</text:p>
          </table:table-cell>
          <table:table-cell office:value-type="float" office:value="7.7077346410206804E-2" table:formula="of:=  ABS( PI() -[Arkusz2.$C1158])" table:style-name="ce1">
            <text:p>0,077077346</text:p>
          </table:table-cell>
          <table:table-cell table:number-columns-repeated="16380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187" table:style-name="ce1">
            <text:p>187</text:p>
          </table:table-cell>
          <table:table-cell office:value-type="float" office:value="3.2193399999999999" table:style-name="ce2">
            <text:p>3,21934</text:p>
          </table:table-cell>
          <table:table-cell office:value-type="float" office:value="7.7747346410206752E-2" table:formula="of:=  ABS( PI() -[Arkusz2.$C1159])" table:style-name="ce1">
            <text:p>0,07774734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00" table:style-name="ce1">
            <text:p>400</text:p>
          </table:table-cell>
          <table:table-cell office:value-type="float" office:value="3.2165699999999999" table:style-name="ce2">
            <text:p>3,21657</text:p>
          </table:table-cell>
          <table:table-cell office:value-type="float" office:value="7.4977346410206813E-2" table:formula="of:=  ABS( PI() -[Arkusz2.$C1160])" table:style-name="ce1">
            <text:p>0,07497734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89" table:style-name="ce1">
            <text:p>389</text:p>
          </table:table-cell>
          <table:table-cell office:value-type="float" office:value="3.2172399999999999" table:style-name="ce2">
            <text:p>3,21724</text:p>
          </table:table-cell>
          <table:table-cell office:value-type="float" office:value="7.5647346410206762E-2" table:formula="of:=  ABS( PI() -[Arkusz2.$C1161])" table:style-name="ce1">
            <text:p>0,07564734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9" table:style-name="ce1">
            <text:p>19</text:p>
          </table:table-cell>
          <table:table-cell office:value-type="float" office:value="3.2144699999999999" table:style-name="ce2">
            <text:p>3,21447</text:p>
          </table:table-cell>
          <table:table-cell office:value-type="float" office:value="7.2877346410206822E-2" table:formula="of:=  ABS( PI() -[Arkusz2.$C1162])" table:style-name="ce1">
            <text:p>0,072877346</text:p>
          </table:table-cell>
          <table:table-cell table:number-columns-repeated="16380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02" table:style-name="ce1">
            <text:p>102</text:p>
          </table:table-cell>
          <table:table-cell office:value-type="float" office:value="3.21515" table:style-name="ce2">
            <text:p>3,21515</text:p>
          </table:table-cell>
          <table:table-cell office:value-type="float" office:value="7.3557346410206836E-2" table:formula="of:=  ABS( PI() -[Arkusz2.$C1163])" table:style-name="ce1">
            <text:p>0,07355734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37" table:style-name="ce1">
            <text:p>337</text:p>
          </table:table-cell>
          <table:table-cell office:value-type="float" office:value="3.2158199999999999" table:style-name="ce2">
            <text:p>3,21582</text:p>
          </table:table-cell>
          <table:table-cell office:value-type="float" office:value="7.4227346410206785E-2" table:formula="of:=  ABS( PI() -[Arkusz2.$C1164])" table:style-name="ce1">
            <text:p>0,074227346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89" table:style-name="ce1">
            <text:p>89</text:p>
          </table:table-cell>
          <table:table-cell office:value-type="float" office:value="3.2164899999999998" table:style-name="ce2">
            <text:p>3,21649</text:p>
          </table:table-cell>
          <table:table-cell office:value-type="float" office:value="7.4897346410206733E-2" table:formula="of:=  ABS( PI() -[Arkusz2.$C1165])" table:style-name="ce1">
            <text:p>0,074897346</text:p>
          </table:table-cell>
          <table:table-cell table:number-columns-repeated="16380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81" table:style-name="ce1">
            <text:p>81</text:p>
          </table:table-cell>
          <table:table-cell office:value-type="float" office:value="3.2171699999999999" table:style-name="ce2">
            <text:p>3,21717</text:p>
          </table:table-cell>
          <table:table-cell office:value-type="float" office:value="7.5577346410206747E-2" table:formula="of:=  ABS( PI() -[Arkusz2.$C1166])" table:style-name="ce1">
            <text:p>0,075577346</text:p>
          </table:table-cell>
          <table:table-cell table:number-columns-repeated="16380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59" table:style-name="ce1">
            <text:p>59</text:p>
          </table:table-cell>
          <table:table-cell office:value-type="float" office:value="3.21441" table:style-name="ce2">
            <text:p>3,21441</text:p>
          </table:table-cell>
          <table:table-cell office:value-type="float" office:value="7.2817346410206873E-2" table:formula="of:=  ABS( PI() -[Arkusz2.$C1167])" table:style-name="ce1">
            <text:p>0,072817346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96" table:style-name="ce1">
            <text:p>96</text:p>
          </table:table-cell>
          <table:table-cell office:value-type="float" office:value="3.2150799999999999" table:style-name="ce2">
            <text:p>3,21508</text:p>
          </table:table-cell>
          <table:table-cell office:value-type="float" office:value="7.3487346410206822E-2" table:formula="of:=  ABS( PI() -[Arkusz2.$C1168])" table:style-name="ce1">
            <text:p>0,07348734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office:value-type="float" office:value="3.2157499999999999" table:style-name="ce2">
            <text:p>3,21575</text:p>
          </table:table-cell>
          <table:table-cell office:value-type="float" office:value="7.415734641020677E-2" table:formula="of:=  ABS( PI() -[Arkusz2.$C1169])" table:style-name="ce1">
            <text:p>0,074157346</text:p>
          </table:table-cell>
          <table:table-cell table:number-columns-repeated="1638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30" table:style-name="ce1">
            <text:p>130</text:p>
          </table:table-cell>
          <table:table-cell office:value-type="float" office:value="3.2164199999999998" table:style-name="ce2">
            <text:p>3,21642</text:p>
          </table:table-cell>
          <table:table-cell office:value-type="float" office:value="7.4827346410206719E-2" table:formula="of:=  ABS( PI() -[Arkusz2.$C1170])" table:style-name="ce1">
            <text:p>0,074827346</text:p>
          </table:table-cell>
          <table:table-cell table:number-columns-repeated="16380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246" table:style-name="ce1">
            <text:p>246</text:p>
          </table:table-cell>
          <table:table-cell office:value-type="float" office:value="3.2170899999999998" table:style-name="ce2">
            <text:p>3,21709</text:p>
          </table:table-cell>
          <table:table-cell office:value-type="float" office:value="7.5497346410206667E-2" table:formula="of:=  ABS( PI() -[Arkusz2.$C1171])" table:style-name="ce1">
            <text:p>0,075497346</text:p>
          </table:table-cell>
          <table:table-cell table:number-columns-repeated="1638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14" table:style-name="ce1">
            <text:p>114</text:p>
          </table:table-cell>
          <table:table-cell office:value-type="float" office:value="3.21435" table:style-name="ce2">
            <text:p>3,21435</text:p>
          </table:table-cell>
          <table:table-cell office:value-type="float" office:value="7.2757346410206925E-2" table:formula="of:=  ABS( PI() -[Arkusz2.$C1172])" table:style-name="ce1">
            <text:p>0,072757346</text:p>
          </table:table-cell>
          <table:table-cell table:number-columns-repeated="16380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129" table:style-name="ce1">
            <text:p>129</text:p>
          </table:table-cell>
          <table:table-cell office:value-type="float" office:value="3.21502" table:style-name="ce2">
            <text:p>3,21502</text:p>
          </table:table-cell>
          <table:table-cell office:value-type="float" office:value="7.3427346410206873E-2" table:formula="of:=  ABS( PI() -[Arkusz2.$C1173])" table:style-name="ce1">
            <text:p>0,073427346</text:p>
          </table:table-cell>
          <table:table-cell table:number-columns-repeated="16380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49" table:style-name="ce1">
            <text:p>149</text:p>
          </table:table-cell>
          <table:table-cell office:value-type="float" office:value="3.2156899999999999" table:style-name="ce2">
            <text:p>3,21569</text:p>
          </table:table-cell>
          <table:table-cell office:value-type="float" office:value="7.4097346410206821E-2" table:formula="of:=  ABS( PI() -[Arkusz2.$C1174])" table:style-name="ce1">
            <text:p>0,07409734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9" table:style-name="ce1">
            <text:p>89</text:p>
          </table:table-cell>
          <table:table-cell office:value-type="float" office:value="3.2163499999999998" table:style-name="ce2">
            <text:p>3,21635</text:p>
          </table:table-cell>
          <table:table-cell office:value-type="float" office:value="7.4757346410206704E-2" table:formula="of:=  ABS( PI() -[Arkusz2.$C1175])" table:style-name="ce1">
            <text:p>0,074757346</text:p>
          </table:table-cell>
          <table:table-cell table:number-columns-repeated="16380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370" table:style-name="ce1">
            <text:p>370</text:p>
          </table:table-cell>
          <table:table-cell office:value-type="float" office:value="3.2170200000000002" table:style-name="ce2">
            <text:p>3,21702</text:p>
          </table:table-cell>
          <table:table-cell office:value-type="float" office:value="7.5427346410207097E-2" table:formula="of:=  ABS( PI() -[Arkusz2.$C1176])" table:style-name="ce1">
            <text:p>0,07542734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54" table:style-name="ce1">
            <text:p>154</text:p>
          </table:table-cell>
          <table:table-cell office:value-type="float" office:value="3.2176900000000002" table:style-name="ce2">
            <text:p>3,21769</text:p>
          </table:table-cell>
          <table:table-cell office:value-type="float" office:value="7.6097346410207045E-2" table:formula="of:=  ABS( PI() -[Arkusz2.$C1177])" table:style-name="ce1">
            <text:p>0,076097346</text:p>
          </table:table-cell>
          <table:table-cell table:number-columns-repeated="16380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59" table:style-name="ce1">
            <text:p>159</text:p>
          </table:table-cell>
          <table:table-cell office:value-type="float" office:value="3.21835" table:style-name="ce2">
            <text:p>3,21835</text:p>
          </table:table-cell>
          <table:table-cell office:value-type="float" office:value="7.6757346410206928E-2" table:formula="of:=  ABS( PI() -[Arkusz2.$C1178])" table:style-name="ce1">
            <text:p>0,076757346</text:p>
          </table:table-cell>
          <table:table-cell table:number-columns-repeated="16380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4" table:style-name="ce1">
            <text:p>4</text:p>
          </table:table-cell>
          <table:table-cell office:value-type="float" office:value="3.2156199999999999" table:style-name="ce2">
            <text:p>3,21562</text:p>
          </table:table-cell>
          <table:table-cell office:value-type="float" office:value="7.4027346410206807E-2" table:formula="of:=  ABS( PI() -[Arkusz2.$C1179])" table:style-name="ce1">
            <text:p>0,074027346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88" table:style-name="ce1">
            <text:p>388</text:p>
          </table:table-cell>
          <table:table-cell office:value-type="float" office:value="3.2128899999999998" table:style-name="ce2">
            <text:p>3,21289</text:p>
          </table:table-cell>
          <table:table-cell office:value-type="float" office:value="7.1297346410206686E-2" table:formula="of:=  ABS( PI() -[Arkusz2.$C1180])" table:style-name="ce1">
            <text:p>0,07129734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64" table:style-name="ce1">
            <text:p>164</text:p>
          </table:table-cell>
          <table:table-cell office:value-type="float" office:value="3.2135600000000002" table:style-name="ce2">
            <text:p>3,21356</text:p>
          </table:table-cell>
          <table:table-cell office:value-type="float" office:value="7.1967346410207078E-2" table:formula="of:=  ABS( PI() -[Arkusz2.$C1181])" table:style-name="ce1">
            <text:p>0,071967346</text:p>
          </table:table-cell>
          <table:table-cell table:number-columns-repeated="16380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116" table:style-name="ce1">
            <text:p>116</text:p>
          </table:table-cell>
          <table:table-cell office:value-type="float" office:value="3.2142300000000001" table:style-name="ce2">
            <text:p>3,21423</text:p>
          </table:table-cell>
          <table:table-cell office:value-type="float" office:value="7.2637346410207027E-2" table:formula="of:=  ABS( PI() -[Arkusz2.$C1182])" table:style-name="ce1">
            <text:p>0,072637346</text:p>
          </table:table-cell>
          <table:table-cell table:number-columns-repeated="16380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374" table:style-name="ce1">
            <text:p>374</text:p>
          </table:table-cell>
          <table:table-cell office:value-type="float" office:value="3.21489" table:style-name="ce2">
            <text:p>3,21489</text:p>
          </table:table-cell>
          <table:table-cell office:value-type="float" office:value="7.3297346410206909E-2" table:formula="of:=  ABS( PI() -[Arkusz2.$C1183])" table:style-name="ce1">
            <text:p>0,07329734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75" table:style-name="ce1">
            <text:p>275</text:p>
          </table:table-cell>
          <table:table-cell office:value-type="float" office:value="3.2155499999999999" table:style-name="ce2">
            <text:p>3,21555</text:p>
          </table:table-cell>
          <table:table-cell office:value-type="float" office:value="7.3957346410206792E-2" table:formula="of:=  ABS( PI() -[Arkusz2.$C1184])" table:style-name="ce1">
            <text:p>0,07395734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4" table:style-name="ce1">
            <text:p>34</text:p>
          </table:table-cell>
          <table:table-cell office:value-type="float" office:value="3.2128399999999999" table:style-name="ce2">
            <text:p>3,21284</text:p>
          </table:table-cell>
          <table:table-cell office:value-type="float" office:value="7.1247346410206802E-2" table:formula="of:=  ABS( PI() -[Arkusz2.$C1185])" table:style-name="ce1">
            <text:p>0,07124734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58" table:style-name="ce1">
            <text:p>258</text:p>
          </table:table-cell>
          <table:table-cell office:value-type="float" office:value="3.2101299999999999" table:style-name="ce2">
            <text:p>3,21013</text:p>
          </table:table-cell>
          <table:table-cell office:value-type="float" office:value="6.8537346410206812E-2" table:formula="of:=  ABS( PI() -[Arkusz2.$C1186])" table:style-name="ce1">
            <text:p>0,068537346</text:p>
          </table:table-cell>
          <table:table-cell table:number-columns-repeated="16380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" table:style-name="ce1">
            <text:p>1</text:p>
          </table:table-cell>
          <table:table-cell office:value-type="float" office:value="3.2074199999999999" table:style-name="ce2">
            <text:p>3,20742</text:p>
          </table:table-cell>
          <table:table-cell office:value-type="float" office:value="6.5827346410206822E-2" table:formula="of:=  ABS( PI() -[Arkusz2.$C1187])" table:style-name="ce1">
            <text:p>0,065827346</text:p>
          </table:table-cell>
          <table:table-cell table:number-columns-repeated="16380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340" table:style-name="ce1">
            <text:p>340</text:p>
          </table:table-cell>
          <table:table-cell office:value-type="float" office:value="3.20472" table:style-name="ce2">
            <text:p>3,20472</text:p>
          </table:table-cell>
          <table:table-cell office:value-type="float" office:value="6.3127346410206897E-2" table:formula="of:=  ABS( PI() -[Arkusz2.$C1188])" table:style-name="ce1">
            <text:p>0,06312734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87" table:style-name="ce1">
            <text:p>387</text:p>
          </table:table-cell>
          <table:table-cell office:value-type="float" office:value="3.2020200000000001" table:style-name="ce2">
            <text:p>3,20202</text:p>
          </table:table-cell>
          <table:table-cell office:value-type="float" office:value="6.0427346410206972E-2" table:formula="of:=  ABS( PI() -[Arkusz2.$C1189])" table:style-name="ce1">
            <text:p>0,06042734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7" table:style-name="ce1">
            <text:p>27</text:p>
          </table:table-cell>
          <table:table-cell office:value-type="float" office:value="3.1993299999999998" table:style-name="ce2">
            <text:p>3,19933</text:p>
          </table:table-cell>
          <table:table-cell office:value-type="float" office:value="5.7737346410206669E-2" table:formula="of:=  ABS( PI() -[Arkusz2.$C1190])" table:style-name="ce1">
            <text:p>0,057737346</text:p>
          </table:table-cell>
          <table:table-cell table:number-columns-repeated="16380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356" table:style-name="ce1">
            <text:p>356</text:p>
          </table:table-cell>
          <table:table-cell office:value-type="float" office:value="3.1966399999999999" table:style-name="ce2">
            <text:p>3,19664</text:p>
          </table:table-cell>
          <table:table-cell office:value-type="float" office:value="5.504734641020681E-2" table:formula="of:=  ABS( PI() -[Arkusz2.$C1191])" table:style-name="ce1">
            <text:p>0,05504734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14" table:style-name="ce1">
            <text:p>314</text:p>
          </table:table-cell>
          <table:table-cell office:value-type="float" office:value="3.1973099999999999" table:style-name="ce2">
            <text:p>3,19731</text:p>
          </table:table-cell>
          <table:table-cell office:value-type="float" office:value="5.5717346410206758E-2" table:formula="of:=  ABS( PI() -[Arkusz2.$C1192])" table:style-name="ce1">
            <text:p>0,055717346</text:p>
          </table:table-cell>
          <table:table-cell table:number-columns-repeated="16380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148" table:style-name="ce1">
            <text:p>148</text:p>
          </table:table-cell>
          <table:table-cell office:value-type="float" office:value="3.1979899999999999" table:style-name="ce2">
            <text:p>3,19799</text:p>
          </table:table-cell>
          <table:table-cell office:value-type="float" office:value="5.6397346410206772E-2" table:formula="of:=  ABS( PI() -[Arkusz2.$C1193])" table:style-name="ce1">
            <text:p>0,056397346</text:p>
          </table:table-cell>
          <table:table-cell table:number-columns-repeated="16380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336" table:style-name="ce1">
            <text:p>336</text:p>
          </table:table-cell>
          <table:table-cell office:value-type="float" office:value="3.1953100000000001" table:style-name="ce2">
            <text:p>3,19531</text:p>
          </table:table-cell>
          <table:table-cell office:value-type="float" office:value="5.3717346410206979E-2" table:formula="of:=  ABS( PI() -[Arkusz2.$C1194])" table:style-name="ce1">
            <text:p>0,05371734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97" table:style-name="ce1">
            <text:p>297</text:p>
          </table:table-cell>
          <table:table-cell office:value-type="float" office:value="3.19598" table:style-name="ce2">
            <text:p>3,19598</text:p>
          </table:table-cell>
          <table:table-cell office:value-type="float" office:value="5.4387346410206927E-2" table:formula="of:=  ABS( PI() -[Arkusz2.$C1195])" table:style-name="ce1">
            <text:p>0,054387346</text:p>
          </table:table-cell>
          <table:table-cell table:number-columns-repeated="16380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39" table:style-name="ce1">
            <text:p>39</text:p>
          </table:table-cell>
          <table:table-cell office:value-type="float" office:value="3.1933099999999999" table:style-name="ce2">
            <text:p>3,19331</text:p>
          </table:table-cell>
          <table:table-cell office:value-type="float" office:value="5.1717346410206755E-2" table:formula="of:=  ABS( PI() -[Arkusz2.$C1196])" table:style-name="ce1">
            <text:p>0,05171734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0" table:style-name="ce1">
            <text:p>50</text:p>
          </table:table-cell>
          <table:table-cell office:value-type="float" office:value="3.1939799999999998" table:style-name="ce2">
            <text:p>3,19398</text:p>
          </table:table-cell>
          <table:table-cell office:value-type="float" office:value="5.2387346410206703E-2" table:formula="of:=  ABS( PI() -[Arkusz2.$C1197])" table:style-name="ce1">
            <text:p>0,052387346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52" table:style-name="ce1">
            <text:p>252</text:p>
          </table:table-cell>
          <table:table-cell office:value-type="float" office:value="3.1946500000000002" table:style-name="ce2">
            <text:p>3,19465</text:p>
          </table:table-cell>
          <table:table-cell office:value-type="float" office:value="5.3057346410207096E-2" table:formula="of:=  ABS( PI() -[Arkusz2.$C1198])" table:style-name="ce1">
            <text:p>0,053057346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42" table:style-name="ce1">
            <text:p>142</text:p>
          </table:table-cell>
          <table:table-cell office:value-type="float" office:value="3.1953299999999998" table:style-name="ce2">
            <text:p>3,19533</text:p>
          </table:table-cell>
          <table:table-cell office:value-type="float" office:value="5.3737346410206666E-2" table:formula="of:=  ABS( PI() -[Arkusz2.$C1199])" table:style-name="ce1">
            <text:p>0,053737346</text:p>
          </table:table-cell>
          <table:table-cell table:number-columns-repeated="16380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70" table:style-name="ce1">
            <text:p>70</text:p>
          </table:table-cell>
          <table:table-cell office:value-type="float" office:value="3.1960000000000002" table:style-name="ce2">
            <text:p>3,196</text:p>
          </table:table-cell>
          <table:table-cell office:value-type="float" office:value="5.4407346410207058E-2" table:formula="of:=  ABS( PI() -[Arkusz2.$C1200])" table:style-name="ce1">
            <text:p>0,054407346</text:p>
          </table:table-cell>
          <table:table-cell table:number-columns-repeated="16380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319" table:style-name="ce1">
            <text:p>319</text:p>
          </table:table-cell>
          <table:table-cell office:value-type="float" office:value="3.1966700000000001" table:style-name="ce2">
            <text:p>3,19667</text:p>
          </table:table-cell>
          <table:table-cell office:value-type="float" office:value="5.5077346410207006E-2" table:formula="of:=  ABS( PI() -[Arkusz2.$C1201])" table:style-name="ce1">
            <text:p>0,055077346</text:p>
          </table:table-cell>
          <table:table-cell table:number-columns-repeated="16380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234" table:style-name="ce1">
            <text:p>234</text:p>
          </table:table-cell>
          <table:table-cell office:value-type="float" office:value="3.1973400000000001" table:style-name="ce2">
            <text:p>3,19734</text:p>
          </table:table-cell>
          <table:table-cell office:value-type="float" office:value="5.5747346410206955E-2" table:formula="of:=  ABS( PI() -[Arkusz2.$C1202])" table:style-name="ce1">
            <text:p>0,05574734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15" table:style-name="ce1">
            <text:p>215</text:p>
          </table:table-cell>
          <table:table-cell office:value-type="float" office:value="3.198" table:style-name="ce2">
            <text:p>3,198</text:p>
          </table:table-cell>
          <table:table-cell office:value-type="float" office:value="5.6407346410206838E-2" table:formula="of:=  ABS( PI() -[Arkusz2.$C1203])" table:style-name="ce1">
            <text:p>0,056407346</text:p>
          </table:table-cell>
          <table:table-cell table:number-columns-repeated="16380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183" table:style-name="ce1">
            <text:p>183</text:p>
          </table:table-cell>
          <table:table-cell office:value-type="float" office:value="3.1986699999999999" table:style-name="ce2">
            <text:p>3,19867</text:p>
          </table:table-cell>
          <table:table-cell office:value-type="float" office:value="5.7077346410206786E-2" table:formula="of:=  ABS( PI() -[Arkusz2.$C1204])" table:style-name="ce1">
            <text:p>0,057077346</text:p>
          </table:table-cell>
          <table:table-cell table:number-columns-repeated="16380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98" table:style-name="ce1">
            <text:p>198</text:p>
          </table:table-cell>
          <table:table-cell office:value-type="float" office:value="3.1993399999999999" table:style-name="ce2">
            <text:p>3,19934</text:p>
          </table:table-cell>
          <table:table-cell office:value-type="float" office:value="5.7747346410206735E-2" table:formula="of:=  ABS( PI() -[Arkusz2.$C1205])" table:style-name="ce1">
            <text:p>0,057747346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83" table:style-name="ce1">
            <text:p>283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1206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5" table:style-name="ce1">
            <text:p>135</text:p>
          </table:table-cell>
          <table:table-cell office:value-type="float" office:value="3.1973500000000001" table:style-name="ce2">
            <text:p>3,19735</text:p>
          </table:table-cell>
          <table:table-cell office:value-type="float" office:value="5.575734641020702E-2" table:formula="of:=  ABS( PI() -[Arkusz2.$C1207])" table:style-name="ce1">
            <text:p>0,055757346</text:p>
          </table:table-cell>
          <table:table-cell table:number-columns-repeated="1638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194" table:style-name="ce1">
            <text:p>194</text:p>
          </table:table-cell>
          <table:table-cell office:value-type="float" office:value="3.19801" table:style-name="ce2">
            <text:p>3,19801</text:p>
          </table:table-cell>
          <table:table-cell office:value-type="float" office:value="5.6417346410206903E-2" table:formula="of:=  ABS( PI() -[Arkusz2.$C1208])" table:style-name="ce1">
            <text:p>0,05641734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05" table:style-name="ce1">
            <text:p>105</text:p>
          </table:table-cell>
          <table:table-cell office:value-type="float" office:value="3.19868" table:style-name="ce2">
            <text:p>3,19868</text:p>
          </table:table-cell>
          <table:table-cell office:value-type="float" office:value="5.7087346410206852E-2" table:formula="of:=  ABS( PI() -[Arkusz2.$C1209])" table:style-name="ce1">
            <text:p>0,057087346</text:p>
          </table:table-cell>
          <table:table-cell table:number-columns-repeated="16380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189" table:style-name="ce1">
            <text:p>189</text:p>
          </table:table-cell>
          <table:table-cell office:value-type="float" office:value="3.1993399999999999" table:style-name="ce2">
            <text:p>3,19934</text:p>
          </table:table-cell>
          <table:table-cell office:value-type="float" office:value="5.7747346410206735E-2" table:formula="of:=  ABS( PI() -[Arkusz2.$C1210])" table:style-name="ce1">
            <text:p>0,057747346</text:p>
          </table:table-cell>
          <table:table-cell table:number-columns-repeated="16380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188" table:style-name="ce1">
            <text:p>188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1211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37" table:style-name="ce1">
            <text:p>37</text:p>
          </table:table-cell>
          <table:table-cell office:value-type="float" office:value="3.2006600000000001" table:style-name="ce2">
            <text:p>3,20066</text:p>
          </table:table-cell>
          <table:table-cell office:value-type="float" office:value="5.9067346410206945E-2" table:formula="of:=  ABS( PI() -[Arkusz2.$C1212])" table:style-name="ce1">
            <text:p>0,059067346</text:p>
          </table:table-cell>
          <table:table-cell table:number-columns-repeated="16380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315" table:style-name="ce1">
            <text:p>315</text:p>
          </table:table-cell>
          <table:table-cell office:value-type="float" office:value="3.2013199999999999" table:style-name="ce2">
            <text:p>3,20132</text:p>
          </table:table-cell>
          <table:table-cell office:value-type="float" office:value="5.9727346410206827E-2" table:formula="of:=  ABS( PI() -[Arkusz2.$C1213])" table:style-name="ce1">
            <text:p>0,05972734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07" table:style-name="ce1">
            <text:p>107</text:p>
          </table:table-cell>
          <table:table-cell office:value-type="float" office:value="3.2019799999999998" table:style-name="ce2">
            <text:p>3,20198</text:p>
          </table:table-cell>
          <table:table-cell office:value-type="float" office:value="6.038734641020671E-2" table:formula="of:=  ABS( PI() -[Arkusz2.$C1214])" table:style-name="ce1">
            <text:p>0,06038734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60" table:style-name="ce1">
            <text:p>60</text:p>
          </table:table-cell>
          <table:table-cell office:value-type="float" office:value="3.2026400000000002" table:style-name="ce2">
            <text:p>3,20264</text:p>
          </table:table-cell>
          <table:table-cell office:value-type="float" office:value="6.1047346410207037E-2" table:formula="of:=  ABS( PI() -[Arkusz2.$C1215])" table:style-name="ce1">
            <text:p>0,06104734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93" table:style-name="ce1">
            <text:p>193</text:p>
          </table:table-cell>
          <table:table-cell office:value-type="float" office:value="3.20329" table:style-name="ce2">
            <text:p>3,20329</text:p>
          </table:table-cell>
          <table:table-cell office:value-type="float" office:value="6.1697346410206855E-2" table:formula="of:=  ABS( PI() -[Arkusz2.$C1216])" table:style-name="ce1">
            <text:p>0,061697346</text:p>
          </table:table-cell>
          <table:table-cell table:number-columns-repeated="16380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158" table:style-name="ce1">
            <text:p>158</text:p>
          </table:table-cell>
          <table:table-cell office:value-type="float" office:value="3.2039499999999999" table:style-name="ce2">
            <text:p>3,20395</text:p>
          </table:table-cell>
          <table:table-cell office:value-type="float" office:value="6.2357346410206738E-2" table:formula="of:=  ABS( PI() -[Arkusz2.$C1217])" table:style-name="ce1">
            <text:p>0,062357346</text:p>
          </table:table-cell>
          <table:table-cell table:number-columns-repeated="16380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241" table:style-name="ce1">
            <text:p>241</text:p>
          </table:table-cell>
          <table:table-cell office:value-type="float" office:value="3.2046000000000001" table:style-name="ce2">
            <text:p>3,2046</text:p>
          </table:table-cell>
          <table:table-cell office:value-type="float" office:value="6.3007346410206999E-2" table:formula="of:=  ABS( PI() -[Arkusz2.$C1218])" table:style-name="ce1">
            <text:p>0,063007346</text:p>
          </table:table-cell>
          <table:table-cell table:number-columns-repeated="16380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260" table:style-name="ce1">
            <text:p>260</text:p>
          </table:table-cell>
          <table:table-cell office:value-type="float" office:value="3.2052499999999999" table:style-name="ce2">
            <text:p>3,20525</text:p>
          </table:table-cell>
          <table:table-cell office:value-type="float" office:value="6.3657346410206817E-2" table:formula="of:=  ABS( PI() -[Arkusz2.$C1219])" table:style-name="ce1">
            <text:p>0,06365734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6" table:style-name="ce1">
            <text:p>26</text:p>
          </table:table-cell>
          <table:table-cell office:value-type="float" office:value="3.2026300000000001" table:style-name="ce2">
            <text:p>3,20263</text:p>
          </table:table-cell>
          <table:table-cell office:value-type="float" office:value="6.1037346410206972E-2" table:formula="of:=  ABS( PI() -[Arkusz2.$C1220])" table:style-name="ce1">
            <text:p>0,061037346</text:p>
          </table:table-cell>
          <table:table-cell table:number-columns-repeated="16380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275" table:style-name="ce1">
            <text:p>275</text:p>
          </table:table-cell>
          <table:table-cell office:value-type="float" office:value="3.2032799999999999" table:style-name="ce2">
            <text:p>3,20328</text:p>
          </table:table-cell>
          <table:table-cell office:value-type="float" office:value="6.1687346410206789E-2" table:formula="of:=  ABS( PI() -[Arkusz2.$C1221])" table:style-name="ce1">
            <text:p>0,061687346</text:p>
          </table:table-cell>
          <table:table-cell table:number-columns-repeated="16380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306" table:style-name="ce1">
            <text:p>306</text:p>
          </table:table-cell>
          <table:table-cell office:value-type="float" office:value="3.2039300000000002" table:style-name="ce2">
            <text:p>3,20393</text:p>
          </table:table-cell>
          <table:table-cell office:value-type="float" office:value="6.2337346410207051E-2" table:formula="of:=  ABS( PI() -[Arkusz2.$C1222])" table:style-name="ce1">
            <text:p>0,062337346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0" table:style-name="ce1">
            <text:p>50</text:p>
          </table:table-cell>
          <table:table-cell office:value-type="float" office:value="3.20458" table:style-name="ce2">
            <text:p>3,20458</text:p>
          </table:table-cell>
          <table:table-cell office:value-type="float" office:value="6.2987346410206868E-2" table:formula="of:=  ABS( PI() -[Arkusz2.$C1223])" table:style-name="ce1">
            <text:p>0,062987346</text:p>
          </table:table-cell>
          <table:table-cell table:number-columns-repeated="16380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362" table:style-name="ce1">
            <text:p>362</text:p>
          </table:table-cell>
          <table:table-cell office:value-type="float" office:value="3.2019600000000001" table:style-name="ce2">
            <text:p>3,20196</text:p>
          </table:table-cell>
          <table:table-cell office:value-type="float" office:value="6.0367346410207023E-2" table:formula="of:=  ABS( PI() -[Arkusz2.$C1224])" table:style-name="ce1">
            <text:p>0,060367346</text:p>
          </table:table-cell>
          <table:table-cell table:number-columns-repeated="16380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243" table:style-name="ce1">
            <text:p>243</text:p>
          </table:table-cell>
          <table:table-cell office:value-type="float" office:value="3.20261" table:style-name="ce2">
            <text:p>3,20261</text:p>
          </table:table-cell>
          <table:table-cell office:value-type="float" office:value="6.1017346410206841E-2" table:formula="of:=  ABS( PI() -[Arkusz2.$C1225])" table:style-name="ce1">
            <text:p>0,06101734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56" table:style-name="ce1">
            <text:p>356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1226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8" table:style-name="ce1">
            <text:p>68</text:p>
          </table:table-cell>
          <table:table-cell office:value-type="float" office:value="3.19739" table:style-name="ce2">
            <text:p>3,19739</text:p>
          </table:table-cell>
          <table:table-cell office:value-type="float" office:value="5.5797346410206838E-2" table:formula="of:=  ABS( PI() -[Arkusz2.$C1227])" table:style-name="ce1">
            <text:p>0,05579734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71" table:style-name="ce1">
            <text:p>271</text:p>
          </table:table-cell>
          <table:table-cell office:value-type="float" office:value="3.1980400000000002" table:style-name="ce2">
            <text:p>3,19804</text:p>
          </table:table-cell>
          <table:table-cell office:value-type="float" office:value="5.64473464102071E-2" table:formula="of:=  ABS( PI() -[Arkusz2.$C1228])" table:style-name="ce1">
            <text:p>0,05644734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office:value-type="float" office:value="3.1954400000000001" table:style-name="ce2">
            <text:p>3,19544</text:p>
          </table:table-cell>
          <table:table-cell office:value-type="float" office:value="5.3847346410206942E-2" table:formula="of:=  ABS( PI() -[Arkusz2.$C1229])" table:style-name="ce1">
            <text:p>0,053847346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11" table:style-name="ce1">
            <text:p>211</text:p>
          </table:table-cell>
          <table:table-cell office:value-type="float" office:value="3.1960899999999999" table:style-name="ce2">
            <text:p>3,19609</text:p>
          </table:table-cell>
          <table:table-cell office:value-type="float" office:value="5.449734641020676E-2" table:formula="of:=  ABS( PI() -[Arkusz2.$C1230])" table:style-name="ce1">
            <text:p>0,054497346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03" table:style-name="ce1">
            <text:p>303</text:p>
          </table:table-cell>
          <table:table-cell office:value-type="float" office:value="3.1967500000000002" table:style-name="ce2">
            <text:p>3,19675</text:p>
          </table:table-cell>
          <table:table-cell office:value-type="float" office:value="5.5157346410207087E-2" table:formula="of:=  ABS( PI() -[Arkusz2.$C1231])" table:style-name="ce1">
            <text:p>0,05515734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8" table:style-name="ce1">
            <text:p>88</text:p>
          </table:table-cell>
          <table:table-cell office:value-type="float" office:value="3.19415" table:style-name="ce2">
            <text:p>3,19415</text:p>
          </table:table-cell>
          <table:table-cell office:value-type="float" office:value="5.2557346410206929E-2" table:formula="of:=  ABS( PI() -[Arkusz2.$C1232])" table:style-name="ce1">
            <text:p>0,05255734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0" table:style-name="ce1">
            <text:p>210</text:p>
          </table:table-cell>
          <table:table-cell office:value-type="float" office:value="3.1948099999999999" table:style-name="ce2">
            <text:p>3,19481</text:p>
          </table:table-cell>
          <table:table-cell office:value-type="float" office:value="5.3217346410206812E-2" table:formula="of:=  ABS( PI() -[Arkusz2.$C1233])" table:style-name="ce1">
            <text:p>0,05321734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60" table:style-name="ce1">
            <text:p>360</text:p>
          </table:table-cell>
          <table:table-cell office:value-type="float" office:value="3.1954600000000002" table:style-name="ce2">
            <text:p>3,19546</text:p>
          </table:table-cell>
          <table:table-cell office:value-type="float" office:value="5.3867346410207073E-2" table:formula="of:=  ABS( PI() -[Arkusz2.$C1234])" table:style-name="ce1">
            <text:p>0,05386734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88" table:style-name="ce1">
            <text:p>388</text:p>
          </table:table-cell>
          <table:table-cell office:value-type="float" office:value="3.19611" table:style-name="ce2">
            <text:p>3,19611</text:p>
          </table:table-cell>
          <table:table-cell office:value-type="float" office:value="5.4517346410206891E-2" table:formula="of:=  ABS( PI() -[Arkusz2.$C1235])" table:style-name="ce1">
            <text:p>0,05451734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office:value-type="float" office:value="3.1967599999999998" table:style-name="ce2">
            <text:p>3,19676</text:p>
          </table:table-cell>
          <table:table-cell office:value-type="float" office:value="5.5167346410206708E-2" table:formula="of:=  ABS( PI() -[Arkusz2.$C1236])" table:style-name="ce1">
            <text:p>0,055167346</text:p>
          </table:table-cell>
          <table:table-cell table:number-columns-repeated="16380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377" table:style-name="ce1">
            <text:p>377</text:p>
          </table:table-cell>
          <table:table-cell office:value-type="float" office:value="3.1941700000000002" table:style-name="ce2">
            <text:p>3,19417</text:p>
          </table:table-cell>
          <table:table-cell office:value-type="float" office:value="5.257734641020706E-2" table:formula="of:=  ABS( PI() -[Arkusz2.$C1237])" table:style-name="ce1">
            <text:p>0,05257734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61" table:style-name="ce1">
            <text:p>161</text:p>
          </table:table-cell>
          <table:table-cell office:value-type="float" office:value="3.1948300000000001" table:style-name="ce2">
            <text:p>3,19483</text:p>
          </table:table-cell>
          <table:table-cell office:value-type="float" office:value="5.3237346410206943E-2" table:formula="of:=  ABS( PI() -[Arkusz2.$C1238])" table:style-name="ce1">
            <text:p>0,053237346</text:p>
          </table:table-cell>
          <table:table-cell table:number-columns-repeated="16380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190" table:style-name="ce1">
            <text:p>190</text:p>
          </table:table-cell>
          <table:table-cell office:value-type="float" office:value="3.1954799999999999" table:style-name="ce2">
            <text:p>3,19548</text:p>
          </table:table-cell>
          <table:table-cell office:value-type="float" office:value="5.388734641020676E-2" table:formula="of:=  ABS( PI() -[Arkusz2.$C1239])" table:style-name="ce1">
            <text:p>0,053887346</text:p>
          </table:table-cell>
          <table:table-cell table:number-columns-repeated="16380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16" table:style-name="ce1">
            <text:p>116</text:p>
          </table:table-cell>
          <table:table-cell office:value-type="float" office:value="3.1961300000000001" table:style-name="ce2">
            <text:p>3,19613</text:p>
          </table:table-cell>
          <table:table-cell office:value-type="float" office:value="5.4537346410207022E-2" table:formula="of:=  ABS( PI() -[Arkusz2.$C1240])" table:style-name="ce1">
            <text:p>0,054537346</text:p>
          </table:table-cell>
          <table:table-cell table:number-columns-repeated="16380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6" table:style-name="ce1">
            <text:p>26</text:p>
          </table:table-cell>
          <table:table-cell office:value-type="float" office:value="3.1967699999999999" table:style-name="ce2">
            <text:p>3,19677</text:p>
          </table:table-cell>
          <table:table-cell office:value-type="float" office:value="5.5177346410206773E-2" table:formula="of:=  ABS( PI() -[Arkusz2.$C1241])" table:style-name="ce1">
            <text:p>0,05517734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19" table:style-name="ce1">
            <text:p>219</text:p>
          </table:table-cell>
          <table:table-cell office:value-type="float" office:value="3.1974200000000002" table:style-name="ce2">
            <text:p>3,19742</text:p>
          </table:table-cell>
          <table:table-cell office:value-type="float" office:value="5.5827346410207035E-2" table:formula="of:=  ABS( PI() -[Arkusz2.$C1242])" table:style-name="ce1">
            <text:p>0,055827346</text:p>
          </table:table-cell>
          <table:table-cell table:number-columns-repeated="1638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44" table:style-name="ce1">
            <text:p>244</text:p>
          </table:table-cell>
          <table:table-cell office:value-type="float" office:value="3.19807" table:style-name="ce2">
            <text:p>3,19807</text:p>
          </table:table-cell>
          <table:table-cell office:value-type="float" office:value="5.6477346410206852E-2" table:formula="of:=  ABS( PI() -[Arkusz2.$C1243])" table:style-name="ce1">
            <text:p>0,056477346</text:p>
          </table:table-cell>
          <table:table-cell table:number-columns-repeated="16380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52" table:style-name="ce1">
            <text:p>52</text:p>
          </table:table-cell>
          <table:table-cell office:value-type="float" office:value="3.1987100000000002" table:style-name="ce2">
            <text:p>3,19871</text:p>
          </table:table-cell>
          <table:table-cell office:value-type="float" office:value="5.7117346410207048E-2" table:formula="of:=  ABS( PI() -[Arkusz2.$C1244])" table:style-name="ce1">
            <text:p>0,057117346</text:p>
          </table:table-cell>
          <table:table-cell table:number-columns-repeated="16380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200" table:style-name="ce1">
            <text:p>200</text:p>
          </table:table-cell>
          <table:table-cell office:value-type="float" office:value="3.19936" table:style-name="ce2">
            <text:p>3,19936</text:p>
          </table:table-cell>
          <table:table-cell office:value-type="float" office:value="5.7767346410206866E-2" table:formula="of:=  ABS( PI() -[Arkusz2.$C1245])" table:style-name="ce1">
            <text:p>0,057767346</text:p>
          </table:table-cell>
          <table:table-cell table:number-columns-repeated="16380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375" table:style-name="ce1">
            <text:p>375</text:p>
          </table:table-cell>
          <table:table-cell office:value-type="float" office:value="3.19679" table:style-name="ce2">
            <text:p>3,19679</text:p>
          </table:table-cell>
          <table:table-cell office:value-type="float" office:value="5.5197346410206904E-2" table:formula="of:=  ABS( PI() -[Arkusz2.$C1246])" table:style-name="ce1">
            <text:p>0,055197346</text:p>
          </table:table-cell>
          <table:table-cell table:number-columns-repeated="16380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23" table:style-name="ce1">
            <text:p>23</text:p>
          </table:table-cell>
          <table:table-cell office:value-type="float" office:value="3.1942200000000001" table:style-name="ce2">
            <text:p>3,19422</text:p>
          </table:table-cell>
          <table:table-cell office:value-type="float" office:value="5.2627346410206943E-2" table:formula="of:=  ABS( PI() -[Arkusz2.$C1247])" table:style-name="ce1">
            <text:p>0,05262734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25" table:style-name="ce1">
            <text:p>325</text:p>
          </table:table-cell>
          <table:table-cell office:value-type="float" office:value="3.1916600000000002" table:style-name="ce2">
            <text:p>3,19166</text:p>
          </table:table-cell>
          <table:table-cell office:value-type="float" office:value="5.0067346410207048E-2" table:formula="of:=  ABS( PI() -[Arkusz2.$C1248])" table:style-name="ce1">
            <text:p>0,05006734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99" table:style-name="ce1">
            <text:p>299</text:p>
          </table:table-cell>
          <table:table-cell office:value-type="float" office:value="3.19231" table:style-name="ce2">
            <text:p>3,19231</text:p>
          </table:table-cell>
          <table:table-cell office:value-type="float" office:value="5.0717346410206865E-2" table:formula="of:=  ABS( PI() -[Arkusz2.$C1249])" table:style-name="ce1">
            <text:p>0,05071734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43" table:style-name="ce1">
            <text:p>143</text:p>
          </table:table-cell>
          <table:table-cell office:value-type="float" office:value="3.1929500000000002" table:style-name="ce2">
            <text:p>3,19295</text:p>
          </table:table-cell>
          <table:table-cell office:value-type="float" office:value="5.1357346410207061E-2" table:formula="of:=  ABS( PI() -[Arkusz2.$C1250])" table:style-name="ce1">
            <text:p>0,051357346</text:p>
          </table:table-cell>
          <table:table-cell table:number-columns-repeated="16380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246" table:style-name="ce1">
            <text:p>246</text:p>
          </table:table-cell>
          <table:table-cell office:value-type="float" office:value="3.1936" table:style-name="ce2">
            <text:p>3,1936</text:p>
          </table:table-cell>
          <table:table-cell office:value-type="float" office:value="5.2007346410206878E-2" table:formula="of:=  ABS( PI() -[Arkusz2.$C1251])" table:style-name="ce1">
            <text:p>0,052007346</text:p>
          </table:table-cell>
          <table:table-cell table:number-columns-repeated="16380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25" table:style-name="ce1">
            <text:p>25</text:p>
          </table:table-cell>
          <table:table-cell office:value-type="float" office:value="3.1910500000000002" table:style-name="ce2">
            <text:p>3,19105</text:p>
          </table:table-cell>
          <table:table-cell office:value-type="float" office:value="4.9457346410207048E-2" table:formula="of:=  ABS( PI() -[Arkusz2.$C1252])" table:style-name="ce1">
            <text:p>0,049457346</text:p>
          </table:table-cell>
          <table:table-cell table:number-columns-repeated="16380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110" table:style-name="ce1">
            <text:p>110</text:p>
          </table:table-cell>
          <table:table-cell office:value-type="float" office:value="3.1916899999999999" table:style-name="ce2">
            <text:p>3,19169</text:p>
          </table:table-cell>
          <table:table-cell office:value-type="float" office:value="5.00973464102068E-2" table:formula="of:=  ABS( PI() -[Arkusz2.$C1253])" table:style-name="ce1">
            <text:p>0,050097346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66" table:style-name="ce1">
            <text:p>166</text:p>
          </table:table-cell>
          <table:table-cell office:value-type="float" office:value="3.1923400000000002" table:style-name="ce2">
            <text:p>3,19234</text:p>
          </table:table-cell>
          <table:table-cell office:value-type="float" office:value="5.0747346410207061E-2" table:formula="of:=  ABS( PI() -[Arkusz2.$C1254])" table:style-name="ce1">
            <text:p>0,05074734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6" table:style-name="ce1">
            <text:p>206</text:p>
          </table:table-cell>
          <table:table-cell office:value-type="float" office:value="3.1929799999999999" table:style-name="ce2">
            <text:p>3,19298</text:p>
          </table:table-cell>
          <table:table-cell office:value-type="float" office:value="5.1387346410206813E-2" table:formula="of:=  ABS( PI() -[Arkusz2.$C1255])" table:style-name="ce1">
            <text:p>0,05138734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11" table:style-name="ce1">
            <text:p>311</text:p>
          </table:table-cell>
          <table:table-cell office:value-type="float" office:value="3.1936300000000002" table:style-name="ce2">
            <text:p>3,19363</text:p>
          </table:table-cell>
          <table:table-cell office:value-type="float" office:value="5.2037346410207075E-2" table:formula="of:=  ABS( PI() -[Arkusz2.$C1256])" table:style-name="ce1">
            <text:p>0,052037346</text:p>
          </table:table-cell>
          <table:table-cell table:number-columns-repeated="1638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211" table:style-name="ce1">
            <text:p>211</text:p>
          </table:table-cell>
          <table:table-cell office:value-type="float" office:value="3.1942699999999999" table:style-name="ce2">
            <text:p>3,19427</text:p>
          </table:table-cell>
          <table:table-cell office:value-type="float" office:value="5.2677346410206827E-2" table:formula="of:=  ABS( PI() -[Arkusz2.$C1257])" table:style-name="ce1">
            <text:p>0,052677346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336" table:style-name="ce1">
            <text:p>336</text:p>
          </table:table-cell>
          <table:table-cell office:value-type="float" office:value="3.1949100000000001" table:style-name="ce2">
            <text:p>3,19491</text:p>
          </table:table-cell>
          <table:table-cell office:value-type="float" office:value="5.3317346410207023E-2" table:formula="of:=  ABS( PI() -[Arkusz2.$C1258])" table:style-name="ce1">
            <text:p>0,05331734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56" table:style-name="ce1">
            <text:p>156</text:p>
          </table:table-cell>
          <table:table-cell office:value-type="float" office:value="3.1955499999999999" table:style-name="ce2">
            <text:p>3,19555</text:p>
          </table:table-cell>
          <table:table-cell office:value-type="float" office:value="5.3957346410206775E-2" table:formula="of:=  ABS( PI() -[Arkusz2.$C1259])" table:style-name="ce1">
            <text:p>0,053957346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3" table:style-name="ce1">
            <text:p>3</text:p>
          </table:table-cell>
          <table:table-cell office:value-type="float" office:value="3.1961900000000001" table:style-name="ce2">
            <text:p>3,19619</text:p>
          </table:table-cell>
          <table:table-cell office:value-type="float" office:value="5.4597346410206971E-2" table:formula="of:=  ABS( PI() -[Arkusz2.$C1260])" table:style-name="ce1">
            <text:p>0,054597346</text:p>
          </table:table-cell>
          <table:table-cell table:number-columns-repeated="16380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231" table:style-name="ce1">
            <text:p>231</text:p>
          </table:table-cell>
          <table:table-cell office:value-type="float" office:value="3.1968299999999998" table:style-name="ce2">
            <text:p>3,19683</text:p>
          </table:table-cell>
          <table:table-cell office:value-type="float" office:value="5.5237346410206722E-2" table:formula="of:=  ABS( PI() -[Arkusz2.$C1261])" table:style-name="ce1">
            <text:p>0,05523734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94" table:style-name="ce1">
            <text:p>294</text:p>
          </table:table-cell>
          <table:table-cell office:value-type="float" office:value="3.19746" table:style-name="ce2">
            <text:p>3,19746</text:p>
          </table:table-cell>
          <table:table-cell office:value-type="float" office:value="5.5867346410206853E-2" table:formula="of:=  ABS( PI() -[Arkusz2.$C1262])" table:style-name="ce1">
            <text:p>0,05586734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70" table:style-name="ce1">
            <text:p>170</text:p>
          </table:table-cell>
          <table:table-cell office:value-type="float" office:value="3.1981000000000002" table:style-name="ce2">
            <text:p>3,1981</text:p>
          </table:table-cell>
          <table:table-cell office:value-type="float" office:value="5.6507346410207049E-2" table:formula="of:=  ABS( PI() -[Arkusz2.$C1263])" table:style-name="ce1">
            <text:p>0,056507346</text:p>
          </table:table-cell>
          <table:table-cell table:number-columns-repeated="16380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103" table:style-name="ce1">
            <text:p>103</text:p>
          </table:table-cell>
          <table:table-cell office:value-type="float" office:value="3.1987299999999999" table:style-name="ce2">
            <text:p>3,19873</text:p>
          </table:table-cell>
          <table:table-cell office:value-type="float" office:value="5.7137346410206735E-2" table:formula="of:=  ABS( PI() -[Arkusz2.$C1264])" table:style-name="ce1">
            <text:p>0,05713734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36" table:style-name="ce1">
            <text:p>136</text:p>
          </table:table-cell>
          <table:table-cell office:value-type="float" office:value="3.19937" table:style-name="ce2">
            <text:p>3,19937</text:p>
          </table:table-cell>
          <table:table-cell office:value-type="float" office:value="5.7777346410206931E-2" table:formula="of:=  ABS( PI() -[Arkusz2.$C1265])" table:style-name="ce1">
            <text:p>0,057777346</text:p>
          </table:table-cell>
          <table:table-cell table:number-columns-repeated="16380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44" table:style-name="ce1">
            <text:p>144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1266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377" table:style-name="ce1">
            <text:p>377</text:p>
          </table:table-cell>
          <table:table-cell office:value-type="float" office:value="3.19747" table:style-name="ce2">
            <text:p>3,19747</text:p>
          </table:table-cell>
          <table:table-cell office:value-type="float" office:value="5.5877346410206918E-2" table:formula="of:=  ABS( PI() -[Arkusz2.$C1267])" table:style-name="ce1">
            <text:p>0,055877346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78" table:style-name="ce1">
            <text:p>78</text:p>
          </table:table-cell>
          <table:table-cell office:value-type="float" office:value="3.1981099999999998" table:style-name="ce2">
            <text:p>3,19811</text:p>
          </table:table-cell>
          <table:table-cell office:value-type="float" office:value="5.651734641020667E-2" table:formula="of:=  ABS( PI() -[Arkusz2.$C1268])" table:style-name="ce1">
            <text:p>0,05651734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02" table:style-name="ce1">
            <text:p>202</text:p>
          </table:table-cell>
          <table:table-cell office:value-type="float" office:value="3.1987399999999999" table:style-name="ce2">
            <text:p>3,19874</text:p>
          </table:table-cell>
          <table:table-cell office:value-type="float" office:value="5.7147346410206801E-2" table:formula="of:=  ABS( PI() -[Arkusz2.$C1269])" table:style-name="ce1">
            <text:p>0,05714734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49" table:style-name="ce1">
            <text:p>149</text:p>
          </table:table-cell>
          <table:table-cell office:value-type="float" office:value="3.19937" table:style-name="ce2">
            <text:p>3,19937</text:p>
          </table:table-cell>
          <table:table-cell office:value-type="float" office:value="5.7777346410206931E-2" table:formula="of:=  ABS( PI() -[Arkusz2.$C1270])" table:style-name="ce1">
            <text:p>0,05777734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04" table:style-name="ce1">
            <text:p>104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1271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45" table:style-name="ce1">
            <text:p>245</text:p>
          </table:table-cell>
          <table:table-cell office:value-type="float" office:value="3.2006299999999999" table:style-name="ce2">
            <text:p>3,20063</text:p>
          </table:table-cell>
          <table:table-cell office:value-type="float" office:value="5.9037346410206748E-2" table:formula="of:=  ABS( PI() -[Arkusz2.$C1272])" table:style-name="ce1">
            <text:p>0,05903734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52" table:style-name="ce1">
            <text:p>152</text:p>
          </table:table-cell>
          <table:table-cell office:value-type="float" office:value="3.20126" table:style-name="ce2">
            <text:p>3,20126</text:p>
          </table:table-cell>
          <table:table-cell office:value-type="float" office:value="5.9667346410206878E-2" table:formula="of:=  ABS( PI() -[Arkusz2.$C1273])" table:style-name="ce1">
            <text:p>0,05966734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86" table:style-name="ce1">
            <text:p>186</text:p>
          </table:table-cell>
          <table:table-cell office:value-type="float" office:value="3.2018900000000001" table:style-name="ce2">
            <text:p>3,20189</text:p>
          </table:table-cell>
          <table:table-cell office:value-type="float" office:value="6.0297346410207009E-2" table:formula="of:=  ABS( PI() -[Arkusz2.$C1274])" table:style-name="ce1">
            <text:p>0,06029734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07" table:style-name="ce1">
            <text:p>207</text:p>
          </table:table-cell>
          <table:table-cell office:value-type="float" office:value="3.2025100000000002" table:style-name="ce2">
            <text:p>3,20251</text:p>
          </table:table-cell>
          <table:table-cell office:value-type="float" office:value="6.0917346410207074E-2" table:formula="of:=  ABS( PI() -[Arkusz2.$C1275])" table:style-name="ce1">
            <text:p>0,06091734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62" table:style-name="ce1">
            <text:p>362</text:p>
          </table:table-cell>
          <table:table-cell office:value-type="float" office:value="3.2031399999999999" table:style-name="ce2">
            <text:p>3,20314</text:p>
          </table:table-cell>
          <table:table-cell office:value-type="float" office:value="6.154734641020676E-2" table:formula="of:=  ABS( PI() -[Arkusz2.$C1276])" table:style-name="ce1">
            <text:p>0,06154734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9" table:style-name="ce1">
            <text:p>209</text:p>
          </table:table-cell>
          <table:table-cell office:value-type="float" office:value="3.2037599999999999" table:style-name="ce2">
            <text:p>3,20376</text:p>
          </table:table-cell>
          <table:table-cell office:value-type="float" office:value="6.2167346410206825E-2" table:formula="of:=  ABS( PI() -[Arkusz2.$C1277])" table:style-name="ce1">
            <text:p>0,06216734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42" table:style-name="ce1">
            <text:p>142</text:p>
          </table:table-cell>
          <table:table-cell office:value-type="float" office:value="3.2043900000000001" table:style-name="ce2">
            <text:p>3,20439</text:p>
          </table:table-cell>
          <table:table-cell office:value-type="float" office:value="6.2797346410206956E-2" table:formula="of:=  ABS( PI() -[Arkusz2.$C1278])" table:style-name="ce1">
            <text:p>0,062797346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3" table:style-name="ce1">
            <text:p>23</text:p>
          </table:table-cell>
          <table:table-cell office:value-type="float" office:value="3.2050100000000001" table:style-name="ce2">
            <text:p>3,20501</text:p>
          </table:table-cell>
          <table:table-cell office:value-type="float" office:value="6.3417346410207021E-2" table:formula="of:=  ABS( PI() -[Arkusz2.$C1279])" table:style-name="ce1">
            <text:p>0,063417346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199" table:style-name="ce1">
            <text:p>199</text:p>
          </table:table-cell>
          <table:table-cell office:value-type="float" office:value="3.2056300000000002" table:style-name="ce2">
            <text:p>3,20563</text:p>
          </table:table-cell>
          <table:table-cell office:value-type="float" office:value="6.4037346410207086E-2" table:formula="of:=  ABS( PI() -[Arkusz2.$C1280])" table:style-name="ce1">
            <text:p>0,064037346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71" table:style-name="ce1">
            <text:p>71</text:p>
          </table:table-cell>
          <table:table-cell office:value-type="float" office:value="3.2062499999999998" table:style-name="ce2">
            <text:p>3,20625</text:p>
          </table:table-cell>
          <table:table-cell office:value-type="float" office:value="6.4657346410206706E-2" table:formula="of:=  ABS( PI() -[Arkusz2.$C1281])" table:style-name="ce1">
            <text:p>0,064657346</text:p>
          </table:table-cell>
          <table:table-cell table:number-columns-repeated="16380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209" table:style-name="ce1">
            <text:p>209</text:p>
          </table:table-cell>
          <table:table-cell office:value-type="float" office:value="3.2068699999999999" table:style-name="ce2">
            <text:p>3,20687</text:p>
          </table:table-cell>
          <table:table-cell office:value-type="float" office:value="6.5277346410206771E-2" table:formula="of:=  ABS( PI() -[Arkusz2.$C1282])" table:style-name="ce1">
            <text:p>0,065277346</text:p>
          </table:table-cell>
          <table:table-cell table:number-columns-repeated="1638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74" table:style-name="ce1">
            <text:p>74</text:p>
          </table:table-cell>
          <table:table-cell office:value-type="float" office:value="3.20749" table:style-name="ce2">
            <text:p>3,20749</text:p>
          </table:table-cell>
          <table:table-cell office:value-type="float" office:value="6.5897346410206836E-2" table:formula="of:=  ABS( PI() -[Arkusz2.$C1283])" table:style-name="ce1">
            <text:p>0,06589734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33" table:style-name="ce1">
            <text:p>233</text:p>
          </table:table-cell>
          <table:table-cell office:value-type="float" office:value="3.20811" table:style-name="ce2">
            <text:p>3,20811</text:p>
          </table:table-cell>
          <table:table-cell office:value-type="float" office:value="6.6517346410206901E-2" table:formula="of:=  ABS( PI() -[Arkusz2.$C1284])" table:style-name="ce1">
            <text:p>0,06651734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63" table:style-name="ce1">
            <text:p>363</text:p>
          </table:table-cell>
          <table:table-cell office:value-type="float" office:value="3.2056100000000001" table:style-name="ce2">
            <text:p>3,20561</text:p>
          </table:table-cell>
          <table:table-cell office:value-type="float" office:value="6.4017346410206954E-2" table:formula="of:=  ABS( PI() -[Arkusz2.$C1285])" table:style-name="ce1">
            <text:p>0,06401734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62" table:style-name="ce1">
            <text:p>362</text:p>
          </table:table-cell>
          <table:table-cell office:value-type="float" office:value="3.2031100000000001" table:style-name="ce2">
            <text:p>3,20311</text:p>
          </table:table-cell>
          <table:table-cell office:value-type="float" office:value="6.1517346410207008E-2" table:formula="of:=  ABS( PI() -[Arkusz2.$C1286])" table:style-name="ce1">
            <text:p>0,06151734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31" table:style-name="ce1">
            <text:p>231</text:p>
          </table:table-cell>
          <table:table-cell office:value-type="float" office:value="3.2037300000000002" table:style-name="ce2">
            <text:p>3,20373</text:p>
          </table:table-cell>
          <table:table-cell office:value-type="float" office:value="6.2137346410207073E-2" table:formula="of:=  ABS( PI() -[Arkusz2.$C1287])" table:style-name="ce1">
            <text:p>0,062137346</text:p>
          </table:table-cell>
          <table:table-cell table:number-columns-repeated="16380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96" table:style-name="ce1">
            <text:p>96</text:p>
          </table:table-cell>
          <table:table-cell office:value-type="float" office:value="3.2043499999999998" table:style-name="ce2">
            <text:p>3,20435</text:p>
          </table:table-cell>
          <table:table-cell office:value-type="float" office:value="6.2757346410206694E-2" table:formula="of:=  ABS( PI() -[Arkusz2.$C1288])" table:style-name="ce1">
            <text:p>0,062757346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49" table:style-name="ce1">
            <text:p>349</text:p>
          </table:table-cell>
          <table:table-cell office:value-type="float" office:value="3.2049699999999999" table:style-name="ce2">
            <text:p>3,20497</text:p>
          </table:table-cell>
          <table:table-cell office:value-type="float" office:value="6.3377346410206759E-2" table:formula="of:=  ABS( PI() -[Arkusz2.$C1289])" table:style-name="ce1">
            <text:p>0,063377346</text:p>
          </table:table-cell>
          <table:table-cell table:number-columns-repeated="16380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1" table:style-name="ce1">
            <text:p>21</text:p>
          </table:table-cell>
          <table:table-cell office:value-type="float" office:value="3.2055899999999999" table:style-name="ce2">
            <text:p>3,20559</text:p>
          </table:table-cell>
          <table:table-cell office:value-type="float" office:value="6.3997346410206823E-2" table:formula="of:=  ABS( PI() -[Arkusz2.$C1290])" table:style-name="ce1">
            <text:p>0,06399734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55" table:style-name="ce1">
            <text:p>355</text:p>
          </table:table-cell>
          <table:table-cell office:value-type="float" office:value="3.2031000000000001" table:style-name="ce2">
            <text:p>3,2031</text:p>
          </table:table-cell>
          <table:table-cell office:value-type="float" office:value="6.1507346410206942E-2" table:formula="of:=  ABS( PI() -[Arkusz2.$C1291])" table:style-name="ce1">
            <text:p>0,061507346</text:p>
          </table:table-cell>
          <table:table-cell table:number-columns-repeated="16380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52" table:style-name="ce1">
            <text:p>252</text:p>
          </table:table-cell>
          <table:table-cell office:value-type="float" office:value="3.2037200000000001" table:style-name="ce2">
            <text:p>3,20372</text:p>
          </table:table-cell>
          <table:table-cell office:value-type="float" office:value="6.2127346410207007E-2" table:formula="of:=  ABS( PI() -[Arkusz2.$C1292])" table:style-name="ce1">
            <text:p>0,062127346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46" table:style-name="ce1">
            <text:p>146</text:p>
          </table:table-cell>
          <table:table-cell office:value-type="float" office:value="3.2043300000000001" table:style-name="ce2">
            <text:p>3,20433</text:p>
          </table:table-cell>
          <table:table-cell office:value-type="float" office:value="6.2737346410207007E-2" table:formula="of:=  ABS( PI() -[Arkusz2.$C1293])" table:style-name="ce1">
            <text:p>0,062737346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01" table:style-name="ce1">
            <text:p>301</text:p>
          </table:table-cell>
          <table:table-cell office:value-type="float" office:value="3.2049500000000002" table:style-name="ce2">
            <text:p>3,20495</text:p>
          </table:table-cell>
          <table:table-cell office:value-type="float" office:value="6.3357346410207072E-2" table:formula="of:=  ABS( PI() -[Arkusz2.$C1294])" table:style-name="ce1">
            <text:p>0,063357346</text:p>
          </table:table-cell>
          <table:table-cell table:number-columns-repeated="16380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15" table:style-name="ce1">
            <text:p>15</text:p>
          </table:table-cell>
          <table:table-cell office:value-type="float" office:value="3.2024699999999999" table:style-name="ce2">
            <text:p>3,20247</text:p>
          </table:table-cell>
          <table:table-cell office:value-type="float" office:value="6.0877346410206812E-2" table:formula="of:=  ABS( PI() -[Arkusz2.$C1295])" table:style-name="ce1">
            <text:p>0,060877346</text:p>
          </table:table-cell>
          <table:table-cell table:number-columns-repeated="16380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33" table:style-name="ce1">
            <text:p>133</text:p>
          </table:table-cell>
          <table:table-cell office:value-type="float" office:value="3.20309" table:style-name="ce2">
            <text:p>3,20309</text:p>
          </table:table-cell>
          <table:table-cell office:value-type="float" office:value="6.1497346410206877E-2" table:formula="of:=  ABS( PI() -[Arkusz2.$C1296])" table:style-name="ce1">
            <text:p>0,06149734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56" table:style-name="ce1">
            <text:p>256</text:p>
          </table:table-cell>
          <table:table-cell office:value-type="float" office:value="3.2037" table:style-name="ce2">
            <text:p>3,2037</text:p>
          </table:table-cell>
          <table:table-cell office:value-type="float" office:value="6.2107346410206876E-2" table:formula="of:=  ABS( PI() -[Arkusz2.$C1297])" table:style-name="ce1">
            <text:p>0,062107346</text:p>
          </table:table-cell>
          <table:table-cell table:number-columns-repeated="16380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80" table:style-name="ce1">
            <text:p>80</text:p>
          </table:table-cell>
          <table:table-cell office:value-type="float" office:value="3.2043200000000001" table:style-name="ce2">
            <text:p>3,20432</text:p>
          </table:table-cell>
          <table:table-cell office:value-type="float" office:value="6.2727346410206941E-2" table:formula="of:=  ABS( PI() -[Arkusz2.$C1298])" table:style-name="ce1">
            <text:p>0,062727346</text:p>
          </table:table-cell>
          <table:table-cell table:number-columns-repeated="16380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352" table:style-name="ce1">
            <text:p>352</text:p>
          </table:table-cell>
          <table:table-cell office:value-type="float" office:value="3.2018499999999999" table:style-name="ce2">
            <text:p>3,20185</text:p>
          </table:table-cell>
          <table:table-cell office:value-type="float" office:value="6.0257346410206747E-2" table:formula="of:=  ABS( PI() -[Arkusz2.$C1299])" table:style-name="ce1">
            <text:p>0,060257346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2" table:style-name="ce1">
            <text:p>12</text:p>
          </table:table-cell>
          <table:table-cell office:value-type="float" office:value="3.2024599999999999" table:style-name="ce2">
            <text:p>3,20246</text:p>
          </table:table-cell>
          <table:table-cell office:value-type="float" office:value="6.0867346410206746E-2" table:formula="of:=  ABS( PI() -[Arkusz2.$C1300])" table:style-name="ce1">
            <text:p>0,060867346</text:p>
          </table:table-cell>
          <table:table-cell table:number-columns-repeated="16380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4" table:style-name="ce1">
            <text:p>4</text:p>
          </table:table-cell>
          <table:table-cell office:value-type="float" office:value="3.2" table:style-name="ce2">
            <text:p>3,2</text:p>
          </table:table-cell>
          <table:table-cell office:value-type="float" office:value="5.8407346410207062E-2" table:formula="of:=  ABS( PI() -[Arkusz2.$C1301])" table:style-name="ce1">
            <text:p>0,058407346</text:p>
          </table:table-cell>
          <table:table-cell table:number-columns-repeated="16380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314" table:style-name="ce1">
            <text:p>314</text:p>
          </table:table-cell>
          <table:table-cell office:value-type="float" office:value="3.19754" table:style-name="ce2">
            <text:p>3,19754</text:p>
          </table:table-cell>
          <table:table-cell office:value-type="float" office:value="5.5947346410206933E-2" table:formula="of:=  ABS( PI() -[Arkusz2.$C1302])" table:style-name="ce1">
            <text:p>0,055947346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84" table:style-name="ce1">
            <text:p>284</text:p>
          </table:table-cell>
          <table:table-cell office:value-type="float" office:value="3.1981600000000001" table:style-name="ce2">
            <text:p>3,19816</text:p>
          </table:table-cell>
          <table:table-cell office:value-type="float" office:value="5.6567346410206998E-2" table:formula="of:=  ABS( PI() -[Arkusz2.$C1303])" table:style-name="ce1">
            <text:p>0,05656734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1" table:style-name="ce1">
            <text:p>81</text:p>
          </table:table-cell>
          <table:table-cell office:value-type="float" office:value="3.1957" table:style-name="ce2">
            <text:p>3,1957</text:p>
          </table:table-cell>
          <table:table-cell office:value-type="float" office:value="5.4107346410206869E-2" table:formula="of:=  ABS( PI() -[Arkusz2.$C1304])" table:style-name="ce1">
            <text:p>0,054107346</text:p>
          </table:table-cell>
          <table:table-cell table:number-columns-repeated="16380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203" table:style-name="ce1">
            <text:p>203</text:p>
          </table:table-cell>
          <table:table-cell office:value-type="float" office:value="3.1963200000000001" table:style-name="ce2">
            <text:p>3,19632</text:p>
          </table:table-cell>
          <table:table-cell office:value-type="float" office:value="5.4727346410206934E-2" table:formula="of:=  ABS( PI() -[Arkusz2.$C1305])" table:style-name="ce1">
            <text:p>0,05472734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3.19387" table:style-name="ce2">
            <text:p>3,19387</text:p>
          </table:table-cell>
          <table:table-cell office:value-type="float" office:value="5.2277346410206871E-2" table:formula="of:=  ABS( PI() -[Arkusz2.$C1306])" table:style-name="ce1">
            <text:p>0,05227734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5" table:style-name="ce1">
            <text:p>95</text:p>
          </table:table-cell>
          <table:table-cell office:value-type="float" office:value="3.1944900000000001" table:style-name="ce2">
            <text:p>3,19449</text:p>
          </table:table-cell>
          <table:table-cell office:value-type="float" office:value="5.2897346410206936E-2" table:formula="of:=  ABS( PI() -[Arkusz2.$C1307])" table:style-name="ce1">
            <text:p>0,052897346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96" table:style-name="ce1">
            <text:p>96</text:p>
          </table:table-cell>
          <table:table-cell office:value-type="float" office:value="3.1951000000000001" table:style-name="ce2">
            <text:p>3,1951</text:p>
          </table:table-cell>
          <table:table-cell office:value-type="float" office:value="5.3507346410206935E-2" table:formula="of:=  ABS( PI() -[Arkusz2.$C1308])" table:style-name="ce1">
            <text:p>0,053507346</text:p>
          </table:table-cell>
          <table:table-cell table:number-columns-repeated="1638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45" table:style-name="ce1">
            <text:p>145</text:p>
          </table:table-cell>
          <table:table-cell office:value-type="float" office:value="3.1957200000000001" table:style-name="ce2">
            <text:p>3,19572</text:p>
          </table:table-cell>
          <table:table-cell office:value-type="float" office:value="5.4127346410207E-2" table:formula="of:=  ABS( PI() -[Arkusz2.$C1309])" table:style-name="ce1">
            <text:p>0,054127346</text:p>
          </table:table-cell>
          <table:table-cell table:number-columns-repeated="16380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34" table:style-name="ce1">
            <text:p>34</text:p>
          </table:table-cell>
          <table:table-cell office:value-type="float" office:value="3.1932800000000001" table:style-name="ce2">
            <text:p>3,19328</text:p>
          </table:table-cell>
          <table:table-cell office:value-type="float" office:value="5.1687346410207002E-2" table:formula="of:=  ABS( PI() -[Arkusz2.$C1310])" table:style-name="ce1">
            <text:p>0,051687346</text:p>
          </table:table-cell>
          <table:table-cell table:number-columns-repeated="16380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49" table:style-name="ce1">
            <text:p>49</text:p>
          </table:table-cell>
          <table:table-cell office:value-type="float" office:value="3.1938900000000001" table:style-name="ce2">
            <text:p>3,19389</text:p>
          </table:table-cell>
          <table:table-cell office:value-type="float" office:value="5.2297346410207002E-2" table:formula="of:=  ABS( PI() -[Arkusz2.$C1311])" table:style-name="ce1">
            <text:p>0,05229734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297" table:style-name="ce1">
            <text:p>297</text:p>
          </table:table-cell>
          <table:table-cell office:value-type="float" office:value="3.1945100000000002" table:style-name="ce2">
            <text:p>3,19451</text:p>
          </table:table-cell>
          <table:table-cell office:value-type="float" office:value="5.2917346410207067E-2" table:formula="of:=  ABS( PI() -[Arkusz2.$C1312])" table:style-name="ce1">
            <text:p>0,052917346</text:p>
          </table:table-cell>
          <table:table-cell table:number-columns-repeated="16380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62" table:style-name="ce1">
            <text:p>62</text:p>
          </table:table-cell>
          <table:table-cell office:value-type="float" office:value="3.1920700000000002" table:style-name="ce2">
            <text:p>3,19207</text:p>
          </table:table-cell>
          <table:table-cell office:value-type="float" office:value="5.0477346410207069E-2" table:formula="of:=  ABS( PI() -[Arkusz2.$C1313])" table:style-name="ce1">
            <text:p>0,050477346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79" table:style-name="ce1">
            <text:p>179</text:p>
          </table:table-cell>
          <table:table-cell office:value-type="float" office:value="3.1926899999999998" table:style-name="ce2">
            <text:p>3,19269</text:p>
          </table:table-cell>
          <table:table-cell office:value-type="float" office:value="5.109734641020669E-2" table:formula="of:=  ABS( PI() -[Arkusz2.$C1314])" table:style-name="ce1">
            <text:p>0,051097346</text:p>
          </table:table-cell>
          <table:table-cell table:number-columns-repeated="16380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274" table:style-name="ce1">
            <text:p>274</text:p>
          </table:table-cell>
          <table:table-cell office:value-type="float" office:value="3.1932999999999998" table:style-name="ce2">
            <text:p>3,1933</text:p>
          </table:table-cell>
          <table:table-cell office:value-type="float" office:value="5.1707346410206689E-2" table:formula="of:=  ABS( PI() -[Arkusz2.$C1315])" table:style-name="ce1">
            <text:p>0,051707346</text:p>
          </table:table-cell>
          <table:table-cell table:number-columns-repeated="16380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129" table:style-name="ce1">
            <text:p>129</text:p>
          </table:table-cell>
          <table:table-cell office:value-type="float" office:value="3.1908699999999999" table:style-name="ce2">
            <text:p>3,19087</text:p>
          </table:table-cell>
          <table:table-cell office:value-type="float" office:value="4.9277346410206757E-2" table:formula="of:=  ABS( PI() -[Arkusz2.$C1316])" table:style-name="ce1">
            <text:p>0,049277346</text:p>
          </table:table-cell>
          <table:table-cell table:number-columns-repeated="1638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340" table:style-name="ce1">
            <text:p>340</text:p>
          </table:table-cell>
          <table:table-cell office:value-type="float" office:value="3.1914899999999999" table:style-name="ce2">
            <text:p>3,19149</text:p>
          </table:table-cell>
          <table:table-cell office:value-type="float" office:value="4.9897346410206822E-2" table:formula="of:=  ABS( PI() -[Arkusz2.$C1317])" table:style-name="ce1">
            <text:p>0,04989734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19" table:style-name="ce1">
            <text:p>119</text:p>
          </table:table-cell>
          <table:table-cell office:value-type="float" office:value="3.1920999999999999" table:style-name="ce2">
            <text:p>3,1921</text:p>
          </table:table-cell>
          <table:table-cell office:value-type="float" office:value="5.0507346410206821E-2" table:formula="of:=  ABS( PI() -[Arkusz2.$C1318])" table:style-name="ce1">
            <text:p>0,050507346</text:p>
          </table:table-cell>
          <table:table-cell table:number-columns-repeated="16380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48" table:style-name="ce1">
            <text:p>48</text:p>
          </table:table-cell>
          <table:table-cell office:value-type="float" office:value="3.1896800000000001" table:style-name="ce2">
            <text:p>3,18968</text:p>
          </table:table-cell>
          <table:table-cell office:value-type="float" office:value="4.8087346410206955E-2" table:formula="of:=  ABS( PI() -[Arkusz2.$C1319])" table:style-name="ce1">
            <text:p>0,04808734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office:value-type="float" office:value="3.1872600000000002" table:style-name="ce2">
            <text:p>3,18726</text:p>
          </table:table-cell>
          <table:table-cell office:value-type="float" office:value="4.5667346410207088E-2" table:formula="of:=  ABS( PI() -[Arkusz2.$C1320])" table:style-name="ce1">
            <text:p>0,04566734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23" table:style-name="ce1">
            <text:p>323</text:p>
          </table:table-cell>
          <table:table-cell office:value-type="float" office:value="3.18485" table:style-name="ce2">
            <text:p>3,18485</text:p>
          </table:table-cell>
          <table:table-cell office:value-type="float" office:value="4.3257346410206843E-2" table:formula="of:=  ABS( PI() -[Arkusz2.$C1321])" table:style-name="ce1">
            <text:p>0,04325734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office:value-type="float" office:value="3.1824400000000002" table:style-name="ce2">
            <text:p>3,18244</text:p>
          </table:table-cell>
          <table:table-cell office:value-type="float" office:value="4.0847346410207042E-2" table:formula="of:=  ABS( PI() -[Arkusz2.$C1322])" table:style-name="ce1">
            <text:p>0,040847346</text:p>
          </table:table-cell>
          <table:table-cell table:number-columns-repeated="16380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39" table:style-name="ce1">
            <text:p>39</text:p>
          </table:table-cell>
          <table:table-cell office:value-type="float" office:value="3.1830599999999998" table:style-name="ce2">
            <text:p>3,18306</text:p>
          </table:table-cell>
          <table:table-cell office:value-type="float" office:value="4.1467346410206662E-2" table:formula="of:=  ABS( PI() -[Arkusz2.$C1323])" table:style-name="ce1">
            <text:p>0,041467346</text:p>
          </table:table-cell>
          <table:table-cell table:number-columns-repeated="16380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384" table:style-name="ce1">
            <text:p>384</text:p>
          </table:table-cell>
          <table:table-cell office:value-type="float" office:value="3.18065" table:style-name="ce2">
            <text:p>3,18065</text:p>
          </table:table-cell>
          <table:table-cell office:value-type="float" office:value="3.9057346410206861E-2" table:formula="of:=  ABS( PI() -[Arkusz2.$C1324])" table:style-name="ce1">
            <text:p>0,039057346</text:p>
          </table:table-cell>
          <table:table-cell table:number-columns-repeated="16380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165" table:style-name="ce1">
            <text:p>165</text:p>
          </table:table-cell>
          <table:table-cell office:value-type="float" office:value="3.18127" table:style-name="ce2">
            <text:p>3,18127</text:p>
          </table:table-cell>
          <table:table-cell office:value-type="float" office:value="3.9677346410206926E-2" table:formula="of:=  ABS( PI() -[Arkusz2.$C1325])" table:style-name="ce1">
            <text:p>0,039677346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36" table:style-name="ce1">
            <text:p>236</text:p>
          </table:table-cell>
          <table:table-cell office:value-type="float" office:value="3.1818900000000001" table:style-name="ce2">
            <text:p>3,18189</text:p>
          </table:table-cell>
          <table:table-cell office:value-type="float" office:value="4.0297346410206991E-2" table:formula="of:=  ABS( PI() -[Arkusz2.$C1326])" table:style-name="ce1">
            <text:p>0,040297346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18" table:style-name="ce1">
            <text:p>218</text:p>
          </table:table-cell>
          <table:table-cell office:value-type="float" office:value="3.1825000000000001" table:style-name="ce2">
            <text:p>3,1825</text:p>
          </table:table-cell>
          <table:table-cell office:value-type="float" office:value="4.0907346410206991E-2" table:formula="of:=  ABS( PI() -[Arkusz2.$C1327])" table:style-name="ce1">
            <text:p>0,04090734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72" table:style-name="ce1">
            <text:p>372</text:p>
          </table:table-cell>
          <table:table-cell office:value-type="float" office:value="3.18011" table:style-name="ce2">
            <text:p>3,18011</text:p>
          </table:table-cell>
          <table:table-cell office:value-type="float" office:value="3.8517346410206876E-2" table:formula="of:=  ABS( PI() -[Arkusz2.$C1328])" table:style-name="ce1">
            <text:p>0,038517346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96" table:style-name="ce1">
            <text:p>196</text:p>
          </table:table-cell>
          <table:table-cell office:value-type="float" office:value="3.18072" table:style-name="ce2">
            <text:p>3,18072</text:p>
          </table:table-cell>
          <table:table-cell office:value-type="float" office:value="3.9127346410206876E-2" table:formula="of:=  ABS( PI() -[Arkusz2.$C1329])" table:style-name="ce1">
            <text:p>0,039127346</text:p>
          </table:table-cell>
          <table:table-cell table:number-columns-repeated="16380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88" table:style-name="ce1">
            <text:p>88</text:p>
          </table:table-cell>
          <table:table-cell office:value-type="float" office:value="3.1813400000000001" table:style-name="ce2">
            <text:p>3,18134</text:p>
          </table:table-cell>
          <table:table-cell office:value-type="float" office:value="3.9747346410206941E-2" table:formula="of:=  ABS( PI() -[Arkusz2.$C1330])" table:style-name="ce1">
            <text:p>0,03974734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94" table:style-name="ce1">
            <text:p>394</text:p>
          </table:table-cell>
          <table:table-cell office:value-type="float" office:value="3.1789499999999999" table:style-name="ce2">
            <text:p>3,17895</text:p>
          </table:table-cell>
          <table:table-cell office:value-type="float" office:value="3.7357346410206826E-2" table:formula="of:=  ABS( PI() -[Arkusz2.$C1331])" table:style-name="ce1">
            <text:p>0,037357346</text:p>
          </table:table-cell>
          <table:table-cell table:number-columns-repeated="16380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275" table:style-name="ce1">
            <text:p>275</text:p>
          </table:table-cell>
          <table:table-cell office:value-type="float" office:value="3.1795599999999999" table:style-name="ce2">
            <text:p>3,17956</text:p>
          </table:table-cell>
          <table:table-cell office:value-type="float" office:value="3.7967346410206826E-2" table:formula="of:=  ABS( PI() -[Arkusz2.$C1332])" table:style-name="ce1">
            <text:p>0,03796734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03" table:style-name="ce1">
            <text:p>303</text:p>
          </table:table-cell>
          <table:table-cell office:value-type="float" office:value="3.1771799999999999" table:style-name="ce2">
            <text:p>3,17718</text:p>
          </table:table-cell>
          <table:table-cell office:value-type="float" office:value="3.5587346410206777E-2" table:formula="of:=  ABS( PI() -[Arkusz2.$C1333])" table:style-name="ce1">
            <text:p>0,03558734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47" table:style-name="ce1">
            <text:p>347</text:p>
          </table:table-cell>
          <table:table-cell office:value-type="float" office:value="3.1747899999999998" table:style-name="ce2">
            <text:p>3,17479</text:p>
          </table:table-cell>
          <table:table-cell office:value-type="float" office:value="3.3197346410206663E-2" table:formula="of:=  ABS( PI() -[Arkusz2.$C1334])" table:style-name="ce1">
            <text:p>0,033197346</text:p>
          </table:table-cell>
          <table:table-cell table:number-columns-repeated="16380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65" table:style-name="ce1">
            <text:p>65</text:p>
          </table:table-cell>
          <table:table-cell office:value-type="float" office:value="3.1724100000000002" table:style-name="ce2">
            <text:p>3,17241</text:p>
          </table:table-cell>
          <table:table-cell office:value-type="float" office:value="3.0817346410207058E-2" table:formula="of:=  ABS( PI() -[Arkusz2.$C1335])" table:style-name="ce1">
            <text:p>0,03081734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69" table:style-name="ce1">
            <text:p>69</text:p>
          </table:table-cell>
          <table:table-cell office:value-type="float" office:value="3.1730299999999998" table:style-name="ce2">
            <text:p>3,17303</text:p>
          </table:table-cell>
          <table:table-cell office:value-type="float" office:value="3.1437346410206679E-2" table:formula="of:=  ABS( PI() -[Arkusz2.$C1336])" table:style-name="ce1">
            <text:p>0,031437346</text:p>
          </table:table-cell>
          <table:table-cell table:number-columns-repeated="16380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224" table:style-name="ce1">
            <text:p>224</text:p>
          </table:table-cell>
          <table:table-cell office:value-type="float" office:value="3.1736499999999999" table:style-name="ce2">
            <text:p>3,17365</text:p>
          </table:table-cell>
          <table:table-cell office:value-type="float" office:value="3.2057346410206744E-2" table:formula="of:=  ABS( PI() -[Arkusz2.$C1337])" table:style-name="ce1">
            <text:p>0,032057346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365" table:style-name="ce1">
            <text:p>365</text:p>
          </table:table-cell>
          <table:table-cell office:value-type="float" office:value="3.1742699999999999" table:style-name="ce2">
            <text:p>3,17427</text:p>
          </table:table-cell>
          <table:table-cell office:value-type="float" office:value="3.2677346410206809E-2" table:formula="of:=  ABS( PI() -[Arkusz2.$C1338])" table:style-name="ce1">
            <text:p>0,032677346</text:p>
          </table:table-cell>
          <table:table-cell table:number-columns-repeated="16380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319" table:style-name="ce1">
            <text:p>319</text:p>
          </table:table-cell>
          <table:table-cell office:value-type="float" office:value="3.1718999999999999" table:style-name="ce2">
            <text:p>3,1719</text:p>
          </table:table-cell>
          <table:table-cell office:value-type="float" office:value="3.0307346410206826E-2" table:formula="of:=  ABS( PI() -[Arkusz2.$C1339])" table:style-name="ce1">
            <text:p>0,030307346</text:p>
          </table:table-cell>
          <table:table-cell table:number-columns-repeated="16380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288" table:style-name="ce1">
            <text:p>288</text:p>
          </table:table-cell>
          <table:table-cell office:value-type="float" office:value="3.16953" table:style-name="ce2">
            <text:p>3,16953</text:p>
          </table:table-cell>
          <table:table-cell office:value-type="float" office:value="2.7937346410206843E-2" table:formula="of:=  ABS( PI() -[Arkusz2.$C1340])" table:style-name="ce1">
            <text:p>0,027937346</text:p>
          </table:table-cell>
          <table:table-cell table:number-columns-repeated="16380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99" table:style-name="ce1">
            <text:p>199</text:p>
          </table:table-cell>
          <table:table-cell office:value-type="float" office:value="3.17015" table:style-name="ce2">
            <text:p>3,17015</text:p>
          </table:table-cell>
          <table:table-cell office:value-type="float" office:value="2.8557346410206907E-2" table:formula="of:=  ABS( PI() -[Arkusz2.$C1341])" table:style-name="ce1">
            <text:p>0,028557346</text:p>
          </table:table-cell>
          <table:table-cell table:number-columns-repeated="16380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201" table:style-name="ce1">
            <text:p>201</text:p>
          </table:table-cell>
          <table:table-cell office:value-type="float" office:value="3.1707700000000001" table:style-name="ce2">
            <text:p>3,17077</text:p>
          </table:table-cell>
          <table:table-cell office:value-type="float" office:value="2.9177346410206972E-2" table:formula="of:=  ABS( PI() -[Arkusz2.$C1342])" table:style-name="ce1">
            <text:p>0,029177346</text:p>
          </table:table-cell>
          <table:table-cell table:number-columns-repeated="16380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170" table:style-name="ce1">
            <text:p>170</text:p>
          </table:table-cell>
          <table:table-cell office:value-type="float" office:value="3.1713900000000002" table:style-name="ce2">
            <text:p>3,17139</text:p>
          </table:table-cell>
          <table:table-cell office:value-type="float" office:value="2.9797346410207037E-2" table:formula="of:=  ABS( PI() -[Arkusz2.$C1343])" table:style-name="ce1">
            <text:p>0,02979734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0" table:style-name="ce1">
            <text:p>20</text:p>
          </table:table-cell>
          <table:table-cell office:value-type="float" office:value="3.1690200000000002" table:style-name="ce2">
            <text:p>3,16902</text:p>
          </table:table-cell>
          <table:table-cell office:value-type="float" office:value="2.7427346410207054E-2" table:formula="of:=  ABS( PI() -[Arkusz2.$C1344])" table:style-name="ce1">
            <text:p>0,02742734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6" table:style-name="ce1">
            <text:p>96</text:p>
          </table:table-cell>
          <table:table-cell office:value-type="float" office:value="3.1696399999999998" table:style-name="ce2">
            <text:p>3,16964</text:p>
          </table:table-cell>
          <table:table-cell office:value-type="float" office:value="2.8047346410206675E-2" table:formula="of:=  ABS( PI() -[Arkusz2.$C1345])" table:style-name="ce1">
            <text:p>0,02804734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50" table:style-name="ce1">
            <text:p>150</text:p>
          </table:table-cell>
          <table:table-cell office:value-type="float" office:value="3.1702599999999999" table:style-name="ce2">
            <text:p>3,17026</text:p>
          </table:table-cell>
          <table:table-cell office:value-type="float" office:value="2.866734641020674E-2" table:formula="of:=  ABS( PI() -[Arkusz2.$C1346])" table:style-name="ce1">
            <text:p>0,02866734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5" table:style-name="ce1">
            <text:p>165</text:p>
          </table:table-cell>
          <table:table-cell office:value-type="float" office:value="3.1708799999999999" table:style-name="ce2">
            <text:p>3,17088</text:p>
          </table:table-cell>
          <table:table-cell office:value-type="float" office:value="2.9287346410206805E-2" table:formula="of:=  ABS( PI() -[Arkusz2.$C1347])" table:style-name="ce1">
            <text:p>0,02928734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59" table:style-name="ce1">
            <text:p>59</text:p>
          </table:table-cell>
          <table:table-cell office:value-type="float" office:value="3.1714899999999999" table:style-name="ce2">
            <text:p>3,17149</text:p>
          </table:table-cell>
          <table:table-cell office:value-type="float" office:value="2.9897346410206804E-2" table:formula="of:=  ABS( PI() -[Arkusz2.$C1348])" table:style-name="ce1">
            <text:p>0,029897346</text:p>
          </table:table-cell>
          <table:table-cell table:number-columns-repeated="16380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34" table:style-name="ce1">
            <text:p>134</text:p>
          </table:table-cell>
          <table:table-cell office:value-type="float" office:value="3.17211" table:style-name="ce2">
            <text:p>3,17211</text:p>
          </table:table-cell>
          <table:table-cell office:value-type="float" office:value="3.0517346410206869E-2" table:formula="of:=  ABS( PI() -[Arkusz2.$C1349])" table:style-name="ce1">
            <text:p>0,03051734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4" table:style-name="ce1">
            <text:p>94</text:p>
          </table:table-cell>
          <table:table-cell office:value-type="float" office:value="3.17272" table:style-name="ce2">
            <text:p>3,17272</text:p>
          </table:table-cell>
          <table:table-cell office:value-type="float" office:value="3.1127346410206869E-2" table:formula="of:=  ABS( PI() -[Arkusz2.$C1350])" table:style-name="ce1">
            <text:p>0,03112734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64" table:style-name="ce1">
            <text:p>364</text:p>
          </table:table-cell>
          <table:table-cell office:value-type="float" office:value="3.1703700000000001" table:style-name="ce2">
            <text:p>3,17037</text:p>
          </table:table-cell>
          <table:table-cell office:value-type="float" office:value="2.8777346410207016E-2" table:formula="of:=  ABS( PI() -[Arkusz2.$C1351])" table:style-name="ce1">
            <text:p>0,02877734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5" table:style-name="ce1">
            <text:p>15</text:p>
          </table:table-cell>
          <table:table-cell office:value-type="float" office:value="3.1680199999999998" table:style-name="ce2">
            <text:p>3,16802</text:p>
          </table:table-cell>
          <table:table-cell office:value-type="float" office:value="2.642734641020672E-2" table:formula="of:=  ABS( PI() -[Arkusz2.$C1352])" table:style-name="ce1">
            <text:p>0,02642734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03" table:style-name="ce1">
            <text:p>203</text:p>
          </table:table-cell>
          <table:table-cell office:value-type="float" office:value="3.1686399999999999" table:style-name="ce2">
            <text:p>3,16864</text:p>
          </table:table-cell>
          <table:table-cell office:value-type="float" office:value="2.7047346410206785E-2" table:formula="of:=  ABS( PI() -[Arkusz2.$C1353])" table:style-name="ce1">
            <text:p>0,02704734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6" table:style-name="ce1">
            <text:p>16</text:p>
          </table:table-cell>
          <table:table-cell office:value-type="float" office:value="3.1692499999999999" table:style-name="ce2">
            <text:p>3,16925</text:p>
          </table:table-cell>
          <table:table-cell office:value-type="float" office:value="2.7657346410206785E-2" table:formula="of:=  ABS( PI() -[Arkusz2.$C1354])" table:style-name="ce1">
            <text:p>0,027657346</text:p>
          </table:table-cell>
          <table:table-cell table:number-columns-repeated="16380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145" table:style-name="ce1">
            <text:p>145</text:p>
          </table:table-cell>
          <table:table-cell office:value-type="float" office:value="3.16987" table:style-name="ce2">
            <text:p>3,16987</text:p>
          </table:table-cell>
          <table:table-cell office:value-type="float" office:value="2.8277346410206849E-2" table:formula="of:=  ABS( PI() -[Arkusz2.$C1355])" table:style-name="ce1">
            <text:p>0,028277346</text:p>
          </table:table-cell>
          <table:table-cell table:number-columns-repeated="16380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185" table:style-name="ce1">
            <text:p>185</text:p>
          </table:table-cell>
          <table:table-cell office:value-type="float" office:value="3.17048" table:style-name="ce2">
            <text:p>3,17048</text:p>
          </table:table-cell>
          <table:table-cell office:value-type="float" office:value="2.8887346410206849E-2" table:formula="of:=  ABS( PI() -[Arkusz2.$C1356])" table:style-name="ce1">
            <text:p>0,028887346</text:p>
          </table:table-cell>
          <table:table-cell table:number-columns-repeated="16380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133" table:style-name="ce1">
            <text:p>133</text:p>
          </table:table-cell>
          <table:table-cell office:value-type="float" office:value="3.17109" table:style-name="ce2">
            <text:p>3,17109</text:p>
          </table:table-cell>
          <table:table-cell office:value-type="float" office:value="2.9497346410206848E-2" table:formula="of:=  ABS( PI() -[Arkusz2.$C1357])" table:style-name="ce1">
            <text:p>0,029497346</text:p>
          </table:table-cell>
          <table:table-cell table:number-columns-repeated="16380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352" table:style-name="ce1">
            <text:p>352</text:p>
          </table:table-cell>
          <table:table-cell office:value-type="float" office:value="3.1717" table:style-name="ce2">
            <text:p>3,1717</text:p>
          </table:table-cell>
          <table:table-cell office:value-type="float" office:value="3.0107346410206848E-2" table:formula="of:=  ABS( PI() -[Arkusz2.$C1358])" table:style-name="ce1">
            <text:p>0,03010734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01" table:style-name="ce1">
            <text:p>301</text:p>
          </table:table-cell>
          <table:table-cell office:value-type="float" office:value="3.17231" table:style-name="ce2">
            <text:p>3,17231</text:p>
          </table:table-cell>
          <table:table-cell office:value-type="float" office:value="3.0717346410206847E-2" table:formula="of:=  ABS( PI() -[Arkusz2.$C1359])" table:style-name="ce1">
            <text:p>0,03071734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51" table:style-name="ce1">
            <text:p>151</text:p>
          </table:table-cell>
          <table:table-cell office:value-type="float" office:value="3.17292" table:style-name="ce2">
            <text:p>3,17292</text:p>
          </table:table-cell>
          <table:table-cell office:value-type="float" office:value="3.1327346410206847E-2" table:formula="of:=  ABS( PI() -[Arkusz2.$C1360])" table:style-name="ce1">
            <text:p>0,031327346</text:p>
          </table:table-cell>
          <table:table-cell table:number-columns-repeated="16380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78" table:style-name="ce1">
            <text:p>78</text:p>
          </table:table-cell>
          <table:table-cell office:value-type="float" office:value="3.17353" table:style-name="ce2">
            <text:p>3,17353</text:p>
          </table:table-cell>
          <table:table-cell office:value-type="float" office:value="3.1937346410206846E-2" table:formula="of:=  ABS( PI() -[Arkusz2.$C1361])" table:style-name="ce1">
            <text:p>0,03193734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44" table:style-name="ce1">
            <text:p>144</text:p>
          </table:table-cell>
          <table:table-cell office:value-type="float" office:value="3.17414" table:style-name="ce2">
            <text:p>3,17414</text:p>
          </table:table-cell>
          <table:table-cell office:value-type="float" office:value="3.2547346410206845E-2" table:formula="of:=  ABS( PI() -[Arkusz2.$C1362])" table:style-name="ce1">
            <text:p>0,03254734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8" table:style-name="ce1">
            <text:p>38</text:p>
          </table:table-cell>
          <table:table-cell office:value-type="float" office:value="3.1747399999999999" table:style-name="ce2">
            <text:p>3,17474</text:p>
          </table:table-cell>
          <table:table-cell office:value-type="float" office:value="3.3147346410206779E-2" table:formula="of:=  ABS( PI() -[Arkusz2.$C1363])" table:style-name="ce1">
            <text:p>0,033147346</text:p>
          </table:table-cell>
          <table:table-cell table:number-columns-repeated="16380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98" table:style-name="ce1">
            <text:p>98</text:p>
          </table:table-cell>
          <table:table-cell office:value-type="float" office:value="3.1753499999999999" table:style-name="ce2">
            <text:p>3,17535</text:p>
          </table:table-cell>
          <table:table-cell office:value-type="float" office:value="3.3757346410206779E-2" table:formula="of:=  ABS( PI() -[Arkusz2.$C1364])" table:style-name="ce1">
            <text:p>0,03375734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64" table:style-name="ce1">
            <text:p>264</text:p>
          </table:table-cell>
          <table:table-cell office:value-type="float" office:value="3.1759499999999998" table:style-name="ce2">
            <text:p>3,17595</text:p>
          </table:table-cell>
          <table:table-cell office:value-type="float" office:value="3.4357346410206713E-2" table:formula="of:=  ABS( PI() -[Arkusz2.$C1365])" table:style-name="ce1">
            <text:p>0,034357346</text:p>
          </table:table-cell>
          <table:table-cell table:number-columns-repeated="16380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197" table:style-name="ce1">
            <text:p>197</text:p>
          </table:table-cell>
          <table:table-cell office:value-type="float" office:value="3.1765599999999998" table:style-name="ce2">
            <text:p>3,17656</text:p>
          </table:table-cell>
          <table:table-cell office:value-type="float" office:value="3.4967346410206712E-2" table:formula="of:=  ABS( PI() -[Arkusz2.$C1366])" table:style-name="ce1">
            <text:p>0,034967346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302" table:style-name="ce1">
            <text:p>302</text:p>
          </table:table-cell>
          <table:table-cell office:value-type="float" office:value="3.1771600000000002" table:style-name="ce2">
            <text:p>3,17716</text:p>
          </table:table-cell>
          <table:table-cell office:value-type="float" office:value="3.556734641020709E-2" table:formula="of:=  ABS( PI() -[Arkusz2.$C1367])" table:style-name="ce1">
            <text:p>0,035567346</text:p>
          </table:table-cell>
          <table:table-cell table:number-columns-repeated="16380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267" table:style-name="ce1">
            <text:p>267</text:p>
          </table:table-cell>
          <table:table-cell office:value-type="float" office:value="3.1777600000000001" table:style-name="ce2">
            <text:p>3,17776</text:p>
          </table:table-cell>
          <table:table-cell office:value-type="float" office:value="3.6167346410207024E-2" table:formula="of:=  ABS( PI() -[Arkusz2.$C1368])" table:style-name="ce1">
            <text:p>0,036167346</text:p>
          </table:table-cell>
          <table:table-cell table:number-columns-repeated="16380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385" table:style-name="ce1">
            <text:p>385</text:p>
          </table:table-cell>
          <table:table-cell office:value-type="float" office:value="3.17544" table:style-name="ce2">
            <text:p>3,17544</text:p>
          </table:table-cell>
          <table:table-cell office:value-type="float" office:value="3.3847346410206924E-2" table:formula="of:=  ABS( PI() -[Arkusz2.$C1369])" table:style-name="ce1">
            <text:p>0,03384734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61" table:style-name="ce1">
            <text:p>261</text:p>
          </table:table-cell>
          <table:table-cell office:value-type="float" office:value="3.17604" table:style-name="ce2">
            <text:p>3,17604</text:p>
          </table:table-cell>
          <table:table-cell office:value-type="float" office:value="3.4447346410206858E-2" table:formula="of:=  ABS( PI() -[Arkusz2.$C1370])" table:style-name="ce1">
            <text:p>0,034447346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384" table:style-name="ce1">
            <text:p>384</text:p>
          </table:table-cell>
          <table:table-cell office:value-type="float" office:value="3.1766399999999999" table:style-name="ce2">
            <text:p>3,17664</text:p>
          </table:table-cell>
          <table:table-cell office:value-type="float" office:value="3.5047346410206792E-2" table:formula="of:=  ABS( PI() -[Arkusz2.$C1371])" table:style-name="ce1">
            <text:p>0,035047346</text:p>
          </table:table-cell>
          <table:table-cell table:number-columns-repeated="16380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336" table:style-name="ce1">
            <text:p>336</text:p>
          </table:table-cell>
          <table:table-cell office:value-type="float" office:value="3.1772399999999998" table:style-name="ce2">
            <text:p>3,17724</text:p>
          </table:table-cell>
          <table:table-cell office:value-type="float" office:value="3.5647346410206726E-2" table:formula="of:=  ABS( PI() -[Arkusz2.$C1372])" table:style-name="ce1">
            <text:p>0,035647346</text:p>
          </table:table-cell>
          <table:table-cell table:number-columns-repeated="16380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282" table:style-name="ce1">
            <text:p>282</text:p>
          </table:table-cell>
          <table:table-cell office:value-type="float" office:value="3.1778400000000002" table:style-name="ce2">
            <text:p>3,17784</text:p>
          </table:table-cell>
          <table:table-cell office:value-type="float" office:value="3.6247346410207104E-2" table:formula="of:=  ABS( PI() -[Arkusz2.$C1373])" table:style-name="ce1">
            <text:p>0,036247346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389" table:style-name="ce1">
            <text:p>389</text:p>
          </table:table-cell>
          <table:table-cell office:value-type="float" office:value="3.1784400000000002" table:style-name="ce2">
            <text:p>3,17844</text:p>
          </table:table-cell>
          <table:table-cell office:value-type="float" office:value="3.6847346410207038E-2" table:formula="of:=  ABS( PI() -[Arkusz2.$C1374])" table:style-name="ce1">
            <text:p>0,03684734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41" table:style-name="ce1">
            <text:p>141</text:p>
          </table:table-cell>
          <table:table-cell office:value-type="float" office:value="3.1790400000000001" table:style-name="ce2">
            <text:p>3,17904</text:p>
          </table:table-cell>
          <table:table-cell office:value-type="float" office:value="3.7447346410206972E-2" table:formula="of:=  ABS( PI() -[Arkusz2.$C1375])" table:style-name="ce1">
            <text:p>0,03744734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346" table:style-name="ce1">
            <text:p>346</text:p>
          </table:table-cell>
          <table:table-cell office:value-type="float" office:value="3.17964" table:style-name="ce2">
            <text:p>3,17964</text:p>
          </table:table-cell>
          <table:table-cell office:value-type="float" office:value="3.8047346410206906E-2" table:formula="of:=  ABS( PI() -[Arkusz2.$C1376])" table:style-name="ce1">
            <text:p>0,03804734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31" table:style-name="ce1">
            <text:p>31</text:p>
          </table:table-cell>
          <table:table-cell office:value-type="float" office:value="3.1802299999999999" table:style-name="ce2">
            <text:p>3,18023</text:p>
          </table:table-cell>
          <table:table-cell office:value-type="float" office:value="3.8637346410206774E-2" table:formula="of:=  ABS( PI() -[Arkusz2.$C1377])" table:style-name="ce1">
            <text:p>0,038637346</text:p>
          </table:table-cell>
          <table:table-cell table:number-columns-repeated="16380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337" table:style-name="ce1">
            <text:p>337</text:p>
          </table:table-cell>
          <table:table-cell office:value-type="float" office:value="3.1779199999999999" table:style-name="ce2">
            <text:p>3,17792</text:p>
          </table:table-cell>
          <table:table-cell office:value-type="float" office:value="3.632734641020674E-2" table:formula="of:=  ABS( PI() -[Arkusz2.$C1378])" table:style-name="ce1">
            <text:p>0,036327346</text:p>
          </table:table-cell>
          <table:table-cell table:number-columns-repeated="16380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263" table:style-name="ce1">
            <text:p>263</text:p>
          </table:table-cell>
          <table:table-cell office:value-type="float" office:value="3.1785199999999998" table:style-name="ce2">
            <text:p>3,17852</text:p>
          </table:table-cell>
          <table:table-cell office:value-type="float" office:value="3.6927346410206674E-2" table:formula="of:=  ABS( PI() -[Arkusz2.$C1379])" table:style-name="ce1">
            <text:p>0,036927346</text:p>
          </table:table-cell>
          <table:table-cell table:number-columns-repeated="16380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81" table:style-name="ce1">
            <text:p>81</text:p>
          </table:table-cell>
          <table:table-cell office:value-type="float" office:value="3.1791200000000002" table:style-name="ce2">
            <text:p>3,17912</text:p>
          </table:table-cell>
          <table:table-cell office:value-type="float" office:value="3.7527346410207052E-2" table:formula="of:=  ABS( PI() -[Arkusz2.$C1380])" table:style-name="ce1">
            <text:p>0,037527346</text:p>
          </table:table-cell>
          <table:table-cell table:number-columns-repeated="16380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90" table:style-name="ce1">
            <text:p>190</text:p>
          </table:table-cell>
          <table:table-cell office:value-type="float" office:value="3.17971" table:style-name="ce2">
            <text:p>3,17971</text:p>
          </table:table-cell>
          <table:table-cell office:value-type="float" office:value="3.811734641020692E-2" table:formula="of:=  ABS( PI() -[Arkusz2.$C1381])" table:style-name="ce1">
            <text:p>0,038117346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72" table:style-name="ce1">
            <text:p>72</text:p>
          </table:table-cell>
          <table:table-cell office:value-type="float" office:value="3.1802999999999999" table:style-name="ce2">
            <text:p>3,1803</text:p>
          </table:table-cell>
          <table:table-cell office:value-type="float" office:value="3.8707346410206789E-2" table:formula="of:=  ABS( PI() -[Arkusz2.$C1382])" table:style-name="ce1">
            <text:p>0,03870734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51" table:style-name="ce1">
            <text:p>251</text:p>
          </table:table-cell>
          <table:table-cell office:value-type="float" office:value="3.1808999999999998" table:style-name="ce2">
            <text:p>3,1809</text:p>
          </table:table-cell>
          <table:table-cell office:value-type="float" office:value="3.9307346410206723E-2" table:formula="of:=  ABS( PI() -[Arkusz2.$C1383])" table:style-name="ce1">
            <text:p>0,039307346</text:p>
          </table:table-cell>
          <table:table-cell table:number-columns-repeated="16380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381" table:style-name="ce1">
            <text:p>381</text:p>
          </table:table-cell>
          <table:table-cell office:value-type="float" office:value="3.1814900000000002" table:style-name="ce2">
            <text:p>3,18149</text:p>
          </table:table-cell>
          <table:table-cell office:value-type="float" office:value="3.9897346410207035E-2" table:formula="of:=  ABS( PI() -[Arkusz2.$C1384])" table:style-name="ce1">
            <text:p>0,03989734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82" table:style-name="ce1">
            <text:p>282</text:p>
          </table:table-cell>
          <table:table-cell office:value-type="float" office:value="3.18208" table:style-name="ce2">
            <text:p>3,18208</text:p>
          </table:table-cell>
          <table:table-cell office:value-type="float" office:value="4.0487346410206904E-2" table:formula="of:=  ABS( PI() -[Arkusz2.$C1385])" table:style-name="ce1">
            <text:p>0,040487346</text:p>
          </table:table-cell>
          <table:table-cell table:number-columns-repeated="16380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369" table:style-name="ce1">
            <text:p>369</text:p>
          </table:table-cell>
          <table:table-cell office:value-type="float" office:value="3.1826699999999999" table:style-name="ce2">
            <text:p>3,18267</text:p>
          </table:table-cell>
          <table:table-cell office:value-type="float" office:value="4.1077346410206772E-2" table:formula="of:=  ABS( PI() -[Arkusz2.$C1386])" table:style-name="ce1">
            <text:p>0,041077346</text:p>
          </table:table-cell>
          <table:table-cell table:number-columns-repeated="1638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396" table:style-name="ce1">
            <text:p>396</text:p>
          </table:table-cell>
          <table:table-cell office:value-type="float" office:value="3.1832600000000002" table:style-name="ce2">
            <text:p>3,18326</text:p>
          </table:table-cell>
          <table:table-cell office:value-type="float" office:value="4.1667346410207085E-2" table:formula="of:=  ABS( PI() -[Arkusz2.$C1387])" table:style-name="ce1">
            <text:p>0,04166734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58" table:style-name="ce1">
            <text:p>158</text:p>
          </table:table-cell>
          <table:table-cell office:value-type="float" office:value="3.1838500000000001" table:style-name="ce2">
            <text:p>3,18385</text:p>
          </table:table-cell>
          <table:table-cell office:value-type="float" office:value="4.2257346410206953E-2" table:formula="of:=  ABS( PI() -[Arkusz2.$C1388])" table:style-name="ce1">
            <text:p>0,04225734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office:value-type="float" office:value="3.1815600000000002" table:style-name="ce2">
            <text:p>3,18156</text:p>
          </table:table-cell>
          <table:table-cell office:value-type="float" office:value="3.996734641020705E-2" table:formula="of:=  ABS( PI() -[Arkusz2.$C1389])" table:style-name="ce1">
            <text:p>0,039967346</text:p>
          </table:table-cell>
          <table:table-cell table:number-columns-repeated="16380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207" table:style-name="ce1">
            <text:p>207</text:p>
          </table:table-cell>
          <table:table-cell office:value-type="float" office:value="3.18215" table:style-name="ce2">
            <text:p>3,18215</text:p>
          </table:table-cell>
          <table:table-cell office:value-type="float" office:value="4.0557346410206918E-2" table:formula="of:=  ABS( PI() -[Arkusz2.$C1390])" table:style-name="ce1">
            <text:p>0,04055734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86" table:style-name="ce1">
            <text:p>186</text:p>
          </table:table-cell>
          <table:table-cell office:value-type="float" office:value="3.1827299999999998" table:style-name="ce2">
            <text:p>3,18273</text:p>
          </table:table-cell>
          <table:table-cell office:value-type="float" office:value="4.1137346410206721E-2" table:formula="of:=  ABS( PI() -[Arkusz2.$C1391])" table:style-name="ce1">
            <text:p>0,04113734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7" table:style-name="ce1">
            <text:p>27</text:p>
          </table:table-cell>
          <table:table-cell office:value-type="float" office:value="3.18045" table:style-name="ce2">
            <text:p>3,18045</text:p>
          </table:table-cell>
          <table:table-cell office:value-type="float" office:value="3.8857346410206883E-2" table:formula="of:=  ABS( PI() -[Arkusz2.$C1392])" table:style-name="ce1">
            <text:p>0,03885734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20" table:style-name="ce1">
            <text:p>320</text:p>
          </table:table-cell>
          <table:table-cell office:value-type="float" office:value="3.1810299999999998" table:style-name="ce2">
            <text:p>3,18103</text:p>
          </table:table-cell>
          <table:table-cell office:value-type="float" office:value="3.9437346410206686E-2" table:formula="of:=  ABS( PI() -[Arkusz2.$C1393])" table:style-name="ce1">
            <text:p>0,039437346</text:p>
          </table:table-cell>
          <table:table-cell table:number-columns-repeated="16380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76" table:style-name="ce1">
            <text:p>76</text:p>
          </table:table-cell>
          <table:table-cell office:value-type="float" office:value="3.17875" table:style-name="ce2">
            <text:p>3,17875</text:p>
          </table:table-cell>
          <table:table-cell office:value-type="float" office:value="3.7157346410206848E-2" table:formula="of:=  ABS( PI() -[Arkusz2.$C1394])" table:style-name="ce1">
            <text:p>0,03715734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356" table:style-name="ce1">
            <text:p>356</text:p>
          </table:table-cell>
          <table:table-cell office:value-type="float" office:value="3.1793399999999998" table:style-name="ce2">
            <text:p>3,17934</text:p>
          </table:table-cell>
          <table:table-cell office:value-type="float" office:value="3.7747346410206717E-2" table:formula="of:=  ABS( PI() -[Arkusz2.$C1395])" table:style-name="ce1">
            <text:p>0,03774734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office:value-type="float" office:value="3.17706" table:style-name="ce2">
            <text:p>3,17706</text:p>
          </table:table-cell>
          <table:table-cell office:value-type="float" office:value="3.5467346410206879E-2" table:formula="of:=  ABS( PI() -[Arkusz2.$C1396])" table:style-name="ce1">
            <text:p>0,03546734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33" table:style-name="ce1">
            <text:p>233</text:p>
          </table:table-cell>
          <table:table-cell office:value-type="float" office:value="3.1776499999999999" table:style-name="ce2">
            <text:p>3,17765</text:p>
          </table:table-cell>
          <table:table-cell office:value-type="float" office:value="3.6057346410206748E-2" table:formula="of:=  ABS( PI() -[Arkusz2.$C1397])" table:style-name="ce1">
            <text:p>0,03605734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06" table:style-name="ce1">
            <text:p>106</text:p>
          </table:table-cell>
          <table:table-cell office:value-type="float" office:value="3.1782400000000002" table:style-name="ce2">
            <text:p>3,17824</text:p>
          </table:table-cell>
          <table:table-cell office:value-type="float" office:value="3.664734641020706E-2" table:formula="of:=  ABS( PI() -[Arkusz2.$C1398])" table:style-name="ce1">
            <text:p>0,03664734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85" table:style-name="ce1">
            <text:p>85</text:p>
          </table:table-cell>
          <table:table-cell office:value-type="float" office:value="3.17883" table:style-name="ce2">
            <text:p>3,17883</text:p>
          </table:table-cell>
          <table:table-cell office:value-type="float" office:value="3.7237346410206928E-2" table:formula="of:=  ABS( PI() -[Arkusz2.$C1399])" table:style-name="ce1">
            <text:p>0,03723734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62" table:style-name="ce1">
            <text:p>362</text:p>
          </table:table-cell>
          <table:table-cell office:value-type="float" office:value="3.1765500000000002" table:style-name="ce2">
            <text:p>3,17655</text:p>
          </table:table-cell>
          <table:table-cell office:value-type="float" office:value="3.4957346410207091E-2" table:formula="of:=  ABS( PI() -[Arkusz2.$C1400])" table:style-name="ce1">
            <text:p>0,03495734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20" table:style-name="ce1">
            <text:p>320</text:p>
          </table:table-cell>
          <table:table-cell office:value-type="float" office:value="3.1771400000000001" table:style-name="ce2">
            <text:p>3,17714</text:p>
          </table:table-cell>
          <table:table-cell office:value-type="float" office:value="3.5547346410206959E-2" table:formula="of:=  ABS( PI() -[Arkusz2.$C1401])" table:style-name="ce1">
            <text:p>0,035547346</text:p>
          </table:table-cell>
          <table:table-cell table:number-columns-repeated="16380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239" table:style-name="ce1">
            <text:p>239</text:p>
          </table:table-cell>
          <table:table-cell office:value-type="float" office:value="3.1777299999999999" table:style-name="ce2">
            <text:p>3,17773</text:p>
          </table:table-cell>
          <table:table-cell office:value-type="float" office:value="3.6137346410206828E-2" table:formula="of:=  ABS( PI() -[Arkusz2.$C1402])" table:style-name="ce1">
            <text:p>0,03613734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99" table:style-name="ce1">
            <text:p>399</text:p>
          </table:table-cell>
          <table:table-cell office:value-type="float" office:value="3.1754600000000002" table:style-name="ce2">
            <text:p>3,17546</text:p>
          </table:table-cell>
          <table:table-cell office:value-type="float" office:value="3.3867346410207055E-2" table:formula="of:=  ABS( PI() -[Arkusz2.$C1403])" table:style-name="ce1">
            <text:p>0,03386734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60" table:style-name="ce1">
            <text:p>360</text:p>
          </table:table-cell>
          <table:table-cell office:value-type="float" office:value="3.17605" table:style-name="ce2">
            <text:p>3,17605</text:p>
          </table:table-cell>
          <table:table-cell office:value-type="float" office:value="3.4457346410206924E-2" table:formula="of:=  ABS( PI() -[Arkusz2.$C1404])" table:style-name="ce1">
            <text:p>0,034457346</text:p>
          </table:table-cell>
          <table:table-cell table:number-columns-repeated="16380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67" table:style-name="ce1">
            <text:p>67</text:p>
          </table:table-cell>
          <table:table-cell office:value-type="float" office:value="3.1766399999999999" table:style-name="ce2">
            <text:p>3,17664</text:p>
          </table:table-cell>
          <table:table-cell office:value-type="float" office:value="3.5047346410206792E-2" table:formula="of:=  ABS( PI() -[Arkusz2.$C1405])" table:style-name="ce1">
            <text:p>0,035047346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49" table:style-name="ce1">
            <text:p>349</text:p>
          </table:table-cell>
          <table:table-cell office:value-type="float" office:value="3.1772200000000002" table:style-name="ce2">
            <text:p>3,17722</text:p>
          </table:table-cell>
          <table:table-cell office:value-type="float" office:value="3.5627346410207039E-2" table:formula="of:=  ABS( PI() -[Arkusz2.$C1406])" table:style-name="ce1">
            <text:p>0,035627346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62" table:style-name="ce1">
            <text:p>62</text:p>
          </table:table-cell>
          <table:table-cell office:value-type="float" office:value="3.17781" table:style-name="ce2">
            <text:p>3,17781</text:p>
          </table:table-cell>
          <table:table-cell office:value-type="float" office:value="3.6217346410206908E-2" table:formula="of:=  ABS( PI() -[Arkusz2.$C1407])" table:style-name="ce1">
            <text:p>0,036217346</text:p>
          </table:table-cell>
          <table:table-cell table:number-columns-repeated="16380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9" table:style-name="ce1">
            <text:p>9</text:p>
          </table:table-cell>
          <table:table-cell office:value-type="float" office:value="3.1755499999999999" table:style-name="ce2">
            <text:p>3,17555</text:p>
          </table:table-cell>
          <table:table-cell office:value-type="float" office:value="3.3957346410206757E-2" table:formula="of:=  ABS( PI() -[Arkusz2.$C1408])" table:style-name="ce1">
            <text:p>0,033957346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386" table:style-name="ce1">
            <text:p>386</text:p>
          </table:table-cell>
          <table:table-cell office:value-type="float" office:value="3.1761400000000002" table:style-name="ce2">
            <text:p>3,17614</text:p>
          </table:table-cell>
          <table:table-cell office:value-type="float" office:value="3.4547346410207069E-2" table:formula="of:=  ABS( PI() -[Arkusz2.$C1409])" table:style-name="ce1">
            <text:p>0,03454734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53" table:style-name="ce1">
            <text:p>253</text:p>
          </table:table-cell>
          <table:table-cell office:value-type="float" office:value="3.17672" table:style-name="ce2">
            <text:p>3,17672</text:p>
          </table:table-cell>
          <table:table-cell office:value-type="float" office:value="3.5127346410206872E-2" table:formula="of:=  ABS( PI() -[Arkusz2.$C1410])" table:style-name="ce1">
            <text:p>0,035127346</text:p>
          </table:table-cell>
          <table:table-cell table:number-columns-repeated="16380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226" table:style-name="ce1">
            <text:p>226</text:p>
          </table:table-cell>
          <table:table-cell office:value-type="float" office:value="3.1772999999999998" table:style-name="ce2">
            <text:p>3,1773</text:p>
          </table:table-cell>
          <table:table-cell office:value-type="float" office:value="3.5707346410206675E-2" table:formula="of:=  ABS( PI() -[Arkusz2.$C1411])" table:style-name="ce1">
            <text:p>0,03570734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32" table:style-name="ce1">
            <text:p>332</text:p>
          </table:table-cell>
          <table:table-cell office:value-type="float" office:value="3.1778900000000001" table:style-name="ce2">
            <text:p>3,17789</text:p>
          </table:table-cell>
          <table:table-cell office:value-type="float" office:value="3.6297346410206988E-2" table:formula="of:=  ABS( PI() -[Arkusz2.$C1412])" table:style-name="ce1">
            <text:p>0,036297346</text:p>
          </table:table-cell>
          <table:table-cell table:number-columns-repeated="1638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44" table:style-name="ce1">
            <text:p>44</text:p>
          </table:table-cell>
          <table:table-cell office:value-type="float" office:value="3.1784699999999999" table:style-name="ce2">
            <text:p>3,17847</text:p>
          </table:table-cell>
          <table:table-cell office:value-type="float" office:value="3.687734641020679E-2" table:formula="of:=  ABS( PI() -[Arkusz2.$C1413])" table:style-name="ce1">
            <text:p>0,03687734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6" table:style-name="ce1">
            <text:p>76</text:p>
          </table:table-cell>
          <table:table-cell office:value-type="float" office:value="3.1790500000000002" table:style-name="ce2">
            <text:p>3,17905</text:p>
          </table:table-cell>
          <table:table-cell office:value-type="float" office:value="3.7457346410207037E-2" table:formula="of:=  ABS( PI() -[Arkusz2.$C1414])" table:style-name="ce1">
            <text:p>0,037457346</text:p>
          </table:table-cell>
          <table:table-cell table:number-columns-repeated="16380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289" table:style-name="ce1">
            <text:p>289</text:p>
          </table:table-cell>
          <table:table-cell office:value-type="float" office:value="3.17963" table:style-name="ce2">
            <text:p>3,17963</text:p>
          </table:table-cell>
          <table:table-cell office:value-type="float" office:value="3.803734641020684E-2" table:formula="of:=  ABS( PI() -[Arkusz2.$C1415])" table:style-name="ce1">
            <text:p>0,038037346</text:p>
          </table:table-cell>
          <table:table-cell table:number-columns-repeated="16380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358" table:style-name="ce1">
            <text:p>358</text:p>
          </table:table-cell>
          <table:table-cell office:value-type="float" office:value="3.1773899999999999" table:style-name="ce2">
            <text:p>3,17739</text:p>
          </table:table-cell>
          <table:table-cell office:value-type="float" office:value="3.5797346410206821E-2" table:formula="of:=  ABS( PI() -[Arkusz2.$C1416])" table:style-name="ce1">
            <text:p>0,035797346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94" table:style-name="ce1">
            <text:p>94</text:p>
          </table:table-cell>
          <table:table-cell office:value-type="float" office:value="3.1779700000000002" table:style-name="ce2">
            <text:p>3,17797</text:p>
          </table:table-cell>
          <table:table-cell office:value-type="float" office:value="3.6377346410207068E-2" table:formula="of:=  ABS( PI() -[Arkusz2.$C1417])" table:style-name="ce1">
            <text:p>0,03637734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3.1757200000000001" table:style-name="ce2">
            <text:p>3,17572</text:p>
          </table:table-cell>
          <table:table-cell office:value-type="float" office:value="3.4127346410206982E-2" table:formula="of:=  ABS( PI() -[Arkusz2.$C1418])" table:style-name="ce1">
            <text:p>0,03412734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48" table:style-name="ce1">
            <text:p>248</text:p>
          </table:table-cell>
          <table:table-cell office:value-type="float" office:value="3.1762999999999999" table:style-name="ce2">
            <text:p>3,1763</text:p>
          </table:table-cell>
          <table:table-cell office:value-type="float" office:value="3.4707346410206785E-2" table:formula="of:=  ABS( PI() -[Arkusz2.$C1419])" table:style-name="ce1">
            <text:p>0,034707346</text:p>
          </table:table-cell>
          <table:table-cell table:number-columns-repeated="16380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14" table:style-name="ce1">
            <text:p>114</text:p>
          </table:table-cell>
          <table:table-cell office:value-type="float" office:value="3.1768900000000002" table:style-name="ce2">
            <text:p>3,17689</text:p>
          </table:table-cell>
          <table:table-cell office:value-type="float" office:value="3.5297346410207098E-2" table:formula="of:=  ABS( PI() -[Arkusz2.$C1420])" table:style-name="ce1">
            <text:p>0,03529734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50" table:style-name="ce1">
            <text:p>150</text:p>
          </table:table-cell>
          <table:table-cell office:value-type="float" office:value="3.17746" table:style-name="ce2">
            <text:p>3,17746</text:p>
          </table:table-cell>
          <table:table-cell office:value-type="float" office:value="3.5867346410206835E-2" table:formula="of:=  ABS( PI() -[Arkusz2.$C1421])" table:style-name="ce1">
            <text:p>0,03586734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6" table:style-name="ce1">
            <text:p>46</text:p>
          </table:table-cell>
          <table:table-cell office:value-type="float" office:value="3.17523" table:style-name="ce2">
            <text:p>3,17523</text:p>
          </table:table-cell>
          <table:table-cell office:value-type="float" office:value="3.3637346410206881E-2" table:formula="of:=  ABS( PI() -[Arkusz2.$C1422])" table:style-name="ce1">
            <text:p>0,03363734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05" table:style-name="ce1">
            <text:p>105</text:p>
          </table:table-cell>
          <table:table-cell office:value-type="float" office:value="3.1758099999999998" table:style-name="ce2">
            <text:p>3,17581</text:p>
          </table:table-cell>
          <table:table-cell office:value-type="float" office:value="3.4217346410206684E-2" table:formula="of:=  ABS( PI() -[Arkusz2.$C1423])" table:style-name="ce1">
            <text:p>0,034217346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10" table:style-name="ce1">
            <text:p>110</text:p>
          </table:table-cell>
          <table:table-cell office:value-type="float" office:value="3.17639" table:style-name="ce2">
            <text:p>3,17639</text:p>
          </table:table-cell>
          <table:table-cell office:value-type="float" office:value="3.4797346410206931E-2" table:formula="of:=  ABS( PI() -[Arkusz2.$C1424])" table:style-name="ce1">
            <text:p>0,034797346</text:p>
          </table:table-cell>
          <table:table-cell table:number-columns-repeated="16380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19" table:style-name="ce1">
            <text:p>119</text:p>
          </table:table-cell>
          <table:table-cell office:value-type="float" office:value="3.1769699999999998" table:style-name="ce2">
            <text:p>3,17697</text:p>
          </table:table-cell>
          <table:table-cell office:value-type="float" office:value="3.5377346410206734E-2" table:formula="of:=  ABS( PI() -[Arkusz2.$C1425])" table:style-name="ce1">
            <text:p>0,035377346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29" table:style-name="ce1">
            <text:p>229</text:p>
          </table:table-cell>
          <table:table-cell office:value-type="float" office:value="3.17754" table:style-name="ce2">
            <text:p>3,17754</text:p>
          </table:table-cell>
          <table:table-cell office:value-type="float" office:value="3.5947346410206915E-2" table:formula="of:=  ABS( PI() -[Arkusz2.$C1426])" table:style-name="ce1">
            <text:p>0,03594734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38" table:style-name="ce1">
            <text:p>138</text:p>
          </table:table-cell>
          <table:table-cell office:value-type="float" office:value="3.1781199999999998" table:style-name="ce2">
            <text:p>3,17812</text:p>
          </table:table-cell>
          <table:table-cell office:value-type="float" office:value="3.6527346410206718E-2" table:formula="of:=  ABS( PI() -[Arkusz2.$C1427])" table:style-name="ce1">
            <text:p>0,036527346</text:p>
          </table:table-cell>
          <table:table-cell table:number-columns-repeated="16380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61" table:style-name="ce1">
            <text:p>61</text:p>
          </table:table-cell>
          <table:table-cell office:value-type="float" office:value="3.1758899999999999" table:style-name="ce2">
            <text:p>3,17589</text:p>
          </table:table-cell>
          <table:table-cell office:value-type="float" office:value="3.4297346410206764E-2" table:formula="of:=  ABS( PI() -[Arkusz2.$C1428])" table:style-name="ce1">
            <text:p>0,034297346</text:p>
          </table:table-cell>
          <table:table-cell table:number-columns-repeated="16380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38" table:style-name="ce1">
            <text:p>238</text:p>
          </table:table-cell>
          <table:table-cell office:value-type="float" office:value="3.1764700000000001" table:style-name="ce2">
            <text:p>3,17647</text:p>
          </table:table-cell>
          <table:table-cell office:value-type="float" office:value="3.4877346410207011E-2" table:formula="of:=  ABS( PI() -[Arkusz2.$C1429])" table:style-name="ce1">
            <text:p>0,03487734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3.1742499999999998" table:style-name="ce2">
            <text:p>3,17425</text:p>
          </table:table-cell>
          <table:table-cell office:value-type="float" office:value="3.2657346410206678E-2" table:formula="of:=  ABS( PI() -[Arkusz2.$C1430])" table:style-name="ce1">
            <text:p>0,032657346</text:p>
          </table:table-cell>
          <table:table-cell table:number-columns-repeated="16380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260" table:style-name="ce1">
            <text:p>260</text:p>
          </table:table-cell>
          <table:table-cell office:value-type="float" office:value="3.17483" table:style-name="ce2">
            <text:p>3,17483</text:p>
          </table:table-cell>
          <table:table-cell office:value-type="float" office:value="3.3237346410206925E-2" table:formula="of:=  ABS( PI() -[Arkusz2.$C1431])" table:style-name="ce1">
            <text:p>0,033237346</text:p>
          </table:table-cell>
          <table:table-cell table:number-columns-repeated="16380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312" table:style-name="ce1">
            <text:p>312</text:p>
          </table:table-cell>
          <table:table-cell office:value-type="float" office:value="3.1753999999999998" table:style-name="ce2">
            <text:p>3,1754</text:p>
          </table:table-cell>
          <table:table-cell office:value-type="float" office:value="3.3807346410206662E-2" table:formula="of:=  ABS( PI() -[Arkusz2.$C1432])" table:style-name="ce1">
            <text:p>0,033807346</text:p>
          </table:table-cell>
          <table:table-cell table:number-columns-repeated="16380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374" table:style-name="ce1">
            <text:p>374</text:p>
          </table:table-cell>
          <table:table-cell office:value-type="float" office:value="3.1731799999999999" table:style-name="ce2">
            <text:p>3,17318</text:p>
          </table:table-cell>
          <table:table-cell office:value-type="float" office:value="3.1587346410206774E-2" table:formula="of:=  ABS( PI() -[Arkusz2.$C1433])" table:style-name="ce1">
            <text:p>0,031587346</text:p>
          </table:table-cell>
          <table:table-cell table:number-columns-repeated="16380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45" table:style-name="ce1">
            <text:p>45</text:p>
          </table:table-cell>
          <table:table-cell office:value-type="float" office:value="3.1737600000000001" table:style-name="ce2">
            <text:p>3,17376</text:p>
          </table:table-cell>
          <table:table-cell office:value-type="float" office:value="3.2167346410207021E-2" table:formula="of:=  ABS( PI() -[Arkusz2.$C1434])" table:style-name="ce1">
            <text:p>0,032167346</text:p>
          </table:table-cell>
          <table:table-cell table:number-columns-repeated="16380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372" table:style-name="ce1">
            <text:p>372</text:p>
          </table:table-cell>
          <table:table-cell office:value-type="float" office:value="3.1715499999999999" table:style-name="ce2">
            <text:p>3,17155</text:p>
          </table:table-cell>
          <table:table-cell office:value-type="float" office:value="2.9957346410206753E-2" table:formula="of:=  ABS( PI() -[Arkusz2.$C1435])" table:style-name="ce1">
            <text:p>0,029957346</text:p>
          </table:table-cell>
          <table:table-cell table:number-columns-repeated="16380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94" table:style-name="ce1">
            <text:p>94</text:p>
          </table:table-cell>
          <table:table-cell office:value-type="float" office:value="3.1721300000000001" table:style-name="ce2">
            <text:p>3,17213</text:p>
          </table:table-cell>
          <table:table-cell office:value-type="float" office:value="3.0537346410207E-2" table:formula="of:=  ABS( PI() -[Arkusz2.$C1436])" table:style-name="ce1">
            <text:p>0,030537346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6" table:style-name="ce1">
            <text:p>16</text:p>
          </table:table-cell>
          <table:table-cell office:value-type="float" office:value="3.1726999999999999" table:style-name="ce2">
            <text:p>3,1727</text:p>
          </table:table-cell>
          <table:table-cell office:value-type="float" office:value="3.1107346410206738E-2" table:formula="of:=  ABS( PI() -[Arkusz2.$C1437])" table:style-name="ce1">
            <text:p>0,031107346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3.1732800000000001" table:style-name="ce2">
            <text:p>3,17328</text:p>
          </table:table-cell>
          <table:table-cell office:value-type="float" office:value="3.1687346410206985E-2" table:formula="of:=  ABS( PI() -[Arkusz2.$C1438])" table:style-name="ce1">
            <text:p>0,03168734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" table:style-name="ce1">
            <text:p>7</text:p>
          </table:table-cell>
          <table:table-cell office:value-type="float" office:value="3.1710699999999998" table:style-name="ce2">
            <text:p>3,17107</text:p>
          </table:table-cell>
          <table:table-cell office:value-type="float" office:value="2.9477346410206717E-2" table:formula="of:=  ABS( PI() -[Arkusz2.$C1439])" table:style-name="ce1">
            <text:p>0,02947734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37" table:style-name="ce1">
            <text:p>237</text:p>
          </table:table-cell>
          <table:table-cell office:value-type="float" office:value="3.1716500000000001" table:style-name="ce2">
            <text:p>3,17165</text:p>
          </table:table-cell>
          <table:table-cell office:value-type="float" office:value="3.0057346410206964E-2" table:formula="of:=  ABS( PI() -[Arkusz2.$C1440])" table:style-name="ce1">
            <text:p>0,030057346</text:p>
          </table:table-cell>
          <table:table-cell table:number-columns-repeated="16380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109" table:style-name="ce1">
            <text:p>109</text:p>
          </table:table-cell>
          <table:table-cell office:value-type="float" office:value="3.1722199999999998" table:style-name="ce2">
            <text:p>3,17222</text:p>
          </table:table-cell>
          <table:table-cell office:value-type="float" office:value="3.0627346410206702E-2" table:formula="of:=  ABS( PI() -[Arkusz2.$C1441])" table:style-name="ce1">
            <text:p>0,030627346</text:p>
          </table:table-cell>
          <table:table-cell table:number-columns-repeated="16380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68" table:style-name="ce1">
            <text:p>68</text:p>
          </table:table-cell>
          <table:table-cell office:value-type="float" office:value="3.1728000000000001" table:style-name="ce2">
            <text:p>3,1728</text:p>
          </table:table-cell>
          <table:table-cell office:value-type="float" office:value="3.1207346410206949E-2" table:formula="of:=  ABS( PI() -[Arkusz2.$C1442])" table:style-name="ce1">
            <text:p>0,031207346</text:p>
          </table:table-cell>
          <table:table-cell table:number-columns-repeated="16380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335" table:style-name="ce1">
            <text:p>335</text:p>
          </table:table-cell>
          <table:table-cell office:value-type="float" office:value="3.1733699999999998" table:style-name="ce2">
            <text:p>3,17337</text:p>
          </table:table-cell>
          <table:table-cell office:value-type="float" office:value="3.1777346410206686E-2" table:formula="of:=  ABS( PI() -[Arkusz2.$C1443])" table:style-name="ce1">
            <text:p>0,031777346</text:p>
          </table:table-cell>
          <table:table-cell table:number-columns-repeated="16380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4" table:style-name="ce1">
            <text:p>14</text:p>
          </table:table-cell>
          <table:table-cell office:value-type="float" office:value="3.17394" table:style-name="ce2">
            <text:p>3,17394</text:p>
          </table:table-cell>
          <table:table-cell office:value-type="float" office:value="3.2347346410206868E-2" table:formula="of:=  ABS( PI() -[Arkusz2.$C1444])" table:style-name="ce1">
            <text:p>0,03234734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13" table:style-name="ce1">
            <text:p>113</text:p>
          </table:table-cell>
          <table:table-cell office:value-type="float" office:value="3.1745199999999998" table:style-name="ce2">
            <text:p>3,17452</text:p>
          </table:table-cell>
          <table:table-cell office:value-type="float" office:value="3.292734641020667E-2" table:formula="of:=  ABS( PI() -[Arkusz2.$C1445])" table:style-name="ce1">
            <text:p>0,032927346</text:p>
          </table:table-cell>
          <table:table-cell table:number-columns-repeated="16380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373" table:style-name="ce1">
            <text:p>373</text:p>
          </table:table-cell>
          <table:table-cell office:value-type="float" office:value="3.17509" table:style-name="ce2">
            <text:p>3,17509</text:p>
          </table:table-cell>
          <table:table-cell office:value-type="float" office:value="3.3497346410206852E-2" table:formula="of:=  ABS( PI() -[Arkusz2.$C1446])" table:style-name="ce1">
            <text:p>0,03349734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88" table:style-name="ce1">
            <text:p>288</text:p>
          </table:table-cell>
          <table:table-cell office:value-type="float" office:value="3.1756600000000001" table:style-name="ce2">
            <text:p>3,17566</text:p>
          </table:table-cell>
          <table:table-cell office:value-type="float" office:value="3.4067346410207033E-2" table:formula="of:=  ABS( PI() -[Arkusz2.$C1447])" table:style-name="ce1">
            <text:p>0,034067346</text:p>
          </table:table-cell>
          <table:table-cell table:number-columns-repeated="16380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219" table:style-name="ce1">
            <text:p>219</text:p>
          </table:table-cell>
          <table:table-cell office:value-type="float" office:value="3.1762299999999999" table:style-name="ce2">
            <text:p>3,17623</text:p>
          </table:table-cell>
          <table:table-cell office:value-type="float" office:value="3.4637346410206771E-2" table:formula="of:=  ABS( PI() -[Arkusz2.$C1448])" table:style-name="ce1">
            <text:p>0,034637346</text:p>
          </table:table-cell>
          <table:table-cell table:number-columns-repeated="1638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379" table:style-name="ce1">
            <text:p>379</text:p>
          </table:table-cell>
          <table:table-cell office:value-type="float" office:value="3.1768000000000001" table:style-name="ce2">
            <text:p>3,1768</text:p>
          </table:table-cell>
          <table:table-cell office:value-type="float" office:value="3.5207346410206952E-2" table:formula="of:=  ABS( PI() -[Arkusz2.$C1449])" table:style-name="ce1">
            <text:p>0,03520734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37" table:style-name="ce1">
            <text:p>237</text:p>
          </table:table-cell>
          <table:table-cell office:value-type="float" office:value="3.1773600000000002" table:style-name="ce2">
            <text:p>3,17736</text:p>
          </table:table-cell>
          <table:table-cell office:value-type="float" office:value="3.5767346410207068E-2" table:formula="of:=  ABS( PI() -[Arkusz2.$C1450])" table:style-name="ce1">
            <text:p>0,035767346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5" table:style-name="ce1">
            <text:p>5</text:p>
          </table:table-cell>
          <table:table-cell office:value-type="float" office:value="3.17517" table:style-name="ce2">
            <text:p>3,17517</text:p>
          </table:table-cell>
          <table:table-cell office:value-type="float" office:value="3.3577346410206932E-2" table:formula="of:=  ABS( PI() -[Arkusz2.$C1451])" table:style-name="ce1">
            <text:p>0,033577346</text:p>
          </table:table-cell>
          <table:table-cell table:number-columns-repeated="16380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387" table:style-name="ce1">
            <text:p>387</text:p>
          </table:table-cell>
          <table:table-cell office:value-type="float" office:value="3.1729799999999999" table:style-name="ce2">
            <text:p>3,17298</text:p>
          </table:table-cell>
          <table:table-cell office:value-type="float" office:value="3.1387346410206796E-2" table:formula="of:=  ABS( PI() -[Arkusz2.$C1452])" table:style-name="ce1">
            <text:p>0,031387346</text:p>
          </table:table-cell>
          <table:table-cell table:number-columns-repeated="16380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269" table:style-name="ce1">
            <text:p>269</text:p>
          </table:table-cell>
          <table:table-cell office:value-type="float" office:value="3.1735500000000001" table:style-name="ce2">
            <text:p>3,17355</text:p>
          </table:table-cell>
          <table:table-cell office:value-type="float" office:value="3.1957346410206977E-2" table:formula="of:=  ABS( PI() -[Arkusz2.$C1453])" table:style-name="ce1">
            <text:p>0,031957346</text:p>
          </table:table-cell>
          <table:table-cell table:number-columns-repeated="16380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318" table:style-name="ce1">
            <text:p>318</text:p>
          </table:table-cell>
          <table:table-cell office:value-type="float" office:value="3.17137" table:style-name="ce2">
            <text:p>3,17137</text:p>
          </table:table-cell>
          <table:table-cell office:value-type="float" office:value="2.9777346410206906E-2" table:formula="of:=  ABS( PI() -[Arkusz2.$C1454])" table:style-name="ce1">
            <text:p>0,029777346</text:p>
          </table:table-cell>
          <table:table-cell table:number-columns-repeated="16380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308" table:style-name="ce1">
            <text:p>308</text:p>
          </table:table-cell>
          <table:table-cell office:value-type="float" office:value="3.1719400000000002" table:style-name="ce2">
            <text:p>3,17194</text:p>
          </table:table-cell>
          <table:table-cell office:value-type="float" office:value="3.0347346410207088E-2" table:formula="of:=  ABS( PI() -[Arkusz2.$C1455])" table:style-name="ce1">
            <text:p>0,03034734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01" table:style-name="ce1">
            <text:p>301</text:p>
          </table:table-cell>
          <table:table-cell office:value-type="float" office:value="3.1725099999999999" table:style-name="ce2">
            <text:p>3,17251</text:p>
          </table:table-cell>
          <table:table-cell office:value-type="float" office:value="3.0917346410206825E-2" table:formula="of:=  ABS( PI() -[Arkusz2.$C1456])" table:style-name="ce1">
            <text:p>0,030917346</text:p>
          </table:table-cell>
          <table:table-cell table:number-columns-repeated="16380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194" table:style-name="ce1">
            <text:p>194</text:p>
          </table:table-cell>
          <table:table-cell office:value-type="float" office:value="3.1730800000000001" table:style-name="ce2">
            <text:p>3,17308</text:p>
          </table:table-cell>
          <table:table-cell office:value-type="float" office:value="3.1487346410207007E-2" table:formula="of:=  ABS( PI() -[Arkusz2.$C1457])" table:style-name="ce1">
            <text:p>0,031487346</text:p>
          </table:table-cell>
          <table:table-cell table:number-columns-repeated="16380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371" table:style-name="ce1">
            <text:p>371</text:p>
          </table:table-cell>
          <table:table-cell office:value-type="float" office:value="3.1709000000000001" table:style-name="ce2">
            <text:p>3,1709</text:p>
          </table:table-cell>
          <table:table-cell office:value-type="float" office:value="2.9307346410206936E-2" table:formula="of:=  ABS( PI() -[Arkusz2.$C1458])" table:style-name="ce1">
            <text:p>0,029307346</text:p>
          </table:table-cell>
          <table:table-cell table:number-columns-repeated="16380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53" table:style-name="ce1">
            <text:p>153</text:p>
          </table:table-cell>
          <table:table-cell office:value-type="float" office:value="3.1714699999999998" table:style-name="ce2">
            <text:p>3,17147</text:p>
          </table:table-cell>
          <table:table-cell office:value-type="float" office:value="2.9877346410206673E-2" table:formula="of:=  ABS( PI() -[Arkusz2.$C1459])" table:style-name="ce1">
            <text:p>0,029877346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89" table:style-name="ce1">
            <text:p>89</text:p>
          </table:table-cell>
          <table:table-cell office:value-type="float" office:value="3.17204" table:style-name="ce2">
            <text:p>3,17204</text:p>
          </table:table-cell>
          <table:table-cell office:value-type="float" office:value="3.0447346410206855E-2" table:formula="of:=  ABS( PI() -[Arkusz2.$C1460])" table:style-name="ce1">
            <text:p>0,03044734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94" table:style-name="ce1">
            <text:p>194</text:p>
          </table:table-cell>
          <table:table-cell office:value-type="float" office:value="3.1726000000000001" table:style-name="ce2">
            <text:p>3,1726</text:p>
          </table:table-cell>
          <table:table-cell office:value-type="float" office:value="3.1007346410206971E-2" table:formula="of:=  ABS( PI() -[Arkusz2.$C1461])" table:style-name="ce1">
            <text:p>0,031007346</text:p>
          </table:table-cell>
          <table:table-cell table:number-columns-repeated="1638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35" table:style-name="ce1">
            <text:p>235</text:p>
          </table:table-cell>
          <table:table-cell office:value-type="float" office:value="3.1731699999999998" table:style-name="ce2">
            <text:p>3,17317</text:p>
          </table:table-cell>
          <table:table-cell office:value-type="float" office:value="3.1577346410206708E-2" table:formula="of:=  ABS( PI() -[Arkusz2.$C1462])" table:style-name="ce1">
            <text:p>0,031577346</text:p>
          </table:table-cell>
          <table:table-cell table:number-columns-repeated="16380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153" table:style-name="ce1">
            <text:p>153</text:p>
          </table:table-cell>
          <table:table-cell office:value-type="float" office:value="3.1737299999999999" table:style-name="ce2">
            <text:p>3,17373</text:p>
          </table:table-cell>
          <table:table-cell office:value-type="float" office:value="3.2137346410206824E-2" table:formula="of:=  ABS( PI() -[Arkusz2.$C1463])" table:style-name="ce1">
            <text:p>0,032137346</text:p>
          </table:table-cell>
          <table:table-cell table:number-columns-repeated="16380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395" table:style-name="ce1">
            <text:p>395</text:p>
          </table:table-cell>
          <table:table-cell office:value-type="float" office:value="3.17157" table:style-name="ce2">
            <text:p>3,17157</text:p>
          </table:table-cell>
          <table:table-cell office:value-type="float" office:value="2.9977346410206884E-2" table:formula="of:=  ABS( PI() -[Arkusz2.$C1464])" table:style-name="ce1">
            <text:p>0,02997734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float" office:value="3.1694" table:style-name="ce2">
            <text:p>3,1694</text:p>
          </table:table-cell>
          <table:table-cell office:value-type="float" office:value="2.7807346410206879E-2" table:formula="of:=  ABS( PI() -[Arkusz2.$C1465])" table:style-name="ce1">
            <text:p>0,02780734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43" table:style-name="ce1">
            <text:p>243</text:p>
          </table:table-cell>
          <table:table-cell office:value-type="float" office:value="3.1699700000000002" table:style-name="ce2">
            <text:p>3,16997</text:p>
          </table:table-cell>
          <table:table-cell office:value-type="float" office:value="2.8377346410207061E-2" table:formula="of:=  ABS( PI() -[Arkusz2.$C1466])" table:style-name="ce1">
            <text:p>0,028377346</text:p>
          </table:table-cell>
          <table:table-cell table:number-columns-repeated="16380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147" table:style-name="ce1">
            <text:p>147</text:p>
          </table:table-cell>
          <table:table-cell office:value-type="float" office:value="3.1705299999999998" table:style-name="ce2">
            <text:p>3,17053</text:p>
          </table:table-cell>
          <table:table-cell office:value-type="float" office:value="2.8937346410206732E-2" table:formula="of:=  ABS( PI() -[Arkusz2.$C1467])" table:style-name="ce1">
            <text:p>0,028937346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09" table:style-name="ce1">
            <text:p>109</text:p>
          </table:table-cell>
          <table:table-cell office:value-type="float" office:value="3.1711" table:style-name="ce2">
            <text:p>3,1711</text:p>
          </table:table-cell>
          <table:table-cell office:value-type="float" office:value="2.9507346410206914E-2" table:formula="of:=  ABS( PI() -[Arkusz2.$C1468])" table:style-name="ce1">
            <text:p>0,029507346</text:p>
          </table:table-cell>
          <table:table-cell table:number-columns-repeated="16380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222" table:style-name="ce1">
            <text:p>222</text:p>
          </table:table-cell>
          <table:table-cell office:value-type="float" office:value="3.1716600000000001" table:style-name="ce2">
            <text:p>3,17166</text:p>
          </table:table-cell>
          <table:table-cell office:value-type="float" office:value="3.006734641020703E-2" table:formula="of:=  ABS( PI() -[Arkusz2.$C1469])" table:style-name="ce1">
            <text:p>0,030067346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83" table:style-name="ce1">
            <text:p>83</text:p>
          </table:table-cell>
          <table:table-cell office:value-type="float" office:value="3.1722299999999999" table:style-name="ce2">
            <text:p>3,17223</text:p>
          </table:table-cell>
          <table:table-cell office:value-type="float" office:value="3.0637346410206767E-2" table:formula="of:=  ABS( PI() -[Arkusz2.$C1470])" table:style-name="ce1">
            <text:p>0,030637346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34" table:style-name="ce1">
            <text:p>234</text:p>
          </table:table-cell>
          <table:table-cell office:value-type="float" office:value="3.17279" table:style-name="ce2">
            <text:p>3,17279</text:p>
          </table:table-cell>
          <table:table-cell office:value-type="float" office:value="3.1197346410206883E-2" table:formula="of:=  ABS( PI() -[Arkusz2.$C1471])" table:style-name="ce1">
            <text:p>0,031197346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45" table:style-name="ce1">
            <text:p>45</text:p>
          </table:table-cell>
          <table:table-cell office:value-type="float" office:value="3.1733500000000001" table:style-name="ce2">
            <text:p>3,17335</text:p>
          </table:table-cell>
          <table:table-cell office:value-type="float" office:value="3.1757346410206999E-2" table:formula="of:=  ABS( PI() -[Arkusz2.$C1472])" table:style-name="ce1">
            <text:p>0,031757346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98" table:style-name="ce1">
            <text:p>98</text:p>
          </table:table-cell>
          <table:table-cell office:value-type="float" office:value="3.1739099999999998" table:style-name="ce2">
            <text:p>3,17391</text:p>
          </table:table-cell>
          <table:table-cell office:value-type="float" office:value="3.2317346410206671E-2" table:formula="of:=  ABS( PI() -[Arkusz2.$C1473])" table:style-name="ce1">
            <text:p>0,03231734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46" table:style-name="ce1">
            <text:p>246</text:p>
          </table:table-cell>
          <table:table-cell office:value-type="float" office:value="3.1744699999999999" table:style-name="ce2">
            <text:p>3,17447</text:p>
          </table:table-cell>
          <table:table-cell office:value-type="float" office:value="3.2877346410206787E-2" table:formula="of:=  ABS( PI() -[Arkusz2.$C1474])" table:style-name="ce1">
            <text:p>0,032877346</text:p>
          </table:table-cell>
          <table:table-cell table:number-columns-repeated="16380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308" table:style-name="ce1">
            <text:p>308</text:p>
          </table:table-cell>
          <table:table-cell office:value-type="float" office:value="3.17503" table:style-name="ce2">
            <text:p>3,17503</text:p>
          </table:table-cell>
          <table:table-cell office:value-type="float" office:value="3.3437346410206903E-2" table:formula="of:=  ABS( PI() -[Arkusz2.$C1475])" table:style-name="ce1">
            <text:p>0,03343734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98" table:style-name="ce1">
            <text:p>98</text:p>
          </table:table-cell>
          <table:table-cell office:value-type="float" office:value="3.1755900000000001" table:style-name="ce2">
            <text:p>3,17559</text:p>
          </table:table-cell>
          <table:table-cell office:value-type="float" office:value="3.3997346410207019E-2" table:formula="of:=  ABS( PI() -[Arkusz2.$C1476])" table:style-name="ce1">
            <text:p>0,03399734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21" table:style-name="ce1">
            <text:p>221</text:p>
          </table:table-cell>
          <table:table-cell office:value-type="float" office:value="3.1761499999999998" table:style-name="ce2">
            <text:p>3,17615</text:p>
          </table:table-cell>
          <table:table-cell office:value-type="float" office:value="3.4557346410206691E-2" table:formula="of:=  ABS( PI() -[Arkusz2.$C1477])" table:style-name="ce1">
            <text:p>0,034557346</text:p>
          </table:table-cell>
          <table:table-cell table:number-columns-repeated="16380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314" table:style-name="ce1">
            <text:p>314</text:p>
          </table:table-cell>
          <table:table-cell office:value-type="float" office:value="3.1767099999999999" table:style-name="ce2">
            <text:p>3,17671</text:p>
          </table:table-cell>
          <table:table-cell office:value-type="float" office:value="3.5117346410206807E-2" table:formula="of:=  ABS( PI() -[Arkusz2.$C1478])" table:style-name="ce1">
            <text:p>0,03511734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9" table:style-name="ce1">
            <text:p>139</text:p>
          </table:table-cell>
          <table:table-cell office:value-type="float" office:value="3.17727" table:style-name="ce2">
            <text:p>3,17727</text:p>
          </table:table-cell>
          <table:table-cell office:value-type="float" office:value="3.5677346410206923E-2" table:formula="of:=  ABS( PI() -[Arkusz2.$C1479])" table:style-name="ce1">
            <text:p>0,035677346</text:p>
          </table:table-cell>
          <table:table-cell table:number-columns-repeated="16380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185" table:style-name="ce1">
            <text:p>185</text:p>
          </table:table-cell>
          <table:table-cell office:value-type="float" office:value="3.1778200000000001" table:style-name="ce2">
            <text:p>3,17782</text:p>
          </table:table-cell>
          <table:table-cell office:value-type="float" office:value="3.6227346410206973E-2" table:formula="of:=  ABS( PI() -[Arkusz2.$C1480])" table:style-name="ce1">
            <text:p>0,03622734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2" table:style-name="ce1">
            <text:p>112</text:p>
          </table:table-cell>
          <table:table-cell office:value-type="float" office:value="3.1756799999999998" table:style-name="ce2">
            <text:p>3,17568</text:p>
          </table:table-cell>
          <table:table-cell office:value-type="float" office:value="3.408734641020672E-2" table:formula="of:=  ABS( PI() -[Arkusz2.$C1481])" table:style-name="ce1">
            <text:p>0,034087346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50" table:style-name="ce1">
            <text:p>250</text:p>
          </table:table-cell>
          <table:table-cell office:value-type="float" office:value="3.1762299999999999" table:style-name="ce2">
            <text:p>3,17623</text:p>
          </table:table-cell>
          <table:table-cell office:value-type="float" office:value="3.4637346410206771E-2" table:formula="of:=  ABS( PI() -[Arkusz2.$C1482])" table:style-name="ce1">
            <text:p>0,03463734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1" table:style-name="ce1">
            <text:p>131</text:p>
          </table:table-cell>
          <table:table-cell office:value-type="float" office:value="3.1740900000000001" table:style-name="ce2">
            <text:p>3,17409</text:p>
          </table:table-cell>
          <table:table-cell office:value-type="float" office:value="3.2497346410206962E-2" table:formula="of:=  ABS( PI() -[Arkusz2.$C1483])" table:style-name="ce1">
            <text:p>0,032497346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85" table:style-name="ce1">
            <text:p>285</text:p>
          </table:table-cell>
          <table:table-cell office:value-type="float" office:value="3.1746500000000002" table:style-name="ce2">
            <text:p>3,17465</text:p>
          </table:table-cell>
          <table:table-cell office:value-type="float" office:value="3.3057346410207078E-2" table:formula="of:=  ABS( PI() -[Arkusz2.$C1484])" table:style-name="ce1">
            <text:p>0,033057346</text:p>
          </table:table-cell>
          <table:table-cell table:number-columns-repeated="1638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52" table:style-name="ce1">
            <text:p>152</text:p>
          </table:table-cell>
          <table:table-cell office:value-type="float" office:value="3.1751999999999998" table:style-name="ce2">
            <text:p>3,1752</text:p>
          </table:table-cell>
          <table:table-cell office:value-type="float" office:value="3.3607346410206684E-2" table:formula="of:=  ABS( PI() -[Arkusz2.$C1485])" table:style-name="ce1">
            <text:p>0,03360734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81" table:style-name="ce1">
            <text:p>81</text:p>
          </table:table-cell>
          <table:table-cell office:value-type="float" office:value="3.1757599999999999" table:style-name="ce2">
            <text:p>3,17576</text:p>
          </table:table-cell>
          <table:table-cell office:value-type="float" office:value="3.41673464102068E-2" table:formula="of:=  ABS( PI() -[Arkusz2.$C1486])" table:style-name="ce1">
            <text:p>0,034167346</text:p>
          </table:table-cell>
          <table:table-cell table:number-columns-repeated="16380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55" table:style-name="ce1">
            <text:p>55</text:p>
          </table:table-cell>
          <table:table-cell office:value-type="float" office:value="3.1736200000000001" table:style-name="ce2">
            <text:p>3,17362</text:p>
          </table:table-cell>
          <table:table-cell office:value-type="float" office:value="3.2027346410206992E-2" table:formula="of:=  ABS( PI() -[Arkusz2.$C1487])" table:style-name="ce1">
            <text:p>0,032027346</text:p>
          </table:table-cell>
          <table:table-cell table:number-columns-repeated="16380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87" table:style-name="ce1">
            <text:p>187</text:p>
          </table:table-cell>
          <table:table-cell office:value-type="float" office:value="3.1741799999999998" table:style-name="ce2">
            <text:p>3,17418</text:p>
          </table:table-cell>
          <table:table-cell office:value-type="float" office:value="3.2587346410206663E-2" table:formula="of:=  ABS( PI() -[Arkusz2.$C1488])" table:style-name="ce1">
            <text:p>0,032587346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68" table:style-name="ce1">
            <text:p>368</text:p>
          </table:table-cell>
          <table:table-cell office:value-type="float" office:value="3.1747299999999998" table:style-name="ce2">
            <text:p>3,17473</text:p>
          </table:table-cell>
          <table:table-cell office:value-type="float" office:value="3.3137346410206714E-2" table:formula="of:=  ABS( PI() -[Arkusz2.$C1489])" table:style-name="ce1">
            <text:p>0,03313734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67" table:style-name="ce1">
            <text:p>167</text:p>
          </table:table-cell>
          <table:table-cell office:value-type="float" office:value="3.1752899999999999" table:style-name="ce2">
            <text:p>3,17529</text:p>
          </table:table-cell>
          <table:table-cell office:value-type="float" office:value="3.369734641020683E-2" table:formula="of:=  ABS( PI() -[Arkusz2.$C1490])" table:style-name="ce1">
            <text:p>0,033697346</text:p>
          </table:table-cell>
          <table:table-cell table:number-columns-repeated="16380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85" table:style-name="ce1">
            <text:p>85</text:p>
          </table:table-cell>
          <table:table-cell office:value-type="float" office:value="3.17584" table:style-name="ce2">
            <text:p>3,17584</text:p>
          </table:table-cell>
          <table:table-cell office:value-type="float" office:value="3.424734641020688E-2" table:formula="of:=  ABS( PI() -[Arkusz2.$C1491])" table:style-name="ce1">
            <text:p>0,03424734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18" table:style-name="ce1">
            <text:p>218</text:p>
          </table:table-cell>
          <table:table-cell office:value-type="float" office:value="3.17639" table:style-name="ce2">
            <text:p>3,17639</text:p>
          </table:table-cell>
          <table:table-cell office:value-type="float" office:value="3.4797346410206931E-2" table:formula="of:=  ABS( PI() -[Arkusz2.$C1492])" table:style-name="ce1">
            <text:p>0,03479734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82" table:style-name="ce1">
            <text:p>382</text:p>
          </table:table-cell>
          <table:table-cell office:value-type="float" office:value="3.1742599999999999" table:style-name="ce2">
            <text:p>3,17426</text:p>
          </table:table-cell>
          <table:table-cell office:value-type="float" office:value="3.2667346410206743E-2" table:formula="of:=  ABS( PI() -[Arkusz2.$C1493])" table:style-name="ce1">
            <text:p>0,03266734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36" table:style-name="ce1">
            <text:p>336</text:p>
          </table:table-cell>
          <table:table-cell office:value-type="float" office:value="3.1721400000000002" table:style-name="ce2">
            <text:p>3,17214</text:p>
          </table:table-cell>
          <table:table-cell office:value-type="float" office:value="3.0547346410207066E-2" table:formula="of:=  ABS( PI() -[Arkusz2.$C1494])" table:style-name="ce1">
            <text:p>0,03054734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12" table:style-name="ce1">
            <text:p>112</text:p>
          </table:table-cell>
          <table:table-cell office:value-type="float" office:value="3.1726899999999998" table:style-name="ce2">
            <text:p>3,17269</text:p>
          </table:table-cell>
          <table:table-cell office:value-type="float" office:value="3.1097346410206672E-2" table:formula="of:=  ABS( PI() -[Arkusz2.$C1495])" table:style-name="ce1">
            <text:p>0,03109734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" table:style-name="ce1">
            <text:p>4</text:p>
          </table:table-cell>
          <table:table-cell office:value-type="float" office:value="3.1732399999999998" table:style-name="ce2">
            <text:p>3,17324</text:p>
          </table:table-cell>
          <table:table-cell office:value-type="float" office:value="3.1647346410206723E-2" table:formula="of:=  ABS( PI() -[Arkusz2.$C1496])" table:style-name="ce1">
            <text:p>0,031647346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62" table:style-name="ce1">
            <text:p>162</text:p>
          </table:table-cell>
          <table:table-cell office:value-type="float" office:value="3.1738" table:style-name="ce2">
            <text:p>3,1738</text:p>
          </table:table-cell>
          <table:table-cell office:value-type="float" office:value="3.2207346410206839E-2" table:formula="of:=  ABS( PI() -[Arkusz2.$C1497])" table:style-name="ce1">
            <text:p>0,032207346</text:p>
          </table:table-cell>
          <table:table-cell table:number-columns-repeated="16380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308" table:style-name="ce1">
            <text:p>308</text:p>
          </table:table-cell>
          <table:table-cell office:value-type="float" office:value="3.17435" table:style-name="ce2">
            <text:p>3,17435</text:p>
          </table:table-cell>
          <table:table-cell office:value-type="float" office:value="3.2757346410206889E-2" table:formula="of:=  ABS( PI() -[Arkusz2.$C1498])" table:style-name="ce1">
            <text:p>0,032757346</text:p>
          </table:table-cell>
          <table:table-cell table:number-columns-repeated="16380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176" table:style-name="ce1">
            <text:p>176</text:p>
          </table:table-cell>
          <table:table-cell office:value-type="float" office:value="3.1749000000000001" table:style-name="ce2">
            <text:p>3,1749</text:p>
          </table:table-cell>
          <table:table-cell office:value-type="float" office:value="3.3307346410206939E-2" table:formula="of:=  ABS( PI() -[Arkusz2.$C1499])" table:style-name="ce1">
            <text:p>0,03330734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61" table:style-name="ce1">
            <text:p>361</text:p>
          </table:table-cell>
          <table:table-cell office:value-type="float" office:value="3.1754500000000001" table:style-name="ce2">
            <text:p>3,17545</text:p>
          </table:table-cell>
          <table:table-cell office:value-type="float" office:value="3.385734641020699E-2" table:formula="of:=  ABS( PI() -[Arkusz2.$C1500])" table:style-name="ce1">
            <text:p>0,03385734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3.17333" table:style-name="ce2">
            <text:p>3,17333</text:p>
          </table:table-cell>
          <table:table-cell office:value-type="float" office:value="3.1737346410206868E-2" table:formula="of:=  ABS( PI() -[Arkusz2.$C1501])" table:style-name="ce1">
            <text:p>0,031737346</text:p>
          </table:table-cell>
          <table:table-cell table:number-columns-repeated="16380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345" table:style-name="ce1">
            <text:p>345</text:p>
          </table:table-cell>
          <table:table-cell office:value-type="float" office:value="3.1712199999999999" table:style-name="ce2">
            <text:p>3,17122</text:p>
          </table:table-cell>
          <table:table-cell office:value-type="float" office:value="2.9627346410206812E-2" table:formula="of:=  ABS( PI() -[Arkusz2.$C1502])" table:style-name="ce1">
            <text:p>0,029627346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267" table:style-name="ce1">
            <text:p>267</text:p>
          </table:table-cell>
          <table:table-cell office:value-type="float" office:value="3.17177" table:style-name="ce2">
            <text:p>3,17177</text:p>
          </table:table-cell>
          <table:table-cell office:value-type="float" office:value="3.0177346410206862E-2" table:formula="of:=  ABS( PI() -[Arkusz2.$C1503])" table:style-name="ce1">
            <text:p>0,030177346</text:p>
          </table:table-cell>
          <table:table-cell table:number-columns-repeated="16380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234" table:style-name="ce1">
            <text:p>234</text:p>
          </table:table-cell>
          <table:table-cell office:value-type="float" office:value="3.17232" table:style-name="ce2">
            <text:p>3,17232</text:p>
          </table:table-cell>
          <table:table-cell office:value-type="float" office:value="3.0727346410206913E-2" table:formula="of:=  ABS( PI() -[Arkusz2.$C1504])" table:style-name="ce1">
            <text:p>0,030727346</text:p>
          </table:table-cell>
          <table:table-cell table:number-columns-repeated="16380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212" table:style-name="ce1">
            <text:p>212</text:p>
          </table:table-cell>
          <table:table-cell office:value-type="float" office:value="3.1728700000000001" table:style-name="ce2">
            <text:p>3,17287</text:p>
          </table:table-cell>
          <table:table-cell office:value-type="float" office:value="3.1277346410206963E-2" table:formula="of:=  ABS( PI() -[Arkusz2.$C1505])" table:style-name="ce1">
            <text:p>0,03127734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91" table:style-name="ce1">
            <text:p>291</text:p>
          </table:table-cell>
          <table:table-cell office:value-type="float" office:value="3.1734200000000001" table:style-name="ce2">
            <text:p>3,17342</text:p>
          </table:table-cell>
          <table:table-cell office:value-type="float" office:value="3.1827346410207014E-2" table:formula="of:=  ABS( PI() -[Arkusz2.$C1506])" table:style-name="ce1">
            <text:p>0,031827346</text:p>
          </table:table-cell>
          <table:table-cell table:number-columns-repeated="16380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118" table:style-name="ce1">
            <text:p>118</text:p>
          </table:table-cell>
          <table:table-cell office:value-type="float" office:value="3.1739700000000002" table:style-name="ce2">
            <text:p>3,17397</text:p>
          </table:table-cell>
          <table:table-cell office:value-type="float" office:value="3.2377346410207064E-2" table:formula="of:=  ABS( PI() -[Arkusz2.$C1507])" table:style-name="ce1">
            <text:p>0,03237734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17" table:style-name="ce1">
            <text:p>117</text:p>
          </table:table-cell>
          <table:table-cell office:value-type="float" office:value="3.1745199999999998" table:style-name="ce2">
            <text:p>3,17452</text:p>
          </table:table-cell>
          <table:table-cell office:value-type="float" office:value="3.292734641020667E-2" table:formula="of:=  ABS( PI() -[Arkusz2.$C1508])" table:style-name="ce1">
            <text:p>0,03292734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52" table:style-name="ce1">
            <text:p>352</text:p>
          </table:table-cell>
          <table:table-cell office:value-type="float" office:value="3.1750699999999998" table:style-name="ce2">
            <text:p>3,17507</text:p>
          </table:table-cell>
          <table:table-cell office:value-type="float" office:value="3.3477346410206721E-2" table:formula="of:=  ABS( PI() -[Arkusz2.$C1509])" table:style-name="ce1">
            <text:p>0,03347734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49" table:style-name="ce1">
            <text:p>349</text:p>
          </table:table-cell>
          <table:table-cell office:value-type="float" office:value="3.1756099999999998" table:style-name="ce2">
            <text:p>3,17561</text:p>
          </table:table-cell>
          <table:table-cell office:value-type="float" office:value="3.4017346410206706E-2" table:formula="of:=  ABS( PI() -[Arkusz2.$C1510])" table:style-name="ce1">
            <text:p>0,03401734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29" table:style-name="ce1">
            <text:p>229</text:p>
          </table:table-cell>
          <table:table-cell office:value-type="float" office:value="3.1761599999999999" table:style-name="ce2">
            <text:p>3,17616</text:p>
          </table:table-cell>
          <table:table-cell office:value-type="float" office:value="3.4567346410206756E-2" table:formula="of:=  ABS( PI() -[Arkusz2.$C1511])" table:style-name="ce1">
            <text:p>0,03456734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62" table:style-name="ce1">
            <text:p>162</text:p>
          </table:table-cell>
          <table:table-cell office:value-type="float" office:value="3.1766999999999999" table:style-name="ce2">
            <text:p>3,1767</text:p>
          </table:table-cell>
          <table:table-cell office:value-type="float" office:value="3.5107346410206741E-2" table:formula="of:=  ABS( PI() -[Arkusz2.$C1512])" table:style-name="ce1">
            <text:p>0,035107346</text:p>
          </table:table-cell>
          <table:table-cell table:number-columns-repeated="16380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96" table:style-name="ce1">
            <text:p>96</text:p>
          </table:table-cell>
          <table:table-cell office:value-type="float" office:value="3.1772499999999999" table:style-name="ce2">
            <text:p>3,17725</text:p>
          </table:table-cell>
          <table:table-cell office:value-type="float" office:value="3.5657346410206792E-2" table:formula="of:=  ABS( PI() -[Arkusz2.$C1513])" table:style-name="ce1">
            <text:p>0,035657346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337" table:style-name="ce1">
            <text:p>337</text:p>
          </table:table-cell>
          <table:table-cell office:value-type="float" office:value="3.1777899999999999" table:style-name="ce2">
            <text:p>3,17779</text:p>
          </table:table-cell>
          <table:table-cell office:value-type="float" office:value="3.6197346410206777E-2" table:formula="of:=  ABS( PI() -[Arkusz2.$C1514])" table:style-name="ce1">
            <text:p>0,036197346</text:p>
          </table:table-cell>
          <table:table-cell table:number-columns-repeated="16380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204" table:style-name="ce1">
            <text:p>204</text:p>
          </table:table-cell>
          <table:table-cell office:value-type="float" office:value="3.1783399999999999" table:style-name="ce2">
            <text:p>3,17834</text:p>
          </table:table-cell>
          <table:table-cell office:value-type="float" office:value="3.6747346410206827E-2" table:formula="of:=  ABS( PI() -[Arkusz2.$C1515])" table:style-name="ce1">
            <text:p>0,036747346</text:p>
          </table:table-cell>
          <table:table-cell table:number-columns-repeated="16380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28" table:style-name="ce1">
            <text:p>28</text:p>
          </table:table-cell>
          <table:table-cell office:value-type="float" office:value="3.17624" table:style-name="ce2">
            <text:p>3,17624</text:p>
          </table:table-cell>
          <table:table-cell office:value-type="float" office:value="3.4647346410206836E-2" table:formula="of:=  ABS( PI() -[Arkusz2.$C1516])" table:style-name="ce1">
            <text:p>0,034647346</text:p>
          </table:table-cell>
          <table:table-cell table:number-columns-repeated="16380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39" table:style-name="ce1">
            <text:p>39</text:p>
          </table:table-cell>
          <table:table-cell office:value-type="float" office:value="3.17414" table:style-name="ce2">
            <text:p>3,17414</text:p>
          </table:table-cell>
          <table:table-cell office:value-type="float" office:value="3.2547346410206845E-2" table:formula="of:=  ABS( PI() -[Arkusz2.$C1517])" table:style-name="ce1">
            <text:p>0,03254734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19" table:style-name="ce1">
            <text:p>219</text:p>
          </table:table-cell>
          <table:table-cell office:value-type="float" office:value="3.17469" table:style-name="ce2">
            <text:p>3,17469</text:p>
          </table:table-cell>
          <table:table-cell office:value-type="float" office:value="3.3097346410206896E-2" table:formula="of:=  ABS( PI() -[Arkusz2.$C1518])" table:style-name="ce1">
            <text:p>0,033097346</text:p>
          </table:table-cell>
          <table:table-cell table:number-columns-repeated="16380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74" table:style-name="ce1">
            <text:p>74</text:p>
          </table:table-cell>
          <table:table-cell office:value-type="float" office:value="3.17523" table:style-name="ce2">
            <text:p>3,17523</text:p>
          </table:table-cell>
          <table:table-cell office:value-type="float" office:value="3.3637346410206881E-2" table:formula="of:=  ABS( PI() -[Arkusz2.$C1519])" table:style-name="ce1">
            <text:p>0,033637346</text:p>
          </table:table-cell>
          <table:table-cell table:number-columns-repeated="16380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92" table:style-name="ce1">
            <text:p>92</text:p>
          </table:table-cell>
          <table:table-cell office:value-type="float" office:value="3.17577" table:style-name="ce2">
            <text:p>3,17577</text:p>
          </table:table-cell>
          <table:table-cell office:value-type="float" office:value="3.4177346410206866E-2" table:formula="of:=  ABS( PI() -[Arkusz2.$C1520])" table:style-name="ce1">
            <text:p>0,03417734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1" table:style-name="ce1">
            <text:p>71</text:p>
          </table:table-cell>
          <table:table-cell office:value-type="float" office:value="3.1736800000000001" table:style-name="ce2">
            <text:p>3,17368</text:p>
          </table:table-cell>
          <table:table-cell office:value-type="float" office:value="3.2087346410206941E-2" table:formula="of:=  ABS( PI() -[Arkusz2.$C1521])" table:style-name="ce1">
            <text:p>0,032087346</text:p>
          </table:table-cell>
          <table:table-cell table:number-columns-repeated="16380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17" table:style-name="ce1">
            <text:p>117</text:p>
          </table:table-cell>
          <table:table-cell office:value-type="float" office:value="3.1742300000000001" table:style-name="ce2">
            <text:p>3,17423</text:p>
          </table:table-cell>
          <table:table-cell office:value-type="float" office:value="3.2637346410206991E-2" table:formula="of:=  ABS( PI() -[Arkusz2.$C1522])" table:style-name="ce1">
            <text:p>0,03263734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02" table:style-name="ce1">
            <text:p>102</text:p>
          </table:table-cell>
          <table:table-cell office:value-type="float" office:value="3.1747700000000001" table:style-name="ce2">
            <text:p>3,17477</text:p>
          </table:table-cell>
          <table:table-cell office:value-type="float" office:value="3.3177346410206976E-2" table:formula="of:=  ABS( PI() -[Arkusz2.$C1523])" table:style-name="ce1">
            <text:p>0,03317734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37" table:style-name="ce1">
            <text:p>337</text:p>
          </table:table-cell>
          <table:table-cell office:value-type="float" office:value="3.1726899999999998" table:style-name="ce2">
            <text:p>3,17269</text:p>
          </table:table-cell>
          <table:table-cell office:value-type="float" office:value="3.1097346410206672E-2" table:formula="of:=  ABS( PI() -[Arkusz2.$C1524])" table:style-name="ce1">
            <text:p>0,03109734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77" table:style-name="ce1">
            <text:p>377</text:p>
          </table:table-cell>
          <table:table-cell office:value-type="float" office:value="3.1705999999999999" table:style-name="ce2">
            <text:p>3,1706</text:p>
          </table:table-cell>
          <table:table-cell office:value-type="float" office:value="2.9007346410206747E-2" table:formula="of:=  ABS( PI() -[Arkusz2.$C1525])" table:style-name="ce1">
            <text:p>0,029007346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20" table:style-name="ce1">
            <text:p>120</text:p>
          </table:table-cell>
          <table:table-cell office:value-type="float" office:value="3.1711499999999999" table:style-name="ce2">
            <text:p>3,17115</text:p>
          </table:table-cell>
          <table:table-cell office:value-type="float" office:value="2.9557346410206797E-2" table:formula="of:=  ABS( PI() -[Arkusz2.$C1526])" table:style-name="ce1">
            <text:p>0,02955734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19" table:style-name="ce1">
            <text:p>319</text:p>
          </table:table-cell>
          <table:table-cell office:value-type="float" office:value="3.1690700000000001" table:style-name="ce2">
            <text:p>3,16907</text:p>
          </table:table-cell>
          <table:table-cell office:value-type="float" office:value="2.7477346410206938E-2" table:formula="of:=  ABS( PI() -[Arkusz2.$C1527])" table:style-name="ce1">
            <text:p>0,027477346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01" table:style-name="ce1">
            <text:p>101</text:p>
          </table:table-cell>
          <table:table-cell office:value-type="float" office:value="3.16961" table:style-name="ce2">
            <text:p>3,16961</text:p>
          </table:table-cell>
          <table:table-cell office:value-type="float" office:value="2.8017346410206923E-2" table:formula="of:=  ABS( PI() -[Arkusz2.$C1528])" table:style-name="ce1">
            <text:p>0,02801734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office:value-type="float" office:value="3.1675399999999998" table:style-name="ce2">
            <text:p>3,16754</text:p>
          </table:table-cell>
          <table:table-cell office:value-type="float" office:value="2.5947346410206684E-2" table:formula="of:=  ABS( PI() -[Arkusz2.$C1529])" table:style-name="ce1">
            <text:p>0,025947346</text:p>
          </table:table-cell>
          <table:table-cell table:number-columns-repeated="1638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253" table:style-name="ce1">
            <text:p>253</text:p>
          </table:table-cell>
          <table:table-cell office:value-type="float" office:value="3.1680799999999998" table:style-name="ce2">
            <text:p>3,16808</text:p>
          </table:table-cell>
          <table:table-cell office:value-type="float" office:value="2.6487346410206669E-2" table:formula="of:=  ABS( PI() -[Arkusz2.$C1530])" table:style-name="ce1">
            <text:p>0,026487346</text:p>
          </table:table-cell>
          <table:table-cell table:number-columns-repeated="16380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87" table:style-name="ce1">
            <text:p>87</text:p>
          </table:table-cell>
          <table:table-cell office:value-type="float" office:value="3.1686299999999998" table:style-name="ce2">
            <text:p>3,16863</text:p>
          </table:table-cell>
          <table:table-cell office:value-type="float" office:value="2.703734641020672E-2" table:formula="of:=  ABS( PI() -[Arkusz2.$C1531])" table:style-name="ce1">
            <text:p>0,027037346</text:p>
          </table:table-cell>
          <table:table-cell table:number-columns-repeated="16380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40" table:style-name="ce1">
            <text:p>240</text:p>
          </table:table-cell>
          <table:table-cell office:value-type="float" office:value="3.1691699999999998" table:style-name="ce2">
            <text:p>3,16917</text:p>
          </table:table-cell>
          <table:table-cell office:value-type="float" office:value="2.7577346410206705E-2" table:formula="of:=  ABS( PI() -[Arkusz2.$C1532])" table:style-name="ce1">
            <text:p>0,027577346</text:p>
          </table:table-cell>
          <table:table-cell table:number-columns-repeated="16380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186" table:style-name="ce1">
            <text:p>186</text:p>
          </table:table-cell>
          <table:table-cell office:value-type="float" office:value="3.1697099999999998" table:style-name="ce2">
            <text:p>3,16971</text:p>
          </table:table-cell>
          <table:table-cell office:value-type="float" office:value="2.8117346410206689E-2" table:formula="of:=  ABS( PI() -[Arkusz2.$C1533])" table:style-name="ce1">
            <text:p>0,02811734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90" table:style-name="ce1">
            <text:p>290</text:p>
          </table:table-cell>
          <table:table-cell office:value-type="float" office:value="3.1676500000000001" table:style-name="ce2">
            <text:p>3,16765</text:p>
          </table:table-cell>
          <table:table-cell office:value-type="float" office:value="2.6057346410206961E-2" table:formula="of:=  ABS( PI() -[Arkusz2.$C1534])" table:style-name="ce1">
            <text:p>0,026057346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334" table:style-name="ce1">
            <text:p>334</text:p>
          </table:table-cell>
          <table:table-cell office:value-type="float" office:value="3.1681900000000001" table:style-name="ce2">
            <text:p>3,16819</text:p>
          </table:table-cell>
          <table:table-cell office:value-type="float" office:value="2.6597346410206946E-2" table:formula="of:=  ABS( PI() -[Arkusz2.$C1535])" table:style-name="ce1">
            <text:p>0,026597346</text:p>
          </table:table-cell>
          <table:table-cell table:number-columns-repeated="16380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73" table:style-name="ce1">
            <text:p>73</text:p>
          </table:table-cell>
          <table:table-cell office:value-type="float" office:value="3.1661199999999998" table:style-name="ce2">
            <text:p>3,16612</text:p>
          </table:table-cell>
          <table:table-cell office:value-type="float" office:value="2.4527346410206707E-2" table:formula="of:=  ABS( PI() -[Arkusz2.$C1536])" table:style-name="ce1">
            <text:p>0,024527346</text:p>
          </table:table-cell>
          <table:table-cell table:number-columns-repeated="16380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116" table:style-name="ce1">
            <text:p>116</text:p>
          </table:table-cell>
          <table:table-cell office:value-type="float" office:value="3.1666699999999999" table:style-name="ce2">
            <text:p>3,16667</text:p>
          </table:table-cell>
          <table:table-cell office:value-type="float" office:value="2.5077346410206758E-2" table:formula="of:=  ABS( PI() -[Arkusz2.$C1537])" table:style-name="ce1">
            <text:p>0,025077346</text:p>
          </table:table-cell>
          <table:table-cell table:number-columns-repeated="16380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64" table:style-name="ce1">
            <text:p>164</text:p>
          </table:table-cell>
          <table:table-cell office:value-type="float" office:value="3.1672099999999999" table:style-name="ce2">
            <text:p>3,16721</text:p>
          </table:table-cell>
          <table:table-cell office:value-type="float" office:value="2.5617346410206743E-2" table:formula="of:=  ABS( PI() -[Arkusz2.$C1538])" table:style-name="ce1">
            <text:p>0,02561734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52" table:style-name="ce1">
            <text:p>252</text:p>
          </table:table-cell>
          <table:table-cell office:value-type="float" office:value="3.1677499999999998" table:style-name="ce2">
            <text:p>3,16775</text:p>
          </table:table-cell>
          <table:table-cell office:value-type="float" office:value="2.6157346410206728E-2" table:formula="of:=  ABS( PI() -[Arkusz2.$C1539])" table:style-name="ce1">
            <text:p>0,02615734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53" table:style-name="ce1">
            <text:p>353</text:p>
          </table:table-cell>
          <table:table-cell office:value-type="float" office:value="3.1656900000000001" table:style-name="ce2">
            <text:p>3,16569</text:p>
          </table:table-cell>
          <table:table-cell office:value-type="float" office:value="2.4097346410206999E-2" table:formula="of:=  ABS( PI() -[Arkusz2.$C1540])" table:style-name="ce1">
            <text:p>0,02409734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3" table:style-name="ce1">
            <text:p>223</text:p>
          </table:table-cell>
          <table:table-cell office:value-type="float" office:value="3.1662300000000001" table:style-name="ce2">
            <text:p>3,16623</text:p>
          </table:table-cell>
          <table:table-cell office:value-type="float" office:value="2.4637346410206984E-2" table:formula="of:=  ABS( PI() -[Arkusz2.$C1541])" table:style-name="ce1">
            <text:p>0,024637346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48" table:style-name="ce1">
            <text:p>348</text:p>
          </table:table-cell>
          <table:table-cell office:value-type="float" office:value="3.1667700000000001" table:style-name="ce2">
            <text:p>3,16677</text:p>
          </table:table-cell>
          <table:table-cell office:value-type="float" office:value="2.5177346410206969E-2" table:formula="of:=  ABS( PI() -[Arkusz2.$C1542])" table:style-name="ce1">
            <text:p>0,025177346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241" table:style-name="ce1">
            <text:p>241</text:p>
          </table:table-cell>
          <table:table-cell office:value-type="float" office:value="3.1673200000000001" table:style-name="ce2">
            <text:p>3,16732</text:p>
          </table:table-cell>
          <table:table-cell office:value-type="float" office:value="2.5727346410207019E-2" table:formula="of:=  ABS( PI() -[Arkusz2.$C1543])" table:style-name="ce1">
            <text:p>0,02572734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91" table:style-name="ce1">
            <text:p>191</text:p>
          </table:table-cell>
          <table:table-cell office:value-type="float" office:value="3.1678500000000001" table:style-name="ce2">
            <text:p>3,16785</text:p>
          </table:table-cell>
          <table:table-cell office:value-type="float" office:value="2.6257346410206939E-2" table:formula="of:=  ABS( PI() -[Arkusz2.$C1544])" table:style-name="ce1">
            <text:p>0,02625734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28" table:style-name="ce1">
            <text:p>228</text:p>
          </table:table-cell>
          <table:table-cell office:value-type="float" office:value="3.16839" table:style-name="ce2">
            <text:p>3,16839</text:p>
          </table:table-cell>
          <table:table-cell office:value-type="float" office:value="2.6797346410206924E-2" table:formula="of:=  ABS( PI() -[Arkusz2.$C1545])" table:style-name="ce1">
            <text:p>0,02679734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6" table:style-name="ce1">
            <text:p>96</text:p>
          </table:table-cell>
          <table:table-cell office:value-type="float" office:value="3.16893" table:style-name="ce2">
            <text:p>3,16893</text:p>
          </table:table-cell>
          <table:table-cell office:value-type="float" office:value="2.7337346410206909E-2" table:formula="of:=  ABS( PI() -[Arkusz2.$C1546])" table:style-name="ce1">
            <text:p>0,027337346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8" table:style-name="ce1">
            <text:p>28</text:p>
          </table:table-cell>
          <table:table-cell office:value-type="float" office:value="3.16947" table:style-name="ce2">
            <text:p>3,16947</text:p>
          </table:table-cell>
          <table:table-cell office:value-type="float" office:value="2.7877346410206894E-2" table:formula="of:=  ABS( PI() -[Arkusz2.$C1547])" table:style-name="ce1">
            <text:p>0,027877346</text:p>
          </table:table-cell>
          <table:table-cell table:number-columns-repeated="16380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36" table:style-name="ce1">
            <text:p>36</text:p>
          </table:table-cell>
          <table:table-cell office:value-type="float" office:value="3.17001" table:style-name="ce2">
            <text:p>3,17001</text:p>
          </table:table-cell>
          <table:table-cell office:value-type="float" office:value="2.8417346410206878E-2" table:formula="of:=  ABS( PI() -[Arkusz2.$C1548])" table:style-name="ce1">
            <text:p>0,02841734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45" table:style-name="ce1">
            <text:p>345</text:p>
          </table:table-cell>
          <table:table-cell office:value-type="float" office:value="3.1679599999999999" table:style-name="ce2">
            <text:p>3,16796</text:p>
          </table:table-cell>
          <table:table-cell office:value-type="float" office:value="2.6367346410206771E-2" table:formula="of:=  ABS( PI() -[Arkusz2.$C1549])" table:style-name="ce1">
            <text:p>0,026367346</text:p>
          </table:table-cell>
          <table:table-cell table:number-columns-repeated="16380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153" table:style-name="ce1">
            <text:p>153</text:p>
          </table:table-cell>
          <table:table-cell office:value-type="float" office:value="3.1684999999999999" table:style-name="ce2">
            <text:p>3,1685</text:p>
          </table:table-cell>
          <table:table-cell office:value-type="float" office:value="2.6907346410206756E-2" table:formula="of:=  ABS( PI() -[Arkusz2.$C1550])" table:style-name="ce1">
            <text:p>0,026907346</text:p>
          </table:table-cell>
          <table:table-cell table:number-columns-repeated="16380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139" table:style-name="ce1">
            <text:p>139</text:p>
          </table:table-cell>
          <table:table-cell office:value-type="float" office:value="3.1690299999999998" table:style-name="ce2">
            <text:p>3,16903</text:p>
          </table:table-cell>
          <table:table-cell office:value-type="float" office:value="2.7437346410206676E-2" table:formula="of:=  ABS( PI() -[Arkusz2.$C1551])" table:style-name="ce1">
            <text:p>0,02743734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32" table:style-name="ce1">
            <text:p>232</text:p>
          </table:table-cell>
          <table:table-cell office:value-type="float" office:value="3.1695700000000002" table:style-name="ce2">
            <text:p>3,16957</text:p>
          </table:table-cell>
          <table:table-cell office:value-type="float" office:value="2.7977346410207105E-2" table:formula="of:=  ABS( PI() -[Arkusz2.$C1552])" table:style-name="ce1">
            <text:p>0,027977346</text:p>
          </table:table-cell>
          <table:table-cell table:number-columns-repeated="16380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285" table:style-name="ce1">
            <text:p>285</text:p>
          </table:table-cell>
          <table:table-cell office:value-type="float" office:value="3.1701000000000001" table:style-name="ce2">
            <text:p>3,1701</text:p>
          </table:table-cell>
          <table:table-cell office:value-type="float" office:value="2.8507346410207024E-2" table:formula="of:=  ABS( PI() -[Arkusz2.$C1553])" table:style-name="ce1">
            <text:p>0,02850734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94" table:style-name="ce1">
            <text:p>194</text:p>
          </table:table-cell>
          <table:table-cell office:value-type="float" office:value="3.1706400000000001" table:style-name="ce2">
            <text:p>3,17064</text:p>
          </table:table-cell>
          <table:table-cell office:value-type="float" office:value="2.9047346410207009E-2" table:formula="of:=  ABS( PI() -[Arkusz2.$C1554])" table:style-name="ce1">
            <text:p>0,029047346</text:p>
          </table:table-cell>
          <table:table-cell table:number-columns-repeated="1638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237" table:style-name="ce1">
            <text:p>237</text:p>
          </table:table-cell>
          <table:table-cell office:value-type="float" office:value="3.1686000000000001" table:style-name="ce2">
            <text:p>3,1686</text:p>
          </table:table-cell>
          <table:table-cell office:value-type="float" office:value="2.7007346410206967E-2" table:formula="of:=  ABS( PI() -[Arkusz2.$C1555])" table:style-name="ce1">
            <text:p>0,02700734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85" table:style-name="ce1">
            <text:p>385</text:p>
          </table:table-cell>
          <table:table-cell office:value-type="float" office:value="3.16656" table:style-name="ce2">
            <text:p>3,16656</text:p>
          </table:table-cell>
          <table:table-cell office:value-type="float" office:value="2.4967346410206925E-2" table:formula="of:=  ABS( PI() -[Arkusz2.$C1556])" table:style-name="ce1">
            <text:p>0,024967346</text:p>
          </table:table-cell>
          <table:table-cell table:number-columns-repeated="16380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275" table:style-name="ce1">
            <text:p>275</text:p>
          </table:table-cell>
          <table:table-cell office:value-type="float" office:value="3.1671" table:style-name="ce2">
            <text:p>3,1671</text:p>
          </table:table-cell>
          <table:table-cell office:value-type="float" office:value="2.550734641020691E-2" table:formula="of:=  ABS( PI() -[Arkusz2.$C1557])" table:style-name="ce1">
            <text:p>0,025507346</text:p>
          </table:table-cell>
          <table:table-cell table:number-columns-repeated="16380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245" table:style-name="ce1">
            <text:p>245</text:p>
          </table:table-cell>
          <table:table-cell office:value-type="float" office:value="3.1676299999999999" table:style-name="ce2">
            <text:p>3,16763</text:p>
          </table:table-cell>
          <table:table-cell office:value-type="float" office:value="2.603734641020683E-2" table:formula="of:=  ABS( PI() -[Arkusz2.$C1558])" table:style-name="ce1">
            <text:p>0,02603734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3.1656" table:style-name="ce2">
            <text:p>3,1656</text:p>
          </table:table-cell>
          <table:table-cell office:value-type="float" office:value="2.4007346410206853E-2" table:formula="of:=  ABS( PI() -[Arkusz2.$C1559])" table:style-name="ce1">
            <text:p>0,02400734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53" table:style-name="ce1">
            <text:p>253</text:p>
          </table:table-cell>
          <table:table-cell office:value-type="float" office:value="3.1661299999999999" table:style-name="ce2">
            <text:p>3,16613</text:p>
          </table:table-cell>
          <table:table-cell office:value-type="float" office:value="2.4537346410206773E-2" table:formula="of:=  ABS( PI() -[Arkusz2.$C1560])" table:style-name="ce1">
            <text:p>0,024537346</text:p>
          </table:table-cell>
          <table:table-cell table:number-columns-repeated="16380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296" table:style-name="ce1">
            <text:p>296</text:p>
          </table:table-cell>
          <table:table-cell office:value-type="float" office:value="3.1666699999999999" table:style-name="ce2">
            <text:p>3,16667</text:p>
          </table:table-cell>
          <table:table-cell office:value-type="float" office:value="2.5077346410206758E-2" table:formula="of:=  ABS( PI() -[Arkusz2.$C1561])" table:style-name="ce1">
            <text:p>0,025077346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95" table:style-name="ce1">
            <text:p>95</text:p>
          </table:table-cell>
          <table:table-cell office:value-type="float" office:value="3.1671999999999998" table:style-name="ce2">
            <text:p>3,1672</text:p>
          </table:table-cell>
          <table:table-cell office:value-type="float" office:value="2.5607346410206677E-2" table:formula="of:=  ABS( PI() -[Arkusz2.$C1562])" table:style-name="ce1">
            <text:p>0,025607346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14" table:style-name="ce1">
            <text:p>114</text:p>
          </table:table-cell>
          <table:table-cell office:value-type="float" office:value="3.1677300000000002" table:style-name="ce2">
            <text:p>3,16773</text:p>
          </table:table-cell>
          <table:table-cell office:value-type="float" office:value="2.6137346410207041E-2" table:formula="of:=  ABS( PI() -[Arkusz2.$C1563])" table:style-name="ce1">
            <text:p>0,026137346</text:p>
          </table:table-cell>
          <table:table-cell table:number-columns-repeated="16380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207" table:style-name="ce1">
            <text:p>207</text:p>
          </table:table-cell>
          <table:table-cell office:value-type="float" office:value="3.1682700000000001" table:style-name="ce2">
            <text:p>3,16827</text:p>
          </table:table-cell>
          <table:table-cell office:value-type="float" office:value="2.6677346410207026E-2" table:formula="of:=  ABS( PI() -[Arkusz2.$C1564])" table:style-name="ce1">
            <text:p>0,02667734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2" table:style-name="ce1">
            <text:p>52</text:p>
          </table:table-cell>
          <table:table-cell office:value-type="float" office:value="3.1688000000000001" table:style-name="ce2">
            <text:p>3,1688</text:p>
          </table:table-cell>
          <table:table-cell office:value-type="float" office:value="2.7207346410206945E-2" table:formula="of:=  ABS( PI() -[Arkusz2.$C1565])" table:style-name="ce1">
            <text:p>0,027207346</text:p>
          </table:table-cell>
          <table:table-cell table:number-columns-repeated="16380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180" table:style-name="ce1">
            <text:p>180</text:p>
          </table:table-cell>
          <table:table-cell office:value-type="float" office:value="3.16933" table:style-name="ce2">
            <text:p>3,16933</text:p>
          </table:table-cell>
          <table:table-cell office:value-type="float" office:value="2.7737346410206865E-2" table:formula="of:=  ABS( PI() -[Arkusz2.$C1566])" table:style-name="ce1">
            <text:p>0,02773734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41" table:style-name="ce1">
            <text:p>341</text:p>
          </table:table-cell>
          <table:table-cell office:value-type="float" office:value="3.1673100000000001" table:style-name="ce2">
            <text:p>3,16731</text:p>
          </table:table-cell>
          <table:table-cell office:value-type="float" office:value="2.5717346410206954E-2" table:formula="of:=  ABS( PI() -[Arkusz2.$C1567])" table:style-name="ce1">
            <text:p>0,02571734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3" table:style-name="ce1">
            <text:p>73</text:p>
          </table:table-cell>
          <table:table-cell office:value-type="float" office:value="3.16784" table:style-name="ce2">
            <text:p>3,16784</text:p>
          </table:table-cell>
          <table:table-cell office:value-type="float" office:value="2.6247346410206873E-2" table:formula="of:=  ABS( PI() -[Arkusz2.$C1568])" table:style-name="ce1">
            <text:p>0,02624734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20" table:style-name="ce1">
            <text:p>120</text:p>
          </table:table-cell>
          <table:table-cell office:value-type="float" office:value="3.1683699999999999" table:style-name="ce2">
            <text:p>3,16837</text:p>
          </table:table-cell>
          <table:table-cell office:value-type="float" office:value="2.6777346410206793E-2" table:formula="of:=  ABS( PI() -[Arkusz2.$C1569])" table:style-name="ce1">
            <text:p>0,02677734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3.16635" table:style-name="ce2">
            <text:p>3,16635</text:p>
          </table:table-cell>
          <table:table-cell office:value-type="float" office:value="2.4757346410206882E-2" table:formula="of:=  ABS( PI() -[Arkusz2.$C1570])" table:style-name="ce1">
            <text:p>0,024757346</text:p>
          </table:table-cell>
          <table:table-cell table:number-columns-repeated="16380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290" table:style-name="ce1">
            <text:p>290</text:p>
          </table:table-cell>
          <table:table-cell office:value-type="float" office:value="3.1668799999999999" table:style-name="ce2">
            <text:p>3,16688</text:p>
          </table:table-cell>
          <table:table-cell office:value-type="float" office:value="2.5287346410206801E-2" table:formula="of:=  ABS( PI() -[Arkusz2.$C1571])" table:style-name="ce1">
            <text:p>0,02528734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11" table:style-name="ce1">
            <text:p>311</text:p>
          </table:table-cell>
          <table:table-cell office:value-type="float" office:value="3.1674099999999998" table:style-name="ce2">
            <text:p>3,16741</text:p>
          </table:table-cell>
          <table:table-cell office:value-type="float" office:value="2.5817346410206721E-2" table:formula="of:=  ABS( PI() -[Arkusz2.$C1572])" table:style-name="ce1">
            <text:p>0,025817346</text:p>
          </table:table-cell>
          <table:table-cell table:number-columns-repeated="16380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7" table:style-name="ce1">
            <text:p>17</text:p>
          </table:table-cell>
          <table:table-cell office:value-type="float" office:value="3.1679400000000002" table:style-name="ce2">
            <text:p>3,16794</text:p>
          </table:table-cell>
          <table:table-cell office:value-type="float" office:value="2.6347346410207084E-2" table:formula="of:=  ABS( PI() -[Arkusz2.$C1573])" table:style-name="ce1">
            <text:p>0,026347346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80" table:style-name="ce1">
            <text:p>80</text:p>
          </table:table-cell>
          <table:table-cell office:value-type="float" office:value="3.1684700000000001" table:style-name="ce2">
            <text:p>3,16847</text:p>
          </table:table-cell>
          <table:table-cell office:value-type="float" office:value="2.6877346410207004E-2" table:formula="of:=  ABS( PI() -[Arkusz2.$C1574])" table:style-name="ce1">
            <text:p>0,026877346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63" table:style-name="ce1">
            <text:p>363</text:p>
          </table:table-cell>
          <table:table-cell office:value-type="float" office:value="3.169" table:style-name="ce2">
            <text:p>3,169</text:p>
          </table:table-cell>
          <table:table-cell office:value-type="float" office:value="2.7407346410206923E-2" table:formula="of:=  ABS( PI() -[Arkusz2.$C1575])" table:style-name="ce1">
            <text:p>0,027407346</text:p>
          </table:table-cell>
          <table:table-cell table:number-columns-repeated="16380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264" table:style-name="ce1">
            <text:p>264</text:p>
          </table:table-cell>
          <table:table-cell office:value-type="float" office:value="3.1695199999999999" table:style-name="ce2">
            <text:p>3,16952</text:p>
          </table:table-cell>
          <table:table-cell office:value-type="float" office:value="2.7927346410206777E-2" table:formula="of:=  ABS( PI() -[Arkusz2.$C1576])" table:style-name="ce1">
            <text:p>0,027927346</text:p>
          </table:table-cell>
          <table:table-cell table:number-columns-repeated="1638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46" table:style-name="ce1">
            <text:p>146</text:p>
          </table:table-cell>
          <table:table-cell office:value-type="float" office:value="3.1700499999999998" table:style-name="ce2">
            <text:p>3,17005</text:p>
          </table:table-cell>
          <table:table-cell office:value-type="float" office:value="2.8457346410206696E-2" table:formula="of:=  ABS( PI() -[Arkusz2.$C1577])" table:style-name="ce1">
            <text:p>0,028457346</text:p>
          </table:table-cell>
          <table:table-cell table:number-columns-repeated="16380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36" table:style-name="ce1">
            <text:p>136</text:p>
          </table:table-cell>
          <table:table-cell office:value-type="float" office:value="3.1705800000000002" table:style-name="ce2">
            <text:p>3,17058</text:p>
          </table:table-cell>
          <table:table-cell office:value-type="float" office:value="2.898734641020706E-2" table:formula="of:=  ABS( PI() -[Arkusz2.$C1578])" table:style-name="ce1">
            <text:p>0,028987346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63" table:style-name="ce1">
            <text:p>163</text:p>
          </table:table-cell>
          <table:table-cell office:value-type="float" office:value="3.1711" table:style-name="ce2">
            <text:p>3,1711</text:p>
          </table:table-cell>
          <table:table-cell office:value-type="float" office:value="2.9507346410206914E-2" table:formula="of:=  ABS( PI() -[Arkusz2.$C1579])" table:style-name="ce1">
            <text:p>0,029507346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7" table:style-name="ce1">
            <text:p>7</text:p>
          </table:table-cell>
          <table:table-cell office:value-type="float" office:value="3.1690900000000002" table:style-name="ce2">
            <text:p>3,16909</text:p>
          </table:table-cell>
          <table:table-cell office:value-type="float" office:value="2.7497346410207069E-2" table:formula="of:=  ABS( PI() -[Arkusz2.$C1580])" table:style-name="ce1">
            <text:p>0,02749734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78" table:style-name="ce1">
            <text:p>378</text:p>
          </table:table-cell>
          <table:table-cell office:value-type="float" office:value="3.16709" table:style-name="ce2">
            <text:p>3,16709</text:p>
          </table:table-cell>
          <table:table-cell office:value-type="float" office:value="2.5497346410206845E-2" table:formula="of:=  ABS( PI() -[Arkusz2.$C1581])" table:style-name="ce1">
            <text:p>0,025497346</text:p>
          </table:table-cell>
          <table:table-cell table:number-columns-repeated="16380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31" table:style-name="ce1">
            <text:p>31</text:p>
          </table:table-cell>
          <table:table-cell office:value-type="float" office:value="3.1676199999999999" table:style-name="ce2">
            <text:p>3,16762</text:p>
          </table:table-cell>
          <table:table-cell office:value-type="float" office:value="2.6027346410206764E-2" table:formula="of:=  ABS( PI() -[Arkusz2.$C1582])" table:style-name="ce1">
            <text:p>0,02602734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64" table:style-name="ce1">
            <text:p>264</text:p>
          </table:table-cell>
          <table:table-cell office:value-type="float" office:value="3.1681400000000002" table:style-name="ce2">
            <text:p>3,16814</text:p>
          </table:table-cell>
          <table:table-cell office:value-type="float" office:value="2.6547346410207062E-2" table:formula="of:=  ABS( PI() -[Arkusz2.$C1583])" table:style-name="ce1">
            <text:p>0,026547346</text:p>
          </table:table-cell>
          <table:table-cell table:number-columns-repeated="16380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315" table:style-name="ce1">
            <text:p>315</text:p>
          </table:table-cell>
          <table:table-cell office:value-type="float" office:value="3.1686700000000001" table:style-name="ce2">
            <text:p>3,16867</text:p>
          </table:table-cell>
          <table:table-cell office:value-type="float" office:value="2.7077346410206982E-2" table:formula="of:=  ABS( PI() -[Arkusz2.$C1584])" table:style-name="ce1">
            <text:p>0,02707734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83" table:style-name="ce1">
            <text:p>183</text:p>
          </table:table-cell>
          <table:table-cell office:value-type="float" office:value="3.16919" table:style-name="ce2">
            <text:p>3,16919</text:p>
          </table:table-cell>
          <table:table-cell office:value-type="float" office:value="2.7597346410206836E-2" table:formula="of:=  ABS( PI() -[Arkusz2.$C1585])" table:style-name="ce1">
            <text:p>0,027597346</text:p>
          </table:table-cell>
          <table:table-cell table:number-columns-repeated="16380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226" table:style-name="ce1">
            <text:p>226</text:p>
          </table:table-cell>
          <table:table-cell office:value-type="float" office:value="3.1697199999999999" table:style-name="ce2">
            <text:p>3,16972</text:p>
          </table:table-cell>
          <table:table-cell office:value-type="float" office:value="2.8127346410206755E-2" table:formula="of:=  ABS( PI() -[Arkusz2.$C1586])" table:style-name="ce1">
            <text:p>0,028127346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13" table:style-name="ce1">
            <text:p>213</text:p>
          </table:table-cell>
          <table:table-cell office:value-type="float" office:value="3.1702400000000002" table:style-name="ce2">
            <text:p>3,17024</text:p>
          </table:table-cell>
          <table:table-cell office:value-type="float" office:value="2.8647346410207053E-2" table:formula="of:=  ABS( PI() -[Arkusz2.$C1587])" table:style-name="ce1">
            <text:p>0,02864734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5" table:style-name="ce1">
            <text:p>155</text:p>
          </table:table-cell>
          <table:table-cell office:value-type="float" office:value="3.1682399999999999" table:style-name="ce2">
            <text:p>3,16824</text:p>
          </table:table-cell>
          <table:table-cell office:value-type="float" office:value="2.6647346410206829E-2" table:formula="of:=  ABS( PI() -[Arkusz2.$C1588])" table:style-name="ce1">
            <text:p>0,02664734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05" table:style-name="ce1">
            <text:p>305</text:p>
          </table:table-cell>
          <table:table-cell office:value-type="float" office:value="3.1687699999999999" table:style-name="ce2">
            <text:p>3,16877</text:p>
          </table:table-cell>
          <table:table-cell office:value-type="float" office:value="2.7177346410206749E-2" table:formula="of:=  ABS( PI() -[Arkusz2.$C1589])" table:style-name="ce1">
            <text:p>0,027177346</text:p>
          </table:table-cell>
          <table:table-cell table:number-columns-repeated="16380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59" table:style-name="ce1">
            <text:p>259</text:p>
          </table:table-cell>
          <table:table-cell office:value-type="float" office:value="3.1692900000000002" table:style-name="ce2">
            <text:p>3,16929</text:p>
          </table:table-cell>
          <table:table-cell office:value-type="float" office:value="2.7697346410207047E-2" table:formula="of:=  ABS( PI() -[Arkusz2.$C1590])" table:style-name="ce1">
            <text:p>0,02769734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37" table:style-name="ce1">
            <text:p>137</text:p>
          </table:table-cell>
          <table:table-cell office:value-type="float" office:value="3.16981" table:style-name="ce2">
            <text:p>3,16981</text:p>
          </table:table-cell>
          <table:table-cell office:value-type="float" office:value="2.82173464102069E-2" table:formula="of:=  ABS( PI() -[Arkusz2.$C1591])" table:style-name="ce1">
            <text:p>0,02821734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4" table:style-name="ce1">
            <text:p>84</text:p>
          </table:table-cell>
          <table:table-cell office:value-type="float" office:value="3.1703299999999999" table:style-name="ce2">
            <text:p>3,17033</text:p>
          </table:table-cell>
          <table:table-cell office:value-type="float" office:value="2.8737346410206754E-2" table:formula="of:=  ABS( PI() -[Arkusz2.$C1592])" table:style-name="ce1">
            <text:p>0,028737346</text:p>
          </table:table-cell>
          <table:table-cell table:number-columns-repeated="16380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249" table:style-name="ce1">
            <text:p>249</text:p>
          </table:table-cell>
          <table:table-cell office:value-type="float" office:value="3.1683400000000002" table:style-name="ce2">
            <text:p>3,16834</text:p>
          </table:table-cell>
          <table:table-cell office:value-type="float" office:value="2.674734641020704E-2" table:formula="of:=  ABS( PI() -[Arkusz2.$C1593])" table:style-name="ce1">
            <text:p>0,02674734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35" table:style-name="ce1">
            <text:p>335</text:p>
          </table:table-cell>
          <table:table-cell office:value-type="float" office:value="3.16886" table:style-name="ce2">
            <text:p>3,16886</text:p>
          </table:table-cell>
          <table:table-cell office:value-type="float" office:value="2.7267346410206894E-2" table:formula="of:=  ABS( PI() -[Arkusz2.$C1594])" table:style-name="ce1">
            <text:p>0,027267346</text:p>
          </table:table-cell>
          <table:table-cell table:number-columns-repeated="16380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24" table:style-name="ce1">
            <text:p>24</text:p>
          </table:table-cell>
          <table:table-cell office:value-type="float" office:value="3.1693899999999999" table:style-name="ce2">
            <text:p>3,16939</text:p>
          </table:table-cell>
          <table:table-cell office:value-type="float" office:value="2.7797346410206814E-2" table:formula="of:=  ABS( PI() -[Arkusz2.$C1595])" table:style-name="ce1">
            <text:p>0,027797346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11" table:style-name="ce1">
            <text:p>211</text:p>
          </table:table-cell>
          <table:table-cell office:value-type="float" office:value="3.1699099999999998" table:style-name="ce2">
            <text:p>3,16991</text:p>
          </table:table-cell>
          <table:table-cell office:value-type="float" office:value="2.8317346410206667E-2" table:formula="of:=  ABS( PI() -[Arkusz2.$C1596])" table:style-name="ce1">
            <text:p>0,02831734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06" table:style-name="ce1">
            <text:p>306</text:p>
          </table:table-cell>
          <table:table-cell office:value-type="float" office:value="3.1704300000000001" table:style-name="ce2">
            <text:p>3,17043</text:p>
          </table:table-cell>
          <table:table-cell office:value-type="float" office:value="2.8837346410206965E-2" table:formula="of:=  ABS( PI() -[Arkusz2.$C1597])" table:style-name="ce1">
            <text:p>0,02883734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02" table:style-name="ce1">
            <text:p>302</text:p>
          </table:table-cell>
          <table:table-cell office:value-type="float" office:value="3.1709499999999999" table:style-name="ce2">
            <text:p>3,17095</text:p>
          </table:table-cell>
          <table:table-cell office:value-type="float" office:value="2.9357346410206819E-2" table:formula="of:=  ABS( PI() -[Arkusz2.$C1598])" table:style-name="ce1">
            <text:p>0,029357346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03" table:style-name="ce1">
            <text:p>203</text:p>
          </table:table-cell>
          <table:table-cell office:value-type="float" office:value="3.1714600000000002" table:style-name="ce2">
            <text:p>3,17146</text:p>
          </table:table-cell>
          <table:table-cell office:value-type="float" office:value="2.9867346410207052E-2" table:formula="of:=  ABS( PI() -[Arkusz2.$C1599])" table:style-name="ce1">
            <text:p>0,02986734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16" table:style-name="ce1">
            <text:p>116</text:p>
          </table:table-cell>
          <table:table-cell office:value-type="float" office:value="3.17198" table:style-name="ce2">
            <text:p>3,17198</text:p>
          </table:table-cell>
          <table:table-cell office:value-type="float" office:value="3.0387346410206906E-2" table:formula="of:=  ABS( PI() -[Arkusz2.$C1600])" table:style-name="ce1">
            <text:p>0,030387346</text:p>
          </table:table-cell>
          <table:table-cell table:number-columns-repeated="16380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397" table:style-name="ce1">
            <text:p>397</text:p>
          </table:table-cell>
          <table:table-cell office:value-type="float" office:value="3.17" table:style-name="ce2">
            <text:p>3,17</text:p>
          </table:table-cell>
          <table:table-cell office:value-type="float" office:value="2.8407346410206813E-2" table:formula="of:=  ABS( PI() -[Arkusz2.$C1601])" table:style-name="ce1">
            <text:p>0,02840734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1" table:style-name="ce1">
            <text:p>31</text:p>
          </table:table-cell>
          <table:table-cell office:value-type="float" office:value="3.1705199999999998" table:style-name="ce2">
            <text:p>3,17052</text:p>
          </table:table-cell>
          <table:table-cell office:value-type="float" office:value="2.8927346410206667E-2" table:formula="of:=  ABS( PI() -[Arkusz2.$C1602])" table:style-name="ce1">
            <text:p>0,02892734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08" table:style-name="ce1">
            <text:p>308</text:p>
          </table:table-cell>
          <table:table-cell office:value-type="float" office:value="3.1710400000000001" table:style-name="ce2">
            <text:p>3,17104</text:p>
          </table:table-cell>
          <table:table-cell office:value-type="float" office:value="2.9447346410206965E-2" table:formula="of:=  ABS( PI() -[Arkusz2.$C1603])" table:style-name="ce1">
            <text:p>0,029447346</text:p>
          </table:table-cell>
          <table:table-cell table:number-columns-repeated="16380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388" table:style-name="ce1">
            <text:p>388</text:p>
          </table:table-cell>
          <table:table-cell office:value-type="float" office:value="3.16906" table:style-name="ce2">
            <text:p>3,16906</text:p>
          </table:table-cell>
          <table:table-cell office:value-type="float" office:value="2.7467346410206872E-2" table:formula="of:=  ABS( PI() -[Arkusz2.$C1604])" table:style-name="ce1">
            <text:p>0,027467346</text:p>
          </table:table-cell>
          <table:table-cell table:number-columns-repeated="16380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30" table:style-name="ce1">
            <text:p>30</text:p>
          </table:table-cell>
          <table:table-cell office:value-type="float" office:value="3.1670799999999999" table:style-name="ce2">
            <text:p>3,16708</text:p>
          </table:table-cell>
          <table:table-cell office:value-type="float" office:value="2.5487346410206779E-2" table:formula="of:=  ABS( PI() -[Arkusz2.$C1605])" table:style-name="ce1">
            <text:p>0,025487346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28" table:style-name="ce1">
            <text:p>128</text:p>
          </table:table-cell>
          <table:table-cell office:value-type="float" office:value="3.1676000000000002" table:style-name="ce2">
            <text:p>3,1676</text:p>
          </table:table-cell>
          <table:table-cell office:value-type="float" office:value="2.6007346410207077E-2" table:formula="of:=  ABS( PI() -[Arkusz2.$C1606])" table:style-name="ce1">
            <text:p>0,026007346</text:p>
          </table:table-cell>
          <table:table-cell table:number-columns-repeated="16380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182" table:style-name="ce1">
            <text:p>182</text:p>
          </table:table-cell>
          <table:table-cell office:value-type="float" office:value="3.16812" table:style-name="ce2">
            <text:p>3,16812</text:p>
          </table:table-cell>
          <table:table-cell office:value-type="float" office:value="2.6527346410206931E-2" table:formula="of:=  ABS( PI() -[Arkusz2.$C1607])" table:style-name="ce1">
            <text:p>0,026527346</text:p>
          </table:table-cell>
          <table:table-cell table:number-columns-repeated="16380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3" table:style-name="ce1">
            <text:p>3</text:p>
          </table:table-cell>
          <table:table-cell office:value-type="float" office:value="3.16615" table:style-name="ce2">
            <text:p>3,16615</text:p>
          </table:table-cell>
          <table:table-cell office:value-type="float" office:value="2.4557346410206904E-2" table:formula="of:=  ABS( PI() -[Arkusz2.$C1608])" table:style-name="ce1">
            <text:p>0,024557346</text:p>
          </table:table-cell>
          <table:table-cell table:number-columns-repeated="16380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320" table:style-name="ce1">
            <text:p>320</text:p>
          </table:table-cell>
          <table:table-cell office:value-type="float" office:value="3.16418" table:style-name="ce2">
            <text:p>3,16418</text:p>
          </table:table-cell>
          <table:table-cell office:value-type="float" office:value="2.2587346410206877E-2" table:formula="of:=  ABS( PI() -[Arkusz2.$C1609])" table:style-name="ce1">
            <text:p>0,022587346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04" table:style-name="ce1">
            <text:p>104</text:p>
          </table:table-cell>
          <table:table-cell office:value-type="float" office:value="3.1646999999999998" table:style-name="ce2">
            <text:p>3,1647</text:p>
          </table:table-cell>
          <table:table-cell office:value-type="float" office:value="2.3107346410206731E-2" table:formula="of:=  ABS( PI() -[Arkusz2.$C1610])" table:style-name="ce1">
            <text:p>0,023107346</text:p>
          </table:table-cell>
          <table:table-cell table:number-columns-repeated="16380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322" table:style-name="ce1">
            <text:p>322</text:p>
          </table:table-cell>
          <table:table-cell office:value-type="float" office:value="3.1652200000000001" table:style-name="ce2">
            <text:p>3,16522</text:p>
          </table:table-cell>
          <table:table-cell office:value-type="float" office:value="2.3627346410207029E-2" table:formula="of:=  ABS( PI() -[Arkusz2.$C1611])" table:style-name="ce1">
            <text:p>0,02362734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71" table:style-name="ce1">
            <text:p>371</text:p>
          </table:table-cell>
          <table:table-cell office:value-type="float" office:value="3.1632500000000001" table:style-name="ce2">
            <text:p>3,16325</text:p>
          </table:table-cell>
          <table:table-cell office:value-type="float" office:value="2.1657346410207001E-2" table:formula="of:=  ABS( PI() -[Arkusz2.$C1612])" table:style-name="ce1">
            <text:p>0,021657346</text:p>
          </table:table-cell>
          <table:table-cell table:number-columns-repeated="16380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384" table:style-name="ce1">
            <text:p>384</text:p>
          </table:table-cell>
          <table:table-cell office:value-type="float" office:value="3.1612900000000002" table:style-name="ce2">
            <text:p>3,16129</text:p>
          </table:table-cell>
          <table:table-cell office:value-type="float" office:value="1.9697346410207039E-2" table:formula="of:=  ABS( PI() -[Arkusz2.$C1613])" table:style-name="ce1">
            <text:p>0,01969734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06" table:style-name="ce1">
            <text:p>306</text:p>
          </table:table-cell>
          <table:table-cell office:value-type="float" office:value="3.16181" table:style-name="ce2">
            <text:p>3,16181</text:p>
          </table:table-cell>
          <table:table-cell office:value-type="float" office:value="2.0217346410206893E-2" table:formula="of:=  ABS( PI() -[Arkusz2.$C1614])" table:style-name="ce1">
            <text:p>0,020217346</text:p>
          </table:table-cell>
          <table:table-cell table:number-columns-repeated="16380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328" table:style-name="ce1">
            <text:p>328</text:p>
          </table:table-cell>
          <table:table-cell office:value-type="float" office:value="3.1623299999999999" table:style-name="ce2">
            <text:p>3,16233</text:p>
          </table:table-cell>
          <table:table-cell office:value-type="float" office:value="2.0737346410206747E-2" table:formula="of:=  ABS( PI() -[Arkusz2.$C1615])" table:style-name="ce1">
            <text:p>0,020737346</text:p>
          </table:table-cell>
          <table:table-cell table:number-columns-repeated="16380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60" table:style-name="ce1">
            <text:p>60</text:p>
          </table:table-cell>
          <table:table-cell office:value-type="float" office:value="3.1628500000000002" table:style-name="ce2">
            <text:p>3,16285</text:p>
          </table:table-cell>
          <table:table-cell office:value-type="float" office:value="2.1257346410207045E-2" table:formula="of:=  ABS( PI() -[Arkusz2.$C1616])" table:style-name="ce1">
            <text:p>0,02125734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office:value-type="float" office:value="3.1608900000000002" table:style-name="ce2">
            <text:p>3,16089</text:p>
          </table:table-cell>
          <table:table-cell office:value-type="float" office:value="1.9297346410207084E-2" table:formula="of:=  ABS( PI() -[Arkusz2.$C1617])" table:style-name="ce1">
            <text:p>0,019297346</text:p>
          </table:table-cell>
          <table:table-cell table:number-columns-repeated="16380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323" table:style-name="ce1">
            <text:p>323</text:p>
          </table:table-cell>
          <table:table-cell office:value-type="float" office:value="3.1614100000000001" table:style-name="ce2">
            <text:p>3,16141</text:p>
          </table:table-cell>
          <table:table-cell office:value-type="float" office:value="1.9817346410206937E-2" table:formula="of:=  ABS( PI() -[Arkusz2.$C1618])" table:style-name="ce1">
            <text:p>0,019817346</text:p>
          </table:table-cell>
          <table:table-cell table:number-columns-repeated="16380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360" table:style-name="ce1">
            <text:p>360</text:p>
          </table:table-cell>
          <table:table-cell office:value-type="float" office:value="3.1594600000000002" table:style-name="ce2">
            <text:p>3,15946</text:p>
          </table:table-cell>
          <table:table-cell office:value-type="float" office:value="1.7867346410207041E-2" table:formula="of:=  ABS( PI() -[Arkusz2.$C1619])" table:style-name="ce1">
            <text:p>0,01786734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5" table:style-name="ce1">
            <text:p>25</text:p>
          </table:table-cell>
          <table:table-cell office:value-type="float" office:value="3.1575000000000002" table:style-name="ce2">
            <text:p>3,1575</text:p>
          </table:table-cell>
          <table:table-cell office:value-type="float" office:value="1.5907346410207079E-2" table:formula="of:=  ABS( PI() -[Arkusz2.$C1620])" table:style-name="ce1">
            <text:p>0,015907346</text:p>
          </table:table-cell>
          <table:table-cell table:number-columns-repeated="16380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293" table:style-name="ce1">
            <text:p>293</text:p>
          </table:table-cell>
          <table:table-cell office:value-type="float" office:value="3.1555599999999999" table:style-name="ce2">
            <text:p>3,15556</text:p>
          </table:table-cell>
          <table:table-cell office:value-type="float" office:value="1.3967346410206805E-2" table:formula="of:=  ABS( PI() -[Arkusz2.$C1621])" table:style-name="ce1">
            <text:p>0,013967346</text:p>
          </table:table-cell>
          <table:table-cell table:number-columns-repeated="1638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359" table:style-name="ce1">
            <text:p>359</text:p>
          </table:table-cell>
          <table:table-cell office:value-type="float" office:value="3.1560800000000002" table:style-name="ce2">
            <text:p>3,15608</text:p>
          </table:table-cell>
          <table:table-cell office:value-type="float" office:value="1.4487346410207103E-2" table:formula="of:=  ABS( PI() -[Arkusz2.$C1622])" table:style-name="ce1">
            <text:p>0,01448734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88" table:style-name="ce1">
            <text:p>88</text:p>
          </table:table-cell>
          <table:table-cell office:value-type="float" office:value="3.1566000000000001" table:style-name="ce2">
            <text:p>3,1566</text:p>
          </table:table-cell>
          <table:table-cell office:value-type="float" office:value="1.5007346410206956E-2" table:formula="of:=  ABS( PI() -[Arkusz2.$C1623])" table:style-name="ce1">
            <text:p>0,01500734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63" table:style-name="ce1">
            <text:p>163</text:p>
          </table:table-cell>
          <table:table-cell office:value-type="float" office:value="3.1571199999999999" table:style-name="ce2">
            <text:p>3,15712</text:p>
          </table:table-cell>
          <table:table-cell office:value-type="float" office:value="1.552734641020681E-2" table:formula="of:=  ABS( PI() -[Arkusz2.$C1624])" table:style-name="ce1">
            <text:p>0,01552734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59" table:style-name="ce1">
            <text:p>159</text:p>
          </table:table-cell>
          <table:table-cell office:value-type="float" office:value="3.1576399999999998" table:style-name="ce2">
            <text:p>3,15764</text:p>
          </table:table-cell>
          <table:table-cell office:value-type="float" office:value="1.6047346410206664E-2" table:formula="of:=  ABS( PI() -[Arkusz2.$C1625])" table:style-name="ce1">
            <text:p>0,016047346</text:p>
          </table:table-cell>
          <table:table-cell table:number-columns-repeated="1638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349" table:style-name="ce1">
            <text:p>349</text:p>
          </table:table-cell>
          <table:table-cell office:value-type="float" office:value="3.15815" table:style-name="ce2">
            <text:p>3,15815</text:p>
          </table:table-cell>
          <table:table-cell office:value-type="float" office:value="1.6557346410206897E-2" table:formula="of:=  ABS( PI() -[Arkusz2.$C1626])" table:style-name="ce1">
            <text:p>0,016557346</text:p>
          </table:table-cell>
          <table:table-cell table:number-columns-repeated="16380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209" table:style-name="ce1">
            <text:p>209</text:p>
          </table:table-cell>
          <table:table-cell office:value-type="float" office:value="3.1586699999999999" table:style-name="ce2">
            <text:p>3,15867</text:p>
          </table:table-cell>
          <table:table-cell office:value-type="float" office:value="1.7077346410206751E-2" table:formula="of:=  ABS( PI() -[Arkusz2.$C1627])" table:style-name="ce1">
            <text:p>0,017077346</text:p>
          </table:table-cell>
          <table:table-cell table:number-columns-repeated="16380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348" table:style-name="ce1">
            <text:p>348</text:p>
          </table:table-cell>
          <table:table-cell office:value-type="float" office:value="3.15673" table:style-name="ce2">
            <text:p>3,15673</text:p>
          </table:table-cell>
          <table:table-cell office:value-type="float" office:value="1.513734641020692E-2" table:formula="of:=  ABS( PI() -[Arkusz2.$C1628])" table:style-name="ce1">
            <text:p>0,01513734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5" table:style-name="ce1">
            <text:p>15</text:p>
          </table:table-cell>
          <table:table-cell office:value-type="float" office:value="3.1572499999999999" table:style-name="ce2">
            <text:p>3,15725</text:p>
          </table:table-cell>
          <table:table-cell office:value-type="float" office:value="1.5657346410206774E-2" table:formula="of:=  ABS( PI() -[Arkusz2.$C1629])" table:style-name="ce1">
            <text:p>0,015657346</text:p>
          </table:table-cell>
          <table:table-cell table:number-columns-repeated="16380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325" table:style-name="ce1">
            <text:p>325</text:p>
          </table:table-cell>
          <table:table-cell office:value-type="float" office:value="3.1553100000000001" table:style-name="ce2">
            <text:p>3,15531</text:p>
          </table:table-cell>
          <table:table-cell office:value-type="float" office:value="1.3717346410206943E-2" table:formula="of:=  ABS( PI() -[Arkusz2.$C1630])" table:style-name="ce1">
            <text:p>0,013717346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97" table:style-name="ce1">
            <text:p>197</text:p>
          </table:table-cell>
          <table:table-cell office:value-type="float" office:value="3.1558299999999999" table:style-name="ce2">
            <text:p>3,15583</text:p>
          </table:table-cell>
          <table:table-cell office:value-type="float" office:value="1.4237346410206797E-2" table:formula="of:=  ABS( PI() -[Arkusz2.$C1631])" table:style-name="ce1">
            <text:p>0,014237346</text:p>
          </table:table-cell>
          <table:table-cell table:number-columns-repeated="16380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10" table:style-name="ce1">
            <text:p>10</text:p>
          </table:table-cell>
          <table:table-cell office:value-type="float" office:value="3.1538900000000001" table:style-name="ce2">
            <text:p>3,15389</text:p>
          </table:table-cell>
          <table:table-cell office:value-type="float" office:value="1.2297346410206966E-2" table:formula="of:=  ABS( PI() -[Arkusz2.$C1632])" table:style-name="ce1">
            <text:p>0,012297346</text:p>
          </table:table-cell>
          <table:table-cell table:number-columns-repeated="16380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365" table:style-name="ce1">
            <text:p>365</text:p>
          </table:table-cell>
          <table:table-cell office:value-type="float" office:value="3.1544099999999999" table:style-name="ce2">
            <text:p>3,15441</text:p>
          </table:table-cell>
          <table:table-cell office:value-type="float" office:value="1.281734641020682E-2" table:formula="of:=  ABS( PI() -[Arkusz2.$C1633])" table:style-name="ce1">
            <text:p>0,012817346</text:p>
          </table:table-cell>
          <table:table-cell table:number-columns-repeated="16380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349" table:style-name="ce1">
            <text:p>349</text:p>
          </table:table-cell>
          <table:table-cell office:value-type="float" office:value="3.1524800000000002" table:style-name="ce2">
            <text:p>3,15248</text:p>
          </table:table-cell>
          <table:table-cell office:value-type="float" office:value="1.0887346410207055E-2" table:formula="of:=  ABS( PI() -[Arkusz2.$C1634])" table:style-name="ce1">
            <text:p>0,010887346</text:p>
          </table:table-cell>
          <table:table-cell table:number-columns-repeated="16380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326" table:style-name="ce1">
            <text:p>326</text:p>
          </table:table-cell>
          <table:table-cell office:value-type="float" office:value="3.153" table:style-name="ce2">
            <text:p>3,153</text:p>
          </table:table-cell>
          <table:table-cell office:value-type="float" office:value="1.1407346410206909E-2" table:formula="of:=  ABS( PI() -[Arkusz2.$C1635])" table:style-name="ce1">
            <text:p>0,011407346</text:p>
          </table:table-cell>
          <table:table-cell table:number-columns-repeated="16380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350" table:style-name="ce1">
            <text:p>350</text:p>
          </table:table-cell>
          <table:table-cell office:value-type="float" office:value="3.1535199999999999" table:style-name="ce2">
            <text:p>3,15352</text:p>
          </table:table-cell>
          <table:table-cell office:value-type="float" office:value="1.1927346410206763E-2" table:formula="of:=  ABS( PI() -[Arkusz2.$C1636])" table:style-name="ce1">
            <text:p>0,01192734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22" table:style-name="ce1">
            <text:p>222</text:p>
          </table:table-cell>
          <table:table-cell office:value-type="float" office:value="3.1540300000000001" table:style-name="ce2">
            <text:p>3,15403</text:p>
          </table:table-cell>
          <table:table-cell office:value-type="float" office:value="1.2437346410206995E-2" table:formula="of:=  ABS( PI() -[Arkusz2.$C1637])" table:style-name="ce1">
            <text:p>0,012437346</text:p>
          </table:table-cell>
          <table:table-cell table:number-columns-repeated="16380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355" table:style-name="ce1">
            <text:p>355</text:p>
          </table:table-cell>
          <table:table-cell office:value-type="float" office:value="3.15455" table:style-name="ce2">
            <text:p>3,15455</text:p>
          </table:table-cell>
          <table:table-cell office:value-type="float" office:value="1.2957346410206849E-2" table:formula="of:=  ABS( PI() -[Arkusz2.$C1638])" table:style-name="ce1">
            <text:p>0,012957346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73" table:style-name="ce1">
            <text:p>173</text:p>
          </table:table-cell>
          <table:table-cell office:value-type="float" office:value="3.1550699999999998" table:style-name="ce2">
            <text:p>3,15507</text:p>
          </table:table-cell>
          <table:table-cell office:value-type="float" office:value="1.3477346410206703E-2" table:formula="of:=  ABS( PI() -[Arkusz2.$C1639])" table:style-name="ce1">
            <text:p>0,013477346</text:p>
          </table:table-cell>
          <table:table-cell table:number-columns-repeated="16380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83" table:style-name="ce1">
            <text:p>83</text:p>
          </table:table-cell>
          <table:table-cell office:value-type="float" office:value="3.1531400000000001" table:style-name="ce2">
            <text:p>3,15314</text:p>
          </table:table-cell>
          <table:table-cell office:value-type="float" office:value="1.1547346410206938E-2" table:formula="of:=  ABS( PI() -[Arkusz2.$C1640])" table:style-name="ce1">
            <text:p>0,011547346</text:p>
          </table:table-cell>
          <table:table-cell table:number-columns-repeated="16380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397" table:style-name="ce1">
            <text:p>397</text:p>
          </table:table-cell>
          <table:table-cell office:value-type="float" office:value="3.1512199999999999" table:style-name="ce2">
            <text:p>3,15122</text:p>
          </table:table-cell>
          <table:table-cell office:value-type="float" office:value="9.627346410206794E-3" table:formula="of:=  ABS( PI() -[Arkusz2.$C1641])" table:style-name="ce1">
            <text:p>0,00962734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19" table:style-name="ce1">
            <text:p>219</text:p>
          </table:table-cell>
          <table:table-cell office:value-type="float" office:value="3.1517400000000002" table:style-name="ce2">
            <text:p>3,15174</text:p>
          </table:table-cell>
          <table:table-cell office:value-type="float" office:value="1.0147346410207092E-2" table:formula="of:=  ABS( PI() -[Arkusz2.$C1642])" table:style-name="ce1">
            <text:p>0,01014734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3.1498200000000001" table:style-name="ce2">
            <text:p>3,14982</text:p>
          </table:table-cell>
          <table:table-cell office:value-type="float" office:value="8.2273464102069482E-3" table:formula="of:=  ABS( PI() -[Arkusz2.$C1643])" table:style-name="ce1">
            <text:p>0,008227346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17" table:style-name="ce1">
            <text:p>217</text:p>
          </table:table-cell>
          <table:table-cell office:value-type="float" office:value="3.1503299999999999" table:style-name="ce2">
            <text:p>3,15033</text:p>
          </table:table-cell>
          <table:table-cell office:value-type="float" office:value="8.7373464102067366E-3" table:formula="of:=  ABS( PI() -[Arkusz2.$C1644])" table:style-name="ce1">
            <text:p>0,008737346</text:p>
          </table:table-cell>
          <table:table-cell table:number-columns-repeated="16380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205" table:style-name="ce1">
            <text:p>205</text:p>
          </table:table-cell>
          <table:table-cell office:value-type="float" office:value="3.1508500000000002" table:style-name="ce2">
            <text:p>3,15085</text:p>
          </table:table-cell>
          <table:table-cell office:value-type="float" office:value="9.2573464102070346E-3" table:formula="of:=  ABS( PI() -[Arkusz2.$C1645])" table:style-name="ce1">
            <text:p>0,009257346</text:p>
          </table:table-cell>
          <table:table-cell table:number-columns-repeated="16380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336" table:style-name="ce1">
            <text:p>336</text:p>
          </table:table-cell>
          <table:table-cell office:value-type="float" office:value="3.15137" table:style-name="ce2">
            <text:p>3,15137</text:p>
          </table:table-cell>
          <table:table-cell office:value-type="float" office:value="9.7773464102068885E-3" table:formula="of:=  ABS( PI() -[Arkusz2.$C1646])" table:style-name="ce1">
            <text:p>0,00977734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7" table:style-name="ce1">
            <text:p>187</text:p>
          </table:table-cell>
          <table:table-cell office:value-type="float" office:value="3.1518799999999998" table:style-name="ce2">
            <text:p>3,15188</text:p>
          </table:table-cell>
          <table:table-cell office:value-type="float" office:value="1.0287346410206677E-2" table:formula="of:=  ABS( PI() -[Arkusz2.$C1647])" table:style-name="ce1">
            <text:p>0,010287346</text:p>
          </table:table-cell>
          <table:table-cell table:number-columns-repeated="16380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91" table:style-name="ce1">
            <text:p>91</text:p>
          </table:table-cell>
          <table:table-cell office:value-type="float" office:value="3.1524000000000001" table:style-name="ce2">
            <text:p>3,1524</text:p>
          </table:table-cell>
          <table:table-cell office:value-type="float" office:value="1.0807346410206975E-2" table:formula="of:=  ABS( PI() -[Arkusz2.$C1648])" table:style-name="ce1">
            <text:p>0,01080734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89" table:style-name="ce1">
            <text:p>289</text:p>
          </table:table-cell>
          <table:table-cell office:value-type="float" office:value="3.1529099999999999" table:style-name="ce2">
            <text:p>3,15291</text:p>
          </table:table-cell>
          <table:table-cell office:value-type="float" office:value="1.1317346410206763E-2" table:formula="of:=  ABS( PI() -[Arkusz2.$C1649])" table:style-name="ce1">
            <text:p>0,01131734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5" table:style-name="ce1">
            <text:p>185</text:p>
          </table:table-cell>
          <table:table-cell office:value-type="float" office:value="3.1534300000000002" table:style-name="ce2">
            <text:p>3,15343</text:p>
          </table:table-cell>
          <table:table-cell office:value-type="float" office:value="1.1837346410207061E-2" table:formula="of:=  ABS( PI() -[Arkusz2.$C1650])" table:style-name="ce1">
            <text:p>0,011837346</text:p>
          </table:table-cell>
          <table:table-cell table:number-columns-repeated="16380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32" table:style-name="ce1">
            <text:p>132</text:p>
          </table:table-cell>
          <table:table-cell office:value-type="float" office:value="3.15394" table:style-name="ce2">
            <text:p>3,15394</text:p>
          </table:table-cell>
          <table:table-cell office:value-type="float" office:value="1.234734641020685E-2" table:formula="of:=  ABS( PI() -[Arkusz2.$C1651])" table:style-name="ce1">
            <text:p>0,012347346</text:p>
          </table:table-cell>
          <table:table-cell table:number-columns-repeated="16380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263" table:style-name="ce1">
            <text:p>263</text:p>
          </table:table-cell>
          <table:table-cell office:value-type="float" office:value="3.1544500000000002" table:style-name="ce2">
            <text:p>3,15445</text:p>
          </table:table-cell>
          <table:table-cell office:value-type="float" office:value="1.2857346410207082E-2" table:formula="of:=  ABS( PI() -[Arkusz2.$C1652])" table:style-name="ce1">
            <text:p>0,01285734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8" table:style-name="ce1">
            <text:p>88</text:p>
          </table:table-cell>
          <table:table-cell office:value-type="float" office:value="3.15496" table:style-name="ce2">
            <text:p>3,15496</text:p>
          </table:table-cell>
          <table:table-cell office:value-type="float" office:value="1.3367346410206871E-2" table:formula="of:=  ABS( PI() -[Arkusz2.$C1653])" table:style-name="ce1">
            <text:p>0,013367346</text:p>
          </table:table-cell>
          <table:table-cell table:number-columns-repeated="16380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51" table:style-name="ce1">
            <text:p>51</text:p>
          </table:table-cell>
          <table:table-cell office:value-type="float" office:value="3.1554700000000002" table:style-name="ce2">
            <text:p>3,15547</text:p>
          </table:table-cell>
          <table:table-cell office:value-type="float" office:value="1.3877346410207103E-2" table:formula="of:=  ABS( PI() -[Arkusz2.$C1654])" table:style-name="ce1">
            <text:p>0,01387734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79" table:style-name="ce1">
            <text:p>179</text:p>
          </table:table-cell>
          <table:table-cell office:value-type="float" office:value="3.1559900000000001" table:style-name="ce2">
            <text:p>3,15599</text:p>
          </table:table-cell>
          <table:table-cell office:value-type="float" office:value="1.4397346410206957E-2" table:formula="of:=  ABS( PI() -[Arkusz2.$C1655])" table:style-name="ce1">
            <text:p>0,014397346</text:p>
          </table:table-cell>
          <table:table-cell table:number-columns-repeated="16380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36" table:style-name="ce1">
            <text:p>36</text:p>
          </table:table-cell>
          <table:table-cell office:value-type="float" office:value="3.1564999999999999" table:style-name="ce2">
            <text:p>3,1565</text:p>
          </table:table-cell>
          <table:table-cell office:value-type="float" office:value="1.4907346410206745E-2" table:formula="of:=  ABS( PI() -[Arkusz2.$C1656])" table:style-name="ce1">
            <text:p>0,014907346</text:p>
          </table:table-cell>
          <table:table-cell table:number-columns-repeated="1638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2" table:style-name="ce1">
            <text:p>12</text:p>
          </table:table-cell>
          <table:table-cell office:value-type="float" office:value="3.1545899999999998" table:style-name="ce2">
            <text:p>3,15459</text:p>
          </table:table-cell>
          <table:table-cell office:value-type="float" office:value="1.2997346410206667E-2" table:formula="of:=  ABS( PI() -[Arkusz2.$C1657])" table:style-name="ce1">
            <text:p>0,01299734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17" table:style-name="ce1">
            <text:p>217</text:p>
          </table:table-cell>
          <table:table-cell office:value-type="float" office:value="3.1551" table:style-name="ce2">
            <text:p>3,1551</text:p>
          </table:table-cell>
          <table:table-cell office:value-type="float" office:value="1.35073464102069E-2" table:formula="of:=  ABS( PI() -[Arkusz2.$C1658])" table:style-name="ce1">
            <text:p>0,013507346</text:p>
          </table:table-cell>
          <table:table-cell table:number-columns-repeated="16380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294" table:style-name="ce1">
            <text:p>294</text:p>
          </table:table-cell>
          <table:table-cell office:value-type="float" office:value="3.1556099999999998" table:style-name="ce2">
            <text:p>3,15561</text:p>
          </table:table-cell>
          <table:table-cell office:value-type="float" office:value="1.4017346410206688E-2" table:formula="of:=  ABS( PI() -[Arkusz2.$C1659])" table:style-name="ce1">
            <text:p>0,014017346</text:p>
          </table:table-cell>
          <table:table-cell table:number-columns-repeated="16380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339" table:style-name="ce1">
            <text:p>339</text:p>
          </table:table-cell>
          <table:table-cell office:value-type="float" office:value="3.15612" table:style-name="ce2">
            <text:p>3,15612</text:p>
          </table:table-cell>
          <table:table-cell office:value-type="float" office:value="1.4527346410206921E-2" table:formula="of:=  ABS( PI() -[Arkusz2.$C1660])" table:style-name="ce1">
            <text:p>0,014527346</text:p>
          </table:table-cell>
          <table:table-cell table:number-columns-repeated="16380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7" table:style-name="ce1">
            <text:p>27</text:p>
          </table:table-cell>
          <table:table-cell office:value-type="float" office:value="3.1566299999999998" table:style-name="ce2">
            <text:p>3,15663</text:p>
          </table:table-cell>
          <table:table-cell office:value-type="float" office:value="1.5037346410206709E-2" table:formula="of:=  ABS( PI() -[Arkusz2.$C1661])" table:style-name="ce1">
            <text:p>0,015037346</text:p>
          </table:table-cell>
          <table:table-cell table:number-columns-repeated="16380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205" table:style-name="ce1">
            <text:p>205</text:p>
          </table:table-cell>
          <table:table-cell office:value-type="float" office:value="3.15713" table:style-name="ce2">
            <text:p>3,15713</text:p>
          </table:table-cell>
          <table:table-cell office:value-type="float" office:value="1.5537346410206876E-2" table:formula="of:=  ABS( PI() -[Arkusz2.$C1662])" table:style-name="ce1">
            <text:p>0,015537346</text:p>
          </table:table-cell>
          <table:table-cell table:number-columns-repeated="16380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42" table:style-name="ce1">
            <text:p>142</text:p>
          </table:table-cell>
          <table:table-cell office:value-type="float" office:value="3.1576399999999998" table:style-name="ce2">
            <text:p>3,15764</text:p>
          </table:table-cell>
          <table:table-cell office:value-type="float" office:value="1.6047346410206664E-2" table:formula="of:=  ABS( PI() -[Arkusz2.$C1663])" table:style-name="ce1">
            <text:p>0,016047346</text:p>
          </table:table-cell>
          <table:table-cell table:number-columns-repeated="16380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8" table:style-name="ce1">
            <text:p>8</text:p>
          </table:table-cell>
          <table:table-cell office:value-type="float" office:value="3.15815" table:style-name="ce2">
            <text:p>3,15815</text:p>
          </table:table-cell>
          <table:table-cell office:value-type="float" office:value="1.6557346410206897E-2" table:formula="of:=  ABS( PI() -[Arkusz2.$C1664])" table:style-name="ce1">
            <text:p>0,016557346</text:p>
          </table:table-cell>
          <table:table-cell table:number-columns-repeated="16380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196" table:style-name="ce1">
            <text:p>196</text:p>
          </table:table-cell>
          <table:table-cell office:value-type="float" office:value="3.1586500000000002" table:style-name="ce2">
            <text:p>3,15865</text:p>
          </table:table-cell>
          <table:table-cell office:value-type="float" office:value="1.7057346410207064E-2" table:formula="of:=  ABS( PI() -[Arkusz2.$C1665])" table:style-name="ce1">
            <text:p>0,017057346</text:p>
          </table:table-cell>
          <table:table-cell table:number-columns-repeated="16380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70" table:style-name="ce1">
            <text:p>170</text:p>
          </table:table-cell>
          <table:table-cell office:value-type="float" office:value="3.15916" table:style-name="ce2">
            <text:p>3,15916</text:p>
          </table:table-cell>
          <table:table-cell office:value-type="float" office:value="1.7567346410206852E-2" table:formula="of:=  ABS( PI() -[Arkusz2.$C1666])" table:style-name="ce1">
            <text:p>0,01756734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68" table:style-name="ce1">
            <text:p>168</text:p>
          </table:table-cell>
          <table:table-cell office:value-type="float" office:value="3.1596600000000001" table:style-name="ce2">
            <text:p>3,15966</text:p>
          </table:table-cell>
          <table:table-cell office:value-type="float" office:value="1.8067346410207019E-2" table:formula="of:=  ABS( PI() -[Arkusz2.$C1667])" table:style-name="ce1">
            <text:p>0,018067346</text:p>
          </table:table-cell>
          <table:table-cell table:number-columns-repeated="16380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322" table:style-name="ce1">
            <text:p>322</text:p>
          </table:table-cell>
          <table:table-cell office:value-type="float" office:value="3.1601699999999999" table:style-name="ce2">
            <text:p>3,16017</text:p>
          </table:table-cell>
          <table:table-cell office:value-type="float" office:value="1.8577346410206808E-2" table:formula="of:=  ABS( PI() -[Arkusz2.$C1668])" table:style-name="ce1">
            <text:p>0,018577346</text:p>
          </table:table-cell>
          <table:table-cell table:number-columns-repeated="16380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22" table:style-name="ce1">
            <text:p>122</text:p>
          </table:table-cell>
          <table:table-cell office:value-type="float" office:value="3.1606700000000001" table:style-name="ce2">
            <text:p>3,16067</text:p>
          </table:table-cell>
          <table:table-cell office:value-type="float" office:value="1.9077346410206975E-2" table:formula="of:=  ABS( PI() -[Arkusz2.$C1669])" table:style-name="ce1">
            <text:p>0,019077346</text:p>
          </table:table-cell>
          <table:table-cell table:number-columns-repeated="16380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231" table:style-name="ce1">
            <text:p>231</text:p>
          </table:table-cell>
          <table:table-cell office:value-type="float" office:value="3.1611699999999998" table:style-name="ce2">
            <text:p>3,16117</text:p>
          </table:table-cell>
          <table:table-cell office:value-type="float" office:value="1.9577346410206697E-2" table:formula="of:=  ABS( PI() -[Arkusz2.$C1670])" table:style-name="ce1">
            <text:p>0,019577346</text:p>
          </table:table-cell>
          <table:table-cell table:number-columns-repeated="16380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92" table:style-name="ce1">
            <text:p>92</text:p>
          </table:table-cell>
          <table:table-cell office:value-type="float" office:value="3.16168" table:style-name="ce2">
            <text:p>3,16168</text:p>
          </table:table-cell>
          <table:table-cell office:value-type="float" office:value="2.008734641020693E-2" table:formula="of:=  ABS( PI() -[Arkusz2.$C1671])" table:style-name="ce1">
            <text:p>0,02008734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1" table:style-name="ce1">
            <text:p>51</text:p>
          </table:table-cell>
          <table:table-cell office:value-type="float" office:value="3.15978" table:style-name="ce2">
            <text:p>3,15978</text:p>
          </table:table-cell>
          <table:table-cell office:value-type="float" office:value="1.8187346410206917E-2" table:formula="of:=  ABS( PI() -[Arkusz2.$C1672])" table:style-name="ce1">
            <text:p>0,018187346</text:p>
          </table:table-cell>
          <table:table-cell table:number-columns-repeated="16380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63" table:style-name="ce1">
            <text:p>63</text:p>
          </table:table-cell>
          <table:table-cell office:value-type="float" office:value="3.1602899999999998" table:style-name="ce2">
            <text:p>3,16029</text:p>
          </table:table-cell>
          <table:table-cell office:value-type="float" office:value="1.8697346410206706E-2" table:formula="of:=  ABS( PI() -[Arkusz2.$C1673])" table:style-name="ce1">
            <text:p>0,018697346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30" table:style-name="ce1">
            <text:p>330</text:p>
          </table:table-cell>
          <table:table-cell office:value-type="float" office:value="3.16079" table:style-name="ce2">
            <text:p>3,16079</text:p>
          </table:table-cell>
          <table:table-cell office:value-type="float" office:value="1.9197346410206872E-2" table:formula="of:=  ABS( PI() -[Arkusz2.$C1674])" table:style-name="ce1">
            <text:p>0,019197346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91" table:style-name="ce1">
            <text:p>391</text:p>
          </table:table-cell>
          <table:table-cell office:value-type="float" office:value="3.1589" table:style-name="ce2">
            <text:p>3,1589</text:p>
          </table:table-cell>
          <table:table-cell office:value-type="float" office:value="1.7307346410206925E-2" table:formula="of:=  ABS( PI() -[Arkusz2.$C1675])" table:style-name="ce1">
            <text:p>0,01730734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31" table:style-name="ce1">
            <text:p>231</text:p>
          </table:table-cell>
          <table:table-cell office:value-type="float" office:value="3.1594000000000002" table:style-name="ce2">
            <text:p>3,1594</text:p>
          </table:table-cell>
          <table:table-cell office:value-type="float" office:value="1.7807346410207092E-2" table:formula="of:=  ABS( PI() -[Arkusz2.$C1676])" table:style-name="ce1">
            <text:p>0,017807346</text:p>
          </table:table-cell>
          <table:table-cell table:number-columns-repeated="16380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168" table:style-name="ce1">
            <text:p>168</text:p>
          </table:table-cell>
          <table:table-cell office:value-type="float" office:value="3.1598999999999999" table:style-name="ce2">
            <text:p>3,1599</text:p>
          </table:table-cell>
          <table:table-cell office:value-type="float" office:value="1.8307346410206815E-2" table:formula="of:=  ABS( PI() -[Arkusz2.$C1677])" table:style-name="ce1">
            <text:p>0,018307346</text:p>
          </table:table-cell>
          <table:table-cell table:number-columns-repeated="16380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45" table:style-name="ce1">
            <text:p>45</text:p>
          </table:table-cell>
          <table:table-cell office:value-type="float" office:value="3.1604100000000002" table:style-name="ce2">
            <text:p>3,16041</text:p>
          </table:table-cell>
          <table:table-cell office:value-type="float" office:value="1.8817346410207048E-2" table:formula="of:=  ABS( PI() -[Arkusz2.$C1678])" table:style-name="ce1">
            <text:p>0,01881734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1" table:style-name="ce1">
            <text:p>21</text:p>
          </table:table-cell>
          <table:table-cell office:value-type="float" office:value="3.1585200000000002" table:style-name="ce2">
            <text:p>3,15852</text:p>
          </table:table-cell>
          <table:table-cell office:value-type="float" office:value="1.69273464102071E-2" table:formula="of:=  ABS( PI() -[Arkusz2.$C1679])" table:style-name="ce1">
            <text:p>0,01692734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90" table:style-name="ce1">
            <text:p>190</text:p>
          </table:table-cell>
          <table:table-cell office:value-type="float" office:value="3.1590199999999999" table:style-name="ce2">
            <text:p>3,15902</text:p>
          </table:table-cell>
          <table:table-cell office:value-type="float" office:value="1.7427346410206823E-2" table:formula="of:=  ABS( PI() -[Arkusz2.$C1680])" table:style-name="ce1">
            <text:p>0,01742734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09" table:style-name="ce1">
            <text:p>309</text:p>
          </table:table-cell>
          <table:table-cell office:value-type="float" office:value="3.1595200000000001" table:style-name="ce2">
            <text:p>3,15952</text:p>
          </table:table-cell>
          <table:table-cell office:value-type="float" office:value="1.792734641020699E-2" table:formula="of:=  ABS( PI() -[Arkusz2.$C1681])" table:style-name="ce1">
            <text:p>0,017927346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394" table:style-name="ce1">
            <text:p>394</text:p>
          </table:table-cell>
          <table:table-cell office:value-type="float" office:value="3.1576399999999998" table:style-name="ce2">
            <text:p>3,15764</text:p>
          </table:table-cell>
          <table:table-cell office:value-type="float" office:value="1.6047346410206664E-2" table:formula="of:=  ABS( PI() -[Arkusz2.$C1682])" table:style-name="ce1">
            <text:p>0,01604734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38" table:style-name="ce1">
            <text:p>338</text:p>
          </table:table-cell>
          <table:table-cell office:value-type="float" office:value="3.15577" table:style-name="ce2">
            <text:p>3,15577</text:p>
          </table:table-cell>
          <table:table-cell office:value-type="float" office:value="1.4177346410206848E-2" table:formula="of:=  ABS( PI() -[Arkusz2.$C1683])" table:style-name="ce1">
            <text:p>0,014177346</text:p>
          </table:table-cell>
          <table:table-cell table:number-columns-repeated="16380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151" table:style-name="ce1">
            <text:p>151</text:p>
          </table:table-cell>
          <table:table-cell office:value-type="float" office:value="3.1562700000000001" table:style-name="ce2">
            <text:p>3,15627</text:p>
          </table:table-cell>
          <table:table-cell office:value-type="float" office:value="1.4677346410207015E-2" table:formula="of:=  ABS( PI() -[Arkusz2.$C1684])" table:style-name="ce1">
            <text:p>0,014677346</text:p>
          </table:table-cell>
          <table:table-cell table:number-columns-repeated="16380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19" table:style-name="ce1">
            <text:p>219</text:p>
          </table:table-cell>
          <table:table-cell office:value-type="float" office:value="3.1567699999999999" table:style-name="ce2">
            <text:p>3,15677</text:p>
          </table:table-cell>
          <table:table-cell office:value-type="float" office:value="1.5177346410206738E-2" table:formula="of:=  ABS( PI() -[Arkusz2.$C1685])" table:style-name="ce1">
            <text:p>0,01517734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57" table:style-name="ce1">
            <text:p>357</text:p>
          </table:table-cell>
          <table:table-cell office:value-type="float" office:value="3.1549" table:style-name="ce2">
            <text:p>3,1549</text:p>
          </table:table-cell>
          <table:table-cell office:value-type="float" office:value="1.3307346410206922E-2" table:formula="of:=  ABS( PI() -[Arkusz2.$C1686])" table:style-name="ce1">
            <text:p>0,01330734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28" table:style-name="ce1">
            <text:p>328</text:p>
          </table:table-cell>
          <table:table-cell office:value-type="float" office:value="3.1554000000000002" table:style-name="ce2">
            <text:p>3,1554</text:p>
          </table:table-cell>
          <table:table-cell office:value-type="float" office:value="1.3807346410207089E-2" table:formula="of:=  ABS( PI() -[Arkusz2.$C1687])" table:style-name="ce1">
            <text:p>0,013807346</text:p>
          </table:table-cell>
          <table:table-cell table:number-columns-repeated="16380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36" table:style-name="ce1">
            <text:p>136</text:p>
          </table:table-cell>
          <table:table-cell office:value-type="float" office:value="3.1558999999999999" table:style-name="ce2">
            <text:p>3,1559</text:p>
          </table:table-cell>
          <table:table-cell office:value-type="float" office:value="1.4307346410206812E-2" table:formula="of:=  ABS( PI() -[Arkusz2.$C1688])" table:style-name="ce1">
            <text:p>0,014307346</text:p>
          </table:table-cell>
          <table:table-cell table:number-columns-repeated="16380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297" table:style-name="ce1">
            <text:p>297</text:p>
          </table:table-cell>
          <table:table-cell office:value-type="float" office:value="3.1564000000000001" table:style-name="ce2">
            <text:p>3,1564</text:p>
          </table:table-cell>
          <table:table-cell office:value-type="float" office:value="1.4807346410206979E-2" table:formula="of:=  ABS( PI() -[Arkusz2.$C1689])" table:style-name="ce1">
            <text:p>0,014807346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253" table:style-name="ce1">
            <text:p>253</text:p>
          </table:table-cell>
          <table:table-cell office:value-type="float" office:value="3.1568999999999998" table:style-name="ce2">
            <text:p>3,1569</text:p>
          </table:table-cell>
          <table:table-cell office:value-type="float" office:value="1.5307346410206701E-2" table:formula="of:=  ABS( PI() -[Arkusz2.$C1690])" table:style-name="ce1">
            <text:p>0,01530734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47" table:style-name="ce1">
            <text:p>347</text:p>
          </table:table-cell>
          <table:table-cell office:value-type="float" office:value="3.1574" table:style-name="ce2">
            <text:p>3,1574</text:p>
          </table:table-cell>
          <table:table-cell office:value-type="float" office:value="1.5807346410206868E-2" table:formula="of:=  ABS( PI() -[Arkusz2.$C1691])" table:style-name="ce1">
            <text:p>0,015807346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362" table:style-name="ce1">
            <text:p>362</text:p>
          </table:table-cell>
          <table:table-cell office:value-type="float" office:value="3.1578900000000001" table:style-name="ce2">
            <text:p>3,15789</text:p>
          </table:table-cell>
          <table:table-cell office:value-type="float" office:value="1.629734641020697E-2" table:formula="of:=  ABS( PI() -[Arkusz2.$C1692])" table:style-name="ce1">
            <text:p>0,01629734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94" table:style-name="ce1">
            <text:p>394</text:p>
          </table:table-cell>
          <table:table-cell office:value-type="float" office:value="3.1560299999999999" table:style-name="ce2">
            <text:p>3,15603</text:p>
          </table:table-cell>
          <table:table-cell office:value-type="float" office:value="1.4437346410206775E-2" table:formula="of:=  ABS( PI() -[Arkusz2.$C1693])" table:style-name="ce1">
            <text:p>0,014437346</text:p>
          </table:table-cell>
          <table:table-cell table:number-columns-repeated="16380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86" table:style-name="ce1">
            <text:p>86</text:p>
          </table:table-cell>
          <table:table-cell office:value-type="float" office:value="3.1565300000000001" table:style-name="ce2">
            <text:p>3,15653</text:p>
          </table:table-cell>
          <table:table-cell office:value-type="float" office:value="1.4937346410206942E-2" table:formula="of:=  ABS( PI() -[Arkusz2.$C1694])" table:style-name="ce1">
            <text:p>0,014937346</text:p>
          </table:table-cell>
          <table:table-cell table:number-columns-repeated="1638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182" table:style-name="ce1">
            <text:p>182</text:p>
          </table:table-cell>
          <table:table-cell office:value-type="float" office:value="3.1570200000000002" table:style-name="ce2">
            <text:p>3,15702</text:p>
          </table:table-cell>
          <table:table-cell office:value-type="float" office:value="1.5427346410207043E-2" table:formula="of:=  ABS( PI() -[Arkusz2.$C1695])" table:style-name="ce1">
            <text:p>0,015427346</text:p>
          </table:table-cell>
          <table:table-cell table:number-columns-repeated="16380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387" table:style-name="ce1">
            <text:p>387</text:p>
          </table:table-cell>
          <table:table-cell office:value-type="float" office:value="3.1575199999999999" table:style-name="ce2">
            <text:p>3,15752</text:p>
          </table:table-cell>
          <table:table-cell office:value-type="float" office:value="1.5927346410206766E-2" table:formula="of:=  ABS( PI() -[Arkusz2.$C1696])" table:style-name="ce1">
            <text:p>0,015927346</text:p>
          </table:table-cell>
          <table:table-cell table:number-columns-repeated="16380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40" table:style-name="ce1">
            <text:p>40</text:p>
          </table:table-cell>
          <table:table-cell office:value-type="float" office:value="3.1556600000000001" table:style-name="ce2">
            <text:p>3,15566</text:p>
          </table:table-cell>
          <table:table-cell office:value-type="float" office:value="1.4067346410207016E-2" table:formula="of:=  ABS( PI() -[Arkusz2.$C1697])" table:style-name="ce1">
            <text:p>0,014067346</text:p>
          </table:table-cell>
          <table:table-cell table:number-columns-repeated="16380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281" table:style-name="ce1">
            <text:p>281</text:p>
          </table:table-cell>
          <table:table-cell office:value-type="float" office:value="3.1561599999999999" table:style-name="ce2">
            <text:p>3,15616</text:p>
          </table:table-cell>
          <table:table-cell office:value-type="float" office:value="1.4567346410206738E-2" table:formula="of:=  ABS( PI() -[Arkusz2.$C1698])" table:style-name="ce1">
            <text:p>0,014567346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13" table:style-name="ce1">
            <text:p>113</text:p>
          </table:table-cell>
          <table:table-cell office:value-type="float" office:value="3.15665" table:style-name="ce2">
            <text:p>3,15665</text:p>
          </table:table-cell>
          <table:table-cell office:value-type="float" office:value="1.505734641020684E-2" table:formula="of:=  ABS( PI() -[Arkusz2.$C1699])" table:style-name="ce1">
            <text:p>0,01505734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06" table:style-name="ce1">
            <text:p>306</text:p>
          </table:table-cell>
          <table:table-cell office:value-type="float" office:value="3.1571500000000001" table:style-name="ce2">
            <text:p>3,15715</text:p>
          </table:table-cell>
          <table:table-cell office:value-type="float" office:value="1.5557346410207007E-2" table:formula="of:=  ABS( PI() -[Arkusz2.$C1700])" table:style-name="ce1">
            <text:p>0,015557346</text:p>
          </table:table-cell>
          <table:table-cell table:number-columns-repeated="16380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103" table:style-name="ce1">
            <text:p>103</text:p>
          </table:table-cell>
          <table:table-cell office:value-type="float" office:value="3.1576499999999998" table:style-name="ce2">
            <text:p>3,15765</text:p>
          </table:table-cell>
          <table:table-cell office:value-type="float" office:value="1.605734641020673E-2" table:formula="of:=  ABS( PI() -[Arkusz2.$C1701])" table:style-name="ce1">
            <text:p>0,016057346</text:p>
          </table:table-cell>
          <table:table-cell table:number-columns-repeated="16380"/>
        </table:table-row>
        <table:table-row table:number-rows-repeated="1046875" table:style-name="ro1">
          <table:table-cell table:number-columns-repeated="16384"/>
        </table:table-row>
      </table:table>
      <table:table table:name="Arkusz1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Arkusz2.A1:Arkusz2.D1701" table:name="zad3" table:display-filter-buttons="true" table:on-update-keep-size="false" table:on-update-keep-styles="true" table:refresh-delay="false">
          <table:database-source-sql table:database-name="Provider=Microsoft.Mashup.OleDb.1;Data Source=$Workbook$;Location=zad3;Extended Properties=&quot;&quot;" table:sql-statement="SELECT * FROM [zad3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">
      <number:number number:decimal-places="2" number:min-integer-digits="1" number:grouping="true"/>
      <number:text> </number:text>
      <number:currency-symbol>zł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Weronika</meta:initial-creator>
    <dc:creator>Weronika</dc:creator>
    <meta:creation-date>2019-10-15T18:03:59Z</meta:creation-date>
    <dc:date>2019-10-15T18:15:0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73.1pt" svg:width="2272.200157480315pt" chart:style-name="Crt0">
        <chart:title chart:style-name="CT00">
          <text:p text:style-name="a0" text:class-names="" text:cond-style-name="">błąd bezwzg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Arkusz2.$D$1" chart:values-cell-range-address="Arkusz2.$D$2:.$D$1701" chart:class="chart:line" chart:attached-axis="primary-y" chart:style-name="G0S0">
            <chart:data-point chart:repeated="17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